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159.99mm" svg:height="89.99mm" svg:x="74.4mm" svg:y="293.3mm">
            <loext:p draw:notify-on-update-of-ranges="old_town_cross_2160p50.A51:old_town_cross_2160p50.A51 old_town_cross_2160p50.B51:old_town_cross_2160p50.U51 old_town_cross_2160p50.A52:old_town_cross_2160p50.A52 old_town_cross_2160p50.B52:old_town_cross_2160p50.U52 old_town_cross_2160p50.A51:old_town_cross_2160p50.A51 old_town_cross_2160p50.B51:old_town_cross_2160p50.U51 old_town_cross_2160p50.A53:old_town_cross_2160p50.A53 old_town_cross_2160p50.B53:old_town_cross_2160p50.U53 old_town_cross_2160p50.A51:old_town_cross_2160p50.A51 old_town_cross_2160p50.B51:old_town_cross_2160p50.U51 old_town_cross_2160p50.A54:old_town_cross_2160p50.A54 old_town_cross_2160p50.B54:old_town_cross_2160p50.U54 old_town_cross_2160p50.A51:old_town_cross_2160p50.A51 old_town_cross_2160p50.B51:old_town_cross_2160p50.U51 old_town_cross_2160p50.A55:old_town_cross_2160p50.A55 old_town_cross_2160p50.B55:old_town_cross_2160p50.U55 old_town_cross_2160p50.A51:old_town_cross_2160p50.A51 old_town_cross_2160p50.B51:old_town_cross_2160p50.U51 old_town_cross_2160p50.A56:old_town_cross_2160p50.A56 old_town_cross_2160p50.B56:old_town_cross_2160p50.U56 old_town_cross_2160p50.A51:old_town_cross_2160p50.A51 old_town_cross_2160p50.B51:old_town_cross_2160p50.U51 old_town_cross_2160p50.A57:old_town_cross_2160p50.A57 old_town_cross_2160p50.B57:old_town_cross_2160p50.U57 old_town_cross_2160p50.A51:old_town_cross_2160p50.A51 old_town_cross_2160p50.B51:old_town_cross_2160p50.U51 old_town_cross_2160p50.A58:old_town_cross_2160p50.A58 old_town_cross_2160p50.B58:old_town_cross_2160p50.U58 old_town_cross_2160p50.A51:old_town_cross_2160p50.A51 old_town_cross_2160p50.B51:old_town_cross_2160p50.U51 old_town_cross_2160p50.A59:old_town_cross_2160p50.A59 old_town_cross_2160p50.B59:old_town_cross_2160p50.U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4.01mm" svg:y="0.12mm">
            <loext:p draw:notify-on-update-of-ranges="old_town_cross_2160p50.A3:old_town_cross_2160p50.A3 old_town_cross_2160p50.B3:old_town_cross_2160p50.U3 old_town_cross_2160p50.A4:old_town_cross_2160p50.A4 old_town_cross_2160p50.B4:old_town_cross_2160p50.U4 old_town_cross_2160p50.A3:old_town_cross_2160p50.A3 old_town_cross_2160p50.B3:old_town_cross_2160p50.U3 old_town_cross_2160p50.A5:old_town_cross_2160p50.A5 old_town_cross_2160p50.B5:old_town_cross_2160p50.U5 old_town_cross_2160p50.A3:old_town_cross_2160p50.A3 old_town_cross_2160p50.B3:old_town_cross_2160p50.U3 old_town_cross_2160p50.A6:old_town_cross_2160p50.A6 old_town_cross_2160p50.B6:old_town_cross_2160p50.U6 old_town_cross_2160p50.A3:old_town_cross_2160p50.A3 old_town_cross_2160p50.B3:old_town_cross_2160p50.U3 old_town_cross_2160p50.A7:old_town_cross_2160p50.A7 old_town_cross_2160p50.B7:old_town_cross_2160p50.U7 old_town_cross_2160p50.A3:old_town_cross_2160p50.A3 old_town_cross_2160p50.B3:old_town_cross_2160p50.U3 old_town_cross_2160p50.A8:old_town_cross_2160p50.A8 old_town_cross_2160p50.B8:old_town_cross_2160p50.U8 old_town_cross_2160p50.A3:old_town_cross_2160p50.A3 old_town_cross_2160p50.B3:old_town_cross_2160p50.U3 old_town_cross_2160p50.A9:old_town_cross_2160p50.A9 old_town_cross_2160p50.B9:old_town_cross_2160p50.U9 old_town_cross_2160p50.A3:old_town_cross_2160p50.A3 old_town_cross_2160p50.B3:old_town_cross_2160p50.U3 old_town_cross_2160p50.A10:old_town_cross_2160p50.A10 old_town_cross_2160p50.B10:old_town_cross_2160p50.U10 old_town_cross_2160p50.A3:old_town_cross_2160p50.A3 old_town_cross_2160p50.B3:old_town_cross_2160p50.U3 old_town_cross_2160p50.A11:old_town_cross_2160p50.A11 old_town_cross_2160p50.B11:old_town_cross_2160p50.U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485.15mm" svg:y="95.92mm">
            <loext:p draw:notify-on-update-of-ranges="old_town_cross_2160p50.A15:old_town_cross_2160p50.A15 old_town_cross_2160p50.B15:old_town_cross_2160p50.U15 old_town_cross_2160p50.A16:old_town_cross_2160p50.A16 old_town_cross_2160p50.B16:old_town_cross_2160p50.U16 old_town_cross_2160p50.A15:old_town_cross_2160p50.A15 old_town_cross_2160p50.B15:old_town_cross_2160p50.U15 old_town_cross_2160p50.A17:old_town_cross_2160p50.A17 old_town_cross_2160p50.B17:old_town_cross_2160p50.U17 old_town_cross_2160p50.A15:old_town_cross_2160p50.A15 old_town_cross_2160p50.B15:old_town_cross_2160p50.U15 old_town_cross_2160p50.A18:old_town_cross_2160p50.A18 old_town_cross_2160p50.B18:old_town_cross_2160p50.U18 old_town_cross_2160p50.A15:old_town_cross_2160p50.A15 old_town_cross_2160p50.B15:old_town_cross_2160p50.U15 old_town_cross_2160p50.A19:old_town_cross_2160p50.A19 old_town_cross_2160p50.B19:old_town_cross_2160p50.U19 old_town_cross_2160p50.A15:old_town_cross_2160p50.A15 old_town_cross_2160p50.B15:old_town_cross_2160p50.U15 old_town_cross_2160p50.A20:old_town_cross_2160p50.A20 old_town_cross_2160p50.B20:old_town_cross_2160p50.U20 old_town_cross_2160p50.A15:old_town_cross_2160p50.A15 old_town_cross_2160p50.B15:old_town_cross_2160p50.U15 old_town_cross_2160p50.A21:old_town_cross_2160p50.A21 old_town_cross_2160p50.B21:old_town_cross_2160p50.U21 old_town_cross_2160p50.A15:old_town_cross_2160p50.A15 old_town_cross_2160p50.B15:old_town_cross_2160p50.U15 old_town_cross_2160p50.A22:old_town_cross_2160p50.A22 old_town_cross_2160p50.B22:old_town_cross_2160p50.U22 old_town_cross_2160p50.A15:old_town_cross_2160p50.A15 old_town_cross_2160p50.B15:old_town_cross_2160p50.U15 old_town_cross_2160p50.A23:old_town_cross_2160p50.A23 old_town_cross_2160p50.B23:old_town_cross_2160p50.U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9.99mm" svg:height="89.99mm" svg:x="482.93mm" svg:y="193.55mm">
            <loext:p draw:notify-on-update-of-ranges="old_town_cross_2160p50.A27:old_town_cross_2160p50.A27 old_town_cross_2160p50.B27:old_town_cross_2160p50.U27 old_town_cross_2160p50.A28:old_town_cross_2160p50.A28 old_town_cross_2160p50.B28:old_town_cross_2160p50.U28 old_town_cross_2160p50.A27:old_town_cross_2160p50.A27 old_town_cross_2160p50.B27:old_town_cross_2160p50.U27 old_town_cross_2160p50.A29:old_town_cross_2160p50.A29 old_town_cross_2160p50.B29:old_town_cross_2160p50.U29 old_town_cross_2160p50.A27:old_town_cross_2160p50.A27 old_town_cross_2160p50.B27:old_town_cross_2160p50.U27 old_town_cross_2160p50.A30:old_town_cross_2160p50.A30 old_town_cross_2160p50.B30:old_town_cross_2160p50.U30 old_town_cross_2160p50.A27:old_town_cross_2160p50.A27 old_town_cross_2160p50.B27:old_town_cross_2160p50.U27 old_town_cross_2160p50.A31:old_town_cross_2160p50.A31 old_town_cross_2160p50.B31:old_town_cross_2160p50.U31 old_town_cross_2160p50.A27:old_town_cross_2160p50.A27 old_town_cross_2160p50.B27:old_town_cross_2160p50.U27 old_town_cross_2160p50.A32:old_town_cross_2160p50.A32 old_town_cross_2160p50.B32:old_town_cross_2160p50.U32 old_town_cross_2160p50.A27:old_town_cross_2160p50.A27 old_town_cross_2160p50.B27:old_town_cross_2160p50.U27 old_town_cross_2160p50.A33:old_town_cross_2160p50.A33 old_town_cross_2160p50.B33:old_town_cross_2160p50.U33 old_town_cross_2160p50.A27:old_town_cross_2160p50.A27 old_town_cross_2160p50.B27:old_town_cross_2160p50.U27 old_town_cross_2160p50.A34:old_town_cross_2160p50.A34 old_town_cross_2160p50.B34:old_town_cross_2160p50.U34 old_town_cross_2160p50.A27:old_town_cross_2160p50.A27 old_town_cross_2160p50.B27:old_town_cross_2160p50.U27 old_town_cross_2160p50.A35:old_town_cross_2160p50.A35 old_town_cross_2160p50.B35:old_town_cross_2160p50.U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59.84mm" svg:height="90.06mm" svg:x="356.06mm" svg:y="294.31mm">
            <loext:p draw:notify-on-update-of-ranges="old_town_cross_2160p50.A39:old_town_cross_2160p50.A39 old_town_cross_2160p50.B39:old_town_cross_2160p50.U39 old_town_cross_2160p50.A40:old_town_cross_2160p50.A40 old_town_cross_2160p50.B40:old_town_cross_2160p50.U40 old_town_cross_2160p50.A39:old_town_cross_2160p50.A39 old_town_cross_2160p50.B39:old_town_cross_2160p50.U39 old_town_cross_2160p50.A41:old_town_cross_2160p50.A41 old_town_cross_2160p50.B41:old_town_cross_2160p50.U41 old_town_cross_2160p50.A39:old_town_cross_2160p50.A39 old_town_cross_2160p50.B39:old_town_cross_2160p50.U39 old_town_cross_2160p50.A42:old_town_cross_2160p50.A42 old_town_cross_2160p50.B42:old_town_cross_2160p50.U42 old_town_cross_2160p50.A39:old_town_cross_2160p50.A39 old_town_cross_2160p50.B39:old_town_cross_2160p50.U39 old_town_cross_2160p50.A43:old_town_cross_2160p50.A43 old_town_cross_2160p50.B43:old_town_cross_2160p50.U43 old_town_cross_2160p50.A39:old_town_cross_2160p50.A39 old_town_cross_2160p50.B39:old_town_cross_2160p50.U39 old_town_cross_2160p50.A44:old_town_cross_2160p50.A44 old_town_cross_2160p50.B44:old_town_cross_2160p50.U44 old_town_cross_2160p50.A39:old_town_cross_2160p50.A39 old_town_cross_2160p50.B39:old_town_cross_2160p50.U39 old_town_cross_2160p50.A45:old_town_cross_2160p50.A45 old_town_cross_2160p50.B45:old_town_cross_2160p50.U45 old_town_cross_2160p50.A39:old_town_cross_2160p50.A39 old_town_cross_2160p50.B39:old_town_cross_2160p50.U39 old_town_cross_2160p50.A46:old_town_cross_2160p50.A46 old_town_cross_2160p50.B46:old_town_cross_2160p50.U46 old_town_cross_2160p50.A39:old_town_cross_2160p50.A39 old_town_cross_2160p50.B39:old_town_cross_2160p50.U39 old_town_cross_2160p50.A47:old_town_cross_2160p50.A47 old_town_cross_2160p50.B47:old_town_cross_2160p50.U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159.99mm" svg:height="89.99mm" svg:x="530.41mm" svg:y="355.94mm">
            <loext:p draw:notify-on-update-of-ranges="old_town_cross_2160p50.A82:old_town_cross_2160p50.A82 old_town_cross_2160p50.B82:old_town_cross_2160p50.U82 old_town_cross_2160p50.A83:old_town_cross_2160p50.A83 old_town_cross_2160p50.B83:old_town_cross_2160p50.U83 old_town_cross_2160p50.A82:old_town_cross_2160p50.A82 old_town_cross_2160p50.B82:old_town_cross_2160p50.U82 old_town_cross_2160p50.A84:old_town_cross_2160p50.A84 old_town_cross_2160p50.B84:old_town_cross_2160p50.U84 old_town_cross_2160p50.A82:old_town_cross_2160p50.A82 old_town_cross_2160p50.B82:old_town_cross_2160p50.U82 old_town_cross_2160p50.A85:old_town_cross_2160p50.A85 old_town_cross_2160p50.B85:old_town_cross_2160p50.U85 old_town_cross_2160p50.A82:old_town_cross_2160p50.A82 old_town_cross_2160p50.B82:old_town_cross_2160p50.U82 old_town_cross_2160p50.A86:old_town_cross_2160p50.A86 old_town_cross_2160p50.B86:old_town_cross_2160p50.U86 old_town_cross_2160p50.A82:old_town_cross_2160p50.A82 old_town_cross_2160p50.B82:old_town_cross_2160p50.U82 old_town_cross_2160p50.A87:old_town_cross_2160p50.A87 old_town_cross_2160p50.B87:old_town_cross_2160p50.U87 old_town_cross_2160p50.A82:old_town_cross_2160p50.A82 old_town_cross_2160p50.B82:old_town_cross_2160p50.U82 old_town_cross_2160p50.A88:old_town_cross_2160p50.A88 old_town_cross_2160p50.B88:old_town_cross_2160p50.U88 old_town_cross_2160p50.A82:old_town_cross_2160p50.A82 old_town_cross_2160p50.B82:old_town_cross_2160p50.U82 old_town_cross_2160p50.A89:old_town_cross_2160p50.A89 old_town_cross_2160p50.B89:old_town_cross_2160p50.U89 old_town_cross_2160p50.A82:old_town_cross_2160p50.A82 old_town_cross_2160p50.B82:old_town_cross_2160p50.U82 old_town_cross_2160p50.A90:old_town_cross_2160p50.A90 old_town_cross_2160p50.B90:old_town_cross_2160p50.U9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159.99mm" svg:height="89.99mm" svg:x="524.96mm" svg:y="457.57mm">
            <loext:p draw:notify-on-update-of-ranges="old_town_cross_2160p50.A94:old_town_cross_2160p50.A94 old_town_cross_2160p50.B94:old_town_cross_2160p50.U94 old_town_cross_2160p50.A95:old_town_cross_2160p50.A95 old_town_cross_2160p50.B95:old_town_cross_2160p50.U95 old_town_cross_2160p50.A94:old_town_cross_2160p50.A94 old_town_cross_2160p50.B94:old_town_cross_2160p50.U94 old_town_cross_2160p50.A96:old_town_cross_2160p50.A96 old_town_cross_2160p50.B96:old_town_cross_2160p50.U96 old_town_cross_2160p50.A94:old_town_cross_2160p50.A94 old_town_cross_2160p50.B94:old_town_cross_2160p50.U94 old_town_cross_2160p50.A97:old_town_cross_2160p50.A97 old_town_cross_2160p50.B97:old_town_cross_2160p50.U97 old_town_cross_2160p50.A94:old_town_cross_2160p50.A94 old_town_cross_2160p50.B94:old_town_cross_2160p50.U94 old_town_cross_2160p50.A98:old_town_cross_2160p50.A98 old_town_cross_2160p50.B98:old_town_cross_2160p50.U98 old_town_cross_2160p50.A94:old_town_cross_2160p50.A94 old_town_cross_2160p50.B94:old_town_cross_2160p50.U94 old_town_cross_2160p50.A99:old_town_cross_2160p50.A99 old_town_cross_2160p50.B99:old_town_cross_2160p50.U99 old_town_cross_2160p50.A94:old_town_cross_2160p50.A94 old_town_cross_2160p50.B94:old_town_cross_2160p50.U94 old_town_cross_2160p50.A100:old_town_cross_2160p50.A100 old_town_cross_2160p50.B100:old_town_cross_2160p50.U100 old_town_cross_2160p50.A94:old_town_cross_2160p50.A94 old_town_cross_2160p50.B94:old_town_cross_2160p50.U94 old_town_cross_2160p50.A101:old_town_cross_2160p50.A101 old_town_cross_2160p50.B101:old_town_cross_2160p50.U101 old_town_cross_2160p50.A94:old_town_cross_2160p50.A94 old_town_cross_2160p50.B94:old_town_cross_2160p50.U94 old_town_cross_2160p50.A102:old_town_cross_2160p50.A102 old_town_cross_2160p50.B102:old_town_cross_2160p50.U10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.624611" calcext:value-type="float">
            <text:p>23,624611</text:p>
          </table:table-cell>
          <table:table-cell office:value-type="float" office:value="24.639248" calcext:value-type="float">
            <text:p>24,639248</text:p>
          </table:table-cell>
          <table:table-cell office:value-type="float" office:value="30.205778" calcext:value-type="float">
            <text:p>30,205778</text:p>
          </table:table-cell>
          <table:table-cell table:number-columns-repeated="3" office:value-type="float" office:value="23.671991" calcext:value-type="float">
            <text:p>23,671991</text:p>
          </table:table-cell>
          <table:table-cell office:value-type="float" office:value="28.173794" calcext:value-type="float">
            <text:p>28,173794</text:p>
          </table:table-cell>
          <table:table-cell office:value-type="float" office:value="28.057878" calcext:value-type="float">
            <text:p>28,057878</text:p>
          </table:table-cell>
          <table:table-cell office:value-type="float" office:value="28.082064" calcext:value-type="float">
            <text:p>28,082064</text:p>
          </table:table-cell>
          <table:table-cell office:value-type="float" office:value="30.886147" calcext:value-type="float">
            <text:p>30,886147</text:p>
          </table:table-cell>
          <table:table-cell office:value-type="float" office:value="30.846548" calcext:value-type="float">
            <text:p>30,846548</text:p>
          </table:table-cell>
          <table:table-cell office:value-type="float" office:value="31.872412" calcext:value-type="float">
            <text:p>31,872412</text:p>
          </table:table-cell>
          <table:table-cell office:value-type="float" office:value="31.989351" calcext:value-type="float">
            <text:p>31,989351</text:p>
          </table:table-cell>
          <table:table-cell office:value-type="float" office:value="32.436035" calcext:value-type="float">
            <text:p>32,436035</text:p>
          </table:table-cell>
          <table:table-cell office:value-type="float" office:value="32.735386" calcext:value-type="float">
            <text:p>32,735386</text:p>
          </table:table-cell>
          <table:table-cell office:value-type="float" office:value="32.731625" calcext:value-type="float">
            <text:p>32,731625</text:p>
          </table:table-cell>
          <table:table-cell office:value-type="float" office:value="32.960491" calcext:value-type="float">
            <text:p>32,960491</text:p>
          </table:table-cell>
          <table:table-cell office:value-type="float" office:value="33.123863" calcext:value-type="float">
            <text:p>33,123863</text:p>
          </table:table-cell>
          <table:table-cell office:value-type="float" office:value="33.122982" calcext:value-type="float">
            <text:p>33,122982</text:p>
          </table:table-cell>
          <table:table-cell office:value-type="float" office:value="33.236046" calcext:value-type="float">
            <text:p>33,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3.624611" calcext:value-type="float">
            <text:p>23,624611</text:p>
          </table:table-cell>
          <table:table-cell office:value-type="float" office:value="24.639248" calcext:value-type="float">
            <text:p>24,639248</text:p>
          </table:table-cell>
          <table:table-cell office:value-type="float" office:value="30.205778" calcext:value-type="float">
            <text:p>30,205778</text:p>
          </table:table-cell>
          <table:table-cell table:number-columns-repeated="3" office:value-type="float" office:value="23.671991" calcext:value-type="float">
            <text:p>23,671991</text:p>
          </table:table-cell>
          <table:table-cell office:value-type="float" office:value="28.173794" calcext:value-type="float">
            <text:p>28,173794</text:p>
          </table:table-cell>
          <table:table-cell office:value-type="float" office:value="28.057878" calcext:value-type="float">
            <text:p>28,057878</text:p>
          </table:table-cell>
          <table:table-cell office:value-type="float" office:value="28.082064" calcext:value-type="float">
            <text:p>28,082064</text:p>
          </table:table-cell>
          <table:table-cell office:value-type="float" office:value="30.886147" calcext:value-type="float">
            <text:p>30,886147</text:p>
          </table:table-cell>
          <table:table-cell office:value-type="float" office:value="30.846548" calcext:value-type="float">
            <text:p>30,846548</text:p>
          </table:table-cell>
          <table:table-cell office:value-type="float" office:value="31.872412" calcext:value-type="float">
            <text:p>31,872412</text:p>
          </table:table-cell>
          <table:table-cell office:value-type="float" office:value="31.989351" calcext:value-type="float">
            <text:p>31,989351</text:p>
          </table:table-cell>
          <table:table-cell office:value-type="float" office:value="32.436035" calcext:value-type="float">
            <text:p>32,436035</text:p>
          </table:table-cell>
          <table:table-cell office:value-type="float" office:value="32.735386" calcext:value-type="float">
            <text:p>32,735386</text:p>
          </table:table-cell>
          <table:table-cell office:value-type="float" office:value="32.731625" calcext:value-type="float">
            <text:p>32,731625</text:p>
          </table:table-cell>
          <table:table-cell office:value-type="float" office:value="32.960491" calcext:value-type="float">
            <text:p>32,960491</text:p>
          </table:table-cell>
          <table:table-cell office:value-type="float" office:value="33.123863" calcext:value-type="float">
            <text:p>33,123863</text:p>
          </table:table-cell>
          <table:table-cell office:value-type="float" office:value="33.122982" calcext:value-type="float">
            <text:p>33,122982</text:p>
          </table:table-cell>
          <table:table-cell office:value-type="float" office:value="33.236046" calcext:value-type="float">
            <text:p>33,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.431992" calcext:value-type="float">
            <text:p>23,431992</text:p>
          </table:table-cell>
          <table:table-cell office:value-type="float" office:value="23.476303" calcext:value-type="float">
            <text:p>23,476303</text:p>
          </table:table-cell>
          <table:table-cell office:value-type="float" office:value="23.630917" calcext:value-type="float">
            <text:p>23,630917</text:p>
          </table:table-cell>
          <table:table-cell office:value-type="float" office:value="23.848724" calcext:value-type="float">
            <text:p>23,848724</text:p>
          </table:table-cell>
          <table:table-cell office:value-type="float" office:value="26.483679" calcext:value-type="float">
            <text:p>26,483679</text:p>
          </table:table-cell>
          <table:table-cell office:value-type="float" office:value="28.187429" calcext:value-type="float">
            <text:p>28,187429</text:p>
          </table:table-cell>
          <table:table-cell office:value-type="float" office:value="29.868473" calcext:value-type="float">
            <text:p>29,868473</text:p>
          </table:table-cell>
          <table:table-cell office:value-type="float" office:value="30.573599" calcext:value-type="float">
            <text:p>30,573599</text:p>
          </table:table-cell>
          <table:table-cell office:value-type="float" office:value="31.018501" calcext:value-type="float">
            <text:p>31,018501</text:p>
          </table:table-cell>
          <table:table-cell office:value-type="float" office:value="31.437109" calcext:value-type="float">
            <text:p>31,437109</text:p>
          </table:table-cell>
          <table:table-cell office:value-type="float" office:value="31.863882" calcext:value-type="float">
            <text:p>31,863882</text:p>
          </table:table-cell>
          <table:table-cell office:value-type="float" office:value="32.319351" calcext:value-type="float">
            <text:p>32,319351</text:p>
          </table:table-cell>
          <table:table-cell office:value-type="float" office:value="32.459812" calcext:value-type="float">
            <text:p>32,459812</text:p>
          </table:table-cell>
          <table:table-cell office:value-type="float" office:value="32.684353" calcext:value-type="float">
            <text:p>32,684353</text:p>
          </table:table-cell>
          <table:table-cell office:value-type="float" office:value="32.887737" calcext:value-type="float">
            <text:p>32,887737</text:p>
          </table:table-cell>
          <table:table-cell office:value-type="float" office:value="32.943565" calcext:value-type="float">
            <text:p>32,943565</text:p>
          </table:table-cell>
          <table:table-cell office:value-type="float" office:value="33.139809" calcext:value-type="float">
            <text:p>33,139809</text:p>
          </table:table-cell>
          <table:table-cell office:value-type="float" office:value="33.210651" calcext:value-type="float">
            <text:p>33,210651</text:p>
          </table:table-cell>
          <table:table-cell office:value-type="float" office:value="33.295963" calcext:value-type="float">
            <text:p>33,295963</text:p>
          </table:table-cell>
          <table:table-cell office:value-type="float" office:value="33.372185" calcext:value-type="float">
            <text:p>33,3721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3.454123" calcext:value-type="float">
            <text:p>23,454123</text:p>
          </table:table-cell>
          <table:table-cell office:value-type="float" office:value="23.490374" calcext:value-type="float">
            <text:p>23,490374</text:p>
          </table:table-cell>
          <table:table-cell office:value-type="float" office:value="23.627337" calcext:value-type="float">
            <text:p>23,627337</text:p>
          </table:table-cell>
          <table:table-cell office:value-type="float" office:value="23.832401" calcext:value-type="float">
            <text:p>23,832401</text:p>
          </table:table-cell>
          <table:table-cell office:value-type="float" office:value="26.500719" calcext:value-type="float">
            <text:p>26,500719</text:p>
          </table:table-cell>
          <table:table-cell office:value-type="float" office:value="28.020508" calcext:value-type="float">
            <text:p>28,020508</text:p>
          </table:table-cell>
          <table:table-cell office:value-type="float" office:value="29.888042" calcext:value-type="float">
            <text:p>29,888042</text:p>
          </table:table-cell>
          <table:table-cell office:value-type="float" office:value="30.593618" calcext:value-type="float">
            <text:p>30,593618</text:p>
          </table:table-cell>
          <table:table-cell office:value-type="float" office:value="31.03706" calcext:value-type="float">
            <text:p>31,03706</text:p>
          </table:table-cell>
          <table:table-cell office:value-type="float" office:value="31.455839" calcext:value-type="float">
            <text:p>31,455839</text:p>
          </table:table-cell>
          <table:table-cell office:value-type="float" office:value="31.892061" calcext:value-type="float">
            <text:p>31,892061</text:p>
          </table:table-cell>
          <table:table-cell office:value-type="float" office:value="32.291862" calcext:value-type="float">
            <text:p>32,291862</text:p>
          </table:table-cell>
          <table:table-cell office:value-type="float" office:value="32.46463" calcext:value-type="float">
            <text:p>32,46463</text:p>
          </table:table-cell>
          <table:table-cell office:value-type="float" office:value="32.75592" calcext:value-type="float">
            <text:p>32,75592</text:p>
          </table:table-cell>
          <table:table-cell office:value-type="float" office:value="32.817947" calcext:value-type="float">
            <text:p>32,817947</text:p>
          </table:table-cell>
          <table:table-cell office:value-type="float" office:value="32.955074" calcext:value-type="float">
            <text:p>32,955074</text:p>
          </table:table-cell>
          <table:table-cell office:value-type="float" office:value="33.158627" calcext:value-type="float">
            <text:p>33,158627</text:p>
          </table:table-cell>
          <table:table-cell office:value-type="float" office:value="33.214199" calcext:value-type="float">
            <text:p>33,214199</text:p>
          </table:table-cell>
          <table:table-cell office:value-type="float" office:value="33.273365" calcext:value-type="float">
            <text:p>33,273365</text:p>
          </table:table-cell>
          <table:table-cell office:value-type="float" office:value="33.396297" calcext:value-type="float">
            <text:p>33,3962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.415232" calcext:value-type="float">
            <text:p>23,415232</text:p>
          </table:table-cell>
          <table:table-cell office:value-type="float" office:value="23.451193" calcext:value-type="float">
            <text:p>23,451193</text:p>
          </table:table-cell>
          <table:table-cell office:value-type="float" office:value="23.60025" calcext:value-type="float">
            <text:p>23,60025</text:p>
          </table:table-cell>
          <table:table-cell office:value-type="float" office:value="23.809683" calcext:value-type="float">
            <text:p>23,809683</text:p>
          </table:table-cell>
          <table:table-cell office:value-type="float" office:value="26.522554" calcext:value-type="float">
            <text:p>26,522554</text:p>
          </table:table-cell>
          <table:table-cell office:value-type="float" office:value="28.072023" calcext:value-type="float">
            <text:p>28,072023</text:p>
          </table:table-cell>
          <table:table-cell office:value-type="float" office:value="29.871122" calcext:value-type="float">
            <text:p>29,871122</text:p>
          </table:table-cell>
          <table:table-cell office:value-type="float" office:value="30.57646" calcext:value-type="float">
            <text:p>30,57646</text:p>
          </table:table-cell>
          <table:table-cell office:value-type="float" office:value="31.020079" calcext:value-type="float">
            <text:p>31,020079</text:p>
          </table:table-cell>
          <table:table-cell office:value-type="float" office:value="31.443308" calcext:value-type="float">
            <text:p>31,443308</text:p>
          </table:table-cell>
          <table:table-cell office:value-type="float" office:value="31.880651" calcext:value-type="float">
            <text:p>31,880651</text:p>
          </table:table-cell>
          <table:table-cell office:value-type="float" office:value="32.388477" calcext:value-type="float">
            <text:p>32,388477</text:p>
          </table:table-cell>
          <table:table-cell office:value-type="float" office:value="32.447468" calcext:value-type="float">
            <text:p>32,447468</text:p>
          </table:table-cell>
          <table:table-cell office:value-type="float" office:value="32.697727" calcext:value-type="float">
            <text:p>32,697727</text:p>
          </table:table-cell>
          <table:table-cell office:value-type="float" office:value="32.896568" calcext:value-type="float">
            <text:p>32,896568</text:p>
          </table:table-cell>
          <table:table-cell office:value-type="float" office:value="32.927361" calcext:value-type="float">
            <text:p>32,927361</text:p>
          </table:table-cell>
          <table:table-cell office:value-type="float" office:value="33.145462" calcext:value-type="float">
            <text:p>33,145462</text:p>
          </table:table-cell>
          <table:table-cell office:value-type="float" office:value="33.218338" calcext:value-type="float">
            <text:p>33,218338</text:p>
          </table:table-cell>
          <table:table-cell office:value-type="float" office:value="33.278061" calcext:value-type="float">
            <text:p>33,278061</text:p>
          </table:table-cell>
          <table:table-cell office:value-type="float" office:value="33.339355" calcext:value-type="float">
            <text:p>33,33935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69367" calcext:value-type="float">
            <text:p>0,769367</text:p>
          </table:table-cell>
          <table:table-cell office:value-type="float" office:value="0.771229" calcext:value-type="float">
            <text:p>0,771229</text:p>
          </table:table-cell>
          <table:table-cell office:value-type="float" office:value="0.777535" calcext:value-type="float">
            <text:p>0,777535</text:p>
          </table:table-cell>
          <table:table-cell office:value-type="float" office:value="0.786702" calcext:value-type="float">
            <text:p>0,786702</text:p>
          </table:table-cell>
          <table:table-cell office:value-type="float" office:value="0.859484" calcext:value-type="float">
            <text:p>0,859484</text:p>
          </table:table-cell>
          <table:table-cell office:value-type="float" office:value="0.894571" calcext:value-type="float">
            <text:p>0,894571</text:p>
          </table:table-cell>
          <table:table-cell office:value-type="float" office:value="0.919087" calcext:value-type="float">
            <text:p>0,919087</text:p>
          </table:table-cell>
          <table:table-cell office:value-type="float" office:value="0.925708" calcext:value-type="float">
            <text:p>0,925708</text:p>
          </table:table-cell>
          <table:table-cell office:value-type="float" office:value="0.929687" calcext:value-type="float">
            <text:p>0,929687</text:p>
          </table:table-cell>
          <table:table-cell office:value-type="float" office:value="0.93308" calcext:value-type="float">
            <text:p>0,93308</text:p>
          </table:table-cell>
          <table:table-cell office:value-type="float" office:value="0.936399" calcext:value-type="float">
            <text:p>0,936399</text:p>
          </table:table-cell>
          <table:table-cell office:value-type="float" office:value="0.9395" calcext:value-type="float">
            <text:p>0,9395</text:p>
          </table:table-cell>
          <table:table-cell office:value-type="float" office:value="0.940624" calcext:value-type="float">
            <text:p>0,940624</text:p>
          </table:table-cell>
          <table:table-cell office:value-type="float" office:value="0.941992" calcext:value-type="float">
            <text:p>0,941992</text:p>
          </table:table-cell>
          <table:table-cell office:value-type="float" office:value="0.943238" calcext:value-type="float">
            <text:p>0,943238</text:p>
          </table:table-cell>
          <table:table-cell office:value-type="float" office:value="0.943605" calcext:value-type="float">
            <text:p>0,943605</text:p>
          </table:table-cell>
          <table:table-cell office:value-type="float" office:value="0.9448" calcext:value-type="float">
            <text:p>0,9448</text:p>
          </table:table-cell>
          <table:table-cell office:value-type="float" office:value="0.945307" calcext:value-type="float">
            <text:p>0,945307</text:p>
          </table:table-cell>
          <table:table-cell office:value-type="float" office:value="0.945849" calcext:value-type="float">
            <text:p>0,945849</text:p>
          </table:table-cell>
          <table:table-cell office:value-type="float" office:value="0.946363" calcext:value-type="float">
            <text:p>0,9463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770428" calcext:value-type="float">
            <text:p>0,770428</text:p>
          </table:table-cell>
          <table:table-cell office:value-type="float" office:value="0.771961" calcext:value-type="float">
            <text:p>0,771961</text:p>
          </table:table-cell>
          <table:table-cell office:value-type="float" office:value="0.777576" calcext:value-type="float">
            <text:p>0,777576</text:p>
          </table:table-cell>
          <table:table-cell office:value-type="float" office:value="0.786082" calcext:value-type="float">
            <text:p>0,786082</text:p>
          </table:table-cell>
          <table:table-cell office:value-type="float" office:value="0.860121" calcext:value-type="float">
            <text:p>0,860121</text:p>
          </table:table-cell>
          <table:table-cell office:value-type="float" office:value="0.890969" calcext:value-type="float">
            <text:p>0,890969</text:p>
          </table:table-cell>
          <table:table-cell office:value-type="float" office:value="0.919352" calcext:value-type="float">
            <text:p>0,919352</text:p>
          </table:table-cell>
          <table:table-cell office:value-type="float" office:value="0.925889" calcext:value-type="float">
            <text:p>0,925889</text:p>
          </table:table-cell>
          <table:table-cell office:value-type="float" office:value="0.929775" calcext:value-type="float">
            <text:p>0,929775</text:p>
          </table:table-cell>
          <table:table-cell office:value-type="float" office:value="0.933248" calcext:value-type="float">
            <text:p>0,933248</text:p>
          </table:table-cell>
          <table:table-cell office:value-type="float" office:value="0.936578" calcext:value-type="float">
            <text:p>0,936578</text:p>
          </table:table-cell>
          <table:table-cell office:value-type="float" office:value="0.939338" calcext:value-type="float">
            <text:p>0,939338</text:p>
          </table:table-cell>
          <table:table-cell office:value-type="float" office:value="0.940637" calcext:value-type="float">
            <text:p>0,940637</text:p>
          </table:table-cell>
          <table:table-cell office:value-type="float" office:value="0.942423" calcext:value-type="float">
            <text:p>0,942423</text:p>
          </table:table-cell>
          <table:table-cell office:value-type="float" office:value="0.942794" calcext:value-type="float">
            <text:p>0,942794</text:p>
          </table:table-cell>
          <table:table-cell office:value-type="float" office:value="0.943691" calcext:value-type="float">
            <text:p>0,943691</text:p>
          </table:table-cell>
          <table:table-cell office:value-type="float" office:value="0.944893" calcext:value-type="float">
            <text:p>0,944893</text:p>
          </table:table-cell>
          <table:table-cell office:value-type="float" office:value="0.945303" calcext:value-type="float">
            <text:p>0,945303</text:p>
          </table:table-cell>
          <table:table-cell office:value-type="float" office:value="0.945707" calcext:value-type="float">
            <text:p>0,945707</text:p>
          </table:table-cell>
          <table:table-cell office:value-type="float" office:value="0.946504" calcext:value-type="float">
            <text:p>0,9465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768904" calcext:value-type="float">
            <text:p>0,768904</text:p>
          </table:table-cell>
          <table:table-cell office:value-type="float" office:value="0.770158" calcext:value-type="float">
            <text:p>0,770158</text:p>
          </table:table-cell>
          <table:table-cell office:value-type="float" office:value="0.776061" calcext:value-type="float">
            <text:p>0,776061</text:p>
          </table:table-cell>
          <table:table-cell office:value-type="float" office:value="0.784979" calcext:value-type="float">
            <text:p>0,784979</text:p>
          </table:table-cell>
          <table:table-cell office:value-type="float" office:value="0.860329" calcext:value-type="float">
            <text:p>0,860329</text:p>
          </table:table-cell>
          <table:table-cell office:value-type="float" office:value="0.892852" calcext:value-type="float">
            <text:p>0,892852</text:p>
          </table:table-cell>
          <table:table-cell office:value-type="float" office:value="0.919151" calcext:value-type="float">
            <text:p>0,919151</text:p>
          </table:table-cell>
          <table:table-cell office:value-type="float" office:value="0.925717" calcext:value-type="float">
            <text:p>0,925717</text:p>
          </table:table-cell>
          <table:table-cell office:value-type="float" office:value="0.929607" calcext:value-type="float">
            <text:p>0,929607</text:p>
          </table:table-cell>
          <table:table-cell office:value-type="float" office:value="0.933144" calcext:value-type="float">
            <text:p>0,933144</text:p>
          </table:table-cell>
          <table:table-cell office:value-type="float" office:value="0.936531" calcext:value-type="float">
            <text:p>0,936531</text:p>
          </table:table-cell>
          <table:table-cell office:value-type="float" office:value="0.939923" calcext:value-type="float">
            <text:p>0,939923</text:p>
          </table:table-cell>
          <table:table-cell office:value-type="float" office:value="0.940494" calcext:value-type="float">
            <text:p>0,940494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3303" calcext:value-type="float">
            <text:p>0,943303</text:p>
          </table:table-cell>
          <table:table-cell office:value-type="float" office:value="0.943523" calcext:value-type="float">
            <text:p>0,943523</text:p>
          </table:table-cell>
          <table:table-cell office:value-type="float" office:value="0.94482" calcext:value-type="float">
            <text:p>0,94482</text:p>
          </table:table-cell>
          <table:table-cell office:value-type="float" office:value="0.945349" calcext:value-type="float">
            <text:p>0,945349</text:p>
          </table:table-cell>
          <table:table-cell office:value-type="float" office:value="0.945748" calcext:value-type="float">
            <text:p>0,945748</text:p>
          </table:table-cell>
          <table:table-cell office:value-type="float" office:value="0.946162" calcext:value-type="float">
            <text:p>0,9461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.610331" calcext:value-type="float">
            <text:p>3,610331</text:p>
          </table:table-cell>
          <table:table-cell office:value-type="float" office:value="4.101219" calcext:value-type="float">
            <text:p>4,101219</text:p>
          </table:table-cell>
          <table:table-cell office:value-type="float" office:value="5.248249" calcext:value-type="float">
            <text:p>5,248249</text:p>
          </table:table-cell>
          <table:table-cell office:value-type="float" office:value="6.910599" calcext:value-type="float">
            <text:p>6,910599</text:p>
          </table:table-cell>
          <table:table-cell office:value-type="float" office:value="31.66357" calcext:value-type="float">
            <text:p>31,66357</text:p>
          </table:table-cell>
          <table:table-cell office:value-type="float" office:value="48.949276" calcext:value-type="float">
            <text:p>48,949276</text:p>
          </table:table-cell>
          <table:table-cell office:value-type="float" office:value="65.001623" calcext:value-type="float">
            <text:p>65,001623</text:p>
          </table:table-cell>
          <table:table-cell office:value-type="float" office:value="71.210421" calcext:value-type="float">
            <text:p>71,210421</text:p>
          </table:table-cell>
          <table:table-cell office:value-type="float" office:value="74.716283" calcext:value-type="float">
            <text:p>74,716283</text:p>
          </table:table-cell>
          <table:table-cell office:value-type="float" office:value="78.092926" calcext:value-type="float">
            <text:p>78,092926</text:p>
          </table:table-cell>
          <table:table-cell office:value-type="float" office:value="81.23973" calcext:value-type="float">
            <text:p>81,23973</text:p>
          </table:table-cell>
          <table:table-cell office:value-type="float" office:value="84.396897" calcext:value-type="float">
            <text:p>84,396897</text:p>
          </table:table-cell>
          <table:table-cell office:value-type="float" office:value="85.302913" calcext:value-type="float">
            <text:p>85,302913</text:p>
          </table:table-cell>
          <table:table-cell office:value-type="float" office:value="86.786041" calcext:value-type="float">
            <text:p>86,786041</text:p>
          </table:table-cell>
          <table:table-cell office:value-type="float" office:value="88.11613" calcext:value-type="float">
            <text:p>88,11613</text:p>
          </table:table-cell>
          <table:table-cell office:value-type="float" office:value="88.452735" calcext:value-type="float">
            <text:p>88,452735</text:p>
          </table:table-cell>
          <table:table-cell office:value-type="float" office:value="89.707151" calcext:value-type="float">
            <text:p>89,707151</text:p>
          </table:table-cell>
          <table:table-cell office:value-type="float" office:value="90.17733" calcext:value-type="float">
            <text:p>90,17733</text:p>
          </table:table-cell>
          <table:table-cell office:value-type="float" office:value="90.657707" calcext:value-type="float">
            <text:p>90,657707</text:p>
          </table:table-cell>
          <table:table-cell office:value-type="float" office:value="91.080896" calcext:value-type="float">
            <text:p>91,0808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3.650217" calcext:value-type="float">
            <text:p>3,650217</text:p>
          </table:table-cell>
          <table:table-cell office:value-type="float" office:value="3.891308" calcext:value-type="float">
            <text:p>3,891308</text:p>
          </table:table-cell>
          <table:table-cell office:value-type="float" office:value="4.950473" calcext:value-type="float">
            <text:p>4,950473</text:p>
          </table:table-cell>
          <table:table-cell office:value-type="float" office:value="6.594553" calcext:value-type="float">
            <text:p>6,594553</text:p>
          </table:table-cell>
          <table:table-cell office:value-type="float" office:value="31.623135" calcext:value-type="float">
            <text:p>31,623135</text:p>
          </table:table-cell>
          <table:table-cell office:value-type="float" office:value="47.074078" calcext:value-type="float">
            <text:p>47,074078</text:p>
          </table:table-cell>
          <table:table-cell office:value-type="float" office:value="65.194617" calcext:value-type="float">
            <text:p>65,194617</text:p>
          </table:table-cell>
          <table:table-cell office:value-type="float" office:value="71.355168" calcext:value-type="float">
            <text:p>71,355168</text:p>
          </table:table-cell>
          <table:table-cell office:value-type="float" office:value="74.93289" calcext:value-type="float">
            <text:p>74,93289</text:p>
          </table:table-cell>
          <table:table-cell office:value-type="float" office:value="78.278631" calcext:value-type="float">
            <text:p>78,278631</text:p>
          </table:table-cell>
          <table:table-cell office:value-type="float" office:value="81.44626" calcext:value-type="float">
            <text:p>81,44626</text:p>
          </table:table-cell>
          <table:table-cell office:value-type="float" office:value="84.205299" calcext:value-type="float">
            <text:p>84,205299</text:p>
          </table:table-cell>
          <table:table-cell office:value-type="float" office:value="85.350468" calcext:value-type="float">
            <text:p>85,350468</text:p>
          </table:table-cell>
          <table:table-cell office:value-type="float" office:value="87.252327" calcext:value-type="float">
            <text:p>87,252327</text:p>
          </table:table-cell>
          <table:table-cell office:value-type="float" office:value="87.652502" calcext:value-type="float">
            <text:p>87,652502</text:p>
          </table:table-cell>
          <table:table-cell office:value-type="float" office:value="88.569197" calcext:value-type="float">
            <text:p>88,569197</text:p>
          </table:table-cell>
          <table:table-cell office:value-type="float" office:value="89.842169" calcext:value-type="float">
            <text:p>89,842169</text:p>
          </table:table-cell>
          <table:table-cell office:value-type="float" office:value="90.148375" calcext:value-type="float">
            <text:p>90,148375</text:p>
          </table:table-cell>
          <table:table-cell office:value-type="float" office:value="90.522215" calcext:value-type="float">
            <text:p>90,522215</text:p>
          </table:table-cell>
          <table:table-cell office:value-type="float" office:value="91.188601" calcext:value-type="float">
            <text:p>91,1886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3.533101" calcext:value-type="float">
            <text:p>3,533101</text:p>
          </table:table-cell>
          <table:table-cell office:value-type="float" office:value="3.934004" calcext:value-type="float">
            <text:p>3,934004</text:p>
          </table:table-cell>
          <table:table-cell office:value-type="float" office:value="5.033785" calcext:value-type="float">
            <text:p>5,033785</text:p>
          </table:table-cell>
          <table:table-cell office:value-type="float" office:value="6.661914" calcext:value-type="float">
            <text:p>6,661914</text:p>
          </table:table-cell>
          <table:table-cell office:value-type="float" office:value="32.057782" calcext:value-type="float">
            <text:p>32,057782</text:p>
          </table:table-cell>
          <table:table-cell office:value-type="float" office:value="47.882706" calcext:value-type="float">
            <text:p>47,882706</text:p>
          </table:table-cell>
          <table:table-cell office:value-type="float" office:value="65.056059" calcext:value-type="float">
            <text:p>65,056059</text:p>
          </table:table-cell>
          <table:table-cell office:value-type="float" office:value="71.188103" calcext:value-type="float">
            <text:p>71,188103</text:p>
          </table:table-cell>
          <table:table-cell office:value-type="float" office:value="74.727506" calcext:value-type="float">
            <text:p>74,727506</text:p>
          </table:table-cell>
          <table:table-cell office:value-type="float" office:value="78.254304" calcext:value-type="float">
            <text:p>78,254304</text:p>
          </table:table-cell>
          <table:table-cell office:value-type="float" office:value="81.363932" calcext:value-type="float">
            <text:p>81,363932</text:p>
          </table:table-cell>
          <table:table-cell office:value-type="float" office:value="84.820621" calcext:value-type="float">
            <text:p>84,820621</text:p>
          </table:table-cell>
          <table:table-cell office:value-type="float" office:value="85.200525" calcext:value-type="float">
            <text:p>85,200525</text:p>
          </table:table-cell>
          <table:table-cell office:value-type="float" office:value="86.861298" calcext:value-type="float">
            <text:p>86,861298</text:p>
          </table:table-cell>
          <table:table-cell office:value-type="float" office:value="88.180322" calcext:value-type="float">
            <text:p>88,180322</text:p>
          </table:table-cell>
          <table:table-cell office:value-type="float" office:value="88.32288" calcext:value-type="float">
            <text:p>88,32288</text:p>
          </table:table-cell>
          <table:table-cell office:value-type="float" office:value="89.749324" calcext:value-type="float">
            <text:p>89,749324</text:p>
          </table:table-cell>
          <table:table-cell office:value-type="float" office:value="90.20761" calcext:value-type="float">
            <text:p>90,20761</text:p>
          </table:table-cell>
          <table:table-cell office:value-type="float" office:value="90.531148" calcext:value-type="float">
            <text:p>90,531148</text:p>
          </table:table-cell>
          <table:table-cell office:value-type="float" office:value="90.844745" calcext:value-type="float">
            <text:p>90,8447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0.7942" calcext:value-type="float">
            <text:p>50,7942</text:p>
          </table:table-cell>
          <table:table-cell office:value-type="float" office:value="52.912" calcext:value-type="float">
            <text:p>52,912</text:p>
          </table:table-cell>
          <table:table-cell office:value-type="float" office:value="52.4489" calcext:value-type="float">
            <text:p>52,4489</text:p>
          </table:table-cell>
          <table:table-cell office:value-type="float" office:value="52.9565" calcext:value-type="float">
            <text:p>52,9565</text:p>
          </table:table-cell>
          <table:table-cell office:value-type="float" office:value="52.9142" calcext:value-type="float">
            <text:p>52,9142</text:p>
          </table:table-cell>
          <table:table-cell office:value-type="float" office:value="52.5425" calcext:value-type="float">
            <text:p>52,5425</text:p>
          </table:table-cell>
          <table:table-cell office:value-type="float" office:value="52.2481" calcext:value-type="float">
            <text:p>52,2481</text:p>
          </table:table-cell>
          <table:table-cell office:value-type="float" office:value="53.4154" calcext:value-type="float">
            <text:p>53,4154</text:p>
          </table:table-cell>
          <table:table-cell office:value-type="float" office:value="52.4171" calcext:value-type="float">
            <text:p>52,4171</text:p>
          </table:table-cell>
          <table:table-cell office:value-type="float" office:value="51.8981" calcext:value-type="float">
            <text:p>51,8981</text:p>
          </table:table-cell>
          <table:table-cell office:value-type="float" office:value="52.9699" calcext:value-type="float">
            <text:p>52,9699</text:p>
          </table:table-cell>
          <table:table-cell office:value-type="float" office:value="52.8752" calcext:value-type="float">
            <text:p>52,8752</text:p>
          </table:table-cell>
          <table:table-cell office:value-type="float" office:value="52.8896" calcext:value-type="float">
            <text:p>52,8896</text:p>
          </table:table-cell>
          <table:table-cell office:value-type="float" office:value="52.1125" calcext:value-type="float">
            <text:p>52,1125</text:p>
          </table:table-cell>
          <table:table-cell office:value-type="float" office:value="52.4726" calcext:value-type="float">
            <text:p>52,4726</text:p>
          </table:table-cell>
          <table:table-cell office:value-type="float" office:value="52.7704" calcext:value-type="float">
            <text:p>52,7704</text:p>
          </table:table-cell>
          <table:table-cell office:value-type="float" office:value="53.3135" calcext:value-type="float">
            <text:p>53,3135</text:p>
          </table:table-cell>
          <table:table-cell office:value-type="float" office:value="53.1042" calcext:value-type="float">
            <text:p>53,1042</text:p>
          </table:table-cell>
          <table:table-cell office:value-type="float" office:value="53.5015" calcext:value-type="float">
            <text:p>53,5015</text:p>
          </table:table-cell>
          <table:table-cell office:value-type="float" office:value="52.5941" calcext:value-type="float">
            <text:p>52,59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2.7536" calcext:value-type="float">
            <text:p>52,7536</text:p>
          </table:table-cell>
          <table:table-cell office:value-type="float" office:value="53.0847" calcext:value-type="float">
            <text:p>53,0847</text:p>
          </table:table-cell>
          <table:table-cell office:value-type="float" office:value="52.8444" calcext:value-type="float">
            <text:p>52,8444</text:p>
          </table:table-cell>
          <table:table-cell office:value-type="float" office:value="52.2873" calcext:value-type="float">
            <text:p>52,2873</text:p>
          </table:table-cell>
          <table:table-cell office:value-type="float" office:value="53.0113" calcext:value-type="float">
            <text:p>53,0113</text:p>
          </table:table-cell>
          <table:table-cell office:value-type="float" office:value="51.9161" calcext:value-type="float">
            <text:p>51,9161</text:p>
          </table:table-cell>
          <table:table-cell office:value-type="float" office:value="52.235" calcext:value-type="float">
            <text:p>52,235</text:p>
          </table:table-cell>
          <table:table-cell office:value-type="float" office:value="52.5364" calcext:value-type="float">
            <text:p>52,5364</text:p>
          </table:table-cell>
          <table:table-cell office:value-type="float" office:value="53.5285" calcext:value-type="float">
            <text:p>53,5285</text:p>
          </table:table-cell>
          <table:table-cell office:value-type="float" office:value="53.2005" calcext:value-type="float">
            <text:p>53,2005</text:p>
          </table:table-cell>
          <table:table-cell office:value-type="float" office:value="53.1742" calcext:value-type="float">
            <text:p>53,1742</text:p>
          </table:table-cell>
          <table:table-cell office:value-type="float" office:value="1801.3291" calcext:value-type="float">
            <text:p>1801,3291</text:p>
          </table:table-cell>
          <table:table-cell office:value-type="float" office:value="53.2458" calcext:value-type="float">
            <text:p>53,2458</text:p>
          </table:table-cell>
          <table:table-cell office:value-type="float" office:value="53.1272" calcext:value-type="float">
            <text:p>53,1272</text:p>
          </table:table-cell>
          <table:table-cell office:value-type="float" office:value="52.9738" calcext:value-type="float">
            <text:p>52,9738</text:p>
          </table:table-cell>
          <table:table-cell office:value-type="float" office:value="53.0841" calcext:value-type="float">
            <text:p>53,0841</text:p>
          </table:table-cell>
          <table:table-cell office:value-type="float" office:value="53.8843" calcext:value-type="float">
            <text:p>53,8843</text:p>
          </table:table-cell>
          <table:table-cell office:value-type="float" office:value="55.5398" calcext:value-type="float">
            <text:p>55,5398</text:p>
          </table:table-cell>
          <table:table-cell office:value-type="float" office:value="55.2991" calcext:value-type="float">
            <text:p>55,2991</text:p>
          </table:table-cell>
          <table:table-cell office:value-type="float" office:value="55.2454" calcext:value-type="float">
            <text:p>55,2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6.714" calcext:value-type="float">
            <text:p>56,714</text:p>
          </table:table-cell>
          <table:table-cell office:value-type="float" office:value="52.5974" calcext:value-type="float">
            <text:p>52,5974</text:p>
          </table:table-cell>
          <table:table-cell office:value-type="float" office:value="54.2619" calcext:value-type="float">
            <text:p>54,2619</text:p>
          </table:table-cell>
          <table:table-cell office:value-type="float" office:value="53.857" calcext:value-type="float">
            <text:p>53,857</text:p>
          </table:table-cell>
          <table:table-cell office:value-type="float" office:value="57.7359" calcext:value-type="float">
            <text:p>57,7359</text:p>
          </table:table-cell>
          <table:table-cell office:value-type="float" office:value="52.6058" calcext:value-type="float">
            <text:p>52,6058</text:p>
          </table:table-cell>
          <table:table-cell office:value-type="float" office:value="54.1417" calcext:value-type="float">
            <text:p>54,1417</text:p>
          </table:table-cell>
          <table:table-cell office:value-type="float" office:value="52.399" calcext:value-type="float">
            <text:p>52,399</text:p>
          </table:table-cell>
          <table:table-cell office:value-type="float" office:value="51.584" calcext:value-type="float">
            <text:p>51,584</text:p>
          </table:table-cell>
          <table:table-cell office:value-type="float" office:value="53.8813" calcext:value-type="float">
            <text:p>53,8813</text:p>
          </table:table-cell>
          <table:table-cell office:value-type="float" office:value="51.1413" calcext:value-type="float">
            <text:p>51,1413</text:p>
          </table:table-cell>
          <table:table-cell office:value-type="float" office:value="53.5074" calcext:value-type="float">
            <text:p>53,5074</text:p>
          </table:table-cell>
          <table:table-cell office:value-type="float" office:value="55.523" calcext:value-type="float">
            <text:p>55,523</text:p>
          </table:table-cell>
          <table:table-cell office:value-type="float" office:value="54.8818" calcext:value-type="float">
            <text:p>54,8818</text:p>
          </table:table-cell>
          <table:table-cell office:value-type="float" office:value="55.7126" calcext:value-type="float">
            <text:p>55,7126</text:p>
          </table:table-cell>
          <table:table-cell office:value-type="float" office:value="53.9732" calcext:value-type="float">
            <text:p>53,9732</text:p>
          </table:table-cell>
          <table:table-cell office:value-type="float" office:value="54.4968" calcext:value-type="float">
            <text:p>54,4968</text:p>
          </table:table-cell>
          <table:table-cell office:value-type="float" office:value="55.4209" calcext:value-type="float">
            <text:p>55,4209</text:p>
          </table:table-cell>
          <table:table-cell office:value-type="float" office:value="54.4117" calcext:value-type="float">
            <text:p>54,4117</text:p>
          </table:table-cell>
          <table:table-cell office:value-type="float" office:value="52.2352" calcext:value-type="float">
            <text:p>52,23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5.6012" calcext:value-type="float">
            <text:p>55,6012</text:p>
          </table:table-cell>
          <table:table-cell office:value-type="float" office:value="53.1381" calcext:value-type="float">
            <text:p>53,1381</text:p>
          </table:table-cell>
          <table:table-cell office:value-type="float" office:value="54.8013" calcext:value-type="float">
            <text:p>54,8013</text:p>
          </table:table-cell>
          <table:table-cell office:value-type="float" office:value="52.6981" calcext:value-type="float">
            <text:p>52,6981</text:p>
          </table:table-cell>
          <table:table-cell office:value-type="float" office:value="51.5157" calcext:value-type="float">
            <text:p>51,5157</text:p>
          </table:table-cell>
          <table:table-cell office:value-type="float" office:value="52.8578" calcext:value-type="float">
            <text:p>52,8578</text:p>
          </table:table-cell>
          <table:table-cell office:value-type="float" office:value="58.0094" calcext:value-type="float">
            <text:p>58,0094</text:p>
          </table:table-cell>
          <table:table-cell office:value-type="float" office:value="52.908" calcext:value-type="float">
            <text:p>52,908</text:p>
          </table:table-cell>
          <table:table-cell office:value-type="float" office:value="53.863" calcext:value-type="float">
            <text:p>53,863</text:p>
          </table:table-cell>
          <table:table-cell office:value-type="float" office:value="53.4029" calcext:value-type="float">
            <text:p>53,4029</text:p>
          </table:table-cell>
          <table:table-cell office:value-type="float" office:value="52.968" calcext:value-type="float">
            <text:p>52,968</text:p>
          </table:table-cell>
          <table:table-cell office:value-type="float" office:value="56.1071" calcext:value-type="float">
            <text:p>56,1071</text:p>
          </table:table-cell>
          <table:table-cell office:value-type="float" office:value="55.962" calcext:value-type="float">
            <text:p>55,962</text:p>
          </table:table-cell>
          <table:table-cell office:value-type="float" office:value="52.5122" calcext:value-type="float">
            <text:p>52,5122</text:p>
          </table:table-cell>
          <table:table-cell office:value-type="float" office:value="51.7666" calcext:value-type="float">
            <text:p>51,7666</text:p>
          </table:table-cell>
          <table:table-cell office:value-type="float" office:value="54.1944" calcext:value-type="float">
            <text:p>54,1944</text:p>
          </table:table-cell>
          <table:table-cell office:value-type="float" office:value="53.4799" calcext:value-type="float">
            <text:p>53,4799</text:p>
          </table:table-cell>
          <table:table-cell office:value-type="float" office:value="55.924" calcext:value-type="float">
            <text:p>55,924</text:p>
          </table:table-cell>
          <table:table-cell office:value-type="float" office:value="53.7443" calcext:value-type="float">
            <text:p>53,7443</text:p>
          </table:table-cell>
          <table:table-cell office:value-type="float" office:value="52.5029" calcext:value-type="float">
            <text:p>52,50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4.6169" calcext:value-type="float">
            <text:p>54,6169</text:p>
          </table:table-cell>
          <table:table-cell office:value-type="float" office:value="58.0686" calcext:value-type="float">
            <text:p>58,0686</text:p>
          </table:table-cell>
          <table:table-cell office:value-type="float" office:value="58.363" calcext:value-type="float">
            <text:p>58,363</text:p>
          </table:table-cell>
          <table:table-cell office:value-type="float" office:value="57.67" calcext:value-type="float">
            <text:p>57,67</text:p>
          </table:table-cell>
          <table:table-cell office:value-type="float" office:value="55.9455" calcext:value-type="float">
            <text:p>55,9455</text:p>
          </table:table-cell>
          <table:table-cell office:value-type="float" office:value="54.9339" calcext:value-type="float">
            <text:p>54,9339</text:p>
          </table:table-cell>
          <table:table-cell office:value-type="float" office:value="56.3566" calcext:value-type="float">
            <text:p>56,3566</text:p>
          </table:table-cell>
          <table:table-cell office:value-type="float" office:value="57.5352" calcext:value-type="float">
            <text:p>57,5352</text:p>
          </table:table-cell>
          <table:table-cell office:value-type="float" office:value="55.5569" calcext:value-type="float">
            <text:p>55,5569</text:p>
          </table:table-cell>
          <table:table-cell office:value-type="float" office:value="56.6484" calcext:value-type="float">
            <text:p>56,6484</text:p>
          </table:table-cell>
          <table:table-cell office:value-type="float" office:value="54.6965" calcext:value-type="float">
            <text:p>54,6965</text:p>
          </table:table-cell>
          <table:table-cell office:value-type="float" office:value="58.1787" calcext:value-type="float">
            <text:p>58,1787</text:p>
          </table:table-cell>
          <table:table-cell office:value-type="float" office:value="55.9141" calcext:value-type="float">
            <text:p>55,9141</text:p>
          </table:table-cell>
          <table:table-cell office:value-type="float" office:value="57.2161" calcext:value-type="float">
            <text:p>57,2161</text:p>
          </table:table-cell>
          <table:table-cell office:value-type="float" office:value="58.0977" calcext:value-type="float">
            <text:p>58,0977</text:p>
          </table:table-cell>
          <table:table-cell office:value-type="float" office:value="56.1605" calcext:value-type="float">
            <text:p>56,1605</text:p>
          </table:table-cell>
          <table:table-cell office:value-type="float" office:value="55.697" calcext:value-type="float">
            <text:p>55,697</text:p>
          </table:table-cell>
          <table:table-cell office:value-type="float" office:value="52.1787" calcext:value-type="float">
            <text:p>52,1787</text:p>
          </table:table-cell>
          <table:table-cell office:value-type="float" office:value="54.0016" calcext:value-type="float">
            <text:p>54,0016</text:p>
          </table:table-cell>
          <table:table-cell office:value-type="float" office:value="52.9851" calcext:value-type="float">
            <text:p>52,98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6.9066" calcext:value-type="float">
            <text:p>56,9066</text:p>
          </table:table-cell>
          <table:table-cell office:value-type="float" office:value="72.2743" calcext:value-type="float">
            <text:p>72,2743</text:p>
          </table:table-cell>
          <table:table-cell office:value-type="float" office:value="55.6684" calcext:value-type="float">
            <text:p>55,6684</text:p>
          </table:table-cell>
          <table:table-cell office:value-type="float" office:value="51.4253" calcext:value-type="float">
            <text:p>51,4253</text:p>
          </table:table-cell>
          <table:table-cell office:value-type="float" office:value="54.2851" calcext:value-type="float">
            <text:p>54,2851</text:p>
          </table:table-cell>
          <table:table-cell office:value-type="float" office:value="56.5031" calcext:value-type="float">
            <text:p>56,5031</text:p>
          </table:table-cell>
          <table:table-cell office:value-type="float" office:value="56.0544" calcext:value-type="float">
            <text:p>56,0544</text:p>
          </table:table-cell>
          <table:table-cell office:value-type="float" office:value="54.8347" calcext:value-type="float">
            <text:p>54,8347</text:p>
          </table:table-cell>
          <table:table-cell office:value-type="float" office:value="53.6209" calcext:value-type="float">
            <text:p>53,6209</text:p>
          </table:table-cell>
          <table:table-cell office:value-type="float" office:value="51.9631" calcext:value-type="float">
            <text:p>51,9631</text:p>
          </table:table-cell>
          <table:table-cell office:value-type="float" office:value="52.9067" calcext:value-type="float">
            <text:p>52,9067</text:p>
          </table:table-cell>
          <table:table-cell office:value-type="float" office:value="54.7627" calcext:value-type="float">
            <text:p>54,7627</text:p>
          </table:table-cell>
          <table:table-cell office:value-type="float" office:value="52.1" calcext:value-type="float">
            <text:p>52,1</text:p>
          </table:table-cell>
          <table:table-cell office:value-type="float" office:value="55.786" calcext:value-type="float">
            <text:p>55,786</text:p>
          </table:table-cell>
          <table:table-cell office:value-type="float" office:value="55.5375" calcext:value-type="float">
            <text:p>55,5375</text:p>
          </table:table-cell>
          <table:table-cell office:value-type="float" office:value="53.4675" calcext:value-type="float">
            <text:p>53,4675</text:p>
          </table:table-cell>
          <table:table-cell office:value-type="float" office:value="55.2351" calcext:value-type="float">
            <text:p>55,2351</text:p>
          </table:table-cell>
          <table:table-cell office:value-type="float" office:value="56.0411" calcext:value-type="float">
            <text:p>56,0411</text:p>
          </table:table-cell>
          <table:table-cell office:value-type="float" office:value="57.9513" calcext:value-type="float">
            <text:p>57,9513</text:p>
          </table:table-cell>
          <table:table-cell office:value-type="float" office:value="56.7178" calcext:value-type="float">
            <text:p>56,71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4.8484" calcext:value-type="float">
            <text:p>54,8484</text:p>
          </table:table-cell>
          <table:table-cell office:value-type="float" office:value="54.1924" calcext:value-type="float">
            <text:p>54,1924</text:p>
          </table:table-cell>
          <table:table-cell office:value-type="float" office:value="57.2922" calcext:value-type="float">
            <text:p>57,2922</text:p>
          </table:table-cell>
          <table:table-cell office:value-type="float" office:value="54.2147" calcext:value-type="float">
            <text:p>54,2147</text:p>
          </table:table-cell>
          <table:table-cell office:value-type="float" office:value="53.2408" calcext:value-type="float">
            <text:p>53,2408</text:p>
          </table:table-cell>
          <table:table-cell office:value-type="float" office:value="62.5866" calcext:value-type="float">
            <text:p>62,5866</text:p>
          </table:table-cell>
          <table:table-cell office:value-type="float" office:value="54.8089" calcext:value-type="float">
            <text:p>54,8089</text:p>
          </table:table-cell>
          <table:table-cell office:value-type="float" office:value="56.1172" calcext:value-type="float">
            <text:p>56,1172</text:p>
          </table:table-cell>
          <table:table-cell office:value-type="float" office:value="57.4148" calcext:value-type="float">
            <text:p>57,4148</text:p>
          </table:table-cell>
          <table:table-cell office:value-type="float" office:value="53.3122" calcext:value-type="float">
            <text:p>53,3122</text:p>
          </table:table-cell>
          <table:table-cell office:value-type="float" office:value="55.7861" calcext:value-type="float">
            <text:p>55,7861</text:p>
          </table:table-cell>
          <table:table-cell office:value-type="float" office:value="55.4976" calcext:value-type="float">
            <text:p>55,4976</text:p>
          </table:table-cell>
          <table:table-cell office:value-type="float" office:value="58.9186" calcext:value-type="float">
            <text:p>58,9186</text:p>
          </table:table-cell>
          <table:table-cell office:value-type="float" office:value="55.6732" calcext:value-type="float">
            <text:p>55,6732</text:p>
          </table:table-cell>
          <table:table-cell office:value-type="float" office:value="53.8317" calcext:value-type="float">
            <text:p>53,8317</text:p>
          </table:table-cell>
          <table:table-cell office:value-type="float" office:value="53.6" calcext:value-type="float">
            <text:p>53,6</text:p>
          </table:table-cell>
          <table:table-cell office:value-type="float" office:value="54.471" calcext:value-type="float">
            <text:p>54,471</text:p>
          </table:table-cell>
          <table:table-cell office:value-type="float" office:value="54.0801" calcext:value-type="float">
            <text:p>54,0801</text:p>
          </table:table-cell>
          <table:table-cell office:value-type="float" office:value="54.1974" calcext:value-type="float">
            <text:p>54,1974</text:p>
          </table:table-cell>
          <table:table-cell office:value-type="float" office:value="57.0982" calcext:value-type="float">
            <text:p>57,09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4.3786" calcext:value-type="float">
            <text:p>54,3786</text:p>
          </table:table-cell>
          <table:table-cell office:value-type="float" office:value="56.6611" calcext:value-type="float">
            <text:p>56,6611</text:p>
          </table:table-cell>
          <table:table-cell office:value-type="float" office:value="57.5691" calcext:value-type="float">
            <text:p>57,5691</text:p>
          </table:table-cell>
          <table:table-cell office:value-type="float" office:value="53.8684" calcext:value-type="float">
            <text:p>53,8684</text:p>
          </table:table-cell>
          <table:table-cell office:value-type="float" office:value="62.3883" calcext:value-type="float">
            <text:p>62,3883</text:p>
          </table:table-cell>
          <table:table-cell office:value-type="float" office:value="58.4446" calcext:value-type="float">
            <text:p>58,4446</text:p>
          </table:table-cell>
          <table:table-cell office:value-type="float" office:value="55.2907" calcext:value-type="float">
            <text:p>55,2907</text:p>
          </table:table-cell>
          <table:table-cell office:value-type="float" office:value="54.0096" calcext:value-type="float">
            <text:p>54,0096</text:p>
          </table:table-cell>
          <table:table-cell office:value-type="float" office:value="55.3351" calcext:value-type="float">
            <text:p>55,3351</text:p>
          </table:table-cell>
          <table:table-cell office:value-type="float" office:value="53.7561" calcext:value-type="float">
            <text:p>53,7561</text:p>
          </table:table-cell>
          <table:table-cell office:value-type="float" office:value="55.3134" calcext:value-type="float">
            <text:p>55,3134</text:p>
          </table:table-cell>
          <table:table-cell office:value-type="float" office:value="54.8972" calcext:value-type="float">
            <text:p>54,8972</text:p>
          </table:table-cell>
          <table:table-cell office:value-type="float" office:value="56.0708" calcext:value-type="float">
            <text:p>56,0708</text:p>
          </table:table-cell>
          <table:table-cell office:value-type="float" office:value="55.8501" calcext:value-type="float">
            <text:p>55,8501</text:p>
          </table:table-cell>
          <table:table-cell office:value-type="float" office:value="54.6691" calcext:value-type="float">
            <text:p>54,6691</text:p>
          </table:table-cell>
          <table:table-cell office:value-type="float" office:value="55.202" calcext:value-type="float">
            <text:p>55,202</text:p>
          </table:table-cell>
          <table:table-cell office:value-type="float" office:value="57.1905" calcext:value-type="float">
            <text:p>57,1905</text:p>
          </table:table-cell>
          <table:table-cell office:value-type="float" office:value="55.1296" calcext:value-type="float">
            <text:p>55,1296</text:p>
          </table:table-cell>
          <table:table-cell office:value-type="float" office:value="54.8757" calcext:value-type="float">
            <text:p>54,8757</text:p>
          </table:table-cell>
          <table:table-cell office:value-type="float" office:value="52.6641" calcext:value-type="float">
            <text:p>52,664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3.794444444444" calcext:value-type="float">
            <text:p>133,794444444444</text:p>
          </table:table-cell>
          <table:table-cell office:value-type="float" office:value="137.358333333333" calcext:value-type="float">
            <text:p>137,358333333333</text:p>
          </table:table-cell>
          <table:table-cell office:value-type="float" office:value="138.172222222222" calcext:value-type="float">
            <text:p>138,172222222222</text:p>
          </table:table-cell>
          <table:table-cell office:value-type="float" office:value="136.019444444444" calcext:value-type="float">
            <text:p>136,019444444444</text:p>
          </table:table-cell>
          <table:table-cell office:value-type="float" office:value="136.213888888889" calcext:value-type="float">
            <text:p>136,213888888889</text:p>
          </table:table-cell>
          <table:table-cell office:value-type="float" office:value="135.95" calcext:value-type="float">
            <text:p>135,95</text:p>
          </table:table-cell>
          <table:table-cell office:value-type="float" office:value="136.091666666667" calcext:value-type="float">
            <text:p>136,091666666667</text:p>
          </table:table-cell>
          <table:table-cell office:value-type="float" office:value="136.15" calcext:value-type="float">
            <text:p>136,15</text:p>
          </table:table-cell>
          <table:table-cell office:value-type="float" office:value="136.238888888889" calcext:value-type="float">
            <text:p>136,238888888889</text:p>
          </table:table-cell>
          <table:table-cell office:value-type="float" office:value="136.086111111111" calcext:value-type="float">
            <text:p>136,086111111111</text:p>
          </table:table-cell>
          <table:table-cell office:value-type="float" office:value="136.852777777778" calcext:value-type="float">
            <text:p>136,852777777778</text:p>
          </table:table-cell>
          <table:table-cell office:value-type="float" office:value="137.980555555556" calcext:value-type="float">
            <text:p>137,980555555556</text:p>
          </table:table-cell>
          <table:table-cell office:value-type="float" office:value="136.697222222222" calcext:value-type="float">
            <text:p>136,697222222222</text:p>
          </table:table-cell>
          <table:table-cell office:value-type="float" office:value="136.869444444444" calcext:value-type="float">
            <text:p>136,869444444444</text:p>
          </table:table-cell>
          <table:table-cell office:value-type="float" office:value="138.280555555556" calcext:value-type="float">
            <text:p>138,280555555556</text:p>
          </table:table-cell>
          <table:table-cell office:value-type="float" office:value="136.897222222222" calcext:value-type="float">
            <text:p>136,897222222222</text:p>
          </table:table-cell>
          <table:table-cell office:value-type="float" office:value="138.241666666667" calcext:value-type="float">
            <text:p>138,241666666667</text:p>
          </table:table-cell>
          <table:table-cell office:value-type="float" office:value="138.188888888889" calcext:value-type="float">
            <text:p>138,188888888889</text:p>
          </table:table-cell>
          <table:table-cell office:value-type="float" office:value="136.975" calcext:value-type="float">
            <text:p>136,975</text:p>
          </table:table-cell>
          <table:table-cell office:value-type="float" office:value="136.980555555556" calcext:value-type="float">
            <text:p>136,9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3.638888888889" calcext:value-type="float">
            <text:p>133,638888888889</text:p>
          </table:table-cell>
          <table:table-cell office:value-type="float" office:value="133.725" calcext:value-type="float">
            <text:p>133,725</text:p>
          </table:table-cell>
          <table:table-cell office:value-type="float" office:value="133.897222222222" calcext:value-type="float">
            <text:p>133,897222222222</text:p>
          </table:table-cell>
          <table:table-cell office:value-type="float" office:value="133.65" calcext:value-type="float">
            <text:p>133,65</text:p>
          </table:table-cell>
          <table:table-cell office:value-type="float" office:value="133.452777777778" calcext:value-type="float">
            <text:p>133,452777777778</text:p>
          </table:table-cell>
          <table:table-cell office:value-type="float" office:value="133.655555555556" calcext:value-type="float">
            <text:p>133,655555555556</text:p>
          </table:table-cell>
          <table:table-cell office:value-type="float" office:value="133.883333333333" calcext:value-type="float">
            <text:p>133,883333333333</text:p>
          </table:table-cell>
          <table:table-cell office:value-type="float" office:value="133.825" calcext:value-type="float">
            <text:p>133,825</text:p>
          </table:table-cell>
          <table:table-cell office:value-type="float" office:value="133.933333333333" calcext:value-type="float">
            <text:p>133,933333333333</text:p>
          </table:table-cell>
          <table:table-cell office:value-type="float" office:value="134.152777777778" calcext:value-type="float">
            <text:p>134,152777777778</text:p>
          </table:table-cell>
          <table:table-cell office:value-type="float" office:value="133.9" calcext:value-type="float">
            <text:p>133,9</text:p>
          </table:table-cell>
          <table:table-cell office:value-type="float" office:value="1149.24166666667" calcext:value-type="float">
            <text:p>1149,24166666667</text:p>
          </table:table-cell>
          <table:table-cell office:value-type="float" office:value="134.122222222222" calcext:value-type="float">
            <text:p>134,122222222222</text:p>
          </table:table-cell>
          <table:table-cell office:value-type="float" office:value="134.155555555556" calcext:value-type="float">
            <text:p>134,155555555556</text:p>
          </table:table-cell>
          <table:table-cell office:value-type="float" office:value="134.013888888889" calcext:value-type="float">
            <text:p>134,013888888889</text:p>
          </table:table-cell>
          <table:table-cell office:value-type="float" office:value="134" calcext:value-type="float">
            <text:p>134</text:p>
          </table:table-cell>
          <table:table-cell office:value-type="float" office:value="196.944444444444" calcext:value-type="float">
            <text:p>196,944444444444</text:p>
          </table:table-cell>
          <table:table-cell office:value-type="float" office:value="188" calcext:value-type="float">
            <text:p>188</text:p>
          </table:table-cell>
          <table:table-cell office:value-type="float" office:value="205.875" calcext:value-type="float">
            <text:p>205,875</text:p>
          </table:table-cell>
          <table:table-cell office:value-type="float" office:value="413.180555555556" calcext:value-type="float">
            <text:p>413,1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66.997222222222" calcext:value-type="float">
            <text:p>466,997222222222</text:p>
          </table:table-cell>
          <table:table-cell office:value-type="float" office:value="305.127777777778" calcext:value-type="float">
            <text:p>305,127777777778</text:p>
          </table:table-cell>
          <table:table-cell office:value-type="float" office:value="268.680555555556" calcext:value-type="float">
            <text:p>268,680555555556</text:p>
          </table:table-cell>
          <table:table-cell office:value-type="float" office:value="304.908333333333" calcext:value-type="float">
            <text:p>304,908333333333</text:p>
          </table:table-cell>
          <table:table-cell office:value-type="float" office:value="349.711111111111" calcext:value-type="float">
            <text:p>349,711111111111</text:p>
          </table:table-cell>
          <table:table-cell office:value-type="float" office:value="250.052777777778" calcext:value-type="float">
            <text:p>250,052777777778</text:p>
          </table:table-cell>
          <table:table-cell office:value-type="float" office:value="214.888888888889" calcext:value-type="float">
            <text:p>214,888888888889</text:p>
          </table:table-cell>
          <table:table-cell office:value-type="float" office:value="295.822222222222" calcext:value-type="float">
            <text:p>295,822222222222</text:p>
          </table:table-cell>
          <table:table-cell office:value-type="float" office:value="277.869444444445" calcext:value-type="float">
            <text:p>277,869444444445</text:p>
          </table:table-cell>
          <table:table-cell office:value-type="float" office:value="259.625" calcext:value-type="float">
            <text:p>259,625</text:p>
          </table:table-cell>
          <table:table-cell office:value-type="float" office:value="214.591666666667" calcext:value-type="float">
            <text:p>214,591666666667</text:p>
          </table:table-cell>
          <table:table-cell office:value-type="float" office:value="223.602777777778" calcext:value-type="float">
            <text:p>223,602777777778</text:p>
          </table:table-cell>
          <table:table-cell office:value-type="float" office:value="179.072222222222" calcext:value-type="float">
            <text:p>179,072222222222</text:p>
          </table:table-cell>
          <table:table-cell office:value-type="float" office:value="160.622222222222" calcext:value-type="float">
            <text:p>160,622222222222</text:p>
          </table:table-cell>
          <table:table-cell office:value-type="float" office:value="152.172222222222" calcext:value-type="float">
            <text:p>152,172222222222</text:p>
          </table:table-cell>
          <table:table-cell office:value-type="float" office:value="143.205555555556" calcext:value-type="float">
            <text:p>143,205555555556</text:p>
          </table:table-cell>
          <table:table-cell office:value-type="float" office:value="152.002777777778" calcext:value-type="float">
            <text:p>152,002777777778</text:p>
          </table:table-cell>
          <table:table-cell office:value-type="float" office:value="142.811111111111" calcext:value-type="float">
            <text:p>142,811111111111</text:p>
          </table:table-cell>
          <table:table-cell office:value-type="float" office:value="143.2" calcext:value-type="float">
            <text:p>143,2</text:p>
          </table:table-cell>
          <table:table-cell office:value-type="float" office:value="133.794444444444" calcext:value-type="float">
            <text:p>133,7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45.205555555556" calcext:value-type="float">
            <text:p>145,205555555556</text:p>
          </table:table-cell>
          <table:table-cell office:value-type="float" office:value="136.266666666667" calcext:value-type="float">
            <text:p>136,266666666667</text:p>
          </table:table-cell>
          <table:table-cell office:value-type="float" office:value="146.352777777778" calcext:value-type="float">
            <text:p>146,352777777778</text:p>
          </table:table-cell>
          <table:table-cell office:value-type="float" office:value="136.016666666667" calcext:value-type="float">
            <text:p>136,016666666667</text:p>
          </table:table-cell>
          <table:table-cell office:value-type="float" office:value="134.583333333333" calcext:value-type="float">
            <text:p>134,583333333333</text:p>
          </table:table-cell>
          <table:table-cell office:value-type="float" office:value="135.261111111111" calcext:value-type="float">
            <text:p>135,261111111111</text:p>
          </table:table-cell>
          <table:table-cell office:value-type="float" office:value="143.288888888889" calcext:value-type="float">
            <text:p>143,288888888889</text:p>
          </table:table-cell>
          <table:table-cell office:value-type="float" office:value="137.075" calcext:value-type="float">
            <text:p>137,075</text:p>
          </table:table-cell>
          <table:table-cell office:value-type="float" office:value="136.288888888889" calcext:value-type="float">
            <text:p>136,288888888889</text:p>
          </table:table-cell>
          <table:table-cell office:value-type="float" office:value="136.25" calcext:value-type="float">
            <text:p>136,25</text:p>
          </table:table-cell>
          <table:table-cell office:value-type="float" office:value="136.172222222222" calcext:value-type="float">
            <text:p>136,172222222222</text:p>
          </table:table-cell>
          <table:table-cell office:value-type="float" office:value="144.691666666667" calcext:value-type="float">
            <text:p>144,691666666667</text:p>
          </table:table-cell>
          <table:table-cell office:value-type="float" office:value="146.486111111111" calcext:value-type="float">
            <text:p>146,486111111111</text:p>
          </table:table-cell>
          <table:table-cell office:value-type="float" office:value="137.158333333333" calcext:value-type="float">
            <text:p>137,158333333333</text:p>
          </table:table-cell>
          <table:table-cell office:value-type="float" office:value="136.911111111111" calcext:value-type="float">
            <text:p>136,911111111111</text:p>
          </table:table-cell>
          <table:table-cell office:value-type="float" office:value="147.297222222222" calcext:value-type="float">
            <text:p>147,297222222222</text:p>
          </table:table-cell>
          <table:table-cell office:value-type="float" office:value="138.258333333333" calcext:value-type="float">
            <text:p>138,258333333333</text:p>
          </table:table-cell>
          <table:table-cell office:value-type="float" office:value="147.916666666667" calcext:value-type="float">
            <text:p>147,916666666667</text:p>
          </table:table-cell>
          <table:table-cell office:value-type="float" office:value="147.541666666667" calcext:value-type="float">
            <text:p>147,541666666667</text:p>
          </table:table-cell>
          <table:table-cell office:value-type="float" office:value="141.066666666667" calcext:value-type="float">
            <text:p>141,06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45.197222222222" calcext:value-type="float">
            <text:p>145,197222222222</text:p>
          </table:table-cell>
          <table:table-cell office:value-type="float" office:value="135.788888888889" calcext:value-type="float">
            <text:p>135,788888888889</text:p>
          </table:table-cell>
          <table:table-cell office:value-type="float" office:value="137.65" calcext:value-type="float">
            <text:p>137,65</text:p>
          </table:table-cell>
          <table:table-cell office:value-type="float" office:value="135.341666666667" calcext:value-type="float">
            <text:p>135,341666666667</text:p>
          </table:table-cell>
          <table:table-cell office:value-type="float" office:value="144.947222222222" calcext:value-type="float">
            <text:p>144,947222222222</text:p>
          </table:table-cell>
          <table:table-cell office:value-type="float" office:value="144.672222222222" calcext:value-type="float">
            <text:p>144,672222222222</text:p>
          </table:table-cell>
          <table:table-cell office:value-type="float" office:value="143.613888888889" calcext:value-type="float">
            <text:p>143,613888888889</text:p>
          </table:table-cell>
          <table:table-cell office:value-type="float" office:value="145.983333333333" calcext:value-type="float">
            <text:p>145,983333333333</text:p>
          </table:table-cell>
          <table:table-cell office:value-type="float" office:value="146.472222222222" calcext:value-type="float">
            <text:p>146,472222222222</text:p>
          </table:table-cell>
          <table:table-cell office:value-type="float" office:value="143.533333333333" calcext:value-type="float">
            <text:p>143,533333333333</text:p>
          </table:table-cell>
          <table:table-cell office:value-type="float" office:value="145.877777777778" calcext:value-type="float">
            <text:p>145,877777777778</text:p>
          </table:table-cell>
          <table:table-cell office:value-type="float" office:value="144.738888888889" calcext:value-type="float">
            <text:p>144,738888888889</text:p>
          </table:table-cell>
          <table:table-cell office:value-type="float" office:value="152.105555555556" calcext:value-type="float">
            <text:p>152,105555555556</text:p>
          </table:table-cell>
          <table:table-cell office:value-type="float" office:value="146.4" calcext:value-type="float">
            <text:p>146,4</text:p>
          </table:table-cell>
          <table:table-cell office:value-type="float" office:value="146.586111111111" calcext:value-type="float">
            <text:p>146,586111111111</text:p>
          </table:table-cell>
          <table:table-cell office:value-type="float" office:value="172.602777777778" calcext:value-type="float">
            <text:p>172,602777777778</text:p>
          </table:table-cell>
          <table:table-cell office:value-type="float" office:value="173.055555555556" calcext:value-type="float">
            <text:p>173,055555555556</text:p>
          </table:table-cell>
          <table:table-cell office:value-type="float" office:value="180.05" calcext:value-type="float">
            <text:p>180,05</text:p>
          </table:table-cell>
          <table:table-cell office:value-type="float" office:value="313.691666666667" calcext:value-type="float">
            <text:p>313,691666666667</text:p>
          </table:table-cell>
          <table:table-cell office:value-type="float" office:value="484.644444444445" calcext:value-type="float">
            <text:p>484,6444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62.963888888889" calcext:value-type="float">
            <text:p>362,963888888889</text:p>
          </table:table-cell>
          <table:table-cell office:value-type="float" office:value="333.7" calcext:value-type="float">
            <text:p>333,7</text:p>
          </table:table-cell>
          <table:table-cell office:value-type="float" office:value="332.641666666667" calcext:value-type="float">
            <text:p>332,641666666667</text:p>
          </table:table-cell>
          <table:table-cell office:value-type="float" office:value="324.086111111111" calcext:value-type="float">
            <text:p>324,086111111111</text:p>
          </table:table-cell>
          <table:table-cell office:value-type="float" office:value="261.516666666667" calcext:value-type="float">
            <text:p>261,516666666667</text:p>
          </table:table-cell>
          <table:table-cell office:value-type="float" office:value="268.216666666667" calcext:value-type="float">
            <text:p>268,216666666667</text:p>
          </table:table-cell>
          <table:table-cell office:value-type="float" office:value="277.402777777778" calcext:value-type="float">
            <text:p>277,402777777778</text:p>
          </table:table-cell>
          <table:table-cell office:value-type="float" office:value="261.125" calcext:value-type="float">
            <text:p>261,125</text:p>
          </table:table-cell>
          <table:table-cell office:value-type="float" office:value="260.216666666667" calcext:value-type="float">
            <text:p>260,216666666667</text:p>
          </table:table-cell>
          <table:table-cell office:value-type="float" office:value="241.683333333333" calcext:value-type="float">
            <text:p>241,683333333333</text:p>
          </table:table-cell>
          <table:table-cell office:value-type="float" office:value="226.858333333333" calcext:value-type="float">
            <text:p>226,858333333333</text:p>
          </table:table-cell>
          <table:table-cell office:value-type="float" office:value="192.511111111111" calcext:value-type="float">
            <text:p>192,511111111111</text:p>
          </table:table-cell>
          <table:table-cell office:value-type="float" office:value="207.811111111111" calcext:value-type="float">
            <text:p>207,811111111111</text:p>
          </table:table-cell>
          <table:table-cell office:value-type="float" office:value="198.8" calcext:value-type="float">
            <text:p>198,8</text:p>
          </table:table-cell>
          <table:table-cell office:value-type="float" office:value="187.119444444444" calcext:value-type="float">
            <text:p>187,119444444444</text:p>
          </table:table-cell>
          <table:table-cell office:value-type="float" office:value="180.394444444444" calcext:value-type="float">
            <text:p>180,394444444444</text:p>
          </table:table-cell>
          <table:table-cell office:value-type="float" office:value="185.138888888889" calcext:value-type="float">
            <text:p>185,138888888889</text:p>
          </table:table-cell>
          <table:table-cell office:value-type="float" office:value="189.011111111111" calcext:value-type="float">
            <text:p>189,011111111111</text:p>
          </table:table-cell>
          <table:table-cell office:value-type="float" office:value="189.811111111111" calcext:value-type="float">
            <text:p>189,811111111111</text:p>
          </table:table-cell>
          <table:table-cell office:value-type="float" office:value="182.108333333333" calcext:value-type="float">
            <text:p>182,108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79.336111111111" calcext:value-type="float">
            <text:p>179,336111111111</text:p>
          </table:table-cell>
          <table:table-cell office:value-type="float" office:value="178.038888888889" calcext:value-type="float">
            <text:p>178,038888888889</text:p>
          </table:table-cell>
          <table:table-cell office:value-type="float" office:value="192.6" calcext:value-type="float">
            <text:p>192,6</text:p>
          </table:table-cell>
          <table:table-cell office:value-type="float" office:value="168.755555555556" calcext:value-type="float">
            <text:p>168,755555555556</text:p>
          </table:table-cell>
          <table:table-cell office:value-type="float" office:value="186.583333333333" calcext:value-type="float">
            <text:p>186,583333333333</text:p>
          </table:table-cell>
          <table:table-cell office:value-type="float" office:value="193.505555555556" calcext:value-type="float">
            <text:p>193,505555555556</text:p>
          </table:table-cell>
          <table:table-cell office:value-type="float" office:value="169.372222222222" calcext:value-type="float">
            <text:p>169,372222222222</text:p>
          </table:table-cell>
          <table:table-cell office:value-type="float" office:value="168.663888888889" calcext:value-type="float">
            <text:p>168,663888888889</text:p>
          </table:table-cell>
          <table:table-cell office:value-type="float" office:value="179.466666666667" calcext:value-type="float">
            <text:p>179,466666666667</text:p>
          </table:table-cell>
          <table:table-cell office:value-type="float" office:value="189.361111111111" calcext:value-type="float">
            <text:p>189,361111111111</text:p>
          </table:table-cell>
          <table:table-cell office:value-type="float" office:value="169.527777777778" calcext:value-type="float">
            <text:p>169,527777777778</text:p>
          </table:table-cell>
          <table:table-cell office:value-type="float" office:value="180.311111111111" calcext:value-type="float">
            <text:p>180,311111111111</text:p>
          </table:table-cell>
          <table:table-cell office:value-type="float" office:value="169.386111111111" calcext:value-type="float">
            <text:p>169,386111111111</text:p>
          </table:table-cell>
          <table:table-cell office:value-type="float" office:value="169.433333333333" calcext:value-type="float">
            <text:p>169,433333333333</text:p>
          </table:table-cell>
          <table:table-cell office:value-type="float" office:value="167.866666666667" calcext:value-type="float">
            <text:p>167,866666666667</text:p>
          </table:table-cell>
          <table:table-cell office:value-type="float" office:value="177.538888888889" calcext:value-type="float">
            <text:p>177,538888888889</text:p>
          </table:table-cell>
          <table:table-cell office:value-type="float" office:value="168.15" calcext:value-type="float">
            <text:p>168,15</text:p>
          </table:table-cell>
          <table:table-cell office:value-type="float" office:value="169.444444444444" calcext:value-type="float">
            <text:p>169,444444444444</text:p>
          </table:table-cell>
          <table:table-cell office:value-type="float" office:value="169.155555555556" calcext:value-type="float">
            <text:p>169,155555555556</text:p>
          </table:table-cell>
          <table:table-cell office:value-type="float" office:value="180.847222222222" calcext:value-type="float">
            <text:p>180,847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63.716666666667" calcext:value-type="float">
            <text:p>163,716666666667</text:p>
          </table:table-cell>
          <table:table-cell office:value-type="float" office:value="163.427777777778" calcext:value-type="float">
            <text:p>163,427777777778</text:p>
          </table:table-cell>
          <table:table-cell office:value-type="float" office:value="165.058333333333" calcext:value-type="float">
            <text:p>165,058333333333</text:p>
          </table:table-cell>
          <table:table-cell office:value-type="float" office:value="169.980555555556" calcext:value-type="float">
            <text:p>169,980555555556</text:p>
          </table:table-cell>
          <table:table-cell office:value-type="float" office:value="177.852777777778" calcext:value-type="float">
            <text:p>177,852777777778</text:p>
          </table:table-cell>
          <table:table-cell office:value-type="float" office:value="173.102777777778" calcext:value-type="float">
            <text:p>173,102777777778</text:p>
          </table:table-cell>
          <table:table-cell office:value-type="float" office:value="171.988888888889" calcext:value-type="float">
            <text:p>171,988888888889</text:p>
          </table:table-cell>
          <table:table-cell office:value-type="float" office:value="163.2" calcext:value-type="float">
            <text:p>163,2</text:p>
          </table:table-cell>
          <table:table-cell office:value-type="float" office:value="172.691666666667" calcext:value-type="float">
            <text:p>172,691666666667</text:p>
          </table:table-cell>
          <table:table-cell office:value-type="float" office:value="175.861111111111" calcext:value-type="float">
            <text:p>175,861111111111</text:p>
          </table:table-cell>
          <table:table-cell office:value-type="float" office:value="170.305555555556" calcext:value-type="float">
            <text:p>170,305555555556</text:p>
          </table:table-cell>
          <table:table-cell office:value-type="float" office:value="164.925" calcext:value-type="float">
            <text:p>164,925</text:p>
          </table:table-cell>
          <table:table-cell office:value-type="float" office:value="162.969444444444" calcext:value-type="float">
            <text:p>162,969444444444</text:p>
          </table:table-cell>
          <table:table-cell office:value-type="float" office:value="169.733333333333" calcext:value-type="float">
            <text:p>169,733333333333</text:p>
          </table:table-cell>
          <table:table-cell office:value-type="float" office:value="160.097222222222" calcext:value-type="float">
            <text:p>160,097222222222</text:p>
          </table:table-cell>
          <table:table-cell office:value-type="float" office:value="175.052777777778" calcext:value-type="float">
            <text:p>175,052777777778</text:p>
          </table:table-cell>
          <table:table-cell office:value-type="float" office:value="193.230555555556" calcext:value-type="float">
            <text:p>193,230555555556</text:p>
          </table:table-cell>
          <table:table-cell office:value-type="float" office:value="298.011111111111" calcext:value-type="float">
            <text:p>298,011111111111</text:p>
          </table:table-cell>
          <table:table-cell office:value-type="float" office:value="377.216666666666" calcext:value-type="float">
            <text:p>377,216666666666</text:p>
          </table:table-cell>
          <table:table-cell office:value-type="float" office:value="333.283333333333" calcext:value-type="float">
            <text:p>333,283333333333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intel+nvidi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184.588644444444" calcext:value-type="float">
            <text:p>184,588644444444</text:p>
          </table:table-cell>
          <table:table-cell table:formula="of:=[.C40]+[.C52]" office:value-type="float" office:value="190.270333333333" calcext:value-type="float">
            <text:p>190,270333333333</text:p>
          </table:table-cell>
          <table:table-cell table:formula="of:=[.D40]+[.D52]" office:value-type="float" office:value="190.621122222222" calcext:value-type="float">
            <text:p>190,621122222222</text:p>
          </table:table-cell>
          <table:table-cell table:formula="of:=[.E40]+[.E52]" office:value-type="float" office:value="188.975944444444" calcext:value-type="float">
            <text:p>188,975944444444</text:p>
          </table:table-cell>
          <table:table-cell table:formula="of:=[.F40]+[.F52]" office:value-type="float" office:value="189.128088888889" calcext:value-type="float">
            <text:p>189,128088888889</text:p>
          </table:table-cell>
          <table:table-cell table:formula="of:=[.G40]+[.G52]" office:value-type="float" office:value="188.4925" calcext:value-type="float">
            <text:p>188,4925</text:p>
          </table:table-cell>
          <table:table-cell table:formula="of:=[.H40]+[.H52]" office:value-type="float" office:value="188.339766666667" calcext:value-type="float">
            <text:p>188,339766666667</text:p>
          </table:table-cell>
          <table:table-cell table:formula="of:=[.I40]+[.I52]" office:value-type="float" office:value="189.5654" calcext:value-type="float">
            <text:p>189,5654</text:p>
          </table:table-cell>
          <table:table-cell table:formula="of:=[.J40]+[.J52]" office:value-type="float" office:value="188.655988888889" calcext:value-type="float">
            <text:p>188,655988888889</text:p>
          </table:table-cell>
          <table:table-cell table:formula="of:=[.K40]+[.K52]" office:value-type="float" office:value="187.984211111111" calcext:value-type="float">
            <text:p>187,984211111111</text:p>
          </table:table-cell>
          <table:table-cell table:formula="of:=[.L40]+[.L52]" office:value-type="float" office:value="189.822677777778" calcext:value-type="float">
            <text:p>189,822677777778</text:p>
          </table:table-cell>
          <table:table-cell table:formula="of:=[.M40]+[.M52]" office:value-type="float" office:value="190.855755555556" calcext:value-type="float">
            <text:p>190,855755555556</text:p>
          </table:table-cell>
          <table:table-cell table:formula="of:=[.N40]+[.N52]" office:value-type="float" office:value="189.586822222222" calcext:value-type="float">
            <text:p>189,586822222222</text:p>
          </table:table-cell>
          <table:table-cell table:formula="of:=[.O40]+[.O52]" office:value-type="float" office:value="188.981944444444" calcext:value-type="float">
            <text:p>188,981944444444</text:p>
          </table:table-cell>
          <table:table-cell table:formula="of:=[.P40]+[.P52]" office:value-type="float" office:value="190.753155555556" calcext:value-type="float">
            <text:p>190,753155555556</text:p>
          </table:table-cell>
          <table:table-cell table:formula="of:=[.Q40]+[.Q52]" office:value-type="float" office:value="189.667622222222" calcext:value-type="float">
            <text:p>189,667622222222</text:p>
          </table:table-cell>
          <table:table-cell table:formula="of:=[.R40]+[.R52]" office:value-type="float" office:value="191.555166666667" calcext:value-type="float">
            <text:p>191,555166666667</text:p>
          </table:table-cell>
          <table:table-cell table:formula="of:=[.S40]+[.S52]" office:value-type="float" office:value="191.293088888889" calcext:value-type="float">
            <text:p>191,293088888889</text:p>
          </table:table-cell>
          <table:table-cell table:formula="of:=[.T40]+[.T52]" office:value-type="float" office:value="190.4765" calcext:value-type="float">
            <text:p>190,4765</text:p>
          </table:table-cell>
          <table:table-cell table:formula="of:=[.U40]+[.U52]" office:value-type="float" office:value="189.574655555556" calcext:value-type="float">
            <text:p>189,574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186.392488888889" calcext:value-type="float">
            <text:p>186,392488888889</text:p>
          </table:table-cell>
          <table:table-cell table:formula="of:=[.C41]+[.C53]" office:value-type="float" office:value="186.8097" calcext:value-type="float">
            <text:p>186,8097</text:p>
          </table:table-cell>
          <table:table-cell table:formula="of:=[.D41]+[.D53]" office:value-type="float" office:value="186.741622222222" calcext:value-type="float">
            <text:p>186,741622222222</text:p>
          </table:table-cell>
          <table:table-cell table:formula="of:=[.E41]+[.E53]" office:value-type="float" office:value="185.9373" calcext:value-type="float">
            <text:p>185,9373</text:p>
          </table:table-cell>
          <table:table-cell table:formula="of:=[.F41]+[.F53]" office:value-type="float" office:value="186.464077777778" calcext:value-type="float">
            <text:p>186,464077777778</text:p>
          </table:table-cell>
          <table:table-cell table:formula="of:=[.G41]+[.G53]" office:value-type="float" office:value="185.571655555556" calcext:value-type="float">
            <text:p>185,571655555556</text:p>
          </table:table-cell>
          <table:table-cell table:formula="of:=[.H41]+[.H53]" office:value-type="float" office:value="186.118333333333" calcext:value-type="float">
            <text:p>186,118333333333</text:p>
          </table:table-cell>
          <table:table-cell table:formula="of:=[.I41]+[.I53]" office:value-type="float" office:value="186.3614" calcext:value-type="float">
            <text:p>186,3614</text:p>
          </table:table-cell>
          <table:table-cell table:formula="of:=[.J41]+[.J53]" office:value-type="float" office:value="187.461833333333" calcext:value-type="float">
            <text:p>187,461833333333</text:p>
          </table:table-cell>
          <table:table-cell table:formula="of:=[.K41]+[.K53]" office:value-type="float" office:value="187.353277777778" calcext:value-type="float">
            <text:p>187,353277777778</text:p>
          </table:table-cell>
          <table:table-cell table:formula="of:=[.L41]+[.L53]" office:value-type="float" office:value="187.0742" calcext:value-type="float">
            <text:p>187,0742</text:p>
          </table:table-cell>
          <table:table-cell table:formula="of:=[.M41]+[.M53]" office:value-type="float" office:value="2950.57076666667" calcext:value-type="float">
            <text:p>2950,57076666667</text:p>
          </table:table-cell>
          <table:table-cell table:formula="of:=[.N41]+[.N53]" office:value-type="float" office:value="187.368022222222" calcext:value-type="float">
            <text:p>187,368022222222</text:p>
          </table:table-cell>
          <table:table-cell table:formula="of:=[.O41]+[.O53]" office:value-type="float" office:value="187.282755555556" calcext:value-type="float">
            <text:p>187,282755555556</text:p>
          </table:table-cell>
          <table:table-cell table:formula="of:=[.P41]+[.P53]" office:value-type="float" office:value="186.987688888889" calcext:value-type="float">
            <text:p>186,987688888889</text:p>
          </table:table-cell>
          <table:table-cell table:formula="of:=[.Q41]+[.Q53]" office:value-type="float" office:value="187.0841" calcext:value-type="float">
            <text:p>187,0841</text:p>
          </table:table-cell>
          <table:table-cell table:formula="of:=[.R41]+[.R53]" office:value-type="float" office:value="250.828744444444" calcext:value-type="float">
            <text:p>250,828744444444</text:p>
          </table:table-cell>
          <table:table-cell table:formula="of:=[.S41]+[.S53]" office:value-type="float" office:value="243.5398" calcext:value-type="float">
            <text:p>243,5398</text:p>
          </table:table-cell>
          <table:table-cell table:formula="of:=[.T41]+[.T53]" office:value-type="float" office:value="261.1741" calcext:value-type="float">
            <text:p>261,1741</text:p>
          </table:table-cell>
          <table:table-cell table:formula="of:=[.U41]+[.U53]" office:value-type="float" office:value="468.425955555556" calcext:value-type="float">
            <text:p>468,4259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523.711222222222" calcext:value-type="float">
            <text:p>523,711222222222</text:p>
          </table:table-cell>
          <table:table-cell table:formula="of:=[.C42]+[.C54]" office:value-type="float" office:value="357.725177777778" calcext:value-type="float">
            <text:p>357,725177777778</text:p>
          </table:table-cell>
          <table:table-cell table:formula="of:=[.D42]+[.D54]" office:value-type="float" office:value="322.942455555556" calcext:value-type="float">
            <text:p>322,942455555556</text:p>
          </table:table-cell>
          <table:table-cell table:formula="of:=[.E42]+[.E54]" office:value-type="float" office:value="358.765333333333" calcext:value-type="float">
            <text:p>358,765333333333</text:p>
          </table:table-cell>
          <table:table-cell table:formula="of:=[.F42]+[.F54]" office:value-type="float" office:value="407.447011111111" calcext:value-type="float">
            <text:p>407,447011111111</text:p>
          </table:table-cell>
          <table:table-cell table:formula="of:=[.G42]+[.G54]" office:value-type="float" office:value="302.658577777778" calcext:value-type="float">
            <text:p>302,658577777778</text:p>
          </table:table-cell>
          <table:table-cell table:formula="of:=[.H42]+[.H54]" office:value-type="float" office:value="269.030588888889" calcext:value-type="float">
            <text:p>269,030588888889</text:p>
          </table:table-cell>
          <table:table-cell table:formula="of:=[.I42]+[.I54]" office:value-type="float" office:value="348.221222222222" calcext:value-type="float">
            <text:p>348,221222222222</text:p>
          </table:table-cell>
          <table:table-cell table:formula="of:=[.J42]+[.J54]" office:value-type="float" office:value="329.453444444445" calcext:value-type="float">
            <text:p>329,453444444445</text:p>
          </table:table-cell>
          <table:table-cell table:formula="of:=[.K42]+[.K54]" office:value-type="float" office:value="313.5063" calcext:value-type="float">
            <text:p>313,5063</text:p>
          </table:table-cell>
          <table:table-cell table:formula="of:=[.L42]+[.L54]" office:value-type="float" office:value="265.732966666667" calcext:value-type="float">
            <text:p>265,732966666667</text:p>
          </table:table-cell>
          <table:table-cell table:formula="of:=[.M42]+[.M54]" office:value-type="float" office:value="277.110177777778" calcext:value-type="float">
            <text:p>277,110177777778</text:p>
          </table:table-cell>
          <table:table-cell table:formula="of:=[.N42]+[.N54]" office:value-type="float" office:value="234.595222222222" calcext:value-type="float">
            <text:p>234,595222222222</text:p>
          </table:table-cell>
          <table:table-cell table:formula="of:=[.O42]+[.O54]" office:value-type="float" office:value="215.504022222222" calcext:value-type="float">
            <text:p>215,504022222222</text:p>
          </table:table-cell>
          <table:table-cell table:formula="of:=[.P42]+[.P54]" office:value-type="float" office:value="207.884822222222" calcext:value-type="float">
            <text:p>207,884822222222</text:p>
          </table:table-cell>
          <table:table-cell table:formula="of:=[.Q42]+[.Q54]" office:value-type="float" office:value="197.178755555556" calcext:value-type="float">
            <text:p>197,178755555556</text:p>
          </table:table-cell>
          <table:table-cell table:formula="of:=[.R42]+[.R54]" office:value-type="float" office:value="206.499577777778" calcext:value-type="float">
            <text:p>206,499577777778</text:p>
          </table:table-cell>
          <table:table-cell table:formula="of:=[.S42]+[.S54]" office:value-type="float" office:value="198.232011111111" calcext:value-type="float">
            <text:p>198,232011111111</text:p>
          </table:table-cell>
          <table:table-cell table:formula="of:=[.T42]+[.T54]" office:value-type="float" office:value="197.6117" calcext:value-type="float">
            <text:p>197,6117</text:p>
          </table:table-cell>
          <table:table-cell table:formula="of:=[.U42]+[.U54]" office:value-type="float" office:value="186.029644444444" calcext:value-type="float">
            <text:p>186,0296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00.806755555556" calcext:value-type="float">
            <text:p>200,806755555556</text:p>
          </table:table-cell>
          <table:table-cell table:formula="of:=[.C43]+[.C55]" office:value-type="float" office:value="189.404766666667" calcext:value-type="float">
            <text:p>189,404766666667</text:p>
          </table:table-cell>
          <table:table-cell table:formula="of:=[.D43]+[.D55]" office:value-type="float" office:value="201.154077777778" calcext:value-type="float">
            <text:p>201,154077777778</text:p>
          </table:table-cell>
          <table:table-cell table:formula="of:=[.E43]+[.E55]" office:value-type="float" office:value="188.714766666667" calcext:value-type="float">
            <text:p>188,714766666667</text:p>
          </table:table-cell>
          <table:table-cell table:formula="of:=[.F43]+[.F55]" office:value-type="float" office:value="186.099033333333" calcext:value-type="float">
            <text:p>186,099033333333</text:p>
          </table:table-cell>
          <table:table-cell table:formula="of:=[.G43]+[.G55]" office:value-type="float" office:value="188.118911111111" calcext:value-type="float">
            <text:p>188,118911111111</text:p>
          </table:table-cell>
          <table:table-cell table:formula="of:=[.H43]+[.H55]" office:value-type="float" office:value="201.298288888889" calcext:value-type="float">
            <text:p>201,298288888889</text:p>
          </table:table-cell>
          <table:table-cell table:formula="of:=[.I43]+[.I55]" office:value-type="float" office:value="189.983" calcext:value-type="float">
            <text:p>189,983</text:p>
          </table:table-cell>
          <table:table-cell table:formula="of:=[.J43]+[.J55]" office:value-type="float" office:value="190.151888888889" calcext:value-type="float">
            <text:p>190,151888888889</text:p>
          </table:table-cell>
          <table:table-cell table:formula="of:=[.K43]+[.K55]" office:value-type="float" office:value="189.6529" calcext:value-type="float">
            <text:p>189,6529</text:p>
          </table:table-cell>
          <table:table-cell table:formula="of:=[.L43]+[.L55]" office:value-type="float" office:value="189.140222222222" calcext:value-type="float">
            <text:p>189,140222222222</text:p>
          </table:table-cell>
          <table:table-cell table:formula="of:=[.M43]+[.M55]" office:value-type="float" office:value="200.798766666667" calcext:value-type="float">
            <text:p>200,798766666667</text:p>
          </table:table-cell>
          <table:table-cell table:formula="of:=[.N43]+[.N55]" office:value-type="float" office:value="202.448111111111" calcext:value-type="float">
            <text:p>202,448111111111</text:p>
          </table:table-cell>
          <table:table-cell table:formula="of:=[.O43]+[.O55]" office:value-type="float" office:value="189.670533333333" calcext:value-type="float">
            <text:p>189,670533333333</text:p>
          </table:table-cell>
          <table:table-cell table:formula="of:=[.P43]+[.P55]" office:value-type="float" office:value="188.677711111111" calcext:value-type="float">
            <text:p>188,677711111111</text:p>
          </table:table-cell>
          <table:table-cell table:formula="of:=[.Q43]+[.Q55]" office:value-type="float" office:value="201.491622222222" calcext:value-type="float">
            <text:p>201,491622222222</text:p>
          </table:table-cell>
          <table:table-cell table:formula="of:=[.R43]+[.R55]" office:value-type="float" office:value="191.738233333333" calcext:value-type="float">
            <text:p>191,738233333333</text:p>
          </table:table-cell>
          <table:table-cell table:formula="of:=[.S43]+[.S55]" office:value-type="float" office:value="203.840666666667" calcext:value-type="float">
            <text:p>203,840666666667</text:p>
          </table:table-cell>
          <table:table-cell table:formula="of:=[.T43]+[.T55]" office:value-type="float" office:value="201.285966666667" calcext:value-type="float">
            <text:p>201,285966666667</text:p>
          </table:table-cell>
          <table:table-cell table:formula="of:=[.U43]+[.U55]" office:value-type="float" office:value="193.569566666667" calcext:value-type="float">
            <text:p>193,5695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199.814122222222" calcext:value-type="float">
            <text:p>199,814122222222</text:p>
          </table:table-cell>
          <table:table-cell table:formula="of:=[.C44]+[.C56]" office:value-type="float" office:value="193.857488888889" calcext:value-type="float">
            <text:p>193,857488888889</text:p>
          </table:table-cell>
          <table:table-cell table:formula="of:=[.D44]+[.D56]" office:value-type="float" office:value="196.013" calcext:value-type="float">
            <text:p>196,013</text:p>
          </table:table-cell>
          <table:table-cell table:formula="of:=[.E44]+[.E56]" office:value-type="float" office:value="193.011666666667" calcext:value-type="float">
            <text:p>193,011666666667</text:p>
          </table:table-cell>
          <table:table-cell table:formula="of:=[.F44]+[.F56]" office:value-type="float" office:value="200.892722222222" calcext:value-type="float">
            <text:p>200,892722222222</text:p>
          </table:table-cell>
          <table:table-cell table:formula="of:=[.G44]+[.G56]" office:value-type="float" office:value="199.606122222222" calcext:value-type="float">
            <text:p>199,606122222222</text:p>
          </table:table-cell>
          <table:table-cell table:formula="of:=[.H44]+[.H56]" office:value-type="float" office:value="199.970488888889" calcext:value-type="float">
            <text:p>199,970488888889</text:p>
          </table:table-cell>
          <table:table-cell table:formula="of:=[.I44]+[.I56]" office:value-type="float" office:value="203.518533333333" calcext:value-type="float">
            <text:p>203,518533333333</text:p>
          </table:table-cell>
          <table:table-cell table:formula="of:=[.J44]+[.J56]" office:value-type="float" office:value="202.029122222222" calcext:value-type="float">
            <text:p>202,029122222222</text:p>
          </table:table-cell>
          <table:table-cell table:formula="of:=[.K44]+[.K56]" office:value-type="float" office:value="200.181733333333" calcext:value-type="float">
            <text:p>200,181733333333</text:p>
          </table:table-cell>
          <table:table-cell table:formula="of:=[.L44]+[.L56]" office:value-type="float" office:value="200.574277777778" calcext:value-type="float">
            <text:p>200,574277777778</text:p>
          </table:table-cell>
          <table:table-cell table:formula="of:=[.M44]+[.M56]" office:value-type="float" office:value="202.917588888889" calcext:value-type="float">
            <text:p>202,917588888889</text:p>
          </table:table-cell>
          <table:table-cell table:formula="of:=[.N44]+[.N56]" office:value-type="float" office:value="208.019655555556" calcext:value-type="float">
            <text:p>208,019655555556</text:p>
          </table:table-cell>
          <table:table-cell table:formula="of:=[.O44]+[.O56]" office:value-type="float" office:value="203.6161" calcext:value-type="float">
            <text:p>203,6161</text:p>
          </table:table-cell>
          <table:table-cell table:formula="of:=[.P44]+[.P56]" office:value-type="float" office:value="204.683811111111" calcext:value-type="float">
            <text:p>204,683811111111</text:p>
          </table:table-cell>
          <table:table-cell table:formula="of:=[.Q44]+[.Q56]" office:value-type="float" office:value="228.763277777778" calcext:value-type="float">
            <text:p>228,763277777778</text:p>
          </table:table-cell>
          <table:table-cell table:formula="of:=[.R44]+[.R56]" office:value-type="float" office:value="228.752555555556" calcext:value-type="float">
            <text:p>228,752555555556</text:p>
          </table:table-cell>
          <table:table-cell table:formula="of:=[.S44]+[.S56]" office:value-type="float" office:value="232.2287" calcext:value-type="float">
            <text:p>232,2287</text:p>
          </table:table-cell>
          <table:table-cell table:formula="of:=[.T44]+[.T56]" office:value-type="float" office:value="367.693266666667" calcext:value-type="float">
            <text:p>367,693266666667</text:p>
          </table:table-cell>
          <table:table-cell table:formula="of:=[.U44]+[.U56]" office:value-type="float" office:value="537.629544444444" calcext:value-type="float">
            <text:p>537,6295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419.870488888889" calcext:value-type="float">
            <text:p>419,870488888889</text:p>
          </table:table-cell>
          <table:table-cell table:formula="of:=[.C45]+[.C57]" office:value-type="float" office:value="405.9743" calcext:value-type="float">
            <text:p>405,9743</text:p>
          </table:table-cell>
          <table:table-cell table:formula="of:=[.D45]+[.D57]" office:value-type="float" office:value="388.310066666667" calcext:value-type="float">
            <text:p>388,310066666667</text:p>
          </table:table-cell>
          <table:table-cell table:formula="of:=[.E45]+[.E57]" office:value-type="float" office:value="375.511411111111" calcext:value-type="float">
            <text:p>375,511411111111</text:p>
          </table:table-cell>
          <table:table-cell table:formula="of:=[.F45]+[.F57]" office:value-type="float" office:value="315.801766666667" calcext:value-type="float">
            <text:p>315,801766666667</text:p>
          </table:table-cell>
          <table:table-cell table:formula="of:=[.G45]+[.G57]" office:value-type="float" office:value="324.719766666667" calcext:value-type="float">
            <text:p>324,719766666667</text:p>
          </table:table-cell>
          <table:table-cell table:formula="of:=[.H45]+[.H57]" office:value-type="float" office:value="333.457177777778" calcext:value-type="float">
            <text:p>333,457177777778</text:p>
          </table:table-cell>
          <table:table-cell table:formula="of:=[.I45]+[.I57]" office:value-type="float" office:value="315.9597" calcext:value-type="float">
            <text:p>315,9597</text:p>
          </table:table-cell>
          <table:table-cell table:formula="of:=[.J45]+[.J57]" office:value-type="float" office:value="313.837566666667" calcext:value-type="float">
            <text:p>313,837566666667</text:p>
          </table:table-cell>
          <table:table-cell table:formula="of:=[.K45]+[.K57]" office:value-type="float" office:value="293.646433333333" calcext:value-type="float">
            <text:p>293,646433333333</text:p>
          </table:table-cell>
          <table:table-cell table:formula="of:=[.L45]+[.L57]" office:value-type="float" office:value="279.765033333333" calcext:value-type="float">
            <text:p>279,765033333333</text:p>
          </table:table-cell>
          <table:table-cell table:formula="of:=[.M45]+[.M57]" office:value-type="float" office:value="247.273811111111" calcext:value-type="float">
            <text:p>247,273811111111</text:p>
          </table:table-cell>
          <table:table-cell table:formula="of:=[.N45]+[.N57]" office:value-type="float" office:value="259.911111111111" calcext:value-type="float">
            <text:p>259,911111111111</text:p>
          </table:table-cell>
          <table:table-cell table:formula="of:=[.O45]+[.O57]" office:value-type="float" office:value="254.586" calcext:value-type="float">
            <text:p>254,586</text:p>
          </table:table-cell>
          <table:table-cell table:formula="of:=[.P45]+[.P57]" office:value-type="float" office:value="242.656944444444" calcext:value-type="float">
            <text:p>242,656944444444</text:p>
          </table:table-cell>
          <table:table-cell table:formula="of:=[.Q45]+[.Q57]" office:value-type="float" office:value="233.861944444444" calcext:value-type="float">
            <text:p>233,861944444444</text:p>
          </table:table-cell>
          <table:table-cell table:formula="of:=[.R45]+[.R57]" office:value-type="float" office:value="240.373988888889" calcext:value-type="float">
            <text:p>240,373988888889</text:p>
          </table:table-cell>
          <table:table-cell table:formula="of:=[.S45]+[.S57]" office:value-type="float" office:value="245.052211111111" calcext:value-type="float">
            <text:p>245,052211111111</text:p>
          </table:table-cell>
          <table:table-cell table:formula="of:=[.T45]+[.T57]" office:value-type="float" office:value="247.762411111111" calcext:value-type="float">
            <text:p>247,762411111111</text:p>
          </table:table-cell>
          <table:table-cell table:formula="of:=[.U45]+[.U57]" office:value-type="float" office:value="238.826133333333" calcext:value-type="float">
            <text:p>238,8261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34.184511111111" calcext:value-type="float">
            <text:p>234,184511111111</text:p>
          </table:table-cell>
          <table:table-cell table:formula="of:=[.C46]+[.C58]" office:value-type="float" office:value="232.231288888889" calcext:value-type="float">
            <text:p>232,231288888889</text:p>
          </table:table-cell>
          <table:table-cell table:formula="of:=[.D46]+[.D58]" office:value-type="float" office:value="249.8922" calcext:value-type="float">
            <text:p>249,8922</text:p>
          </table:table-cell>
          <table:table-cell table:formula="of:=[.E46]+[.E58]" office:value-type="float" office:value="222.970255555556" calcext:value-type="float">
            <text:p>222,970255555556</text:p>
          </table:table-cell>
          <table:table-cell table:formula="of:=[.F46]+[.F58]" office:value-type="float" office:value="239.824133333333" calcext:value-type="float">
            <text:p>239,824133333333</text:p>
          </table:table-cell>
          <table:table-cell table:formula="of:=[.G46]+[.G58]" office:value-type="float" office:value="256.092155555556" calcext:value-type="float">
            <text:p>256,092155555556</text:p>
          </table:table-cell>
          <table:table-cell table:formula="of:=[.H46]+[.H58]" office:value-type="float" office:value="224.181122222222" calcext:value-type="float">
            <text:p>224,181122222222</text:p>
          </table:table-cell>
          <table:table-cell table:formula="of:=[.I46]+[.I58]" office:value-type="float" office:value="224.781088888889" calcext:value-type="float">
            <text:p>224,781088888889</text:p>
          </table:table-cell>
          <table:table-cell table:formula="of:=[.J46]+[.J58]" office:value-type="float" office:value="236.881466666667" calcext:value-type="float">
            <text:p>236,881466666667</text:p>
          </table:table-cell>
          <table:table-cell table:formula="of:=[.K46]+[.K58]" office:value-type="float" office:value="242.673311111111" calcext:value-type="float">
            <text:p>242,673311111111</text:p>
          </table:table-cell>
          <table:table-cell table:formula="of:=[.L46]+[.L58]" office:value-type="float" office:value="225.313877777778" calcext:value-type="float">
            <text:p>225,313877777778</text:p>
          </table:table-cell>
          <table:table-cell table:formula="of:=[.M46]+[.M58]" office:value-type="float" office:value="235.808711111111" calcext:value-type="float">
            <text:p>235,808711111111</text:p>
          </table:table-cell>
          <table:table-cell table:formula="of:=[.N46]+[.N58]" office:value-type="float" office:value="228.304711111111" calcext:value-type="float">
            <text:p>228,304711111111</text:p>
          </table:table-cell>
          <table:table-cell table:formula="of:=[.O46]+[.O58]" office:value-type="float" office:value="225.106533333333" calcext:value-type="float">
            <text:p>225,106533333333</text:p>
          </table:table-cell>
          <table:table-cell table:formula="of:=[.P46]+[.P58]" office:value-type="float" office:value="221.698366666667" calcext:value-type="float">
            <text:p>221,698366666667</text:p>
          </table:table-cell>
          <table:table-cell table:formula="of:=[.Q46]+[.Q58]" office:value-type="float" office:value="231.138888888889" calcext:value-type="float">
            <text:p>231,138888888889</text:p>
          </table:table-cell>
          <table:table-cell table:formula="of:=[.R46]+[.R58]" office:value-type="float" office:value="222.621" calcext:value-type="float">
            <text:p>222,621</text:p>
          </table:table-cell>
          <table:table-cell table:formula="of:=[.S46]+[.S58]" office:value-type="float" office:value="223.524544444444" calcext:value-type="float">
            <text:p>223,524544444444</text:p>
          </table:table-cell>
          <table:table-cell table:formula="of:=[.T46]+[.T58]" office:value-type="float" office:value="223.352955555556" calcext:value-type="float">
            <text:p>223,352955555556</text:p>
          </table:table-cell>
          <table:table-cell table:formula="of:=[.U46]+[.U58]" office:value-type="float" office:value="237.945422222222" calcext:value-type="float">
            <text:p>237,9454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18.095266666667" calcext:value-type="float">
            <text:p>218,095266666667</text:p>
          </table:table-cell>
          <table:table-cell table:formula="of:=[.C47]+[.C59]" office:value-type="float" office:value="220.088877777778" calcext:value-type="float">
            <text:p>220,088877777778</text:p>
          </table:table-cell>
          <table:table-cell table:formula="of:=[.D47]+[.D59]" office:value-type="float" office:value="222.627433333333" calcext:value-type="float">
            <text:p>222,627433333333</text:p>
          </table:table-cell>
          <table:table-cell table:formula="of:=[.E47]+[.E59]" office:value-type="float" office:value="223.848955555556" calcext:value-type="float">
            <text:p>223,848955555556</text:p>
          </table:table-cell>
          <table:table-cell table:formula="of:=[.F47]+[.F59]" office:value-type="float" office:value="240.241077777778" calcext:value-type="float">
            <text:p>240,241077777778</text:p>
          </table:table-cell>
          <table:table-cell table:formula="of:=[.G47]+[.G59]" office:value-type="float" office:value="231.547377777778" calcext:value-type="float">
            <text:p>231,547377777778</text:p>
          </table:table-cell>
          <table:table-cell table:formula="of:=[.H47]+[.H59]" office:value-type="float" office:value="227.279588888889" calcext:value-type="float">
            <text:p>227,279588888889</text:p>
          </table:table-cell>
          <table:table-cell table:formula="of:=[.I47]+[.I59]" office:value-type="float" office:value="217.2096" calcext:value-type="float">
            <text:p>217,2096</text:p>
          </table:table-cell>
          <table:table-cell table:formula="of:=[.J47]+[.J59]" office:value-type="float" office:value="228.026766666667" calcext:value-type="float">
            <text:p>228,026766666667</text:p>
          </table:table-cell>
          <table:table-cell table:formula="of:=[.K47]+[.K59]" office:value-type="float" office:value="229.617211111111" calcext:value-type="float">
            <text:p>229,617211111111</text:p>
          </table:table-cell>
          <table:table-cell table:formula="of:=[.L47]+[.L59]" office:value-type="float" office:value="225.618955555556" calcext:value-type="float">
            <text:p>225,618955555556</text:p>
          </table:table-cell>
          <table:table-cell table:formula="of:=[.M47]+[.M59]" office:value-type="float" office:value="219.8222" calcext:value-type="float">
            <text:p>219,8222</text:p>
          </table:table-cell>
          <table:table-cell table:formula="of:=[.N47]+[.N59]" office:value-type="float" office:value="219.040244444444" calcext:value-type="float">
            <text:p>219,040244444444</text:p>
          </table:table-cell>
          <table:table-cell table:formula="of:=[.O47]+[.O59]" office:value-type="float" office:value="225.583433333333" calcext:value-type="float">
            <text:p>225,583433333333</text:p>
          </table:table-cell>
          <table:table-cell table:formula="of:=[.P47]+[.P59]" office:value-type="float" office:value="214.766322222222" calcext:value-type="float">
            <text:p>214,766322222222</text:p>
          </table:table-cell>
          <table:table-cell table:formula="of:=[.Q47]+[.Q59]" office:value-type="float" office:value="230.254777777778" calcext:value-type="float">
            <text:p>230,254777777778</text:p>
          </table:table-cell>
          <table:table-cell table:formula="of:=[.R47]+[.R59]" office:value-type="float" office:value="250.421055555556" calcext:value-type="float">
            <text:p>250,421055555556</text:p>
          </table:table-cell>
          <table:table-cell table:formula="of:=[.S47]+[.S59]" office:value-type="float" office:value="353.140711111111" calcext:value-type="float">
            <text:p>353,140711111111</text:p>
          </table:table-cell>
          <table:table-cell table:formula="of:=[.T47]+[.T59]" office:value-type="float" office:value="432.092366666666" calcext:value-type="float">
            <text:p>432,092366666666</text:p>
          </table:table-cell>
          <table:table-cell table:formula="of:=[.U47]+[.U59]" office:value-type="float" office:value="385.947433333333" calcext:value-type="float">
            <text:p>385,94743333333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l+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83]" office:value-type="float" office:value="0.029929820529468" calcext:value-type="float">
            <text:p>0,029929820529468</text:p>
          </table:table-cell>
          <table:table-cell table:formula="of:=[.C28]/[.C83]" office:value-type="float" office:value="0.211351750404249" calcext:value-type="float">
            <text:p>0,211351750404249</text:p>
          </table:table-cell>
          <table:table-cell table:formula="of:=[.D28]/[.D83]" office:value-type="float" office:value="0.395780562618075" calcext:value-type="float">
            <text:p>0,395780562618075</text:p>
          </table:table-cell>
          <table:table-cell table:formula="of:=[.E28]/[.E83]" office:value-type="float" office:value="0.0356347577454744" calcext:value-type="float">
            <text:p>0,035634757745474</text:p>
          </table:table-cell>
          <table:table-cell table:formula="of:=[.F28]/[.F83]" office:value-type="float" office:value="0.0356060912980315" calcext:value-type="float">
            <text:p>0,035606091298032</text:p>
          </table:table-cell>
          <table:table-cell table:formula="of:=[.G28]/[.G83]" office:value-type="float" office:value="0.0357261535604865" calcext:value-type="float">
            <text:p>0,035726153560487</text:p>
          </table:table-cell>
          <table:table-cell table:formula="of:=[.H28]/[.H83]" office:value-type="float" office:value="0.333539889699343" calcext:value-type="float">
            <text:p>0,333539889699343</text:p>
          </table:table-cell>
          <table:table-cell table:formula="of:=[.I28]/[.I83]" office:value-type="float" office:value="0.332449576768756" calcext:value-type="float">
            <text:p>0,332449576768756</text:p>
          </table:table-cell>
          <table:table-cell table:formula="of:=[.J28]/[.J83]" office:value-type="float" office:value="0.331848473874169" calcext:value-type="float">
            <text:p>0,331848473874169</text:p>
          </table:table-cell>
          <table:table-cell table:formula="of:=[.K28]/[.K83]" office:value-type="float" office:value="0.419338424935097" calcext:value-type="float">
            <text:p>0,419338424935097</text:p>
          </table:table-cell>
          <table:table-cell table:formula="of:=[.L28]/[.L83]" office:value-type="float" office:value="0.419507273484066" calcext:value-type="float">
            <text:p>0,419507273484066</text:p>
          </table:table-cell>
          <table:table-cell table:formula="of:=[.M28]/[.M83]" office:value-type="float" office:value="0.445514984614908" calcext:value-type="float">
            <text:p>0,445514984614908</text:p>
          </table:table-cell>
          <table:table-cell table:formula="of:=[.N28]/[.N83]" office:value-type="float" office:value="0.447089270269253" calcext:value-type="float">
            <text:p>0,447089270269253</text:p>
          </table:table-cell>
          <table:table-cell table:formula="of:=[.O28]/[.O83]" office:value-type="float" office:value="0.463508793168072" calcext:value-type="float">
            <text:p>0,463508793168072</text:p>
          </table:table-cell>
          <table:table-cell table:formula="of:=[.P28]/[.P83]" office:value-type="float" office:value="0.467788581217005" calcext:value-type="float">
            <text:p>0,467788581217005</text:p>
          </table:table-cell>
          <table:table-cell table:formula="of:=[.Q28]/[.Q83]" office:value-type="float" office:value="0.470511386995941" calcext:value-type="float">
            <text:p>0,470511386995941</text:p>
          </table:table-cell>
          <table:table-cell table:formula="of:=[.R28]/[.R83]" office:value-type="float" office:value="0.470803881562405" calcext:value-type="float">
            <text:p>0,470803881562405</text:p>
          </table:table-cell>
          <table:table-cell table:formula="of:=[.S28]/[.S83]" office:value-type="float" office:value="0.475416192650975" calcext:value-type="float">
            <text:p>0,475416192650975</text:p>
          </table:table-cell>
          <table:table-cell table:formula="of:=[.T28]/[.T83]" office:value-type="float" office:value="0.477454342136694" calcext:value-type="float">
            <text:p>0,477454342136694</text:p>
          </table:table-cell>
          <table:table-cell table:formula="of:=[.U28]/[.U83]" office:value-type="float" office:value="0.482594610191388" calcext:value-type="float">
            <text:p>0,4825946101913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84]" office:value-type="float" office:value="0.0237420511222317" calcext:value-type="float">
            <text:p>0,023742051122232</text:p>
          </table:table-cell>
          <table:table-cell table:formula="of:=[.C29]/[.C84]" office:value-type="float" office:value="0.0725656644167835" calcext:value-type="float">
            <text:p>0,072565664416784</text:p>
          </table:table-cell>
          <table:table-cell table:formula="of:=[.D29]/[.D84]" office:value-type="float" office:value="0.367047475460151" calcext:value-type="float">
            <text:p>0,367047475460151</text:p>
          </table:table-cell>
          <table:table-cell table:formula="of:=[.E29]/[.E84]" office:value-type="float" office:value="0.0258890496957845" calcext:value-type="float">
            <text:p>0,025889049695785</text:p>
          </table:table-cell>
          <table:table-cell table:formula="of:=[.F29]/[.F84]" office:value-type="float" office:value="0.0258159108036716" calcext:value-type="float">
            <text:p>0,025815910803672</text:p>
          </table:table-cell>
          <table:table-cell table:formula="of:=[.G29]/[.G84]" office:value-type="float" office:value="0.0259400606498275" calcext:value-type="float">
            <text:p>0,025940060649828</text:p>
          </table:table-cell>
          <table:table-cell table:formula="of:=[.H29]/[.H84]" office:value-type="float" office:value="0.258397247271001" calcext:value-type="float">
            <text:p>0,258397247271001</text:p>
          </table:table-cell>
          <table:table-cell table:formula="of:=[.I29]/[.I84]" office:value-type="float" office:value="0.25132824179256" calcext:value-type="float">
            <text:p>0,25132824179256</text:p>
          </table:table-cell>
          <table:table-cell table:formula="of:=[.J29]/[.J84]" office:value-type="float" office:value="0.250566092120085" calcext:value-type="float">
            <text:p>0,250566092120085</text:p>
          </table:table-cell>
          <table:table-cell table:formula="of:=[.K29]/[.K84]" office:value-type="float" office:value="0.39286646528439" calcext:value-type="float">
            <text:p>0,39286646528439</text:p>
          </table:table-cell>
          <table:table-cell table:formula="of:=[.L29]/[.L84]" office:value-type="float" office:value="0.391769661449842" calcext:value-type="float">
            <text:p>0,391769661449842</text:p>
          </table:table-cell>
          <table:table-cell table:formula="of:=[.M29]/[.M84]" office:value-type="float" office:value="0.0274967351797007" calcext:value-type="float">
            <text:p>0,027496735179701</text:p>
          </table:table-cell>
          <table:table-cell table:formula="of:=[.N29]/[.N84]" office:value-type="float" office:value="0.437301130834492" calcext:value-type="float">
            <text:p>0,437301130834492</text:p>
          </table:table-cell>
          <table:table-cell table:formula="of:=[.O29]/[.O84]" office:value-type="float" office:value="0.454060603432196" calcext:value-type="float">
            <text:p>0,454060603432196</text:p>
          </table:table-cell>
          <table:table-cell table:formula="of:=[.P29]/[.P84]" office:value-type="float" office:value="0.46602000119794" calcext:value-type="float">
            <text:p>0,46602000119794</text:p>
          </table:table-cell>
          <table:table-cell table:formula="of:=[.Q29]/[.Q84]" office:value-type="float" office:value="0.465632734155388" calcext:value-type="float">
            <text:p>0,465632734155388</text:p>
          </table:table-cell>
          <table:table-cell table:formula="of:=[.R29]/[.R84]" office:value-type="float" office:value="0.353418916146727" calcext:value-type="float">
            <text:p>0,353418916146727</text:p>
          </table:table-cell>
          <table:table-cell table:formula="of:=[.S29]/[.S84]" office:value-type="float" office:value="0.368393736875862" calcext:value-type="float">
            <text:p>0,368393736875862</text:p>
          </table:table-cell>
          <table:table-cell table:formula="of:=[.T29]/[.T84]" office:value-type="float" office:value="0.343459228920479" calcext:value-type="float">
            <text:p>0,343459228920479</text:p>
          </table:table-cell>
          <table:table-cell table:formula="of:=[.U29]/[.U84]" office:value-type="float" office:value="0.192929806574908" calcext:value-type="float">
            <text:p>0,192929806574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85]" office:value-type="float" office:value="0.00844996213986461" calcext:value-type="float">
            <text:p>0,008449962139865</text:p>
          </table:table-cell>
          <table:table-cell table:formula="of:=[.C30]/[.C85]" office:value-type="float" office:value="0.0378949284034491" calcext:value-type="float">
            <text:p>0,037894928403449</text:p>
          </table:table-cell>
          <table:table-cell table:formula="of:=[.D30]/[.D85]" office:value-type="float" office:value="0.212245370098787" calcext:value-type="float">
            <text:p>0,212245370098787</text:p>
          </table:table-cell>
          <table:table-cell table:formula="of:=[.E30]/[.E85]" office:value-type="float" office:value="0.0134175171142511" calcext:value-type="float">
            <text:p>0,013417517114251</text:p>
          </table:table-cell>
          <table:table-cell table:formula="of:=[.F30]/[.F85]" office:value-type="float" office:value="0.0118143951697495" calcext:value-type="float">
            <text:p>0,01181439516975</text:p>
          </table:table-cell>
          <table:table-cell table:formula="of:=[.G30]/[.G85]" office:value-type="float" office:value="0.0159048523763778" calcext:value-type="float">
            <text:p>0,015904852376378</text:p>
          </table:table-cell>
          <table:table-cell table:formula="of:=[.H30]/[.H85]" office:value-type="float" office:value="0.178762070137171" calcext:value-type="float">
            <text:p>0,178762070137171</text:p>
          </table:table-cell>
          <table:table-cell table:formula="of:=[.I30]/[.I85]" office:value-type="float" office:value="0.134506112812704" calcext:value-type="float">
            <text:p>0,134506112812704</text:p>
          </table:table-cell>
          <table:table-cell table:formula="of:=[.J30]/[.J85]" office:value-type="float" office:value="0.142574253789357" calcext:value-type="float">
            <text:p>0,142574253789357</text:p>
          </table:table-cell>
          <table:table-cell table:formula="of:=[.K30]/[.K85]" office:value-type="float" office:value="0.234779396777672" calcext:value-type="float">
            <text:p>0,234779396777672</text:p>
          </table:table-cell>
          <table:table-cell table:formula="of:=[.L30]/[.L85]" office:value-type="float" office:value="0.275803175343067" calcext:value-type="float">
            <text:p>0,275803175343067</text:p>
          </table:table-cell>
          <table:table-cell table:formula="of:=[.M30]/[.M85]" office:value-type="float" office:value="0.292775471657563" calcext:value-type="float">
            <text:p>0,292775471657563</text:p>
          </table:table-cell>
          <table:table-cell table:formula="of:=[.N30]/[.N85]" office:value-type="float" office:value="0.349266482172366" calcext:value-type="float">
            <text:p>0,349266482172366</text:p>
          </table:table-cell>
          <table:table-cell table:formula="of:=[.O30]/[.O85]" office:value-type="float" office:value="0.39459922892906" calcext:value-type="float">
            <text:p>0,39459922892906</text:p>
          </table:table-cell>
          <table:table-cell table:formula="of:=[.P30]/[.P85]" office:value-type="float" office:value="0.419174435480673" calcext:value-type="float">
            <text:p>0,419174435480673</text:p>
          </table:table-cell>
          <table:table-cell table:formula="of:=[.Q30]/[.Q85]" office:value-type="float" office:value="0.441794455769632" calcext:value-type="float">
            <text:p>0,441794455769632</text:p>
          </table:table-cell>
          <table:table-cell table:formula="of:=[.R30]/[.R85]" office:value-type="float" office:value="0.429287187673561" calcext:value-type="float">
            <text:p>0,429287187673561</text:p>
          </table:table-cell>
          <table:table-cell table:formula="of:=[.S30]/[.S85]" office:value-type="float" office:value="0.452593587166463" calcext:value-type="float">
            <text:p>0,452593587166463</text:p>
          </table:table-cell>
          <table:table-cell table:formula="of:=[.T30]/[.T85]" office:value-type="float" office:value="0.453933926989141" calcext:value-type="float">
            <text:p>0,453933926989141</text:p>
          </table:table-cell>
          <table:table-cell table:formula="of:=[.U30]/[.U85]" office:value-type="float" office:value="0.485800686605026" calcext:value-type="float">
            <text:p>0,4858006866050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86]" office:value-type="float" office:value="0.0275125455053305" calcext:value-type="float">
            <text:p>0,027512545505331</text:p>
          </table:table-cell>
          <table:table-cell table:formula="of:=[.C31]/[.C86]" office:value-type="float" office:value="0.212317613266685" calcext:value-type="float">
            <text:p>0,212317613266685</text:p>
          </table:table-cell>
          <table:table-cell table:formula="of:=[.D31]/[.D86]" office:value-type="float" office:value="0.375056453408545" calcext:value-type="float">
            <text:p>0,375056453408545</text:p>
          </table:table-cell>
          <table:table-cell table:formula="of:=[.E31]/[.E86]" office:value-type="float" office:value="0.0356840755969812" calcext:value-type="float">
            <text:p>0,035684075596981</text:p>
          </table:table-cell>
          <table:table-cell table:formula="of:=[.F31]/[.F86]" office:value-type="float" office:value="0.0361856366440019" calcext:value-type="float">
            <text:p>0,036185636644002</text:p>
          </table:table-cell>
          <table:table-cell table:formula="of:=[.G31]/[.G86]" office:value-type="float" office:value="0.0357971028017621" calcext:value-type="float">
            <text:p>0,035797102801762</text:p>
          </table:table-cell>
          <table:table-cell table:formula="of:=[.H31]/[.H86]" office:value-type="float" office:value="0.312068350638958" calcext:value-type="float">
            <text:p>0,312068350638958</text:p>
          </table:table-cell>
          <table:table-cell table:formula="of:=[.I31]/[.I86]" office:value-type="float" office:value="0.331718822210408" calcext:value-type="float">
            <text:p>0,331718822210408</text:p>
          </table:table-cell>
          <table:table-cell table:formula="of:=[.J31]/[.J86]" office:value-type="float" office:value="0.329237865402336" calcext:value-type="float">
            <text:p>0,329237865402336</text:p>
          </table:table-cell>
          <table:table-cell table:formula="of:=[.K31]/[.K86]" office:value-type="float" office:value="0.41564881422852" calcext:value-type="float">
            <text:p>0,41564881422852</text:p>
          </table:table-cell>
          <table:table-cell table:formula="of:=[.L31]/[.L86]" office:value-type="float" office:value="0.421020939197374" calcext:value-type="float">
            <text:p>0,421020939197374</text:p>
          </table:table-cell>
          <table:table-cell table:formula="of:=[.M31]/[.M86]" office:value-type="float" office:value="0.42345428914487" calcext:value-type="float">
            <text:p>0,42345428914487</text:p>
          </table:table-cell>
          <table:table-cell table:formula="of:=[.N31]/[.N86]" office:value-type="float" office:value="0.418686218087159" calcext:value-type="float">
            <text:p>0,418686218087159</text:p>
          </table:table-cell>
          <table:table-cell table:formula="of:=[.O31]/[.O86]" office:value-type="float" office:value="0.461826048888986" calcext:value-type="float">
            <text:p>0,461826048888986</text:p>
          </table:table-cell>
          <table:table-cell table:formula="of:=[.P31]/[.P86]" office:value-type="float" office:value="0.472934229880771" calcext:value-type="float">
            <text:p>0,472934229880771</text:p>
          </table:table-cell>
          <table:table-cell table:formula="of:=[.Q31]/[.Q86]" office:value-type="float" office:value="0.442900677535752" calcext:value-type="float">
            <text:p>0,442900677535752</text:p>
          </table:table-cell>
          <table:table-cell table:formula="of:=[.R31]/[.R86]" office:value-type="float" office:value="0.470354370289911" calcext:value-type="float">
            <text:p>0,470354370289911</text:p>
          </table:table-cell>
          <table:table-cell table:formula="of:=[.S31]/[.S86]" office:value-type="float" office:value="0.446151562821943" calcext:value-type="float">
            <text:p>0,446151562821943</text:p>
          </table:table-cell>
          <table:table-cell table:formula="of:=[.T31]/[.T86]" office:value-type="float" office:value="0.451814070826928" calcext:value-type="float">
            <text:p>0,451814070826928</text:p>
          </table:table-cell>
          <table:table-cell table:formula="of:=[.U31]/[.U86]" office:value-type="float" office:value="0.472634766794436" calcext:value-type="float">
            <text:p>0,4726347667944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87]" office:value-type="float" office:value="0.0276492218796013" calcext:value-type="float">
            <text:p>0,027649221879601</text:p>
          </table:table-cell>
          <table:table-cell table:formula="of:=[.C32]/[.C87]" office:value-type="float" office:value="0.207440879537282" calcext:value-type="float">
            <text:p>0,207440879537282</text:p>
          </table:table-cell>
          <table:table-cell table:formula="of:=[.D32]/[.D87]" office:value-type="float" office:value="0.384893527470117" calcext:value-type="float">
            <text:p>0,384893527470117</text:p>
          </table:table-cell>
          <table:table-cell table:formula="of:=[.E32]/[.E87]" office:value-type="float" office:value="0.0348896629737408" calcext:value-type="float">
            <text:p>0,034889662973741</text:p>
          </table:table-cell>
          <table:table-cell table:formula="of:=[.F32]/[.F87]" office:value-type="float" office:value="0.0335209355794925" calcext:value-type="float">
            <text:p>0,033520935579493</text:p>
          </table:table-cell>
          <table:table-cell table:formula="of:=[.G32]/[.G87]" office:value-type="float" office:value="0.0337370012754563" calcext:value-type="float">
            <text:p>0,033737001275456</text:p>
          </table:table-cell>
          <table:table-cell table:formula="of:=[.H32]/[.H87]" office:value-type="float" office:value="0.314140478172779" calcext:value-type="float">
            <text:p>0,314140478172779</text:p>
          </table:table-cell>
          <table:table-cell table:formula="of:=[.I32]/[.I87]" office:value-type="float" office:value="0.309656992745624" calcext:value-type="float">
            <text:p>0,309656992745624</text:p>
          </table:table-cell>
          <table:table-cell table:formula="of:=[.J32]/[.J87]" office:value-type="float" office:value="0.309882067057329" calcext:value-type="float">
            <text:p>0,309882067057329</text:p>
          </table:table-cell>
          <table:table-cell table:formula="of:=[.K32]/[.K87]" office:value-type="float" office:value="0.393787193703322" calcext:value-type="float">
            <text:p>0,393787193703322</text:p>
          </table:table-cell>
          <table:table-cell table:formula="of:=[.L32]/[.L87]" office:value-type="float" office:value="0.39701997126584" calcext:value-type="float">
            <text:p>0,39701997126584</text:p>
          </table:table-cell>
          <table:table-cell table:formula="of:=[.M32]/[.M87]" office:value-type="float" office:value="0.419032669694095" calcext:value-type="float">
            <text:p>0,419032669694095</text:p>
          </table:table-cell>
          <table:table-cell table:formula="of:=[.N32]/[.N87]" office:value-type="float" office:value="0.407472235129063" calcext:value-type="float">
            <text:p>0,407472235129063</text:p>
          </table:table-cell>
          <table:table-cell table:formula="of:=[.O32]/[.O87]" office:value-type="float" office:value="0.430195809663381" calcext:value-type="float">
            <text:p>0,430195809663381</text:p>
          </table:table-cell>
          <table:table-cell table:formula="of:=[.P32]/[.P87]" office:value-type="float" office:value="0.435951175208287" calcext:value-type="float">
            <text:p>0,435951175208287</text:p>
          </table:table-cell>
          <table:table-cell table:formula="of:=[.Q32]/[.Q87]" office:value-type="float" office:value="0.390100967545539" calcext:value-type="float">
            <text:p>0,390100967545539</text:p>
          </table:table-cell>
          <table:table-cell table:formula="of:=[.R32]/[.R87]" office:value-type="float" office:value="0.394246594452132" calcext:value-type="float">
            <text:p>0,394246594452132</text:p>
          </table:table-cell>
          <table:table-cell table:formula="of:=[.S32]/[.S87]" office:value-type="float" office:value="0.391613232989721" calcext:value-type="float">
            <text:p>0,391613232989721</text:p>
          </table:table-cell>
          <table:table-cell table:formula="of:=[.T32]/[.T87]" office:value-type="float" office:value="0.247336136515237" calcext:value-type="float">
            <text:p>0,247336136515237</text:p>
          </table:table-cell>
          <table:table-cell table:formula="of:=[.U32]/[.U87]" office:value-type="float" office:value="0.170168674592722" calcext:value-type="float">
            <text:p>0,1701686745927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88]" office:value-type="float" office:value="0.00859867767690482" calcext:value-type="float">
            <text:p>0,008598677676905</text:p>
          </table:table-cell>
          <table:table-cell table:formula="of:=[.C33]/[.C88]" office:value-type="float" office:value="0.010102164102506" calcext:value-type="float">
            <text:p>0,010102164102506</text:p>
          </table:table-cell>
          <table:table-cell table:formula="of:=[.D33]/[.D88]" office:value-type="float" office:value="0.0135156140685511" calcext:value-type="float">
            <text:p>0,013515614068551</text:p>
          </table:table-cell>
          <table:table-cell table:formula="of:=[.E33]/[.E88]" office:value-type="float" office:value="0.0184031664432035" calcext:value-type="float">
            <text:p>0,018403166443204</text:p>
          </table:table-cell>
          <table:table-cell table:formula="of:=[.F33]/[.F88]" office:value-type="float" office:value="0.100264068609285" calcext:value-type="float">
            <text:p>0,100264068609285</text:p>
          </table:table-cell>
          <table:table-cell table:formula="of:=[.G33]/[.G88]" office:value-type="float" office:value="0.150743136158532" calcext:value-type="float">
            <text:p>0,150743136158532</text:p>
          </table:table-cell>
          <table:table-cell table:formula="of:=[.H33]/[.H88]" office:value-type="float" office:value="0.194932445098898" calcext:value-type="float">
            <text:p>0,194932445098898</text:p>
          </table:table-cell>
          <table:table-cell table:formula="of:=[.I33]/[.I88]" office:value-type="float" office:value="0.225378176394015" calcext:value-type="float">
            <text:p>0,225378176394015</text:p>
          </table:table-cell>
          <table:table-cell table:formula="of:=[.J33]/[.J88]" office:value-type="float" office:value="0.238073101934791" calcext:value-type="float">
            <text:p>0,238073101934791</text:p>
          </table:table-cell>
          <table:table-cell table:formula="of:=[.K33]/[.K88]" office:value-type="float" office:value="0.265942021203958" calcext:value-type="float">
            <text:p>0,265942021203958</text:p>
          </table:table-cell>
          <table:table-cell table:formula="of:=[.L33]/[.L88]" office:value-type="float" office:value="0.290385574751955" calcext:value-type="float">
            <text:p>0,290385574751955</text:p>
          </table:table-cell>
          <table:table-cell table:formula="of:=[.M33]/[.M88]" office:value-type="float" office:value="0.341309484497235" calcext:value-type="float">
            <text:p>0,341309484497235</text:p>
          </table:table-cell>
          <table:table-cell table:formula="of:=[.N33]/[.N88]" office:value-type="float" office:value="0.328200332164843" calcext:value-type="float">
            <text:p>0,328200332164843</text:p>
          </table:table-cell>
          <table:table-cell table:formula="of:=[.O33]/[.O88]" office:value-type="float" office:value="0.340890862026977" calcext:value-type="float">
            <text:p>0,340890862026977</text:p>
          </table:table-cell>
          <table:table-cell table:formula="of:=[.P33]/[.P88]" office:value-type="float" office:value="0.363130468826018" calcext:value-type="float">
            <text:p>0,363130468826018</text:p>
          </table:table-cell>
          <table:table-cell table:formula="of:=[.Q33]/[.Q88]" office:value-type="float" office:value="0.378226287351393" calcext:value-type="float">
            <text:p>0,378226287351393</text:p>
          </table:table-cell>
          <table:table-cell table:formula="of:=[.R33]/[.R88]" office:value-type="float" office:value="0.373198245844589" calcext:value-type="float">
            <text:p>0,373198245844589</text:p>
          </table:table-cell>
          <table:table-cell table:formula="of:=[.S33]/[.S88]" office:value-type="float" office:value="0.367992313112049" calcext:value-type="float">
            <text:p>0,367992313112049</text:p>
          </table:table-cell>
          <table:table-cell table:formula="of:=[.T33]/[.T88]" office:value-type="float" office:value="0.365905815145397" calcext:value-type="float">
            <text:p>0,365905815145397</text:p>
          </table:table-cell>
          <table:table-cell table:formula="of:=[.U33]/[.U88]" office:value-type="float" office:value="0.381369051739731" calcext:value-type="float">
            <text:p>0,3813690517397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89]" office:value-type="float" office:value="0.015586927515749" calcext:value-type="float">
            <text:p>0,015586927515749</text:p>
          </table:table-cell>
          <table:table-cell table:formula="of:=[.C34]/[.C89]" office:value-type="float" office:value="0.0167561744957709" calcext:value-type="float">
            <text:p>0,016756174495771</text:p>
          </table:table-cell>
          <table:table-cell table:formula="of:=[.D34]/[.D89]" office:value-type="float" office:value="0.0198104342592526" calcext:value-type="float">
            <text:p>0,019810434259253</text:p>
          </table:table-cell>
          <table:table-cell table:formula="of:=[.E34]/[.E89]" office:value-type="float" office:value="0.0295759314782545" calcext:value-type="float">
            <text:p>0,029575931478255</text:p>
          </table:table-cell>
          <table:table-cell table:formula="of:=[.F34]/[.F89]" office:value-type="float" office:value="0.131859686347941" calcext:value-type="float">
            <text:p>0,131859686347941</text:p>
          </table:table-cell>
          <table:table-cell table:formula="of:=[.G34]/[.G89]" office:value-type="float" office:value="0.183816946278106" calcext:value-type="float">
            <text:p>0,183816946278106</text:p>
          </table:table-cell>
          <table:table-cell table:formula="of:=[.H34]/[.H89]" office:value-type="float" office:value="0.290812251958374" calcext:value-type="float">
            <text:p>0,290812251958374</text:p>
          </table:table-cell>
          <table:table-cell table:formula="of:=[.I34]/[.I89]" office:value-type="float" office:value="0.317442932377961" calcext:value-type="float">
            <text:p>0,317442932377961</text:p>
          </table:table-cell>
          <table:table-cell table:formula="of:=[.J34]/[.J89]" office:value-type="float" office:value="0.316330741507285" calcext:value-type="float">
            <text:p>0,316330741507285</text:p>
          </table:table-cell>
          <table:table-cell table:formula="of:=[.K34]/[.K89]" office:value-type="float" office:value="0.32256794388139" calcext:value-type="float">
            <text:p>0,32256794388139</text:p>
          </table:table-cell>
          <table:table-cell table:formula="of:=[.L34]/[.L89]" office:value-type="float" office:value="0.361479109956683" calcext:value-type="float">
            <text:p>0,361479109956683</text:p>
          </table:table-cell>
          <table:table-cell table:formula="of:=[.M34]/[.M89]" office:value-type="float" office:value="0.357091553586938" calcext:value-type="float">
            <text:p>0,357091553586938</text:p>
          </table:table-cell>
          <table:table-cell table:formula="of:=[.N34]/[.N89]" office:value-type="float" office:value="0.373844532531183" calcext:value-type="float">
            <text:p>0,373844532531183</text:p>
          </table:table-cell>
          <table:table-cell table:formula="of:=[.O34]/[.O89]" office:value-type="float" office:value="0.387604596401467" calcext:value-type="float">
            <text:p>0,387604596401467</text:p>
          </table:table-cell>
          <table:table-cell table:formula="of:=[.P34]/[.P89]" office:value-type="float" office:value="0.395368280415838" calcext:value-type="float">
            <text:p>0,395368280415838</text:p>
          </table:table-cell>
          <table:table-cell table:formula="of:=[.Q34]/[.Q89]" office:value-type="float" office:value="0.383186046388655" calcext:value-type="float">
            <text:p>0,383186046388655</text:p>
          </table:table-cell>
          <table:table-cell table:formula="of:=[.R34]/[.R89]" office:value-type="float" office:value="0.403565562098814" calcext:value-type="float">
            <text:p>0,403565562098814</text:p>
          </table:table-cell>
          <table:table-cell table:formula="of:=[.S34]/[.S89]" office:value-type="float" office:value="0.403304143730873" calcext:value-type="float">
            <text:p>0,403304143730873</text:p>
          </table:table-cell>
          <table:table-cell table:formula="of:=[.T34]/[.T89]" office:value-type="float" office:value="0.405287741882977" calcext:value-type="float">
            <text:p>0,405287741882977</text:p>
          </table:table-cell>
          <table:table-cell table:formula="of:=[.U34]/[.U89]" office:value-type="float" office:value="0.383233264789759" calcext:value-type="float">
            <text:p>0,3832332647897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90]" office:value-type="float" office:value="0.0161998059563573" calcext:value-type="float">
            <text:p>0,016199805956357</text:p>
          </table:table-cell>
          <table:table-cell table:formula="of:=[.C35]/[.C90]" office:value-type="float" office:value="0.0178746151996474" calcext:value-type="float">
            <text:p>0,017874615199647</text:p>
          </table:table-cell>
          <table:table-cell table:formula="of:=[.D35]/[.D90]" office:value-type="float" office:value="0.0226108028315768" calcext:value-type="float">
            <text:p>0,022610802831577</text:p>
          </table:table-cell>
          <table:table-cell table:formula="of:=[.E35]/[.E90]" office:value-type="float" office:value="0.0297607553426651" calcext:value-type="float">
            <text:p>0,029760755342665</text:p>
          </table:table-cell>
          <table:table-cell table:formula="of:=[.F35]/[.F90]" office:value-type="float" office:value="0.133440052369617" calcext:value-type="float">
            <text:p>0,133440052369617</text:p>
          </table:table-cell>
          <table:table-cell table:formula="of:=[.G35]/[.G90]" office:value-type="float" office:value="0.206794421338489" calcext:value-type="float">
            <text:p>0,206794421338489</text:p>
          </table:table-cell>
          <table:table-cell table:formula="of:=[.H35]/[.H90]" office:value-type="float" office:value="0.286238017756202" calcext:value-type="float">
            <text:p>0,286238017756202</text:p>
          </table:table-cell>
          <table:table-cell table:formula="of:=[.I35]/[.I90]" office:value-type="float" office:value="0.327739211342408" calcext:value-type="float">
            <text:p>0,327739211342408</text:p>
          </table:table-cell>
          <table:table-cell table:formula="of:=[.J35]/[.J90]" office:value-type="float" office:value="0.327713746470992" calcext:value-type="float">
            <text:p>0,327713746470992</text:p>
          </table:table-cell>
          <table:table-cell table:formula="of:=[.K35]/[.K90]" office:value-type="float" office:value="0.34080330312057" calcext:value-type="float">
            <text:p>0,34080330312057</text:p>
          </table:table-cell>
          <table:table-cell table:formula="of:=[.L35]/[.L90]" office:value-type="float" office:value="0.360625426173313" calcext:value-type="float">
            <text:p>0,360625426173313</text:p>
          </table:table-cell>
          <table:table-cell table:formula="of:=[.M35]/[.M90]" office:value-type="float" office:value="0.385860122408019" calcext:value-type="float">
            <text:p>0,385860122408019</text:p>
          </table:table-cell>
          <table:table-cell table:formula="of:=[.N35]/[.N90]" office:value-type="float" office:value="0.388972013869394" calcext:value-type="float">
            <text:p>0,388972013869394</text:p>
          </table:table-cell>
          <table:table-cell table:formula="of:=[.O35]/[.O90]" office:value-type="float" office:value="0.385051759858843" calcext:value-type="float">
            <text:p>0,385051759858843</text:p>
          </table:table-cell>
          <table:table-cell table:formula="of:=[.P35]/[.P90]" office:value-type="float" office:value="0.410587288954729" calcext:value-type="float">
            <text:p>0,410587288954729</text:p>
          </table:table-cell>
          <table:table-cell table:formula="of:=[.Q35]/[.Q90]" office:value-type="float" office:value="0.383587610439257" calcext:value-type="float">
            <text:p>0,383587610439257</text:p>
          </table:table-cell>
          <table:table-cell table:formula="of:=[.R35]/[.R90]" office:value-type="float" office:value="0.358393681397486" calcext:value-type="float">
            <text:p>0,358393681397486</text:p>
          </table:table-cell>
          <table:table-cell table:formula="of:=[.S35]/[.S90]" office:value-type="float" office:value="0.255443813646332" calcext:value-type="float">
            <text:p>0,255443813646332</text:p>
          </table:table-cell>
          <table:table-cell table:formula="of:=[.T35]/[.T90]" office:value-type="float" office:value="0.209518045177223" calcext:value-type="float">
            <text:p>0,209518045177223</text:p>
          </table:table-cell>
          <table:table-cell table:formula="of:=[.U35]/[.U90]" office:value-type="float" office:value="0.235381135237502" calcext:value-type="float">
            <text:p>0,235381135237502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412924843250426" calcext:value-type="float">
            <text:p>0,041292484325043</text:p>
          </table:table-cell>
          <table:table-cell table:formula="of:=[.C28]/[.C52]" office:value-type="float" office:value="0.292766860401626" calcext:value-type="float">
            <text:p>0,292766860401626</text:p>
          </table:table-cell>
          <table:table-cell table:formula="of:=[.D28]/[.D52]" office:value-type="float" office:value="0.546015210486108" calcext:value-type="float">
            <text:p>0,546015210486108</text:p>
          </table:table-cell>
          <table:table-cell table:formula="of:=[.E28]/[.E52]" office:value-type="float" office:value="0.0495084509976106" calcext:value-type="float">
            <text:p>0,049508450997611</text:p>
          </table:table-cell>
          <table:table-cell table:formula="of:=[.F28]/[.F52]" office:value-type="float" office:value="0.0494377780043641" calcext:value-type="float">
            <text:p>0,049437778004364</text:p>
          </table:table-cell>
          <table:table-cell table:formula="of:=[.G28]/[.G52]" office:value-type="float" office:value="0.0495337403457153" calcext:value-type="float">
            <text:p>0,049533740345715</text:p>
          </table:table-cell>
          <table:table-cell table:formula="of:=[.H28]/[.H52]" office:value-type="float" office:value="0.461592002939195" calcext:value-type="float">
            <text:p>0,461592002939195</text:p>
          </table:table-cell>
          <table:table-cell table:formula="of:=[.I28]/[.I52]" office:value-type="float" office:value="0.462878714652956" calcext:value-type="float">
            <text:p>0,462878714652956</text:p>
          </table:table-cell>
          <table:table-cell table:formula="of:=[.J28]/[.J52]" office:value-type="float" office:value="0.459525195122946" calcext:value-type="float">
            <text:p>0,459525195122946</text:p>
          </table:table-cell>
          <table:table-cell table:formula="of:=[.K28]/[.K52]" office:value-type="float" office:value="0.579258253148538" calcext:value-type="float">
            <text:p>0,579258253148538</text:p>
          </table:table-cell>
          <table:table-cell table:formula="of:=[.L28]/[.L52]" office:value-type="float" office:value="0.581880728276534" calcext:value-type="float">
            <text:p>0,581880728276534</text:p>
          </table:table-cell>
          <table:table-cell table:formula="of:=[.M28]/[.M52]" office:value-type="float" office:value="0.616239720572545" calcext:value-type="float">
            <text:p>0,616239720572545</text:p>
          </table:table-cell>
          <table:table-cell table:formula="of:=[.N28]/[.N52]" office:value-type="float" office:value="0.620072834122453" calcext:value-type="float">
            <text:p>0,620072834122453</text:p>
          </table:table-cell>
          <table:table-cell table:formula="of:=[.O28]/[.O52]" office:value-type="float" office:value="0.639987934162726" calcext:value-type="float">
            <text:p>0,639987934162726</text:p>
          </table:table-cell>
          <table:table-cell table:formula="of:=[.P28]/[.P52]" office:value-type="float" office:value="0.645297870271791" calcext:value-type="float">
            <text:p>0,645297870271791</text:p>
          </table:table-cell>
          <table:table-cell table:formula="of:=[.Q28]/[.Q52]" office:value-type="float" office:value="0.651881568897997" calcext:value-type="float">
            <text:p>0,651881568897997</text:p>
          </table:table-cell>
          <table:table-cell table:formula="of:=[.R28]/[.R52]" office:value-type="float" office:value="0.652371446139008" calcext:value-type="float">
            <text:p>0,652371446139008</text:p>
          </table:table-cell>
          <table:table-cell table:formula="of:=[.S28]/[.S52]" office:value-type="float" office:value="0.658112477285519" calcext:value-type="float">
            <text:p>0,658112477285519</text:p>
          </table:table-cell>
          <table:table-cell table:formula="of:=[.T28]/[.T52]" office:value-type="float" office:value="0.663944749041796" calcext:value-type="float">
            <text:p>0,663944749041796</text:p>
          </table:table-cell>
          <table:table-cell table:formula="of:=[.U28]/[.U52]" office:value-type="float" office:value="0.667888275302659" calcext:value-type="float">
            <text:p>0,6678882753026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331141633755976" calcext:value-type="float">
            <text:p>0,033114163375598</text:p>
          </table:table-cell>
          <table:table-cell table:formula="of:=[.C29]/[.C53]" office:value-type="float" office:value="0.101371994765377" calcext:value-type="float">
            <text:p>0,101371994765377</text:p>
          </table:table-cell>
          <table:table-cell table:formula="of:=[.D29]/[.D53]" office:value-type="float" office:value="0.511907863825903" calcext:value-type="float">
            <text:p>0,511907863825903</text:p>
          </table:table-cell>
          <table:table-cell table:formula="of:=[.E29]/[.E53]" office:value-type="float" office:value="0.0360175084175084" calcext:value-type="float">
            <text:p>0,036017508417509</text:p>
          </table:table-cell>
          <table:table-cell table:formula="of:=[.F29]/[.F53]" office:value-type="float" office:value="0.0360707366317674" calcext:value-type="float">
            <text:p>0,036070736631767</text:p>
          </table:table-cell>
          <table:table-cell table:formula="of:=[.G29]/[.G53]" office:value-type="float" office:value="0.0360160113060105" calcext:value-type="float">
            <text:p>0,036016011306011</text:p>
          </table:table-cell>
          <table:table-cell table:formula="of:=[.H29]/[.H53]" office:value-type="float" office:value="0.35921173907631" calcext:value-type="float">
            <text:p>0,35921173907631</text:p>
          </table:table-cell>
          <table:table-cell table:formula="of:=[.I29]/[.I53]" office:value-type="float" office:value="0.349993521389875" calcext:value-type="float">
            <text:p>0,349993521389875</text:p>
          </table:table-cell>
          <table:table-cell table:formula="of:=[.J29]/[.J53]" office:value-type="float" office:value="0.350708653558985" calcext:value-type="float">
            <text:p>0,350708653558985</text:p>
          </table:table-cell>
          <table:table-cell table:formula="of:=[.K29]/[.K53]" office:value-type="float" office:value="0.548664151568485" calcext:value-type="float">
            <text:p>0,548664151568485</text:p>
          </table:table-cell>
          <table:table-cell table:formula="of:=[.L29]/[.L53]" office:value-type="float" office:value="0.547348737864078" calcext:value-type="float">
            <text:p>0,547348737864078</text:p>
          </table:table-cell>
          <table:table-cell table:formula="of:=[.M29]/[.M53]" office:value-type="float" office:value="0.0705953024095595" calcext:value-type="float">
            <text:p>0,07059530240956</text:p>
          </table:table-cell>
          <table:table-cell table:formula="of:=[.N29]/[.N53]" office:value-type="float" office:value="0.610907324993787" calcext:value-type="float">
            <text:p>0,610907324993787</text:p>
          </table:table-cell>
          <table:table-cell table:formula="of:=[.O29]/[.O53]" office:value-type="float" office:value="0.633874017724035" calcext:value-type="float">
            <text:p>0,633874017724035</text:p>
          </table:table-cell>
          <table:table-cell table:formula="of:=[.P29]/[.P53]" office:value-type="float" office:value="0.650231134418074" calcext:value-type="float">
            <text:p>0,650231134418074</text:p>
          </table:table-cell>
          <table:table-cell table:formula="of:=[.Q29]/[.Q53]" office:value-type="float" office:value="0.650093141791045" calcext:value-type="float">
            <text:p>0,650093141791045</text:p>
          </table:table-cell>
          <table:table-cell table:formula="of:=[.R29]/[.R53]" office:value-type="float" office:value="0.450114869957687" calcext:value-type="float">
            <text:p>0,450114869957687</text:p>
          </table:table-cell>
          <table:table-cell table:formula="of:=[.S29]/[.S53]" office:value-type="float" office:value="0.477226260638298" calcext:value-type="float">
            <text:p>0,477226260638298</text:p>
          </table:table-cell>
          <table:table-cell table:formula="of:=[.T29]/[.T53]" office:value-type="float" office:value="0.435714171220401" calcext:value-type="float">
            <text:p>0,435714171220401</text:p>
          </table:table-cell>
          <table:table-cell table:formula="of:=[.U29]/[.U53]" office:value-type="float" office:value="0.218725997109147" calcext:value-type="float">
            <text:p>0,2187259971091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094761591491741" calcext:value-type="float">
            <text:p>0,009476159149174</text:p>
          </table:table-cell>
          <table:table-cell table:formula="of:=[.C30]/[.C54]" office:value-type="float" office:value="0.0444271907943849" calcext:value-type="float">
            <text:p>0,044427190794385</text:p>
          </table:table-cell>
          <table:table-cell table:formula="of:=[.D30]/[.D54]" office:value-type="float" office:value="0.25510979333161" calcext:value-type="float">
            <text:p>0,25510979333161</text:p>
          </table:table-cell>
          <table:table-cell table:formula="of:=[.E30]/[.E54]" office:value-type="float" office:value="0.0157874989751018" calcext:value-type="float">
            <text:p>0,015787498975102</text:p>
          </table:table-cell>
          <table:table-cell table:formula="of:=[.F30]/[.F54]" office:value-type="float" office:value="0.013764904365508" calcext:value-type="float">
            <text:p>0,013764904365508</text:p>
          </table:table-cell>
          <table:table-cell table:formula="of:=[.G30]/[.G54]" office:value-type="float" office:value="0.019250895921972" calcext:value-type="float">
            <text:p>0,019250895921972</text:p>
          </table:table-cell>
          <table:table-cell table:formula="of:=[.H30]/[.H54]" office:value-type="float" office:value="0.223801543433299" calcext:value-type="float">
            <text:p>0,223801543433299</text:p>
          </table:table-cell>
          <table:table-cell table:formula="of:=[.I30]/[.I54]" office:value-type="float" office:value="0.158331185021034" calcext:value-type="float">
            <text:p>0,158331185021034</text:p>
          </table:table-cell>
          <table:table-cell table:formula="of:=[.J30]/[.J54]" office:value-type="float" office:value="0.169041900572811" calcext:value-type="float">
            <text:p>0,169041900572811</text:p>
          </table:table-cell>
          <table:table-cell table:formula="of:=[.K30]/[.K54]" office:value-type="float" office:value="0.283504362060664" calcext:value-type="float">
            <text:p>0,283504362060664</text:p>
          </table:table-cell>
          <table:table-cell table:formula="of:=[.L30]/[.L54]" office:value-type="float" office:value="0.341532349034989" calcext:value-type="float">
            <text:p>0,341532349034989</text:p>
          </table:table-cell>
          <table:table-cell table:formula="of:=[.M30]/[.M54]" office:value-type="float" office:value="0.362835666919264" calcext:value-type="float">
            <text:p>0,362835666919264</text:p>
          </table:table-cell>
          <table:table-cell table:formula="of:=[.N30]/[.N54]" office:value-type="float" office:value="0.457559787795117" calcext:value-type="float">
            <text:p>0,457559787795117</text:p>
          </table:table-cell>
          <table:table-cell table:formula="of:=[.O30]/[.O54]" office:value-type="float" office:value="0.529426873962368" calcext:value-type="float">
            <text:p>0,529426873962368</text:p>
          </table:table-cell>
          <table:table-cell table:formula="of:=[.P30]/[.P54]" office:value-type="float" office:value="0.572640668102661" calcext:value-type="float">
            <text:p>0,572640668102661</text:p>
          </table:table-cell>
          <table:table-cell table:formula="of:=[.Q30]/[.Q54]" office:value-type="float" office:value="0.608303781665826" calcext:value-type="float">
            <text:p>0,608303781665826</text:p>
          </table:table-cell>
          <table:table-cell table:formula="of:=[.R30]/[.R54]" office:value-type="float" office:value="0.583197388205625" calcext:value-type="float">
            <text:p>0,583197388205625</text:p>
          </table:table-cell>
          <table:table-cell table:formula="of:=[.S30]/[.S54]" office:value-type="float" office:value="0.628232189372131" calcext:value-type="float">
            <text:p>0,628232189372131</text:p>
          </table:table-cell>
          <table:table-cell table:formula="of:=[.T30]/[.T54]" office:value-type="float" office:value="0.626415188547486" calcext:value-type="float">
            <text:p>0,626415188547486</text:p>
          </table:table-cell>
          <table:table-cell table:formula="of:=[.U30]/[.U54]" office:value-type="float" office:value="0.675463987875265" calcext:value-type="float">
            <text:p>0,6754639878752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380474767570877" calcext:value-type="float">
            <text:p>0,038047476757088</text:p>
          </table:table-cell>
          <table:table-cell table:formula="of:=[.C31]/[.C55]" office:value-type="float" office:value="0.29511228962818" calcext:value-type="float">
            <text:p>0,29511228962818</text:p>
          </table:table-cell>
          <table:table-cell table:formula="of:=[.D31]/[.D55]" office:value-type="float" office:value="0.51549506709435" calcext:value-type="float">
            <text:p>0,51549506709435</text:p>
          </table:table-cell>
          <table:table-cell table:formula="of:=[.E31]/[.E55]" office:value-type="float" office:value="0.049509462075726" calcext:value-type="float">
            <text:p>0,049509462075726</text:p>
          </table:table-cell>
          <table:table-cell table:formula="of:=[.F31]/[.F55]" office:value-type="float" office:value="0.0500367455108359" calcext:value-type="float">
            <text:p>0,050036745510836</text:p>
          </table:table-cell>
          <table:table-cell table:formula="of:=[.G31]/[.G55]" office:value-type="float" office:value="0.0497860171684396" calcext:value-type="float">
            <text:p>0,04978601716844</text:p>
          </table:table-cell>
          <table:table-cell table:formula="of:=[.H31]/[.H55]" office:value-type="float" office:value="0.438406812189826" calcext:value-type="float">
            <text:p>0,438406812189826</text:p>
          </table:table-cell>
          <table:table-cell table:formula="of:=[.I31]/[.I55]" office:value-type="float" office:value="0.459755148641255" calcext:value-type="float">
            <text:p>0,459755148641255</text:p>
          </table:table-cell>
          <table:table-cell table:formula="of:=[.J31]/[.J55]" office:value-type="float" office:value="0.459356610141856" calcext:value-type="float">
            <text:p>0,459356610141856</text:p>
          </table:table-cell>
          <table:table-cell table:formula="of:=[.K31]/[.K55]" office:value-type="float" office:value="0.578561489908257" calcext:value-type="float">
            <text:p>0,578561489908257</text:p>
          </table:table-cell>
          <table:table-cell table:formula="of:=[.L31]/[.L55]" office:value-type="float" office:value="0.58478882624128" calcext:value-type="float">
            <text:p>0,58478882624128</text:p>
          </table:table-cell>
          <table:table-cell table:formula="of:=[.M31]/[.M55]" office:value-type="float" office:value="0.587657195185164" calcext:value-type="float">
            <text:p>0,587657195185164</text:p>
          </table:table-cell>
          <table:table-cell table:formula="of:=[.N31]/[.N55]" office:value-type="float" office:value="0.578636659524035" calcext:value-type="float">
            <text:p>0,578636659524035</text:p>
          </table:table-cell>
          <table:table-cell table:formula="of:=[.O31]/[.O55]" office:value-type="float" office:value="0.63863996354578" calcext:value-type="float">
            <text:p>0,63863996354578</text:p>
          </table:table-cell>
          <table:table-cell table:formula="of:=[.P31]/[.P55]" office:value-type="float" office:value="0.651752420061678" calcext:value-type="float">
            <text:p>0,651752420061678</text:p>
          </table:table-cell>
          <table:table-cell table:formula="of:=[.Q31]/[.Q55]" office:value-type="float" office:value="0.605855118335942" calcext:value-type="float">
            <text:p>0,605855118335942</text:p>
          </table:table-cell>
          <table:table-cell table:formula="of:=[.R31]/[.R55]" office:value-type="float" office:value="0.652292804532578" calcext:value-type="float">
            <text:p>0,652292804532578</text:p>
          </table:table-cell>
          <table:table-cell table:formula="of:=[.S31]/[.S55]" office:value-type="float" office:value="0.61483154028169" calcext:value-type="float">
            <text:p>0,61483154028169</text:p>
          </table:table-cell>
          <table:table-cell table:formula="of:=[.T31]/[.T55]" office:value-type="float" office:value="0.616394229878565" calcext:value-type="float">
            <text:p>0,616394229878565</text:p>
          </table:table-cell>
          <table:table-cell table:formula="of:=[.U31]/[.U55]" office:value-type="float" office:value="0.648542346408318" calcext:value-type="float">
            <text:p>0,6485423464083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380496604235618" calcext:value-type="float">
            <text:p>0,038049660423562</text:p>
          </table:table-cell>
          <table:table-cell table:formula="of:=[.C32]/[.C56]" office:value-type="float" office:value="0.296150652156125" calcext:value-type="float">
            <text:p>0,296150652156125</text:p>
          </table:table-cell>
          <table:table-cell table:formula="of:=[.D32]/[.D56]" office:value-type="float" office:value="0.548086705412278" calcext:value-type="float">
            <text:p>0,548086705412278</text:p>
          </table:table-cell>
          <table:table-cell table:formula="of:=[.E32]/[.E56]" office:value-type="float" office:value="0.049756384459085" calcext:value-type="float">
            <text:p>0,049756384459085</text:p>
          </table:table-cell>
          <table:table-cell table:formula="of:=[.F32]/[.F56]" office:value-type="float" office:value="0.04645906211073" calcext:value-type="float">
            <text:p>0,04645906211073</text:p>
          </table:table-cell>
          <table:table-cell table:formula="of:=[.G32]/[.G56]" office:value-type="float" office:value="0.0465473737567682" calcext:value-type="float">
            <text:p>0,046547373756768</text:p>
          </table:table-cell>
          <table:table-cell table:formula="of:=[.H32]/[.H56]" office:value-type="float" office:value="0.437414692172298" calcext:value-type="float">
            <text:p>0,437414692172298</text:p>
          </table:table-cell>
          <table:table-cell table:formula="of:=[.I32]/[.I56]" office:value-type="float" office:value="0.431699534193401" calcext:value-type="float">
            <text:p>0,431699534193401</text:p>
          </table:table-cell>
          <table:table-cell table:formula="of:=[.J32]/[.J56]" office:value-type="float" office:value="0.427420305708325" calcext:value-type="float">
            <text:p>0,427420305708325</text:p>
          </table:table-cell>
          <table:table-cell table:formula="of:=[.K32]/[.K56]" office:value-type="float" office:value="0.549203457965629" calcext:value-type="float">
            <text:p>0,549203457965629</text:p>
          </table:table-cell>
          <table:table-cell table:formula="of:=[.L32]/[.L56]" office:value-type="float" office:value="0.545881594942494" calcext:value-type="float">
            <text:p>0,545881594942494</text:p>
          </table:table-cell>
          <table:table-cell table:formula="of:=[.M32]/[.M56]" office:value-type="float" office:value="0.587465467316624" calcext:value-type="float">
            <text:p>0,587465467316624</text:p>
          </table:table-cell>
          <table:table-cell table:formula="of:=[.N32]/[.N56]" office:value-type="float" office:value="0.55725929069725" calcext:value-type="float">
            <text:p>0,55725929069725</text:p>
          </table:table-cell>
          <table:table-cell table:formula="of:=[.O32]/[.O56]" office:value-type="float" office:value="0.598325088797814" calcext:value-type="float">
            <text:p>0,598325088797814</text:p>
          </table:table-cell>
          <table:table-cell table:formula="of:=[.P32]/[.P56]" office:value-type="float" office:value="0.608735352371568" calcext:value-type="float">
            <text:p>0,608735352371568</text:p>
          </table:table-cell>
          <table:table-cell table:formula="of:=[.Q32]/[.Q56]" office:value-type="float" office:value="0.517029778714775" calcext:value-type="float">
            <text:p>0,517029778714775</text:p>
          </table:table-cell>
          <table:table-cell table:formula="of:=[.R32]/[.R56]" office:value-type="float" office:value="0.521132740930979" calcext:value-type="float">
            <text:p>0,521132740930979</text:p>
          </table:table-cell>
          <table:table-cell table:formula="of:=[.S32]/[.S56]" office:value-type="float" office:value="0.505103204665371" calcext:value-type="float">
            <text:p>0,505103204665371</text:p>
          </table:table-cell>
          <table:table-cell table:formula="of:=[.T32]/[.T56]" office:value-type="float" office:value="0.28991472093085" calcext:value-type="float">
            <text:p>0,28991472093085</text:p>
          </table:table-cell>
          <table:table-cell table:formula="of:=[.U32]/[.U56]" office:value-type="float" office:value="0.188772837589986" calcext:value-type="float">
            <text:p>0,1887728375899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0994680493162007" calcext:value-type="float">
            <text:p>0,00994680493162</text:p>
          </table:table-cell>
          <table:table-cell table:formula="of:=[.C33]/[.C57]" office:value-type="float" office:value="0.0122901378483668" calcext:value-type="float">
            <text:p>0,012290137848367</text:p>
          </table:table-cell>
          <table:table-cell table:formula="of:=[.D33]/[.D57]" office:value-type="float" office:value="0.0157774852819601" calcext:value-type="float">
            <text:p>0,01577748528196</text:p>
          </table:table-cell>
          <table:table-cell table:formula="of:=[.E33]/[.E57]" office:value-type="float" office:value="0.0213233420472954" calcext:value-type="float">
            <text:p>0,021323342047295</text:p>
          </table:table-cell>
          <table:table-cell table:formula="of:=[.F33]/[.F57]" office:value-type="float" office:value="0.121076680899879" calcext:value-type="float">
            <text:p>0,121076680899879</text:p>
          </table:table-cell>
          <table:table-cell table:formula="of:=[.G33]/[.G57]" office:value-type="float" office:value="0.182499009507239" calcext:value-type="float">
            <text:p>0,182499009507239</text:p>
          </table:table-cell>
          <table:table-cell table:formula="of:=[.H33]/[.H57]" office:value-type="float" office:value="0.234322177739949" calcext:value-type="float">
            <text:p>0,234322177739949</text:p>
          </table:table-cell>
          <table:table-cell table:formula="of:=[.I33]/[.I57]" office:value-type="float" office:value="0.272706255624701" calcext:value-type="float">
            <text:p>0,272706255624701</text:p>
          </table:table-cell>
          <table:table-cell table:formula="of:=[.J33]/[.J57]" office:value-type="float" office:value="0.287131043361302" calcext:value-type="float">
            <text:p>0,287131043361302</text:p>
          </table:table-cell>
          <table:table-cell table:formula="of:=[.K33]/[.K57]" office:value-type="float" office:value="0.323120857871871" calcext:value-type="float">
            <text:p>0,323120857871871</text:p>
          </table:table-cell>
          <table:table-cell table:formula="of:=[.L33]/[.L57]" office:value-type="float" office:value="0.35810776181905" calcext:value-type="float">
            <text:p>0,35810776181905</text:p>
          </table:table-cell>
          <table:table-cell table:formula="of:=[.M33]/[.M57]" office:value-type="float" office:value="0.438400134479972" calcext:value-type="float">
            <text:p>0,438400134479972</text:p>
          </table:table-cell>
          <table:table-cell table:formula="of:=[.N33]/[.N57]" office:value-type="float" office:value="0.410482926268513" calcext:value-type="float">
            <text:p>0,410482926268513</text:p>
          </table:table-cell>
          <table:table-cell table:formula="of:=[.O33]/[.O57]" office:value-type="float" office:value="0.436549502012072" calcext:value-type="float">
            <text:p>0,436549502012072</text:p>
          </table:table-cell>
          <table:table-cell table:formula="of:=[.P33]/[.P57]" office:value-type="float" office:value="0.47090846310289" calcext:value-type="float">
            <text:p>0,47090846310289</text:p>
          </table:table-cell>
          <table:table-cell table:formula="of:=[.Q33]/[.Q57]" office:value-type="float" office:value="0.490329595639186" calcext:value-type="float">
            <text:p>0,490329595639186</text:p>
          </table:table-cell>
          <table:table-cell table:formula="of:=[.R33]/[.R57]" office:value-type="float" office:value="0.484539750337584" calcext:value-type="float">
            <text:p>0,484539750337584</text:p>
          </table:table-cell>
          <table:table-cell table:formula="of:=[.S33]/[.S57]" office:value-type="float" office:value="0.477100681911704" calcext:value-type="float">
            <text:p>0,477100681911704</text:p>
          </table:table-cell>
          <table:table-cell table:formula="of:=[.T33]/[.T57]" office:value-type="float" office:value="0.477620653866417" calcext:value-type="float">
            <text:p>0,477620653866417</text:p>
          </table:table-cell>
          <table:table-cell table:formula="of:=[.U33]/[.U57]" office:value-type="float" office:value="0.500146777101542" calcext:value-type="float">
            <text:p>0,5001467771015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203540546150153" calcext:value-type="float">
            <text:p>0,020354054615015</text:p>
          </table:table-cell>
          <table:table-cell table:formula="of:=[.C34]/[.C58]" office:value-type="float" office:value="0.0218565057571692" calcext:value-type="float">
            <text:p>0,021856505757169</text:p>
          </table:table-cell>
          <table:table-cell table:formula="of:=[.D34]/[.D58]" office:value-type="float" office:value="0.0257033904465213" calcext:value-type="float">
            <text:p>0,025703390446521</text:p>
          </table:table-cell>
          <table:table-cell table:formula="of:=[.E34]/[.E58]" office:value-type="float" office:value="0.0390775460890176" calcext:value-type="float">
            <text:p>0,039077546089018</text:p>
          </table:table-cell>
          <table:table-cell table:formula="of:=[.F34]/[.F58]" office:value-type="float" office:value="0.169485314872711" calcext:value-type="float">
            <text:p>0,169485314872711</text:p>
          </table:table-cell>
          <table:table-cell table:formula="of:=[.G34]/[.G58]" office:value-type="float" office:value="0.24326990439551" calcext:value-type="float">
            <text:p>0,24326990439551</text:p>
          </table:table-cell>
          <table:table-cell table:formula="of:=[.H34]/[.H58]" office:value-type="float" office:value="0.384919180634369" calcext:value-type="float">
            <text:p>0,384919180634369</text:p>
          </table:table-cell>
          <table:table-cell table:formula="of:=[.I34]/[.I58]" office:value-type="float" office:value="0.423061323144321" calcext:value-type="float">
            <text:p>0,423061323144321</text:p>
          </table:table-cell>
          <table:table-cell table:formula="of:=[.J34]/[.J58]" office:value-type="float" office:value="0.417530962109955" calcext:value-type="float">
            <text:p>0,417530962109955</text:p>
          </table:table-cell>
          <table:table-cell table:formula="of:=[.K34]/[.K58]" office:value-type="float" office:value="0.413382824702949" calcext:value-type="float">
            <text:p>0,413382824702949</text:p>
          </table:table-cell>
          <table:table-cell table:formula="of:=[.L34]/[.L58]" office:value-type="float" office:value="0.480430175323611" calcext:value-type="float">
            <text:p>0,480430175323611</text:p>
          </table:table-cell>
          <table:table-cell table:formula="of:=[.M34]/[.M58]" office:value-type="float" office:value="0.467000056075918" calcext:value-type="float">
            <text:p>0,467000056075918</text:p>
          </table:table-cell>
          <table:table-cell table:formula="of:=[.N34]/[.N58]" office:value-type="float" office:value="0.503881147280211" calcext:value-type="float">
            <text:p>0,503881147280211</text:p>
          </table:table-cell>
          <table:table-cell table:formula="of:=[.O34]/[.O58]" office:value-type="float" office:value="0.514965534133386" calcext:value-type="float">
            <text:p>0,514965534133386</text:p>
          </table:table-cell>
          <table:table-cell table:formula="of:=[.P34]/[.P58]" office:value-type="float" office:value="0.522155492454329" calcext:value-type="float">
            <text:p>0,522155492454329</text:p>
          </table:table-cell>
          <table:table-cell table:formula="of:=[.Q34]/[.Q58]" office:value-type="float" office:value="0.498872092499296" calcext:value-type="float">
            <text:p>0,498872092499296</text:p>
          </table:table-cell>
          <table:table-cell table:formula="of:=[.R34]/[.R58]" office:value-type="float" office:value="0.534297763901279" calcext:value-type="float">
            <text:p>0,534297763901279</text:p>
          </table:table-cell>
          <table:table-cell table:formula="of:=[.S34]/[.S58]" office:value-type="float" office:value="0.532023196721312" calcext:value-type="float">
            <text:p>0,532023196721312</text:p>
          </table:table-cell>
          <table:table-cell table:formula="of:=[.T34]/[.T58]" office:value-type="float" office:value="0.535141838544404" calcext:value-type="float">
            <text:p>0,535141838544404</text:p>
          </table:table-cell>
          <table:table-cell table:formula="of:=[.U34]/[.U58]" office:value-type="float" office:value="0.504230033945166" calcext:value-type="float">
            <text:p>0,5042300339451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215805823068309" calcext:value-type="float">
            <text:p>0,021580582306831</text:p>
          </table:table-cell>
          <table:table-cell table:formula="of:=[.C35]/[.C59]" office:value-type="float" office:value="0.0240718196960941" calcext:value-type="float">
            <text:p>0,024071819696094</text:p>
          </table:table-cell>
          <table:table-cell table:formula="of:=[.D35]/[.D59]" office:value-type="float" office:value="0.0304970061089514" calcext:value-type="float">
            <text:p>0,030497006108951</text:p>
          </table:table-cell>
          <table:table-cell table:formula="of:=[.E35]/[.E59]" office:value-type="float" office:value="0.0391922121811318" calcext:value-type="float">
            <text:p>0,039192212181132</text:p>
          </table:table-cell>
          <table:table-cell table:formula="of:=[.F35]/[.F59]" office:value-type="float" office:value="0.180248981211052" calcext:value-type="float">
            <text:p>0,180248981211052</text:p>
          </table:table-cell>
          <table:table-cell table:formula="of:=[.G35]/[.G59]" office:value-type="float" office:value="0.276614313269252" calcext:value-type="float">
            <text:p>0,276614313269252</text:p>
          </table:table-cell>
          <table:table-cell table:formula="of:=[.H35]/[.H59]" office:value-type="float" office:value="0.37825733639124" calcext:value-type="float">
            <text:p>0,37825733639124</text:p>
          </table:table-cell>
          <table:table-cell table:formula="of:=[.I35]/[.I59]" office:value-type="float" office:value="0.436201611519608" calcext:value-type="float">
            <text:p>0,436201611519608</text:p>
          </table:table-cell>
          <table:table-cell table:formula="of:=[.J35]/[.J59]" office:value-type="float" office:value="0.432722130965594" calcext:value-type="float">
            <text:p>0,432722130965594</text:p>
          </table:table-cell>
          <table:table-cell table:formula="of:=[.K35]/[.K59]" office:value-type="float" office:value="0.444977877744432" calcext:value-type="float">
            <text:p>0,444977877744432</text:p>
          </table:table-cell>
          <table:table-cell table:formula="of:=[.L35]/[.L59]" office:value-type="float" office:value="0.477752658946338" calcext:value-type="float">
            <text:p>0,477752658946338</text:p>
          </table:table-cell>
          <table:table-cell table:formula="of:=[.M35]/[.M59]" office:value-type="float" office:value="0.514298141579506" calcext:value-type="float">
            <text:p>0,514298141579506</text:p>
          </table:table-cell>
          <table:table-cell table:formula="of:=[.N35]/[.N59]" office:value-type="float" office:value="0.522800610203003" calcext:value-type="float">
            <text:p>0,522800610203003</text:p>
          </table:table-cell>
          <table:table-cell table:formula="of:=[.O35]/[.O59]" office:value-type="float" office:value="0.511751559308719" calcext:value-type="float">
            <text:p>0,511751559308719</text:p>
          </table:table-cell>
          <table:table-cell table:formula="of:=[.P35]/[.P59]" office:value-type="float" office:value="0.550792329660796" calcext:value-type="float">
            <text:p>0,550792329660796</text:p>
          </table:table-cell>
          <table:table-cell table:formula="of:=[.Q35]/[.Q59]" office:value-type="float" office:value="0.504550005553881" calcext:value-type="float">
            <text:p>0,504550005553881</text:p>
          </table:table-cell>
          <table:table-cell table:formula="of:=[.R35]/[.R59]" office:value-type="float" office:value="0.464467556603367" calcext:value-type="float">
            <text:p>0,464467556603367</text:p>
          </table:table-cell>
          <table:table-cell table:formula="of:=[.S35]/[.S59]" office:value-type="float" office:value="0.302698814361881" calcext:value-type="float">
            <text:p>0,302698814361881</text:p>
          </table:table-cell>
          <table:table-cell table:formula="of:=[.T35]/[.T59]" office:value-type="float" office:value="0.239997741351125" calcext:value-type="float">
            <text:p>0,239997741351125</text:p>
          </table:table-cell>
          <table:table-cell table:formula="of:=[.U35]/[.U59]" office:value-type="float" office:value="0.27257512126819" calcext:value-type="float">
            <text:p>0,27257512126819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159.99mm" svg:height="89.99mm" svg:x="481.84mm" svg:y="1.67mm">
            <loext:p draw:notify-on-update-of-ranges="crowd_run_2160p50.A3:crowd_run_2160p50.A3 crowd_run_2160p50.B3:crowd_run_2160p50.U3 crowd_run_2160p50.A4:crowd_run_2160p50.A4 crowd_run_2160p50.B4:crowd_run_2160p50.U4 crowd_run_2160p50.A3:crowd_run_2160p50.A3 crowd_run_2160p50.B3:crowd_run_2160p50.U3 crowd_run_2160p50.A5:crowd_run_2160p50.A5 crowd_run_2160p50.B5:crowd_run_2160p50.U5 crowd_run_2160p50.A3:crowd_run_2160p50.A3 crowd_run_2160p50.B3:crowd_run_2160p50.U3 crowd_run_2160p50.A6:crowd_run_2160p50.A6 crowd_run_2160p50.B6:crowd_run_2160p50.U6 crowd_run_2160p50.A3:crowd_run_2160p50.A3 crowd_run_2160p50.B3:crowd_run_2160p50.U3 crowd_run_2160p50.A7:crowd_run_2160p50.A7 crowd_run_2160p50.B7:crowd_run_2160p50.U7 crowd_run_2160p50.A3:crowd_run_2160p50.A3 crowd_run_2160p50.B3:crowd_run_2160p50.U3 crowd_run_2160p50.A8:crowd_run_2160p50.A8 crowd_run_2160p50.B8:crowd_run_2160p50.U8 crowd_run_2160p50.A3:crowd_run_2160p50.A3 crowd_run_2160p50.B3:crowd_run_2160p50.U3 crowd_run_2160p50.A9:crowd_run_2160p50.A9 crowd_run_2160p50.B9:crowd_run_2160p50.U9 crowd_run_2160p50.A3:crowd_run_2160p50.A3 crowd_run_2160p50.B3:crowd_run_2160p50.U3 crowd_run_2160p50.A10:crowd_run_2160p50.A10 crowd_run_2160p50.B10:crowd_run_2160p50.U10 crowd_run_2160p50.A3:crowd_run_2160p50.A3 crowd_run_2160p50.B3:crowd_run_2160p50.U3 crowd_run_2160p50.A11:crowd_run_2160p50.A11 crowd_run_2160p50.B11:crowd_run_2160p50.U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81.44mm" svg:y="94.16mm">
            <loext:p draw:notify-on-update-of-ranges="crowd_run_2160p50.A15:crowd_run_2160p50.A15 crowd_run_2160p50.B15:crowd_run_2160p50.U15 crowd_run_2160p50.A16:crowd_run_2160p50.A16 crowd_run_2160p50.B16:crowd_run_2160p50.U16 crowd_run_2160p50.A15:crowd_run_2160p50.A15 crowd_run_2160p50.B15:crowd_run_2160p50.U15 crowd_run_2160p50.A17:crowd_run_2160p50.A17 crowd_run_2160p50.B17:crowd_run_2160p50.U17 crowd_run_2160p50.A15:crowd_run_2160p50.A15 crowd_run_2160p50.B15:crowd_run_2160p50.U15 crowd_run_2160p50.A18:crowd_run_2160p50.A18 crowd_run_2160p50.B18:crowd_run_2160p50.U18 crowd_run_2160p50.A15:crowd_run_2160p50.A15 crowd_run_2160p50.B15:crowd_run_2160p50.U15 crowd_run_2160p50.A19:crowd_run_2160p50.A19 crowd_run_2160p50.B19:crowd_run_2160p50.U19 crowd_run_2160p50.A15:crowd_run_2160p50.A15 crowd_run_2160p50.B15:crowd_run_2160p50.U15 crowd_run_2160p50.A20:crowd_run_2160p50.A20 crowd_run_2160p50.B20:crowd_run_2160p50.U20 crowd_run_2160p50.A15:crowd_run_2160p50.A15 crowd_run_2160p50.B15:crowd_run_2160p50.U15 crowd_run_2160p50.A21:crowd_run_2160p50.A21 crowd_run_2160p50.B21:crowd_run_2160p50.U21 crowd_run_2160p50.A15:crowd_run_2160p50.A15 crowd_run_2160p50.B15:crowd_run_2160p50.U15 crowd_run_2160p50.A22:crowd_run_2160p50.A22 crowd_run_2160p50.B22:crowd_run_2160p50.U22 crowd_run_2160p50.A15:crowd_run_2160p50.A15 crowd_run_2160p50.B15:crowd_run_2160p50.U15 crowd_run_2160p50.A23:crowd_run_2160p50.A23 crowd_run_2160p50.B23:crowd_run_2160p50.U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82.93mm" svg:y="185.99mm">
            <loext:p draw:notify-on-update-of-ranges="crowd_run_2160p50.A39:crowd_run_2160p50.A39 crowd_run_2160p50.B39:crowd_run_2160p50.U39 crowd_run_2160p50.A40:crowd_run_2160p50.A40 crowd_run_2160p50.B40:crowd_run_2160p50.U40 crowd_run_2160p50.A39:crowd_run_2160p50.A39 crowd_run_2160p50.B39:crowd_run_2160p50.U39 crowd_run_2160p50.A41:crowd_run_2160p50.A41 crowd_run_2160p50.B41:crowd_run_2160p50.U41 crowd_run_2160p50.A39:crowd_run_2160p50.A39 crowd_run_2160p50.B39:crowd_run_2160p50.U39 crowd_run_2160p50.A42:crowd_run_2160p50.A42 crowd_run_2160p50.B42:crowd_run_2160p50.U42 crowd_run_2160p50.A39:crowd_run_2160p50.A39 crowd_run_2160p50.B39:crowd_run_2160p50.U39 crowd_run_2160p50.A43:crowd_run_2160p50.A43 crowd_run_2160p50.B43:crowd_run_2160p50.U43 crowd_run_2160p50.A39:crowd_run_2160p50.A39 crowd_run_2160p50.B39:crowd_run_2160p50.U39 crowd_run_2160p50.A44:crowd_run_2160p50.A44 crowd_run_2160p50.B44:crowd_run_2160p50.U44 crowd_run_2160p50.A39:crowd_run_2160p50.A39 crowd_run_2160p50.B39:crowd_run_2160p50.U39 crowd_run_2160p50.A45:crowd_run_2160p50.A45 crowd_run_2160p50.B45:crowd_run_2160p50.U45 crowd_run_2160p50.A39:crowd_run_2160p50.A39 crowd_run_2160p50.B39:crowd_run_2160p50.U39 crowd_run_2160p50.A46:crowd_run_2160p50.A46 crowd_run_2160p50.B46:crowd_run_2160p50.U46 crowd_run_2160p50.A39:crowd_run_2160p50.A39 crowd_run_2160p50.B39:crowd_run_2160p50.U39 crowd_run_2160p50.A47:crowd_run_2160p50.A47 crowd_run_2160p50.B47:crowd_run_2160p50.U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88.59mm" svg:y="288.08mm">
            <loext:p draw:notify-on-update-of-ranges="crowd_run_2160p50.A51:crowd_run_2160p50.A51 crowd_run_2160p50.B51:crowd_run_2160p50.U51 crowd_run_2160p50.A52:crowd_run_2160p50.A52 crowd_run_2160p50.B52:crowd_run_2160p50.U52 crowd_run_2160p50.A51:crowd_run_2160p50.A51 crowd_run_2160p50.B51:crowd_run_2160p50.U51 crowd_run_2160p50.A53:crowd_run_2160p50.A53 crowd_run_2160p50.B53:crowd_run_2160p50.U53 crowd_run_2160p50.A51:crowd_run_2160p50.A51 crowd_run_2160p50.B51:crowd_run_2160p50.U51 crowd_run_2160p50.A54:crowd_run_2160p50.A54 crowd_run_2160p50.B54:crowd_run_2160p50.U54 crowd_run_2160p50.A51:crowd_run_2160p50.A51 crowd_run_2160p50.B51:crowd_run_2160p50.U51 crowd_run_2160p50.A55:crowd_run_2160p50.A55 crowd_run_2160p50.B55:crowd_run_2160p50.U55 crowd_run_2160p50.A51:crowd_run_2160p50.A51 crowd_run_2160p50.B51:crowd_run_2160p50.U51 crowd_run_2160p50.A56:crowd_run_2160p50.A56 crowd_run_2160p50.B56:crowd_run_2160p50.U56 crowd_run_2160p50.A51:crowd_run_2160p50.A51 crowd_run_2160p50.B51:crowd_run_2160p50.U51 crowd_run_2160p50.A57:crowd_run_2160p50.A57 crowd_run_2160p50.B57:crowd_run_2160p50.U57 crowd_run_2160p50.A51:crowd_run_2160p50.A51 crowd_run_2160p50.B51:crowd_run_2160p50.U51 crowd_run_2160p50.A58:crowd_run_2160p50.A58 crowd_run_2160p50.B58:crowd_run_2160p50.U58 crowd_run_2160p50.A51:crowd_run_2160p50.A51 crowd_run_2160p50.B51:crowd_run_2160p50.U51 crowd_run_2160p50.A59:crowd_run_2160p50.A59 crowd_run_2160p50.B59:crowd_run_2160p50.U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239.24mm" svg:y="343.54mm">
            <loext:p draw:notify-on-update-of-ranges="crowd_run_2160p50.A62:crowd_run_2160p50.A62 crowd_run_2160p50.B62:crowd_run_2160p50.U62 crowd_run_2160p50.A63:crowd_run_2160p50.A63 crowd_run_2160p50.B63:crowd_run_2160p50.U63 crowd_run_2160p50.A62:crowd_run_2160p50.A62 crowd_run_2160p50.B62:crowd_run_2160p50.U62 crowd_run_2160p50.A64:crowd_run_2160p50.A64 crowd_run_2160p50.B64:crowd_run_2160p50.U64 crowd_run_2160p50.A62:crowd_run_2160p50.A62 crowd_run_2160p50.B62:crowd_run_2160p50.U62 crowd_run_2160p50.A65:crowd_run_2160p50.A65 crowd_run_2160p50.B65:crowd_run_2160p50.U65 crowd_run_2160p50.A62:crowd_run_2160p50.A62 crowd_run_2160p50.B62:crowd_run_2160p50.U62 crowd_run_2160p50.A66:crowd_run_2160p50.A66 crowd_run_2160p50.B66:crowd_run_2160p50.U66 crowd_run_2160p50.A62:crowd_run_2160p50.A62 crowd_run_2160p50.B62:crowd_run_2160p50.U62 crowd_run_2160p50.A67:crowd_run_2160p50.A67 crowd_run_2160p50.B67:crowd_run_2160p50.U67 crowd_run_2160p50.A62:crowd_run_2160p50.A62 crowd_run_2160p50.B62:crowd_run_2160p50.U62 crowd_run_2160p50.A68:crowd_run_2160p50.A68 crowd_run_2160p50.B68:crowd_run_2160p50.U68 crowd_run_2160p50.A62:crowd_run_2160p50.A62 crowd_run_2160p50.B62:crowd_run_2160p50.U62 crowd_run_2160p50.A69:crowd_run_2160p50.A69 crowd_run_2160p50.B69:crowd_run_2160p50.U69 crowd_run_2160p50.A62:crowd_run_2160p50.A62 crowd_run_2160p50.B62:crowd_run_2160p50.U62 crowd_run_2160p50.A70:crowd_run_2160p50.A70 crowd_run_2160p50.B70:crowd_run_2160p50.U7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59.99mm" svg:height="89.99mm" svg:x="490.99mm" svg:y="410.44mm">
            <loext:p draw:notify-on-update-of-ranges="crowd_run_2160p50.A95:crowd_run_2160p50.A95 crowd_run_2160p50.B95:crowd_run_2160p50.U95 crowd_run_2160p50.A96:crowd_run_2160p50.A96 crowd_run_2160p50.B96:crowd_run_2160p50.U96 crowd_run_2160p50.A95:crowd_run_2160p50.A95 crowd_run_2160p50.B95:crowd_run_2160p50.U95 crowd_run_2160p50.A97:crowd_run_2160p50.A97 crowd_run_2160p50.B97:crowd_run_2160p50.U97 crowd_run_2160p50.A95:crowd_run_2160p50.A95 crowd_run_2160p50.B95:crowd_run_2160p50.U95 crowd_run_2160p50.A98:crowd_run_2160p50.A98 crowd_run_2160p50.B98:crowd_run_2160p50.U98 crowd_run_2160p50.A95:crowd_run_2160p50.A95 crowd_run_2160p50.B95:crowd_run_2160p50.U95 crowd_run_2160p50.A99:crowd_run_2160p50.A99 crowd_run_2160p50.B99:crowd_run_2160p50.U99 crowd_run_2160p50.A95:crowd_run_2160p50.A95 crowd_run_2160p50.B95:crowd_run_2160p50.U95 crowd_run_2160p50.A100:crowd_run_2160p50.A100 crowd_run_2160p50.B100:crowd_run_2160p50.U100 crowd_run_2160p50.A95:crowd_run_2160p50.A95 crowd_run_2160p50.B95:crowd_run_2160p50.U95 crowd_run_2160p50.A101:crowd_run_2160p50.A101 crowd_run_2160p50.B101:crowd_run_2160p50.U101 crowd_run_2160p50.A95:crowd_run_2160p50.A95 crowd_run_2160p50.B95:crowd_run_2160p50.U95 crowd_run_2160p50.A102:crowd_run_2160p50.A102 crowd_run_2160p50.B102:crowd_run_2160p50.U102 crowd_run_2160p50.A95:crowd_run_2160p50.A95 crowd_run_2160p50.B95:crowd_run_2160p50.U95 crowd_run_2160p50.A103:crowd_run_2160p50.A103 crowd_run_2160p50.B103:crowd_run_2160p50.U10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159.99mm" svg:height="89.99mm" svg:x="485.35mm" svg:y="512.45mm">
            <loext:p draw:notify-on-update-of-ranges="crowd_run_2160p50.A106:crowd_run_2160p50.A106 crowd_run_2160p50.B106:crowd_run_2160p50.U106 crowd_run_2160p50.A107:crowd_run_2160p50.A107 crowd_run_2160p50.B107:crowd_run_2160p50.U107 crowd_run_2160p50.A106:crowd_run_2160p50.A106 crowd_run_2160p50.B106:crowd_run_2160p50.U106 crowd_run_2160p50.A108:crowd_run_2160p50.A108 crowd_run_2160p50.B108:crowd_run_2160p50.U108 crowd_run_2160p50.A106:crowd_run_2160p50.A106 crowd_run_2160p50.B106:crowd_run_2160p50.U106 crowd_run_2160p50.A109:crowd_run_2160p50.A109 crowd_run_2160p50.B109:crowd_run_2160p50.U109 crowd_run_2160p50.A106:crowd_run_2160p50.A106 crowd_run_2160p50.B106:crowd_run_2160p50.U106 crowd_run_2160p50.A110:crowd_run_2160p50.A110 crowd_run_2160p50.B110:crowd_run_2160p50.U110 crowd_run_2160p50.A106:crowd_run_2160p50.A106 crowd_run_2160p50.B106:crowd_run_2160p50.U106 crowd_run_2160p50.A111:crowd_run_2160p50.A111 crowd_run_2160p50.B111:crowd_run_2160p50.U111 crowd_run_2160p50.A106:crowd_run_2160p50.A106 crowd_run_2160p50.B106:crowd_run_2160p50.U106 crowd_run_2160p50.A112:crowd_run_2160p50.A112 crowd_run_2160p50.B112:crowd_run_2160p50.U112 crowd_run_2160p50.A106:crowd_run_2160p50.A106 crowd_run_2160p50.B106:crowd_run_2160p50.U106 crowd_run_2160p50.A113:crowd_run_2160p50.A113 crowd_run_2160p50.B113:crowd_run_2160p50.U113 crowd_run_2160p50.A106:crowd_run_2160p50.A106 crowd_run_2160p50.B106:crowd_run_2160p50.U106 crowd_run_2160p50.A114:crowd_run_2160p50.A114 crowd_run_2160p50.B114:crowd_run_2160p50.U11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9.571674" calcext:value-type="float">
            <text:p>19,571674</text:p>
          </table:table-cell>
          <table:table-cell office:value-type="float" office:value="19.585058" calcext:value-type="float">
            <text:p>19,585058</text:p>
          </table:table-cell>
          <table:table-cell office:value-type="float" office:value="19.600395" calcext:value-type="float">
            <text:p>19,600395</text:p>
          </table:table-cell>
          <table:table-cell office:value-type="float" office:value="19.62056" calcext:value-type="float">
            <text:p>19,62056</text:p>
          </table:table-cell>
          <table:table-cell office:value-type="float" office:value="19.644304" calcext:value-type="float">
            <text:p>19,644304</text:p>
          </table:table-cell>
          <table:table-cell office:value-type="float" office:value="19.671755" calcext:value-type="float">
            <text:p>19,671755</text:p>
          </table:table-cell>
          <table:table-cell office:value-type="float" office:value="19.738865" calcext:value-type="float">
            <text:p>19,738865</text:p>
          </table:table-cell>
          <table:table-cell office:value-type="float" office:value="19.846741" calcext:value-type="float">
            <text:p>19,846741</text:p>
          </table:table-cell>
          <table:table-cell office:value-type="float" office:value="20.039825" calcext:value-type="float">
            <text:p>20,039825</text:p>
          </table:table-cell>
          <table:table-cell office:value-type="float" office:value="20.159891" calcext:value-type="float">
            <text:p>20,159891</text:p>
          </table:table-cell>
          <table:table-cell office:value-type="float" office:value="20.758102" calcext:value-type="float">
            <text:p>20,758102</text:p>
          </table:table-cell>
          <table:table-cell office:value-type="float" office:value="21.749525" calcext:value-type="float">
            <text:p>21,749525</text:p>
          </table:table-cell>
          <table:table-cell office:value-type="float" office:value="22.492846" calcext:value-type="float">
            <text:p>22,492846</text:p>
          </table:table-cell>
          <table:table-cell office:value-type="float" office:value="23.241539" calcext:value-type="float">
            <text:p>23,241539</text:p>
          </table:table-cell>
          <table:table-cell office:value-type="float" office:value="23.795717" calcext:value-type="float">
            <text:p>23,795717</text:p>
          </table:table-cell>
          <table:table-cell office:value-type="float" office:value="24.304451" calcext:value-type="float">
            <text:p>24,304451</text:p>
          </table:table-cell>
          <table:table-cell office:value-type="float" office:value="24.883427" calcext:value-type="float">
            <text:p>24,883427</text:p>
          </table:table-cell>
          <table:table-cell office:value-type="float" office:value="25.482307" calcext:value-type="float">
            <text:p>25,482307</text:p>
          </table:table-cell>
          <table:table-cell office:value-type="float" office:value="25.904688" calcext:value-type="float">
            <text:p>25,904688</text:p>
          </table:table-cell>
          <table:table-cell office:value-type="float" office:value="26.28039" calcext:value-type="float">
            <text:p>26,28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9.568861" calcext:value-type="float">
            <text:p>19,568861</text:p>
          </table:table-cell>
          <table:table-cell office:value-type="float" office:value="19.588173" calcext:value-type="float">
            <text:p>19,588173</text:p>
          </table:table-cell>
          <table:table-cell office:value-type="float" office:value="19.605171" calcext:value-type="float">
            <text:p>19,605171</text:p>
          </table:table-cell>
          <table:table-cell office:value-type="float" office:value="19.625336" calcext:value-type="float">
            <text:p>19,625336</text:p>
          </table:table-cell>
          <table:table-cell office:value-type="float" office:value="19.647182" calcext:value-type="float">
            <text:p>19,647182</text:p>
          </table:table-cell>
          <table:table-cell office:value-type="float" office:value="19.674879" calcext:value-type="float">
            <text:p>19,674879</text:p>
          </table:table-cell>
          <table:table-cell office:value-type="float" office:value="19.745754" calcext:value-type="float">
            <text:p>19,745754</text:p>
          </table:table-cell>
          <table:table-cell office:value-type="float" office:value="19.857101" calcext:value-type="float">
            <text:p>19,857101</text:p>
          </table:table-cell>
          <table:table-cell office:value-type="float" office:value="20.053955" calcext:value-type="float">
            <text:p>20,053955</text:p>
          </table:table-cell>
          <table:table-cell office:value-type="float" office:value="20.156734" calcext:value-type="float">
            <text:p>20,156734</text:p>
          </table:table-cell>
          <table:table-cell office:value-type="float" office:value="20.832703" calcext:value-type="float">
            <text:p>20,832703</text:p>
          </table:table-cell>
          <table:table-cell office:value-type="float" office:value="21.827656" calcext:value-type="float">
            <text:p>21,827656</text:p>
          </table:table-cell>
          <table:table-cell office:value-type="float" office:value="22.585363" calcext:value-type="float">
            <text:p>22,585363</text:p>
          </table:table-cell>
          <table:table-cell office:value-type="float" office:value="23.321997" calcext:value-type="float">
            <text:p>23,321997</text:p>
          </table:table-cell>
          <table:table-cell office:value-type="float" office:value="23.896343" calcext:value-type="float">
            <text:p>23,896343</text:p>
          </table:table-cell>
          <table:table-cell office:value-type="float" office:value="24.394281" calcext:value-type="float">
            <text:p>24,394281</text:p>
          </table:table-cell>
          <table:table-cell office:value-type="float" office:value="25.01433" calcext:value-type="float">
            <text:p>25,01433</text:p>
          </table:table-cell>
          <table:table-cell office:value-type="float" office:value="25.613926" calcext:value-type="float">
            <text:p>25,613926</text:p>
          </table:table-cell>
          <table:table-cell office:value-type="float" office:value="26.004538" calcext:value-type="float">
            <text:p>26,004538</text:p>
          </table:table-cell>
          <table:table-cell office:value-type="float" office:value="26.38559" calcext:value-type="float">
            <text:p>26,385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9.523859" calcext:value-type="float">
            <text:p>19,523859</text:p>
          </table:table-cell>
          <table:table-cell office:value-type="float" office:value="19.541332" calcext:value-type="float">
            <text:p>19,541332</text:p>
          </table:table-cell>
          <table:table-cell office:value-type="float" office:value="19.555824" calcext:value-type="float">
            <text:p>19,555824</text:p>
          </table:table-cell>
          <table:table-cell office:value-type="float" office:value="19.577543" calcext:value-type="float">
            <text:p>19,577543</text:p>
          </table:table-cell>
          <table:table-cell office:value-type="float" office:value="19.598812" calcext:value-type="float">
            <text:p>19,598812</text:p>
          </table:table-cell>
          <table:table-cell office:value-type="float" office:value="19.629629" calcext:value-type="float">
            <text:p>19,629629</text:p>
          </table:table-cell>
          <table:table-cell office:value-type="float" office:value="19.701727" calcext:value-type="float">
            <text:p>19,701727</text:p>
          </table:table-cell>
          <table:table-cell office:value-type="float" office:value="19.80102" calcext:value-type="float">
            <text:p>19,80102</text:p>
          </table:table-cell>
          <table:table-cell office:value-type="float" office:value="20.001068" calcext:value-type="float">
            <text:p>20,001068</text:p>
          </table:table-cell>
          <table:table-cell office:value-type="float" office:value="20.102448" calcext:value-type="float">
            <text:p>20,102448</text:p>
          </table:table-cell>
          <table:table-cell office:value-type="float" office:value="20.72802" calcext:value-type="float">
            <text:p>20,72802</text:p>
          </table:table-cell>
          <table:table-cell office:value-type="float" office:value="21.725176" calcext:value-type="float">
            <text:p>21,725176</text:p>
          </table:table-cell>
          <table:table-cell office:value-type="float" office:value="22.462658" calcext:value-type="float">
            <text:p>22,462658</text:p>
          </table:table-cell>
          <table:table-cell office:value-type="float" office:value="23.227615" calcext:value-type="float">
            <text:p>23,227615</text:p>
          </table:table-cell>
          <table:table-cell office:value-type="float" office:value="23.773178" calcext:value-type="float">
            <text:p>23,773178</text:p>
          </table:table-cell>
          <table:table-cell office:value-type="float" office:value="24.277582" calcext:value-type="float">
            <text:p>24,277582</text:p>
          </table:table-cell>
          <table:table-cell office:value-type="float" office:value="24.854622" calcext:value-type="float">
            <text:p>24,854622</text:p>
          </table:table-cell>
          <table:table-cell office:value-type="float" office:value="25.441454" calcext:value-type="float">
            <text:p>25,441454</text:p>
          </table:table-cell>
          <table:table-cell office:value-type="float" office:value="25.886646" calcext:value-type="float">
            <text:p>25,886646</text:p>
          </table:table-cell>
          <table:table-cell office:value-type="float" office:value="26.266909" calcext:value-type="float">
            <text:p>26,26690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682099" calcext:value-type="float">
            <text:p>0,682099</text:p>
          </table:table-cell>
          <table:table-cell office:value-type="float" office:value="0.682631" calcext:value-type="float">
            <text:p>0,682631</text:p>
          </table:table-cell>
          <table:table-cell office:value-type="float" office:value="0.683005" calcext:value-type="float">
            <text:p>0,683005</text:p>
          </table:table-cell>
          <table:table-cell office:value-type="float" office:value="0.684183" calcext:value-type="float">
            <text:p>0,684183</text:p>
          </table:table-cell>
          <table:table-cell office:value-type="float" office:value="0.685274" calcext:value-type="float">
            <text:p>0,685274</text:p>
          </table:table-cell>
          <table:table-cell office:value-type="float" office:value="0.686591" calcext:value-type="float">
            <text:p>0,686591</text:p>
          </table:table-cell>
          <table:table-cell office:value-type="float" office:value="0.689372" calcext:value-type="float">
            <text:p>0,689372</text:p>
          </table:table-cell>
          <table:table-cell office:value-type="float" office:value="0.695028" calcext:value-type="float">
            <text:p>0,695028</text:p>
          </table:table-cell>
          <table:table-cell office:value-type="float" office:value="0.704749" calcext:value-type="float">
            <text:p>0,704749</text:p>
          </table:table-cell>
          <table:table-cell office:value-type="float" office:value="0.71016" calcext:value-type="float">
            <text:p>0,71016</text:p>
          </table:table-cell>
          <table:table-cell office:value-type="float" office:value="0.739759" calcext:value-type="float">
            <text:p>0,739759</text:p>
          </table:table-cell>
          <table:table-cell office:value-type="float" office:value="0.782267" calcext:value-type="float">
            <text:p>0,782267</text:p>
          </table:table-cell>
          <table:table-cell office:value-type="float" office:value="0.80974" calcext:value-type="float">
            <text:p>0,80974</text:p>
          </table:table-cell>
          <table:table-cell office:value-type="float" office:value="0.833121" calcext:value-type="float">
            <text:p>0,833121</text:p>
          </table:table-cell>
          <table:table-cell office:value-type="float" office:value="0.849053" calcext:value-type="float">
            <text:p>0,849053</text:p>
          </table:table-cell>
          <table:table-cell office:value-type="float" office:value="0.862581" calcext:value-type="float">
            <text:p>0,862581</text:p>
          </table:table-cell>
          <table:table-cell office:value-type="float" office:value="0.877016" calcext:value-type="float">
            <text:p>0,877016</text:p>
          </table:table-cell>
          <table:table-cell office:value-type="float" office:value="0.889431" calcext:value-type="float">
            <text:p>0,889431</text:p>
          </table:table-cell>
          <table:table-cell office:value-type="float" office:value="0.89777" calcext:value-type="float">
            <text:p>0,89777</text:p>
          </table:table-cell>
          <table:table-cell office:value-type="float" office:value="0.904781" calcext:value-type="float">
            <text:p>0,9047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682408" calcext:value-type="float">
            <text:p>0,682408</text:p>
          </table:table-cell>
          <table:table-cell office:value-type="float" office:value="0.683374" calcext:value-type="float">
            <text:p>0,683374</text:p>
          </table:table-cell>
          <table:table-cell office:value-type="float" office:value="0.683848" calcext:value-type="float">
            <text:p>0,683848</text:p>
          </table:table-cell>
          <table:table-cell office:value-type="float" office:value="0.684888" calcext:value-type="float">
            <text:p>0,684888</text:p>
          </table:table-cell>
          <table:table-cell office:value-type="float" office:value="0.685981" calcext:value-type="float">
            <text:p>0,685981</text:p>
          </table:table-cell>
          <table:table-cell office:value-type="float" office:value="0.687162" calcext:value-type="float">
            <text:p>0,687162</text:p>
          </table:table-cell>
          <table:table-cell office:value-type="float" office:value="0.690422" calcext:value-type="float">
            <text:p>0,690422</text:p>
          </table:table-cell>
          <table:table-cell office:value-type="float" office:value="0.696151" calcext:value-type="float">
            <text:p>0,6961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710472" calcext:value-type="float">
            <text:p>0,710472</text:p>
          </table:table-cell>
          <table:table-cell office:value-type="float" office:value="0.743271" calcext:value-type="float">
            <text:p>0,743271</text:p>
          </table:table-cell>
          <table:table-cell office:value-type="float" office:value="0.785824" calcext:value-type="float">
            <text:p>0,785824</text:p>
          </table:table-cell>
          <table:table-cell office:value-type="float" office:value="0.81313" calcext:value-type="float">
            <text:p>0,81313</text:p>
          </table:table-cell>
          <table:table-cell office:value-type="float" office:value="0.835824" calcext:value-type="float">
            <text:p>0,835824</text:p>
          </table:table-cell>
          <table:table-cell office:value-type="float" office:value="0.852328" calcext:value-type="float">
            <text:p>0,852328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880109" calcext:value-type="float">
            <text:p>0,880109</text:p>
          </table:table-cell>
          <table:table-cell office:value-type="float" office:value="0.892285" calcext:value-type="float">
            <text:p>0,892285</text:p>
          </table:table-cell>
          <table:table-cell office:value-type="float" office:value="0.899971" calcext:value-type="float">
            <text:p>0,899971</text:p>
          </table:table-cell>
          <table:table-cell office:value-type="float" office:value="0.906497" calcext:value-type="float">
            <text:p>0,9064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679056" calcext:value-type="float">
            <text:p>0,679056</text:p>
          </table:table-cell>
          <table:table-cell office:value-type="float" office:value="0.679587" calcext:value-type="float">
            <text:p>0,679587</text:p>
          </table:table-cell>
          <table:table-cell office:value-type="float" office:value="0.680255" calcext:value-type="float">
            <text:p>0,680255</text:p>
          </table:table-cell>
          <table:table-cell office:value-type="float" office:value="0.681267" calcext:value-type="float">
            <text:p>0,681267</text:p>
          </table:table-cell>
          <table:table-cell office:value-type="float" office:value="0.682347" calcext:value-type="float">
            <text:p>0,682347</text:p>
          </table:table-cell>
          <table:table-cell office:value-type="float" office:value="0.683945" calcext:value-type="float">
            <text:p>0,683945</text:p>
          </table:table-cell>
          <table:table-cell office:value-type="float" office:value="0.687347" calcext:value-type="float">
            <text:p>0,687347</text:p>
          </table:table-cell>
          <table:table-cell office:value-type="float" office:value="0.692582" calcext:value-type="float">
            <text:p>0,692582</text:p>
          </table:table-cell>
          <table:table-cell office:value-type="float" office:value="0.703283" calcext:value-type="float">
            <text:p>0,703283</text:p>
          </table:table-cell>
          <table:table-cell office:value-type="float" office:value="0.707499" calcext:value-type="float">
            <text:p>0,707499</text:p>
          </table:table-cell>
          <table:table-cell office:value-type="float" office:value="0.738162" calcext:value-type="float">
            <text:p>0,738162</text:p>
          </table:table-cell>
          <table:table-cell office:value-type="float" office:value="0.781105" calcext:value-type="float">
            <text:p>0,781105</text:p>
          </table:table-cell>
          <table:table-cell office:value-type="float" office:value="0.807848" calcext:value-type="float">
            <text:p>0,807848</text:p>
          </table:table-cell>
          <table:table-cell office:value-type="float" office:value="0.832384" calcext:value-type="float">
            <text:p>0,832384</text:p>
          </table:table-cell>
          <table:table-cell office:value-type="float" office:value="0.848072" calcext:value-type="float">
            <text:p>0,848072</text:p>
          </table:table-cell>
          <table:table-cell office:value-type="float" office:value="0.861634" calcext:value-type="float">
            <text:p>0,861634</text:p>
          </table:table-cell>
          <table:table-cell office:value-type="float" office:value="0.876413" calcext:value-type="float">
            <text:p>0,876413</text:p>
          </table:table-cell>
          <table:table-cell office:value-type="float" office:value="0.888514" calcext:value-type="float">
            <text:p>0,888514</text:p>
          </table:table-cell>
          <table:table-cell office:value-type="float" office:value="0.897293" calcext:value-type="float">
            <text:p>0,897293</text:p>
          </table:table-cell>
          <table:table-cell office:value-type="float" office:value="0.904362" calcext:value-type="float">
            <text:p>0,9043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2.426991" calcext:value-type="float">
            <text:p>12,426991</text:p>
          </table:table-cell>
          <table:table-cell office:value-type="float" office:value="12.531745" calcext:value-type="float">
            <text:p>12,531745</text:p>
          </table:table-cell>
          <table:table-cell office:value-type="float" office:value="12.646797" calcext:value-type="float">
            <text:p>12,646797</text:p>
          </table:table-cell>
          <table:table-cell office:value-type="float" office:value="12.831896" calcext:value-type="float">
            <text:p>12,831896</text:p>
          </table:table-cell>
          <table:table-cell office:value-type="float" office:value="12.944226" calcext:value-type="float">
            <text:p>12,944226</text:p>
          </table:table-cell>
          <table:table-cell office:value-type="float" office:value="13.058052" calcext:value-type="float">
            <text:p>13,058052</text:p>
          </table:table-cell>
          <table:table-cell office:value-type="float" office:value="13.485822" calcext:value-type="float">
            <text:p>13,485822</text:p>
          </table:table-cell>
          <table:table-cell office:value-type="float" office:value="14.198573" calcext:value-type="float">
            <text:p>14,198573</text:p>
          </table:table-cell>
          <table:table-cell office:value-type="float" office:value="15.276762" calcext:value-type="float">
            <text:p>15,276762</text:p>
          </table:table-cell>
          <table:table-cell office:value-type="float" office:value="16.260948" calcext:value-type="float">
            <text:p>16,260948</text:p>
          </table:table-cell>
          <table:table-cell office:value-type="float" office:value="20.097572" calcext:value-type="float">
            <text:p>20,097572</text:p>
          </table:table-cell>
          <table:table-cell office:value-type="float" office:value="26.56997" calcext:value-type="float">
            <text:p>26,56997</text:p>
          </table:table-cell>
          <table:table-cell office:value-type="float" office:value="31.566322" calcext:value-type="float">
            <text:p>31,566322</text:p>
          </table:table-cell>
          <table:table-cell office:value-type="float" office:value="36.84781" calcext:value-type="float">
            <text:p>36,84781</text:p>
          </table:table-cell>
          <table:table-cell office:value-type="float" office:value="40.530536" calcext:value-type="float">
            <text:p>40,530536</text:p>
          </table:table-cell>
          <table:table-cell office:value-type="float" office:value="43.827061" calcext:value-type="float">
            <text:p>43,827061</text:p>
          </table:table-cell>
          <table:table-cell office:value-type="float" office:value="47.518831" calcext:value-type="float">
            <text:p>47,518831</text:p>
          </table:table-cell>
          <table:table-cell office:value-type="float" office:value="51.377261" calcext:value-type="float">
            <text:p>51,377261</text:p>
          </table:table-cell>
          <table:table-cell office:value-type="float" office:value="53.952593" calcext:value-type="float">
            <text:p>53,952593</text:p>
          </table:table-cell>
          <table:table-cell office:value-type="float" office:value="56.334243" calcext:value-type="float">
            <text:p>56,3342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1.958087" calcext:value-type="float">
            <text:p>11,958087</text:p>
          </table:table-cell>
          <table:table-cell office:value-type="float" office:value="12.118731" calcext:value-type="float">
            <text:p>12,118731</text:p>
          </table:table-cell>
          <table:table-cell office:value-type="float" office:value="12.207005" calcext:value-type="float">
            <text:p>12,207005</text:p>
          </table:table-cell>
          <table:table-cell office:value-type="float" office:value="12.363889" calcext:value-type="float">
            <text:p>12,363889</text:p>
          </table:table-cell>
          <table:table-cell office:value-type="float" office:value="12.473796" calcext:value-type="float">
            <text:p>12,473796</text:p>
          </table:table-cell>
          <table:table-cell office:value-type="float" office:value="12.634227" calcext:value-type="float">
            <text:p>12,634227</text:p>
          </table:table-cell>
          <table:table-cell office:value-type="float" office:value="13.177939" calcext:value-type="float">
            <text:p>13,177939</text:p>
          </table:table-cell>
          <table:table-cell office:value-type="float" office:value="13.962835" calcext:value-type="float">
            <text:p>13,962835</text:p>
          </table:table-cell>
          <table:table-cell office:value-type="float" office:value="15.124716" calcext:value-type="float">
            <text:p>15,124716</text:p>
          </table:table-cell>
          <table:table-cell office:value-type="float" office:value="15.80374" calcext:value-type="float">
            <text:p>15,80374</text:p>
          </table:table-cell>
          <table:table-cell office:value-type="float" office:value="20.218478" calcext:value-type="float">
            <text:p>20,218478</text:p>
          </table:table-cell>
          <table:table-cell office:value-type="float" office:value="26.736247" calcext:value-type="float">
            <text:p>26,736247</text:p>
          </table:table-cell>
          <table:table-cell office:value-type="float" office:value="32.057522" calcext:value-type="float">
            <text:p>32,057522</text:p>
          </table:table-cell>
          <table:table-cell office:value-type="float" office:value="37.17335" calcext:value-type="float">
            <text:p>37,17335</text:p>
          </table:table-cell>
          <table:table-cell office:value-type="float" office:value="40.975254" calcext:value-type="float">
            <text:p>40,975254</text:p>
          </table:table-cell>
          <table:table-cell office:value-type="float" office:value="44.243583" calcext:value-type="float">
            <text:p>44,243583</text:p>
          </table:table-cell>
          <table:table-cell office:value-type="float" office:value="48.204498" calcext:value-type="float">
            <text:p>48,204498</text:p>
          </table:table-cell>
          <table:table-cell office:value-type="float" office:value="52.054075" calcext:value-type="float">
            <text:p>52,054075</text:p>
          </table:table-cell>
          <table:table-cell office:value-type="float" office:value="54.483312" calcext:value-type="float">
            <text:p>54,483312</text:p>
          </table:table-cell>
          <table:table-cell office:value-type="float" office:value="56.834237" calcext:value-type="float">
            <text:p>56,8342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2.170942" calcext:value-type="float">
            <text:p>12,170942</text:p>
          </table:table-cell>
          <table:table-cell office:value-type="float" office:value="12.2778" calcext:value-type="float">
            <text:p>12,2778</text:p>
          </table:table-cell>
          <table:table-cell office:value-type="float" office:value="12.363141" calcext:value-type="float">
            <text:p>12,363141</text:p>
          </table:table-cell>
          <table:table-cell office:value-type="float" office:value="12.546074" calcext:value-type="float">
            <text:p>12,546074</text:p>
          </table:table-cell>
          <table:table-cell office:value-type="float" office:value="12.727783" calcext:value-type="float">
            <text:p>12,727783</text:p>
          </table:table-cell>
          <table:table-cell office:value-type="float" office:value="12.8595" calcext:value-type="float">
            <text:p>12,8595</text:p>
          </table:table-cell>
          <table:table-cell office:value-type="float" office:value="13.38367" calcext:value-type="float">
            <text:p>13,38367</text:p>
          </table:table-cell>
          <table:table-cell office:value-type="float" office:value="14.066557" calcext:value-type="float">
            <text:p>14,066557</text:p>
          </table:table-cell>
          <table:table-cell office:value-type="float" office:value="15.222929" calcext:value-type="float">
            <text:p>15,222929</text:p>
          </table:table-cell>
          <table:table-cell office:value-type="float" office:value="15.866334" calcext:value-type="float">
            <text:p>15,866334</text:p>
          </table:table-cell>
          <table:table-cell office:value-type="float" office:value="19.943402" calcext:value-type="float">
            <text:p>19,943402</text:p>
          </table:table-cell>
          <table:table-cell office:value-type="float" office:value="26.430936" calcext:value-type="float">
            <text:p>26,430936</text:p>
          </table:table-cell>
          <table:table-cell office:value-type="float" office:value="31.465325" calcext:value-type="float">
            <text:p>31,465325</text:p>
          </table:table-cell>
          <table:table-cell office:value-type="float" office:value="36.78573" calcext:value-type="float">
            <text:p>36,78573</text:p>
          </table:table-cell>
          <table:table-cell office:value-type="float" office:value="40.379178" calcext:value-type="float">
            <text:p>40,379178</text:p>
          </table:table-cell>
          <table:table-cell office:value-type="float" office:value="43.72115" calcext:value-type="float">
            <text:p>43,72115</text:p>
          </table:table-cell>
          <table:table-cell office:value-type="float" office:value="47.35067" calcext:value-type="float">
            <text:p>47,35067</text:p>
          </table:table-cell>
          <table:table-cell office:value-type="float" office:value="51.070936" calcext:value-type="float">
            <text:p>51,070936</text:p>
          </table:table-cell>
          <table:table-cell office:value-type="float" office:value="53.892291" calcext:value-type="float">
            <text:p>53,892291</text:p>
          </table:table-cell>
          <table:table-cell office:value-type="float" office:value="56.238338" calcext:value-type="float">
            <text:p>56,23833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4.4374" calcext:value-type="float">
            <text:p>54,4374</text:p>
          </table:table-cell>
          <table:table-cell office:value-type="float" office:value="58.6455" calcext:value-type="float">
            <text:p>58,6455</text:p>
          </table:table-cell>
          <table:table-cell office:value-type="float" office:value="62.6997" calcext:value-type="float">
            <text:p>62,6997</text:p>
          </table:table-cell>
          <table:table-cell office:value-type="float" office:value="61.9876" calcext:value-type="float">
            <text:p>61,9876</text:p>
          </table:table-cell>
          <table:table-cell office:value-type="float" office:value="61.594" calcext:value-type="float">
            <text:p>61,594</text:p>
          </table:table-cell>
          <table:table-cell office:value-type="float" office:value="61.4241" calcext:value-type="float">
            <text:p>61,4241</text:p>
          </table:table-cell>
          <table:table-cell office:value-type="float" office:value="63.7222" calcext:value-type="float">
            <text:p>63,7222</text:p>
          </table:table-cell>
          <table:table-cell office:value-type="float" office:value="60.4686" calcext:value-type="float">
            <text:p>60,4686</text:p>
          </table:table-cell>
          <table:table-cell office:value-type="float" office:value="61.6869" calcext:value-type="float">
            <text:p>61,6869</text:p>
          </table:table-cell>
          <table:table-cell office:value-type="float" office:value="58.9614" calcext:value-type="float">
            <text:p>58,9614</text:p>
          </table:table-cell>
          <table:table-cell office:value-type="float" office:value="61.5504" calcext:value-type="float">
            <text:p>61,5504</text:p>
          </table:table-cell>
          <table:table-cell office:value-type="float" office:value="60.507" calcext:value-type="float">
            <text:p>60,507</text:p>
          </table:table-cell>
          <table:table-cell office:value-type="float" office:value="63.9995" calcext:value-type="float">
            <text:p>63,9995</text:p>
          </table:table-cell>
          <table:table-cell office:value-type="float" office:value="60.4365" calcext:value-type="float">
            <text:p>60,4365</text:p>
          </table:table-cell>
          <table:table-cell office:value-type="float" office:value="59.9263" calcext:value-type="float">
            <text:p>59,9263</text:p>
          </table:table-cell>
          <table:table-cell office:value-type="float" office:value="62.2286" calcext:value-type="float">
            <text:p>62,2286</text:p>
          </table:table-cell>
          <table:table-cell office:value-type="float" office:value="61.8528" calcext:value-type="float">
            <text:p>61,8528</text:p>
          </table:table-cell>
          <table:table-cell office:value-type="float" office:value="61.0479" calcext:value-type="float">
            <text:p>61,0479</text:p>
          </table:table-cell>
          <table:table-cell office:value-type="float" office:value="61.607" calcext:value-type="float">
            <text:p>61,607</text:p>
          </table:table-cell>
          <table:table-cell office:value-type="float" office:value="60.0421" calcext:value-type="float">
            <text:p>60,04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9.933" calcext:value-type="float">
            <text:p>59,933</text:p>
          </table:table-cell>
          <table:table-cell office:value-type="float" office:value="64.6385" calcext:value-type="float">
            <text:p>64,6385</text:p>
          </table:table-cell>
          <table:table-cell office:value-type="float" office:value="61.6576" calcext:value-type="float">
            <text:p>61,6576</text:p>
          </table:table-cell>
          <table:table-cell office:value-type="float" office:value="61.6218" calcext:value-type="float">
            <text:p>61,6218</text:p>
          </table:table-cell>
          <table:table-cell office:value-type="float" office:value="61.6164" calcext:value-type="float">
            <text:p>61,6164</text:p>
          </table:table-cell>
          <table:table-cell office:value-type="float" office:value="61.926" calcext:value-type="float">
            <text:p>61,926</text:p>
          </table:table-cell>
          <table:table-cell office:value-type="float" office:value="58.9812" calcext:value-type="float">
            <text:p>58,9812</text:p>
          </table:table-cell>
          <table:table-cell office:value-type="float" office:value="61.288" calcext:value-type="float">
            <text:p>61,288</text:p>
          </table:table-cell>
          <table:table-cell office:value-type="float" office:value="58.9995" calcext:value-type="float">
            <text:p>58,9995</text:p>
          </table:table-cell>
          <table:table-cell office:value-type="float" office:value="59.4251" calcext:value-type="float">
            <text:p>59,4251</text:p>
          </table:table-cell>
          <table:table-cell office:value-type="float" office:value="60.3691" calcext:value-type="float">
            <text:p>60,3691</text:p>
          </table:table-cell>
          <table:table-cell office:value-type="float" office:value="59.8579" calcext:value-type="float">
            <text:p>59,8579</text:p>
          </table:table-cell>
          <table:table-cell office:value-type="float" office:value="64.4718" calcext:value-type="float">
            <text:p>64,4718</text:p>
          </table:table-cell>
          <table:table-cell office:value-type="float" office:value="62.8368" calcext:value-type="float">
            <text:p>62,8368</text:p>
          </table:table-cell>
          <table:table-cell office:value-type="float" office:value="62.3652" calcext:value-type="float">
            <text:p>62,3652</text:p>
          </table:table-cell>
          <table:table-cell office:value-type="float" office:value="61.415" calcext:value-type="float">
            <text:p>61,415</text:p>
          </table:table-cell>
          <table:table-cell office:value-type="float" office:value="60.8856" calcext:value-type="float">
            <text:p>60,8856</text:p>
          </table:table-cell>
          <table:table-cell office:value-type="float" office:value="60.026" calcext:value-type="float">
            <text:p>60,026</text:p>
          </table:table-cell>
          <table:table-cell office:value-type="float" office:value="61.6671" calcext:value-type="float">
            <text:p>61,6671</text:p>
          </table:table-cell>
          <table:table-cell office:value-type="float" office:value="62.362" calcext:value-type="float">
            <text:p>62,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.2589" calcext:value-type="float">
            <text:p>60,2589</text:p>
          </table:table-cell>
          <table:table-cell office:value-type="float" office:value="63.3109" calcext:value-type="float">
            <text:p>63,3109</text:p>
          </table:table-cell>
          <table:table-cell office:value-type="float" office:value="60.6792" calcext:value-type="float">
            <text:p>60,6792</text:p>
          </table:table-cell>
          <table:table-cell office:value-type="float" office:value="59.9592" calcext:value-type="float">
            <text:p>59,9592</text:p>
          </table:table-cell>
          <table:table-cell office:value-type="float" office:value="63.965" calcext:value-type="float">
            <text:p>63,965</text:p>
          </table:table-cell>
          <table:table-cell office:value-type="float" office:value="66.962" calcext:value-type="float">
            <text:p>66,962</text:p>
          </table:table-cell>
          <table:table-cell office:value-type="float" office:value="66.6736" calcext:value-type="float">
            <text:p>66,6736</text:p>
          </table:table-cell>
          <table:table-cell office:value-type="float" office:value="61.7331" calcext:value-type="float">
            <text:p>61,7331</text:p>
          </table:table-cell>
          <table:table-cell office:value-type="float" office:value="61.2424" calcext:value-type="float">
            <text:p>61,2424</text:p>
          </table:table-cell>
          <table:table-cell office:value-type="float" office:value="61.679" calcext:value-type="float">
            <text:p>61,679</text:p>
          </table:table-cell>
          <table:table-cell office:value-type="float" office:value="66.3543" calcext:value-type="float">
            <text:p>66,3543</text:p>
          </table:table-cell>
          <table:table-cell office:value-type="float" office:value="67.735" calcext:value-type="float">
            <text:p>67,735</text:p>
          </table:table-cell>
          <table:table-cell office:value-type="float" office:value="60.1875" calcext:value-type="float">
            <text:p>60,1875</text:p>
          </table:table-cell>
          <table:table-cell office:value-type="float" office:value="61.4521" calcext:value-type="float">
            <text:p>61,4521</text:p>
          </table:table-cell>
          <table:table-cell office:value-type="float" office:value="61.8575" calcext:value-type="float">
            <text:p>61,8575</text:p>
          </table:table-cell>
          <table:table-cell office:value-type="float" office:value="60.2587" calcext:value-type="float">
            <text:p>60,2587</text:p>
          </table:table-cell>
          <table:table-cell office:value-type="float" office:value="64.5955" calcext:value-type="float">
            <text:p>64,5955</text:p>
          </table:table-cell>
          <table:table-cell office:value-type="float" office:value="64.0181" calcext:value-type="float">
            <text:p>64,0181</text:p>
          </table:table-cell>
          <table:table-cell office:value-type="float" office:value="62.5609" calcext:value-type="float">
            <text:p>62,5609</text:p>
          </table:table-cell>
          <table:table-cell office:value-type="float" office:value="61.5361" calcext:value-type="float">
            <text:p>61,53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62.133" calcext:value-type="float">
            <text:p>62,133</text:p>
          </table:table-cell>
          <table:table-cell office:value-type="float" office:value="58.8848" calcext:value-type="float">
            <text:p>58,8848</text:p>
          </table:table-cell>
          <table:table-cell office:value-type="float" office:value="58.2546" calcext:value-type="float">
            <text:p>58,2546</text:p>
          </table:table-cell>
          <table:table-cell office:value-type="float" office:value="62.1977" calcext:value-type="float">
            <text:p>62,1977</text:p>
          </table:table-cell>
          <table:table-cell office:value-type="float" office:value="63.8537" calcext:value-type="float">
            <text:p>63,8537</text:p>
          </table:table-cell>
          <table:table-cell office:value-type="float" office:value="62.2975" calcext:value-type="float">
            <text:p>62,2975</text:p>
          </table:table-cell>
          <table:table-cell office:value-type="float" office:value="59.2163" calcext:value-type="float">
            <text:p>59,2163</text:p>
          </table:table-cell>
          <table:table-cell office:value-type="float" office:value="63.0724" calcext:value-type="float">
            <text:p>63,0724</text:p>
          </table:table-cell>
          <table:table-cell office:value-type="float" office:value="62.8424" calcext:value-type="float">
            <text:p>62,8424</text:p>
          </table:table-cell>
          <table:table-cell office:value-type="float" office:value="64.3125" calcext:value-type="float">
            <text:p>64,3125</text:p>
          </table:table-cell>
          <table:table-cell office:value-type="float" office:value="64.9166" calcext:value-type="float">
            <text:p>64,9166</text:p>
          </table:table-cell>
          <table:table-cell office:value-type="float" office:value="64.7874" calcext:value-type="float">
            <text:p>64,7874</text:p>
          </table:table-cell>
          <table:table-cell office:value-type="float" office:value="61.3268" calcext:value-type="float">
            <text:p>61,3268</text:p>
          </table:table-cell>
          <table:table-cell office:value-type="float" office:value="62.4777" calcext:value-type="float">
            <text:p>62,4777</text:p>
          </table:table-cell>
          <table:table-cell office:value-type="float" office:value="61.0766" calcext:value-type="float">
            <text:p>61,0766</text:p>
          </table:table-cell>
          <table:table-cell office:value-type="float" office:value="64.5427" calcext:value-type="float">
            <text:p>64,5427</text:p>
          </table:table-cell>
          <table:table-cell office:value-type="float" office:value="61.7587" calcext:value-type="float">
            <text:p>61,7587</text:p>
          </table:table-cell>
          <table:table-cell office:value-type="float" office:value="61.8725" calcext:value-type="float">
            <text:p>61,8725</text:p>
          </table:table-cell>
          <table:table-cell office:value-type="float" office:value="63.8937" calcext:value-type="float">
            <text:p>63,8937</text:p>
          </table:table-cell>
          <table:table-cell office:value-type="float" office:value="62.4259" calcext:value-type="float">
            <text:p>62,42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6.5612" calcext:value-type="float">
            <text:p>66,5612</text:p>
          </table:table-cell>
          <table:table-cell office:value-type="float" office:value="60.9677" calcext:value-type="float">
            <text:p>60,9677</text:p>
          </table:table-cell>
          <table:table-cell office:value-type="float" office:value="61.048" calcext:value-type="float">
            <text:p>61,048</text:p>
          </table:table-cell>
          <table:table-cell office:value-type="float" office:value="63.7682" calcext:value-type="float">
            <text:p>63,7682</text:p>
          </table:table-cell>
          <table:table-cell office:value-type="float" office:value="63.8067" calcext:value-type="float">
            <text:p>63,8067</text:p>
          </table:table-cell>
          <table:table-cell office:value-type="float" office:value="62.304" calcext:value-type="float">
            <text:p>62,304</text:p>
          </table:table-cell>
          <table:table-cell office:value-type="float" office:value="62.4428" calcext:value-type="float">
            <text:p>62,4428</text:p>
          </table:table-cell>
          <table:table-cell office:value-type="float" office:value="63.6135" calcext:value-type="float">
            <text:p>63,6135</text:p>
          </table:table-cell>
          <table:table-cell office:value-type="float" office:value="64.6876" calcext:value-type="float">
            <text:p>64,6876</text:p>
          </table:table-cell>
          <table:table-cell office:value-type="float" office:value="62.7443" calcext:value-type="float">
            <text:p>62,7443</text:p>
          </table:table-cell>
          <table:table-cell office:value-type="float" office:value="63.8074" calcext:value-type="float">
            <text:p>63,8074</text:p>
          </table:table-cell>
          <table:table-cell office:value-type="float" office:value="63.8503" calcext:value-type="float">
            <text:p>63,8503</text:p>
          </table:table-cell>
          <table:table-cell office:value-type="float" office:value="62.5908" calcext:value-type="float">
            <text:p>62,5908</text:p>
          </table:table-cell>
          <table:table-cell office:value-type="float" office:value="61.9347" calcext:value-type="float">
            <text:p>61,9347</text:p>
          </table:table-cell>
          <table:table-cell office:value-type="float" office:value="61.522" calcext:value-type="float">
            <text:p>61,522</text:p>
          </table:table-cell>
          <table:table-cell office:value-type="float" office:value="66.3444" calcext:value-type="float">
            <text:p>66,3444</text:p>
          </table:table-cell>
          <table:table-cell office:value-type="float" office:value="61.7145" calcext:value-type="float">
            <text:p>61,7145</text:p>
          </table:table-cell>
          <table:table-cell office:value-type="float" office:value="64.5249" calcext:value-type="float">
            <text:p>64,5249</text:p>
          </table:table-cell>
          <table:table-cell office:value-type="float" office:value="62.5011" calcext:value-type="float">
            <text:p>62,5011</text:p>
          </table:table-cell>
          <table:table-cell office:value-type="float" office:value="61.7837" calcext:value-type="float">
            <text:p>61,78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66.3469" calcext:value-type="float">
            <text:p>66,3469</text:p>
          </table:table-cell>
          <table:table-cell office:value-type="float" office:value="64.2814" calcext:value-type="float">
            <text:p>64,2814</text:p>
          </table:table-cell>
          <table:table-cell office:value-type="float" office:value="67.8533" calcext:value-type="float">
            <text:p>67,8533</text:p>
          </table:table-cell>
          <table:table-cell office:value-type="float" office:value="61.4463" calcext:value-type="float">
            <text:p>61,4463</text:p>
          </table:table-cell>
          <table:table-cell office:value-type="float" office:value="64.8829" calcext:value-type="float">
            <text:p>64,8829</text:p>
          </table:table-cell>
          <table:table-cell office:value-type="float" office:value="67.7349" calcext:value-type="float">
            <text:p>67,7349</text:p>
          </table:table-cell>
          <table:table-cell office:value-type="float" office:value="65.5043" calcext:value-type="float">
            <text:p>65,5043</text:p>
          </table:table-cell>
          <table:table-cell office:value-type="float" office:value="64.9212" calcext:value-type="float">
            <text:p>64,9212</text:p>
          </table:table-cell>
          <table:table-cell office:value-type="float" office:value="66.5923" calcext:value-type="float">
            <text:p>66,5923</text:p>
          </table:table-cell>
          <table:table-cell office:value-type="float" office:value="66.9211" calcext:value-type="float">
            <text:p>66,9211</text:p>
          </table:table-cell>
          <table:table-cell office:value-type="float" office:value="65.0602" calcext:value-type="float">
            <text:p>65,0602</text:p>
          </table:table-cell>
          <table:table-cell office:value-type="float" office:value="61.6486" calcext:value-type="float">
            <text:p>61,6486</text:p>
          </table:table-cell>
          <table:table-cell office:value-type="float" office:value="64.8704" calcext:value-type="float">
            <text:p>64,8704</text:p>
          </table:table-cell>
          <table:table-cell office:value-type="float" office:value="65.04" calcext:value-type="float">
            <text:p>65,04</text:p>
          </table:table-cell>
          <table:table-cell office:value-type="float" office:value="65.541" calcext:value-type="float">
            <text:p>65,541</text:p>
          </table:table-cell>
          <table:table-cell office:value-type="float" office:value="68.4551" calcext:value-type="float">
            <text:p>68,4551</text:p>
          </table:table-cell>
          <table:table-cell office:value-type="float" office:value="68.5755" calcext:value-type="float">
            <text:p>68,5755</text:p>
          </table:table-cell>
          <table:table-cell office:value-type="float" office:value="71.7445" calcext:value-type="float">
            <text:p>71,7445</text:p>
          </table:table-cell>
          <table:table-cell office:value-type="float" office:value="66.331" calcext:value-type="float">
            <text:p>66,331</text:p>
          </table:table-cell>
          <table:table-cell office:value-type="float" office:value="72.3789" calcext:value-type="float">
            <text:p>72,37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63.5881" calcext:value-type="float">
            <text:p>63,5881</text:p>
          </table:table-cell>
          <table:table-cell office:value-type="float" office:value="65.3599" calcext:value-type="float">
            <text:p>65,3599</text:p>
          </table:table-cell>
          <table:table-cell office:value-type="float" office:value="66.4707" calcext:value-type="float">
            <text:p>66,4707</text:p>
          </table:table-cell>
          <table:table-cell office:value-type="float" office:value="64.1586" calcext:value-type="float">
            <text:p>64,1586</text:p>
          </table:table-cell>
          <table:table-cell office:value-type="float" office:value="62.6432" calcext:value-type="float">
            <text:p>62,6432</text:p>
          </table:table-cell>
          <table:table-cell office:value-type="float" office:value="67.5016" calcext:value-type="float">
            <text:p>67,5016</text:p>
          </table:table-cell>
          <table:table-cell office:value-type="float" office:value="67.3463" calcext:value-type="float">
            <text:p>67,3463</text:p>
          </table:table-cell>
          <table:table-cell office:value-type="float" office:value="65.4165" calcext:value-type="float">
            <text:p>65,4165</text:p>
          </table:table-cell>
          <table:table-cell office:value-type="float" office:value="65.442" calcext:value-type="float">
            <text:p>65,442</text:p>
          </table:table-cell>
          <table:table-cell office:value-type="float" office:value="65.5546" calcext:value-type="float">
            <text:p>65,5546</text:p>
          </table:table-cell>
          <table:table-cell office:value-type="float" office:value="64.5439" calcext:value-type="float">
            <text:p>64,5439</text:p>
          </table:table-cell>
          <table:table-cell office:value-type="float" office:value="68.1259" calcext:value-type="float">
            <text:p>68,1259</text:p>
          </table:table-cell>
          <table:table-cell office:value-type="float" office:value="68.0661" calcext:value-type="float">
            <text:p>68,0661</text:p>
          </table:table-cell>
          <table:table-cell office:value-type="float" office:value="62.8172" calcext:value-type="float">
            <text:p>62,8172</text:p>
          </table:table-cell>
          <table:table-cell office:value-type="float" office:value="69.698" calcext:value-type="float">
            <text:p>69,698</text:p>
          </table:table-cell>
          <table:table-cell office:value-type="float" office:value="67.4516" calcext:value-type="float">
            <text:p>67,4516</text:p>
          </table:table-cell>
          <table:table-cell office:value-type="float" office:value="70.8058" calcext:value-type="float">
            <text:p>70,8058</text:p>
          </table:table-cell>
          <table:table-cell office:value-type="float" office:value="66.5986" calcext:value-type="float">
            <text:p>66,5986</text:p>
          </table:table-cell>
          <table:table-cell office:value-type="float" office:value="66.2717" calcext:value-type="float">
            <text:p>66,2717</text:p>
          </table:table-cell>
          <table:table-cell office:value-type="float" office:value="82.0002" calcext:value-type="float">
            <text:p>82,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64.8049" calcext:value-type="float">
            <text:p>64,8049</text:p>
          </table:table-cell>
          <table:table-cell office:value-type="float" office:value="64.3203" calcext:value-type="float">
            <text:p>64,3203</text:p>
          </table:table-cell>
          <table:table-cell office:value-type="float" office:value="66.1907" calcext:value-type="float">
            <text:p>66,1907</text:p>
          </table:table-cell>
          <table:table-cell office:value-type="float" office:value="68.9133" calcext:value-type="float">
            <text:p>68,9133</text:p>
          </table:table-cell>
          <table:table-cell office:value-type="float" office:value="66.5816" calcext:value-type="float">
            <text:p>66,5816</text:p>
          </table:table-cell>
          <table:table-cell office:value-type="float" office:value="66.0185" calcext:value-type="float">
            <text:p>66,0185</text:p>
          </table:table-cell>
          <table:table-cell office:value-type="float" office:value="63.8463" calcext:value-type="float">
            <text:p>63,8463</text:p>
          </table:table-cell>
          <table:table-cell office:value-type="float" office:value="64.4288" calcext:value-type="float">
            <text:p>64,4288</text:p>
          </table:table-cell>
          <table:table-cell office:value-type="float" office:value="66.8248" calcext:value-type="float">
            <text:p>66,8248</text:p>
          </table:table-cell>
          <table:table-cell office:value-type="float" office:value="68.8318" calcext:value-type="float">
            <text:p>68,8318</text:p>
          </table:table-cell>
          <table:table-cell office:value-type="float" office:value="67.1783" calcext:value-type="float">
            <text:p>67,1783</text:p>
          </table:table-cell>
          <table:table-cell office:value-type="float" office:value="66.9545" calcext:value-type="float">
            <text:p>66,9545</text:p>
          </table:table-cell>
          <table:table-cell office:value-type="float" office:value="66.1332" calcext:value-type="float">
            <text:p>66,1332</text:p>
          </table:table-cell>
          <table:table-cell office:value-type="float" office:value="67.6939" calcext:value-type="float">
            <text:p>67,6939</text:p>
          </table:table-cell>
          <table:table-cell office:value-type="float" office:value="63.6939" calcext:value-type="float">
            <text:p>63,6939</text:p>
          </table:table-cell>
          <table:table-cell office:value-type="float" office:value="64.1533" calcext:value-type="float">
            <text:p>64,1533</text:p>
          </table:table-cell>
          <table:table-cell office:value-type="float" office:value="71.1601" calcext:value-type="float">
            <text:p>71,1601</text:p>
          </table:table-cell>
          <table:table-cell office:value-type="float" office:value="74.9791" calcext:value-type="float">
            <text:p>74,9791</text:p>
          </table:table-cell>
          <table:table-cell office:value-type="float" office:value="67.8684" calcext:value-type="float">
            <text:p>67,8684</text:p>
          </table:table-cell>
          <table:table-cell office:value-type="float" office:value="65.6845" calcext:value-type="float">
            <text:p>65,68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14.486111111111" calcext:value-type="float">
            <text:p>214,486111111111</text:p>
          </table:table-cell>
          <table:table-cell office:value-type="float" office:value="190.925" calcext:value-type="float">
            <text:p>190,925</text:p>
          </table:table-cell>
          <table:table-cell office:value-type="float" office:value="206.830555555556" calcext:value-type="float">
            <text:p>206,830555555556</text:p>
          </table:table-cell>
          <table:table-cell office:value-type="float" office:value="224.886111111111" calcext:value-type="float">
            <text:p>224,886111111111</text:p>
          </table:table-cell>
          <table:table-cell office:value-type="float" office:value="223.405555555556" calcext:value-type="float">
            <text:p>223,405555555556</text:p>
          </table:table-cell>
          <table:table-cell office:value-type="float" office:value="234.005555555556" calcext:value-type="float">
            <text:p>234,005555555556</text:p>
          </table:table-cell>
          <table:table-cell office:value-type="float" office:value="215.894444444444" calcext:value-type="float">
            <text:p>215,894444444444</text:p>
          </table:table-cell>
          <table:table-cell office:value-type="float" office:value="214.752777777778" calcext:value-type="float">
            <text:p>214,752777777778</text:p>
          </table:table-cell>
          <table:table-cell office:value-type="float" office:value="204.916666666667" calcext:value-type="float">
            <text:p>204,916666666667</text:p>
          </table:table-cell>
          <table:table-cell office:value-type="float" office:value="215.569444444444" calcext:value-type="float">
            <text:p>215,569444444444</text:p>
          </table:table-cell>
          <table:table-cell office:value-type="float" office:value="217.455555555556" calcext:value-type="float">
            <text:p>217,455555555556</text:p>
          </table:table-cell>
          <table:table-cell office:value-type="float" office:value="224.966666666667" calcext:value-type="float">
            <text:p>224,966666666667</text:p>
          </table:table-cell>
          <table:table-cell office:value-type="float" office:value="203.6" calcext:value-type="float">
            <text:p>203,6</text:p>
          </table:table-cell>
          <table:table-cell office:value-type="float" office:value="189.963888888889" calcext:value-type="float">
            <text:p>189,963888888889</text:p>
          </table:table-cell>
          <table:table-cell office:value-type="float" office:value="224.466666666667" calcext:value-type="float">
            <text:p>224,466666666667</text:p>
          </table:table-cell>
          <table:table-cell office:value-type="float" office:value="206.213888888889" calcext:value-type="float">
            <text:p>206,213888888889</text:p>
          </table:table-cell>
          <table:table-cell office:value-type="float" office:value="205.925" calcext:value-type="float">
            <text:p>205,925</text:p>
          </table:table-cell>
          <table:table-cell office:value-type="float" office:value="211.572222222222" calcext:value-type="float">
            <text:p>211,572222222222</text:p>
          </table:table-cell>
          <table:table-cell office:value-type="float" office:value="210.230555555556" calcext:value-type="float">
            <text:p>210,230555555556</text:p>
          </table:table-cell>
          <table:table-cell office:value-type="float" office:value="213.030555555556" calcext:value-type="float">
            <text:p>213,03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11.319444444444" calcext:value-type="float">
            <text:p>211,319444444444</text:p>
          </table:table-cell>
          <table:table-cell office:value-type="float" office:value="251.097222222222" calcext:value-type="float">
            <text:p>251,097222222222</text:p>
          </table:table-cell>
          <table:table-cell office:value-type="float" office:value="210.633333333333" calcext:value-type="float">
            <text:p>210,633333333333</text:p>
          </table:table-cell>
          <table:table-cell office:value-type="float" office:value="222.55" calcext:value-type="float">
            <text:p>222,55</text:p>
          </table:table-cell>
          <table:table-cell office:value-type="float" office:value="198.797222222222" calcext:value-type="float">
            <text:p>198,797222222222</text:p>
          </table:table-cell>
          <table:table-cell office:value-type="float" office:value="198.805555555556" calcext:value-type="float">
            <text:p>198,805555555556</text:p>
          </table:table-cell>
          <table:table-cell office:value-type="float" office:value="211.777777777778" calcext:value-type="float">
            <text:p>211,777777777778</text:p>
          </table:table-cell>
          <table:table-cell office:value-type="float" office:value="205.391666666667" calcext:value-type="float">
            <text:p>205,391666666667</text:p>
          </table:table-cell>
          <table:table-cell office:value-type="float" office:value="192.838888888889" calcext:value-type="float">
            <text:p>192,838888888889</text:p>
          </table:table-cell>
          <table:table-cell office:value-type="float" office:value="215.502777777778" calcext:value-type="float">
            <text:p>215,502777777778</text:p>
          </table:table-cell>
          <table:table-cell office:value-type="float" office:value="233.680555555555" calcext:value-type="float">
            <text:p>233,680555555555</text:p>
          </table:table-cell>
          <table:table-cell office:value-type="float" office:value="190.316666666667" calcext:value-type="float">
            <text:p>190,316666666667</text:p>
          </table:table-cell>
          <table:table-cell office:value-type="float" office:value="206.311111111111" calcext:value-type="float">
            <text:p>206,311111111111</text:p>
          </table:table-cell>
          <table:table-cell office:value-type="float" office:value="196.686111111111" calcext:value-type="float">
            <text:p>196,686111111111</text:p>
          </table:table-cell>
          <table:table-cell office:value-type="float" office:value="212.975" calcext:value-type="float">
            <text:p>212,975</text:p>
          </table:table-cell>
          <table:table-cell office:value-type="float" office:value="215.280555555556" calcext:value-type="float">
            <text:p>215,280555555556</text:p>
          </table:table-cell>
          <table:table-cell office:value-type="float" office:value="210.402777777778" calcext:value-type="float">
            <text:p>210,402777777778</text:p>
          </table:table-cell>
          <table:table-cell office:value-type="float" office:value="215.613888888889" calcext:value-type="float">
            <text:p>215,613888888889</text:p>
          </table:table-cell>
          <table:table-cell office:value-type="float" office:value="205.447222222222" calcext:value-type="float">
            <text:p>205,447222222222</text:p>
          </table:table-cell>
          <table:table-cell office:value-type="float" office:value="198.994444444444" calcext:value-type="float">
            <text:p>198,9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8.972222222222" calcext:value-type="float">
            <text:p>198,972222222222</text:p>
          </table:table-cell>
          <table:table-cell office:value-type="float" office:value="198.836111111111" calcext:value-type="float">
            <text:p>198,836111111111</text:p>
          </table:table-cell>
          <table:table-cell office:value-type="float" office:value="223.747222222222" calcext:value-type="float">
            <text:p>223,747222222222</text:p>
          </table:table-cell>
          <table:table-cell office:value-type="float" office:value="235.047222222222" calcext:value-type="float">
            <text:p>235,047222222222</text:p>
          </table:table-cell>
          <table:table-cell office:value-type="float" office:value="294.480555555555" calcext:value-type="float">
            <text:p>294,480555555555</text:p>
          </table:table-cell>
          <table:table-cell office:value-type="float" office:value="784.777777777778" calcext:value-type="float">
            <text:p>784,777777777778</text:p>
          </table:table-cell>
          <table:table-cell office:value-type="float" office:value="565.883333333333" calcext:value-type="float">
            <text:p>565,883333333333</text:p>
          </table:table-cell>
          <table:table-cell office:value-type="float" office:value="454.316666666667" calcext:value-type="float">
            <text:p>454,316666666667</text:p>
          </table:table-cell>
          <table:table-cell office:value-type="float" office:value="314.377777777778" calcext:value-type="float">
            <text:p>314,377777777778</text:p>
          </table:table-cell>
          <table:table-cell office:value-type="float" office:value="435.988888888889" calcext:value-type="float">
            <text:p>435,988888888889</text:p>
          </table:table-cell>
          <table:table-cell office:value-type="float" office:value="470.325" calcext:value-type="float">
            <text:p>470,325</text:p>
          </table:table-cell>
          <table:table-cell office:value-type="float" office:value="538.191666666667" calcext:value-type="float">
            <text:p>538,191666666667</text:p>
          </table:table-cell>
          <table:table-cell office:value-type="float" office:value="259.305555555555" calcext:value-type="float">
            <text:p>259,305555555555</text:p>
          </table:table-cell>
          <table:table-cell office:value-type="float" office:value="251.027777777778" calcext:value-type="float">
            <text:p>251,027777777778</text:p>
          </table:table-cell>
          <table:table-cell office:value-type="float" office:value="269.355555555555" calcext:value-type="float">
            <text:p>269,355555555555</text:p>
          </table:table-cell>
          <table:table-cell office:value-type="float" office:value="217.772222222222" calcext:value-type="float">
            <text:p>217,772222222222</text:p>
          </table:table-cell>
          <table:table-cell office:value-type="float" office:value="233.2" calcext:value-type="float">
            <text:p>233,2</text:p>
          </table:table-cell>
          <table:table-cell office:value-type="float" office:value="233.730555555555" calcext:value-type="float">
            <text:p>233,730555555555</text:p>
          </table:table-cell>
          <table:table-cell office:value-type="float" office:value="208.233333333333" calcext:value-type="float">
            <text:p>208,233333333333</text:p>
          </table:table-cell>
          <table:table-cell office:value-type="float" office:value="224.269444444444" calcext:value-type="float">
            <text:p>224,269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16.05" calcext:value-type="float">
            <text:p>216,05</text:p>
          </table:table-cell>
          <table:table-cell office:value-type="float" office:value="195.405555555556" calcext:value-type="float">
            <text:p>195,405555555556</text:p>
          </table:table-cell>
          <table:table-cell office:value-type="float" office:value="209.880555555556" calcext:value-type="float">
            <text:p>209,880555555556</text:p>
          </table:table-cell>
          <table:table-cell office:value-type="float" office:value="197.163888888889" calcext:value-type="float">
            <text:p>197,163888888889</text:p>
          </table:table-cell>
          <table:table-cell office:value-type="float" office:value="224.947222222222" calcext:value-type="float">
            <text:p>224,947222222222</text:p>
          </table:table-cell>
          <table:table-cell office:value-type="float" office:value="213.202777777778" calcext:value-type="float">
            <text:p>213,202777777778</text:p>
          </table:table-cell>
          <table:table-cell office:value-type="float" office:value="215.197222222222" calcext:value-type="float">
            <text:p>215,197222222222</text:p>
          </table:table-cell>
          <table:table-cell office:value-type="float" office:value="199.766666666667" calcext:value-type="float">
            <text:p>199,766666666667</text:p>
          </table:table-cell>
          <table:table-cell office:value-type="float" office:value="199.938888888889" calcext:value-type="float">
            <text:p>199,938888888889</text:p>
          </table:table-cell>
          <table:table-cell office:value-type="float" office:value="211.980555555556" calcext:value-type="float">
            <text:p>211,980555555556</text:p>
          </table:table-cell>
          <table:table-cell office:value-type="float" office:value="198.988888888889" calcext:value-type="float">
            <text:p>198,988888888889</text:p>
          </table:table-cell>
          <table:table-cell office:value-type="float" office:value="212.230555555556" calcext:value-type="float">
            <text:p>212,230555555556</text:p>
          </table:table-cell>
          <table:table-cell office:value-type="float" office:value="211.991666666667" calcext:value-type="float">
            <text:p>211,991666666667</text:p>
          </table:table-cell>
          <table:table-cell office:value-type="float" office:value="224.605555555556" calcext:value-type="float">
            <text:p>224,605555555556</text:p>
          </table:table-cell>
          <table:table-cell office:value-type="float" office:value="206.527777777778" calcext:value-type="float">
            <text:p>206,527777777778</text:p>
          </table:table-cell>
          <table:table-cell office:value-type="float" office:value="225.122222222222" calcext:value-type="float">
            <text:p>225,122222222222</text:p>
          </table:table-cell>
          <table:table-cell office:value-type="float" office:value="211.191666666667" calcext:value-type="float">
            <text:p>211,191666666667</text:p>
          </table:table-cell>
          <table:table-cell office:value-type="float" office:value="205.988888888889" calcext:value-type="float">
            <text:p>205,988888888889</text:p>
          </table:table-cell>
          <table:table-cell office:value-type="float" office:value="216.025" calcext:value-type="float">
            <text:p>216,025</text:p>
          </table:table-cell>
          <table:table-cell office:value-type="float" office:value="199.663888888889" calcext:value-type="float">
            <text:p>199,663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9.486111111111" calcext:value-type="float">
            <text:p>199,486111111111</text:p>
          </table:table-cell>
          <table:table-cell office:value-type="float" office:value="201.872222222222" calcext:value-type="float">
            <text:p>201,872222222222</text:p>
          </table:table-cell>
          <table:table-cell office:value-type="float" office:value="215.525" calcext:value-type="float">
            <text:p>215,525</text:p>
          </table:table-cell>
          <table:table-cell office:value-type="float" office:value="224.088888888889" calcext:value-type="float">
            <text:p>224,088888888889</text:p>
          </table:table-cell>
          <table:table-cell office:value-type="float" office:value="199.858333333333" calcext:value-type="float">
            <text:p>199,858333333333</text:p>
          </table:table-cell>
          <table:table-cell office:value-type="float" office:value="209.847222222222" calcext:value-type="float">
            <text:p>209,847222222222</text:p>
          </table:table-cell>
          <table:table-cell office:value-type="float" office:value="218.841666666667" calcext:value-type="float">
            <text:p>218,841666666667</text:p>
          </table:table-cell>
          <table:table-cell office:value-type="float" office:value="215.825" calcext:value-type="float">
            <text:p>215,825</text:p>
          </table:table-cell>
          <table:table-cell office:value-type="float" office:value="199.369444444444" calcext:value-type="float">
            <text:p>199,369444444444</text:p>
          </table:table-cell>
          <table:table-cell office:value-type="float" office:value="199.722222222222" calcext:value-type="float">
            <text:p>199,722222222222</text:p>
          </table:table-cell>
          <table:table-cell office:value-type="float" office:value="215.5" calcext:value-type="float">
            <text:p>215,5</text:p>
          </table:table-cell>
          <table:table-cell office:value-type="float" office:value="199.866666666667" calcext:value-type="float">
            <text:p>199,866666666667</text:p>
          </table:table-cell>
          <table:table-cell office:value-type="float" office:value="191.369444444444" calcext:value-type="float">
            <text:p>191,369444444444</text:p>
          </table:table-cell>
          <table:table-cell office:value-type="float" office:value="224.594444444444" calcext:value-type="float">
            <text:p>224,594444444444</text:p>
          </table:table-cell>
          <table:table-cell office:value-type="float" office:value="233.891666666667" calcext:value-type="float">
            <text:p>233,891666666667</text:p>
          </table:table-cell>
          <table:table-cell office:value-type="float" office:value="215.830555555556" calcext:value-type="float">
            <text:p>215,830555555556</text:p>
          </table:table-cell>
          <table:table-cell office:value-type="float" office:value="224.452777777778" calcext:value-type="float">
            <text:p>224,452777777778</text:p>
          </table:table-cell>
          <table:table-cell office:value-type="float" office:value="219.447222222222" calcext:value-type="float">
            <text:p>219,447222222222</text:p>
          </table:table-cell>
          <table:table-cell office:value-type="float" office:value="218.294444444444" calcext:value-type="float">
            <text:p>218,294444444444</text:p>
          </table:table-cell>
          <table:table-cell office:value-type="float" office:value="225.016666666667" calcext:value-type="float">
            <text:p>225,01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40.819444444444" calcext:value-type="float">
            <text:p>240,819444444444</text:p>
          </table:table-cell>
          <table:table-cell office:value-type="float" office:value="191.725" calcext:value-type="float">
            <text:p>191,725</text:p>
          </table:table-cell>
          <table:table-cell office:value-type="float" office:value="257.858333333333" calcext:value-type="float">
            <text:p>257,858333333333</text:p>
          </table:table-cell>
          <table:table-cell office:value-type="float" office:value="393.427777777778" calcext:value-type="float">
            <text:p>393,427777777778</text:p>
          </table:table-cell>
          <table:table-cell office:value-type="float" office:value="663.983333333334" calcext:value-type="float">
            <text:p>663,983333333334</text:p>
          </table:table-cell>
          <table:table-cell office:value-type="float" office:value="529.261111111111" calcext:value-type="float">
            <text:p>529,261111111111</text:p>
          </table:table-cell>
          <table:table-cell office:value-type="float" office:value="440.336111111111" calcext:value-type="float">
            <text:p>440,336111111111</text:p>
          </table:table-cell>
          <table:table-cell office:value-type="float" office:value="307.269444444444" calcext:value-type="float">
            <text:p>307,269444444444</text:p>
          </table:table-cell>
          <table:table-cell office:value-type="float" office:value="425.663888888889" calcext:value-type="float">
            <text:p>425,663888888889</text:p>
          </table:table-cell>
          <table:table-cell office:value-type="float" office:value="461.102777777778" calcext:value-type="float">
            <text:p>461,102777777778</text:p>
          </table:table-cell>
          <table:table-cell office:value-type="float" office:value="479.372222222222" calcext:value-type="float">
            <text:p>479,372222222222</text:p>
          </table:table-cell>
          <table:table-cell office:value-type="float" office:value="297.344444444444" calcext:value-type="float">
            <text:p>297,344444444444</text:p>
          </table:table-cell>
          <table:table-cell office:value-type="float" office:value="306.141666666667" calcext:value-type="float">
            <text:p>306,141666666667</text:p>
          </table:table-cell>
          <table:table-cell office:value-type="float" office:value="297.088888888889" calcext:value-type="float">
            <text:p>297,088888888889</text:p>
          </table:table-cell>
          <table:table-cell office:value-type="float" office:value="240.327777777778" calcext:value-type="float">
            <text:p>240,327777777778</text:p>
          </table:table-cell>
          <table:table-cell office:value-type="float" office:value="243.291666666667" calcext:value-type="float">
            <text:p>243,291666666667</text:p>
          </table:table-cell>
          <table:table-cell office:value-type="float" office:value="227.75" calcext:value-type="float">
            <text:p>227,75</text:p>
          </table:table-cell>
          <table:table-cell office:value-type="float" office:value="226.641666666667" calcext:value-type="float">
            <text:p>226,641666666667</text:p>
          </table:table-cell>
          <table:table-cell office:value-type="float" office:value="235.344444444444" calcext:value-type="float">
            <text:p>235,344444444444</text:p>
          </table:table-cell>
          <table:table-cell office:value-type="float" office:value="219.136111111111" calcext:value-type="float">
            <text:p>219,1361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12.613888888889" calcext:value-type="float">
            <text:p>212,613888888889</text:p>
          </table:table-cell>
          <table:table-cell office:value-type="float" office:value="242.019444444444" calcext:value-type="float">
            <text:p>242,019444444444</text:p>
          </table:table-cell>
          <table:table-cell office:value-type="float" office:value="240.555555555556" calcext:value-type="float">
            <text:p>240,555555555556</text:p>
          </table:table-cell>
          <table:table-cell office:value-type="float" office:value="238.383333333333" calcext:value-type="float">
            <text:p>238,383333333333</text:p>
          </table:table-cell>
          <table:table-cell office:value-type="float" office:value="204.808333333333" calcext:value-type="float">
            <text:p>204,808333333333</text:p>
          </table:table-cell>
          <table:table-cell office:value-type="float" office:value="252.761111111111" calcext:value-type="float">
            <text:p>252,761111111111</text:p>
          </table:table-cell>
          <table:table-cell office:value-type="float" office:value="229.719444444444" calcext:value-type="float">
            <text:p>229,719444444444</text:p>
          </table:table-cell>
          <table:table-cell office:value-type="float" office:value="218.002777777778" calcext:value-type="float">
            <text:p>218,002777777778</text:p>
          </table:table-cell>
          <table:table-cell office:value-type="float" office:value="237.247222222222" calcext:value-type="float">
            <text:p>237,247222222222</text:p>
          </table:table-cell>
          <table:table-cell office:value-type="float" office:value="236.811111111111" calcext:value-type="float">
            <text:p>236,811111111111</text:p>
          </table:table-cell>
          <table:table-cell office:value-type="float" office:value="231.213888888889" calcext:value-type="float">
            <text:p>231,213888888889</text:p>
          </table:table-cell>
          <table:table-cell office:value-type="float" office:value="218.947222222222" calcext:value-type="float">
            <text:p>218,947222222222</text:p>
          </table:table-cell>
          <table:table-cell office:value-type="float" office:value="227.836111111111" calcext:value-type="float">
            <text:p>227,836111111111</text:p>
          </table:table-cell>
          <table:table-cell office:value-type="float" office:value="208.436111111111" calcext:value-type="float">
            <text:p>208,436111111111</text:p>
          </table:table-cell>
          <table:table-cell office:value-type="float" office:value="228.372222222222" calcext:value-type="float">
            <text:p>228,372222222222</text:p>
          </table:table-cell>
          <table:table-cell office:value-type="float" office:value="217.361111111111" calcext:value-type="float">
            <text:p>217,361111111111</text:p>
          </table:table-cell>
          <table:table-cell office:value-type="float" office:value="260.930555555556" calcext:value-type="float">
            <text:p>260,930555555556</text:p>
          </table:table-cell>
          <table:table-cell office:value-type="float" office:value="233.866666666667" calcext:value-type="float">
            <text:p>233,866666666667</text:p>
          </table:table-cell>
          <table:table-cell office:value-type="float" office:value="229.091666666667" calcext:value-type="float">
            <text:p>229,091666666667</text:p>
          </table:table-cell>
          <table:table-cell office:value-type="float" office:value="244.6" calcext:value-type="float">
            <text:p>244,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20.397222222222" calcext:value-type="float">
            <text:p>220,397222222222</text:p>
          </table:table-cell>
          <table:table-cell office:value-type="float" office:value="220.202777777778" calcext:value-type="float">
            <text:p>220,202777777778</text:p>
          </table:table-cell>
          <table:table-cell office:value-type="float" office:value="209.227777777778" calcext:value-type="float">
            <text:p>209,227777777778</text:p>
          </table:table-cell>
          <table:table-cell office:value-type="float" office:value="234.297222222222" calcext:value-type="float">
            <text:p>234,297222222222</text:p>
          </table:table-cell>
          <table:table-cell office:value-type="float" office:value="224.494444444444" calcext:value-type="float">
            <text:p>224,494444444444</text:p>
          </table:table-cell>
          <table:table-cell office:value-type="float" office:value="218.830555555556" calcext:value-type="float">
            <text:p>218,830555555556</text:p>
          </table:table-cell>
          <table:table-cell office:value-type="float" office:value="243.488888888889" calcext:value-type="float">
            <text:p>243,488888888889</text:p>
          </table:table-cell>
          <table:table-cell office:value-type="float" office:value="231.4" calcext:value-type="float">
            <text:p>231,4</text:p>
          </table:table-cell>
          <table:table-cell office:value-type="float" office:value="222.436111111111" calcext:value-type="float">
            <text:p>222,436111111111</text:p>
          </table:table-cell>
          <table:table-cell office:value-type="float" office:value="226.941666666667" calcext:value-type="float">
            <text:p>226,941666666667</text:p>
          </table:table-cell>
          <table:table-cell office:value-type="float" office:value="224.938888888889" calcext:value-type="float">
            <text:p>224,938888888889</text:p>
          </table:table-cell>
          <table:table-cell office:value-type="float" office:value="223.572222222222" calcext:value-type="float">
            <text:p>223,572222222222</text:p>
          </table:table-cell>
          <table:table-cell office:value-type="float" office:value="205.227777777778" calcext:value-type="float">
            <text:p>205,227777777778</text:p>
          </table:table-cell>
          <table:table-cell office:value-type="float" office:value="237.427777777778" calcext:value-type="float">
            <text:p>237,427777777778</text:p>
          </table:table-cell>
          <table:table-cell office:value-type="float" office:value="206.755555555556" calcext:value-type="float">
            <text:p>206,755555555556</text:p>
          </table:table-cell>
          <table:table-cell office:value-type="float" office:value="212.352777777778" calcext:value-type="float">
            <text:p>212,352777777778</text:p>
          </table:table-cell>
          <table:table-cell office:value-type="float" office:value="241.65" calcext:value-type="float">
            <text:p>241,65</text:p>
          </table:table-cell>
          <table:table-cell office:value-type="float" office:value="240.944444444444" calcext:value-type="float">
            <text:p>240,944444444444</text:p>
          </table:table-cell>
          <table:table-cell office:value-type="float" office:value="215.033333333333" calcext:value-type="float">
            <text:p>215,033333333333</text:p>
          </table:table-cell>
          <table:table-cell office:value-type="float" office:value="208.563888888889" calcext:value-type="float">
            <text:p>208,5638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268.923511111111" calcext:value-type="float">
            <text:p>268,923511111111</text:p>
          </table:table-cell>
          <table:table-cell table:formula="of:=[.C40]+[.C52]" office:value-type="float" office:value="249.5705" calcext:value-type="float">
            <text:p>249,5705</text:p>
          </table:table-cell>
          <table:table-cell table:formula="of:=[.D40]+[.D52]" office:value-type="float" office:value="269.530255555556" calcext:value-type="float">
            <text:p>269,530255555556</text:p>
          </table:table-cell>
          <table:table-cell table:formula="of:=[.E40]+[.E52]" office:value-type="float" office:value="286.873711111111" calcext:value-type="float">
            <text:p>286,873711111111</text:p>
          </table:table-cell>
          <table:table-cell table:formula="of:=[.F40]+[.F52]" office:value-type="float" office:value="284.999555555556" calcext:value-type="float">
            <text:p>284,999555555556</text:p>
          </table:table-cell>
          <table:table-cell table:formula="of:=[.G40]+[.G52]" office:value-type="float" office:value="295.429655555556" calcext:value-type="float">
            <text:p>295,429655555556</text:p>
          </table:table-cell>
          <table:table-cell table:formula="of:=[.H40]+[.H52]" office:value-type="float" office:value="279.616644444444" calcext:value-type="float">
            <text:p>279,616644444444</text:p>
          </table:table-cell>
          <table:table-cell table:formula="of:=[.I40]+[.I52]" office:value-type="float" office:value="275.221377777778" calcext:value-type="float">
            <text:p>275,221377777778</text:p>
          </table:table-cell>
          <table:table-cell table:formula="of:=[.J40]+[.J52]" office:value-type="float" office:value="266.603566666667" calcext:value-type="float">
            <text:p>266,603566666667</text:p>
          </table:table-cell>
          <table:table-cell table:formula="of:=[.K40]+[.K52]" office:value-type="float" office:value="274.530844444444" calcext:value-type="float">
            <text:p>274,530844444444</text:p>
          </table:table-cell>
          <table:table-cell table:formula="of:=[.L40]+[.L52]" office:value-type="float" office:value="279.005955555556" calcext:value-type="float">
            <text:p>279,005955555556</text:p>
          </table:table-cell>
          <table:table-cell table:formula="of:=[.M40]+[.M52]" office:value-type="float" office:value="285.473666666667" calcext:value-type="float">
            <text:p>285,473666666667</text:p>
          </table:table-cell>
          <table:table-cell table:formula="of:=[.N40]+[.N52]" office:value-type="float" office:value="267.5995" calcext:value-type="float">
            <text:p>267,5995</text:p>
          </table:table-cell>
          <table:table-cell table:formula="of:=[.O40]+[.O52]" office:value-type="float" office:value="250.400388888889" calcext:value-type="float">
            <text:p>250,400388888889</text:p>
          </table:table-cell>
          <table:table-cell table:formula="of:=[.P40]+[.P52]" office:value-type="float" office:value="284.392966666667" calcext:value-type="float">
            <text:p>284,392966666667</text:p>
          </table:table-cell>
          <table:table-cell table:formula="of:=[.Q40]+[.Q52]" office:value-type="float" office:value="268.442488888889" calcext:value-type="float">
            <text:p>268,442488888889</text:p>
          </table:table-cell>
          <table:table-cell table:formula="of:=[.R40]+[.R52]" office:value-type="float" office:value="267.7778" calcext:value-type="float">
            <text:p>267,7778</text:p>
          </table:table-cell>
          <table:table-cell table:formula="of:=[.S40]+[.S52]" office:value-type="float" office:value="272.620122222222" calcext:value-type="float">
            <text:p>272,620122222222</text:p>
          </table:table-cell>
          <table:table-cell table:formula="of:=[.T40]+[.T52]" office:value-type="float" office:value="271.837555555556" calcext:value-type="float">
            <text:p>271,837555555556</text:p>
          </table:table-cell>
          <table:table-cell table:formula="of:=[.U40]+[.U52]" office:value-type="float" office:value="273.072655555556" calcext:value-type="float">
            <text:p>273,072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271.252444444444" calcext:value-type="float">
            <text:p>271,252444444444</text:p>
          </table:table-cell>
          <table:table-cell table:formula="of:=[.C41]+[.C53]" office:value-type="float" office:value="315.735722222222" calcext:value-type="float">
            <text:p>315,735722222222</text:p>
          </table:table-cell>
          <table:table-cell table:formula="of:=[.D41]+[.D53]" office:value-type="float" office:value="272.290933333333" calcext:value-type="float">
            <text:p>272,290933333333</text:p>
          </table:table-cell>
          <table:table-cell table:formula="of:=[.E41]+[.E53]" office:value-type="float" office:value="284.1718" calcext:value-type="float">
            <text:p>284,1718</text:p>
          </table:table-cell>
          <table:table-cell table:formula="of:=[.F41]+[.F53]" office:value-type="float" office:value="260.413622222222" calcext:value-type="float">
            <text:p>260,413622222222</text:p>
          </table:table-cell>
          <table:table-cell table:formula="of:=[.G41]+[.G53]" office:value-type="float" office:value="260.731555555556" calcext:value-type="float">
            <text:p>260,731555555556</text:p>
          </table:table-cell>
          <table:table-cell table:formula="of:=[.H41]+[.H53]" office:value-type="float" office:value="270.758977777778" calcext:value-type="float">
            <text:p>270,758977777778</text:p>
          </table:table-cell>
          <table:table-cell table:formula="of:=[.I41]+[.I53]" office:value-type="float" office:value="266.679666666667" calcext:value-type="float">
            <text:p>266,679666666667</text:p>
          </table:table-cell>
          <table:table-cell table:formula="of:=[.J41]+[.J53]" office:value-type="float" office:value="251.838388888889" calcext:value-type="float">
            <text:p>251,838388888889</text:p>
          </table:table-cell>
          <table:table-cell table:formula="of:=[.K41]+[.K53]" office:value-type="float" office:value="274.927877777778" calcext:value-type="float">
            <text:p>274,927877777778</text:p>
          </table:table-cell>
          <table:table-cell table:formula="of:=[.L41]+[.L53]" office:value-type="float" office:value="294.049655555555" calcext:value-type="float">
            <text:p>294,049655555555</text:p>
          </table:table-cell>
          <table:table-cell table:formula="of:=[.M41]+[.M53]" office:value-type="float" office:value="250.174566666667" calcext:value-type="float">
            <text:p>250,174566666667</text:p>
          </table:table-cell>
          <table:table-cell table:formula="of:=[.N41]+[.N53]" office:value-type="float" office:value="270.782911111111" calcext:value-type="float">
            <text:p>270,782911111111</text:p>
          </table:table-cell>
          <table:table-cell table:formula="of:=[.O41]+[.O53]" office:value-type="float" office:value="259.522911111111" calcext:value-type="float">
            <text:p>259,522911111111</text:p>
          </table:table-cell>
          <table:table-cell table:formula="of:=[.P41]+[.P53]" office:value-type="float" office:value="275.3402" calcext:value-type="float">
            <text:p>275,3402</text:p>
          </table:table-cell>
          <table:table-cell table:formula="of:=[.Q41]+[.Q53]" office:value-type="float" office:value="276.695555555556" calcext:value-type="float">
            <text:p>276,695555555556</text:p>
          </table:table-cell>
          <table:table-cell table:formula="of:=[.R41]+[.R53]" office:value-type="float" office:value="271.288377777778" calcext:value-type="float">
            <text:p>271,288377777778</text:p>
          </table:table-cell>
          <table:table-cell table:formula="of:=[.S41]+[.S53]" office:value-type="float" office:value="275.639888888889" calcext:value-type="float">
            <text:p>275,639888888889</text:p>
          </table:table-cell>
          <table:table-cell table:formula="of:=[.T41]+[.T53]" office:value-type="float" office:value="267.114322222222" calcext:value-type="float">
            <text:p>267,114322222222</text:p>
          </table:table-cell>
          <table:table-cell table:formula="of:=[.U41]+[.U53]" office:value-type="float" office:value="261.356444444444" calcext:value-type="float">
            <text:p>261,356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259.231122222222" calcext:value-type="float">
            <text:p>259,231122222222</text:p>
          </table:table-cell>
          <table:table-cell table:formula="of:=[.C42]+[.C54]" office:value-type="float" office:value="262.147011111111" calcext:value-type="float">
            <text:p>262,147011111111</text:p>
          </table:table-cell>
          <table:table-cell table:formula="of:=[.D42]+[.D54]" office:value-type="float" office:value="284.426422222222" calcext:value-type="float">
            <text:p>284,426422222222</text:p>
          </table:table-cell>
          <table:table-cell table:formula="of:=[.E42]+[.E54]" office:value-type="float" office:value="295.006422222222" calcext:value-type="float">
            <text:p>295,006422222222</text:p>
          </table:table-cell>
          <table:table-cell table:formula="of:=[.F42]+[.F54]" office:value-type="float" office:value="358.445555555556" calcext:value-type="float">
            <text:p>358,445555555556</text:p>
          </table:table-cell>
          <table:table-cell table:formula="of:=[.G42]+[.G54]" office:value-type="float" office:value="851.739777777778" calcext:value-type="float">
            <text:p>851,739777777778</text:p>
          </table:table-cell>
          <table:table-cell table:formula="of:=[.H42]+[.H54]" office:value-type="float" office:value="632.556933333333" calcext:value-type="float">
            <text:p>632,556933333333</text:p>
          </table:table-cell>
          <table:table-cell table:formula="of:=[.I42]+[.I54]" office:value-type="float" office:value="516.049766666667" calcext:value-type="float">
            <text:p>516,049766666667</text:p>
          </table:table-cell>
          <table:table-cell table:formula="of:=[.J42]+[.J54]" office:value-type="float" office:value="375.620177777778" calcext:value-type="float">
            <text:p>375,620177777778</text:p>
          </table:table-cell>
          <table:table-cell table:formula="of:=[.K42]+[.K54]" office:value-type="float" office:value="497.667888888889" calcext:value-type="float">
            <text:p>497,667888888889</text:p>
          </table:table-cell>
          <table:table-cell table:formula="of:=[.L42]+[.L54]" office:value-type="float" office:value="536.6793" calcext:value-type="float">
            <text:p>536,6793</text:p>
          </table:table-cell>
          <table:table-cell table:formula="of:=[.M42]+[.M54]" office:value-type="float" office:value="605.926666666667" calcext:value-type="float">
            <text:p>605,926666666667</text:p>
          </table:table-cell>
          <table:table-cell table:formula="of:=[.N42]+[.N54]" office:value-type="float" office:value="319.493055555555" calcext:value-type="float">
            <text:p>319,493055555555</text:p>
          </table:table-cell>
          <table:table-cell table:formula="of:=[.O42]+[.O54]" office:value-type="float" office:value="312.479877777778" calcext:value-type="float">
            <text:p>312,479877777778</text:p>
          </table:table-cell>
          <table:table-cell table:formula="of:=[.P42]+[.P54]" office:value-type="float" office:value="331.213055555556" calcext:value-type="float">
            <text:p>331,213055555556</text:p>
          </table:table-cell>
          <table:table-cell table:formula="of:=[.Q42]+[.Q54]" office:value-type="float" office:value="278.030922222222" calcext:value-type="float">
            <text:p>278,030922222222</text:p>
          </table:table-cell>
          <table:table-cell table:formula="of:=[.R42]+[.R54]" office:value-type="float" office:value="297.7955" calcext:value-type="float">
            <text:p>297,7955</text:p>
          </table:table-cell>
          <table:table-cell table:formula="of:=[.S42]+[.S54]" office:value-type="float" office:value="297.748655555555" calcext:value-type="float">
            <text:p>297,748655555555</text:p>
          </table:table-cell>
          <table:table-cell table:formula="of:=[.T42]+[.T54]" office:value-type="float" office:value="270.794233333333" calcext:value-type="float">
            <text:p>270,794233333333</text:p>
          </table:table-cell>
          <table:table-cell table:formula="of:=[.U42]+[.U54]" office:value-type="float" office:value="285.805544444444" calcext:value-type="float">
            <text:p>285,8055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78.183" calcext:value-type="float">
            <text:p>278,183</text:p>
          </table:table-cell>
          <table:table-cell table:formula="of:=[.C43]+[.C55]" office:value-type="float" office:value="254.290355555556" calcext:value-type="float">
            <text:p>254,290355555556</text:p>
          </table:table-cell>
          <table:table-cell table:formula="of:=[.D43]+[.D55]" office:value-type="float" office:value="268.135155555556" calcext:value-type="float">
            <text:p>268,135155555556</text:p>
          </table:table-cell>
          <table:table-cell table:formula="of:=[.E43]+[.E55]" office:value-type="float" office:value="259.361588888889" calcext:value-type="float">
            <text:p>259,361588888889</text:p>
          </table:table-cell>
          <table:table-cell table:formula="of:=[.F43]+[.F55]" office:value-type="float" office:value="288.800922222222" calcext:value-type="float">
            <text:p>288,800922222222</text:p>
          </table:table-cell>
          <table:table-cell table:formula="of:=[.G43]+[.G55]" office:value-type="float" office:value="275.500277777778" calcext:value-type="float">
            <text:p>275,500277777778</text:p>
          </table:table-cell>
          <table:table-cell table:formula="of:=[.H43]+[.H55]" office:value-type="float" office:value="274.413522222222" calcext:value-type="float">
            <text:p>274,413522222222</text:p>
          </table:table-cell>
          <table:table-cell table:formula="of:=[.I43]+[.I55]" office:value-type="float" office:value="262.839066666667" calcext:value-type="float">
            <text:p>262,839066666667</text:p>
          </table:table-cell>
          <table:table-cell table:formula="of:=[.J43]+[.J55]" office:value-type="float" office:value="262.781288888889" calcext:value-type="float">
            <text:p>262,781288888889</text:p>
          </table:table-cell>
          <table:table-cell table:formula="of:=[.K43]+[.K55]" office:value-type="float" office:value="276.293055555556" calcext:value-type="float">
            <text:p>276,293055555556</text:p>
          </table:table-cell>
          <table:table-cell table:formula="of:=[.L43]+[.L55]" office:value-type="float" office:value="263.905488888889" calcext:value-type="float">
            <text:p>263,905488888889</text:p>
          </table:table-cell>
          <table:table-cell table:formula="of:=[.M43]+[.M55]" office:value-type="float" office:value="277.017955555556" calcext:value-type="float">
            <text:p>277,017955555556</text:p>
          </table:table-cell>
          <table:table-cell table:formula="of:=[.N43]+[.N55]" office:value-type="float" office:value="273.318466666667" calcext:value-type="float">
            <text:p>273,318466666667</text:p>
          </table:table-cell>
          <table:table-cell table:formula="of:=[.O43]+[.O55]" office:value-type="float" office:value="287.083255555556" calcext:value-type="float">
            <text:p>287,083255555556</text:p>
          </table:table-cell>
          <table:table-cell table:formula="of:=[.P43]+[.P55]" office:value-type="float" office:value="267.604377777778" calcext:value-type="float">
            <text:p>267,604377777778</text:p>
          </table:table-cell>
          <table:table-cell table:formula="of:=[.Q43]+[.Q55]" office:value-type="float" office:value="289.664922222222" calcext:value-type="float">
            <text:p>289,664922222222</text:p>
          </table:table-cell>
          <table:table-cell table:formula="of:=[.R43]+[.R55]" office:value-type="float" office:value="272.950366666667" calcext:value-type="float">
            <text:p>272,950366666667</text:p>
          </table:table-cell>
          <table:table-cell table:formula="of:=[.S43]+[.S55]" office:value-type="float" office:value="267.861388888889" calcext:value-type="float">
            <text:p>267,861388888889</text:p>
          </table:table-cell>
          <table:table-cell table:formula="of:=[.T43]+[.T55]" office:value-type="float" office:value="279.9187" calcext:value-type="float">
            <text:p>279,9187</text:p>
          </table:table-cell>
          <table:table-cell table:formula="of:=[.U43]+[.U55]" office:value-type="float" office:value="262.089788888889" calcext:value-type="float">
            <text:p>262,0897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266.047311111111" calcext:value-type="float">
            <text:p>266,047311111111</text:p>
          </table:table-cell>
          <table:table-cell table:formula="of:=[.C44]+[.C56]" office:value-type="float" office:value="262.839922222222" calcext:value-type="float">
            <text:p>262,839922222222</text:p>
          </table:table-cell>
          <table:table-cell table:formula="of:=[.D44]+[.D56]" office:value-type="float" office:value="276.573" calcext:value-type="float">
            <text:p>276,573</text:p>
          </table:table-cell>
          <table:table-cell table:formula="of:=[.E44]+[.E56]" office:value-type="float" office:value="287.857088888889" calcext:value-type="float">
            <text:p>287,857088888889</text:p>
          </table:table-cell>
          <table:table-cell table:formula="of:=[.F44]+[.F56]" office:value-type="float" office:value="263.665033333333" calcext:value-type="float">
            <text:p>263,665033333333</text:p>
          </table:table-cell>
          <table:table-cell table:formula="of:=[.G44]+[.G56]" office:value-type="float" office:value="272.151222222222" calcext:value-type="float">
            <text:p>272,151222222222</text:p>
          </table:table-cell>
          <table:table-cell table:formula="of:=[.H44]+[.H56]" office:value-type="float" office:value="281.284466666667" calcext:value-type="float">
            <text:p>281,284466666667</text:p>
          </table:table-cell>
          <table:table-cell table:formula="of:=[.I44]+[.I56]" office:value-type="float" office:value="279.4385" calcext:value-type="float">
            <text:p>279,4385</text:p>
          </table:table-cell>
          <table:table-cell table:formula="of:=[.J44]+[.J56]" office:value-type="float" office:value="264.057044444444" calcext:value-type="float">
            <text:p>264,057044444444</text:p>
          </table:table-cell>
          <table:table-cell table:formula="of:=[.K44]+[.K56]" office:value-type="float" office:value="262.466522222222" calcext:value-type="float">
            <text:p>262,466522222222</text:p>
          </table:table-cell>
          <table:table-cell table:formula="of:=[.L44]+[.L56]" office:value-type="float" office:value="279.3074" calcext:value-type="float">
            <text:p>279,3074</text:p>
          </table:table-cell>
          <table:table-cell table:formula="of:=[.M44]+[.M56]" office:value-type="float" office:value="263.716966666667" calcext:value-type="float">
            <text:p>263,716966666667</text:p>
          </table:table-cell>
          <table:table-cell table:formula="of:=[.N44]+[.N56]" office:value-type="float" office:value="253.960244444444" calcext:value-type="float">
            <text:p>253,960244444444</text:p>
          </table:table-cell>
          <table:table-cell table:formula="of:=[.O44]+[.O56]" office:value-type="float" office:value="286.529144444444" calcext:value-type="float">
            <text:p>286,529144444444</text:p>
          </table:table-cell>
          <table:table-cell table:formula="of:=[.P44]+[.P56]" office:value-type="float" office:value="295.413666666667" calcext:value-type="float">
            <text:p>295,413666666667</text:p>
          </table:table-cell>
          <table:table-cell table:formula="of:=[.Q44]+[.Q56]" office:value-type="float" office:value="282.174955555556" calcext:value-type="float">
            <text:p>282,174955555556</text:p>
          </table:table-cell>
          <table:table-cell table:formula="of:=[.R44]+[.R56]" office:value-type="float" office:value="286.167277777778" calcext:value-type="float">
            <text:p>286,167277777778</text:p>
          </table:table-cell>
          <table:table-cell table:formula="of:=[.S44]+[.S56]" office:value-type="float" office:value="283.972122222222" calcext:value-type="float">
            <text:p>283,972122222222</text:p>
          </table:table-cell>
          <table:table-cell table:formula="of:=[.T44]+[.T56]" office:value-type="float" office:value="280.795544444444" calcext:value-type="float">
            <text:p>280,795544444444</text:p>
          </table:table-cell>
          <table:table-cell table:formula="of:=[.U44]+[.U56]" office:value-type="float" office:value="286.800366666667" calcext:value-type="float">
            <text:p>286,8003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307.166344444444" calcext:value-type="float">
            <text:p>307,166344444444</text:p>
          </table:table-cell>
          <table:table-cell table:formula="of:=[.C45]+[.C57]" office:value-type="float" office:value="256.0064" calcext:value-type="float">
            <text:p>256,0064</text:p>
          </table:table-cell>
          <table:table-cell table:formula="of:=[.D45]+[.D57]" office:value-type="float" office:value="325.711633333333" calcext:value-type="float">
            <text:p>325,711633333333</text:p>
          </table:table-cell>
          <table:table-cell table:formula="of:=[.E45]+[.E57]" office:value-type="float" office:value="454.874077777778" calcext:value-type="float">
            <text:p>454,874077777778</text:p>
          </table:table-cell>
          <table:table-cell table:formula="of:=[.F45]+[.F57]" office:value-type="float" office:value="728.866233333334" calcext:value-type="float">
            <text:p>728,866233333334</text:p>
          </table:table-cell>
          <table:table-cell table:formula="of:=[.G45]+[.G57]" office:value-type="float" office:value="596.996011111111" calcext:value-type="float">
            <text:p>596,996011111111</text:p>
          </table:table-cell>
          <table:table-cell table:formula="of:=[.H45]+[.H57]" office:value-type="float" office:value="505.840411111111" calcext:value-type="float">
            <text:p>505,840411111111</text:p>
          </table:table-cell>
          <table:table-cell table:formula="of:=[.I45]+[.I57]" office:value-type="float" office:value="372.190644444444" calcext:value-type="float">
            <text:p>372,190644444444</text:p>
          </table:table-cell>
          <table:table-cell table:formula="of:=[.J45]+[.J57]" office:value-type="float" office:value="492.256188888889" calcext:value-type="float">
            <text:p>492,256188888889</text:p>
          </table:table-cell>
          <table:table-cell table:formula="of:=[.K45]+[.K57]" office:value-type="float" office:value="528.023877777778" calcext:value-type="float">
            <text:p>528,023877777778</text:p>
          </table:table-cell>
          <table:table-cell table:formula="of:=[.L45]+[.L57]" office:value-type="float" office:value="544.432422222222" calcext:value-type="float">
            <text:p>544,432422222222</text:p>
          </table:table-cell>
          <table:table-cell table:formula="of:=[.M45]+[.M57]" office:value-type="float" office:value="358.993044444444" calcext:value-type="float">
            <text:p>358,993044444444</text:p>
          </table:table-cell>
          <table:table-cell table:formula="of:=[.N45]+[.N57]" office:value-type="float" office:value="371.012066666667" calcext:value-type="float">
            <text:p>371,012066666667</text:p>
          </table:table-cell>
          <table:table-cell table:formula="of:=[.O45]+[.O57]" office:value-type="float" office:value="362.128888888889" calcext:value-type="float">
            <text:p>362,128888888889</text:p>
          </table:table-cell>
          <table:table-cell table:formula="of:=[.P45]+[.P57]" office:value-type="float" office:value="305.868777777778" calcext:value-type="float">
            <text:p>305,868777777778</text:p>
          </table:table-cell>
          <table:table-cell table:formula="of:=[.Q45]+[.Q57]" office:value-type="float" office:value="311.746766666667" calcext:value-type="float">
            <text:p>311,746766666667</text:p>
          </table:table-cell>
          <table:table-cell table:formula="of:=[.R45]+[.R57]" office:value-type="float" office:value="296.3255" calcext:value-type="float">
            <text:p>296,3255</text:p>
          </table:table-cell>
          <table:table-cell table:formula="of:=[.S45]+[.S57]" office:value-type="float" office:value="298.386166666667" calcext:value-type="float">
            <text:p>298,386166666667</text:p>
          </table:table-cell>
          <table:table-cell table:formula="of:=[.T45]+[.T57]" office:value-type="float" office:value="301.675444444444" calcext:value-type="float">
            <text:p>301,675444444444</text:p>
          </table:table-cell>
          <table:table-cell table:formula="of:=[.U45]+[.U57]" office:value-type="float" office:value="291.515011111111" calcext:value-type="float">
            <text:p>291,5150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76.201988888889" calcext:value-type="float">
            <text:p>276,201988888889</text:p>
          </table:table-cell>
          <table:table-cell table:formula="of:=[.C46]+[.C58]" office:value-type="float" office:value="307.379344444444" calcext:value-type="float">
            <text:p>307,379344444444</text:p>
          </table:table-cell>
          <table:table-cell table:formula="of:=[.D46]+[.D58]" office:value-type="float" office:value="307.026255555556" calcext:value-type="float">
            <text:p>307,026255555556</text:p>
          </table:table-cell>
          <table:table-cell table:formula="of:=[.E46]+[.E58]" office:value-type="float" office:value="302.541933333333" calcext:value-type="float">
            <text:p>302,541933333333</text:p>
          </table:table-cell>
          <table:table-cell table:formula="of:=[.F46]+[.F58]" office:value-type="float" office:value="267.451533333333" calcext:value-type="float">
            <text:p>267,451533333333</text:p>
          </table:table-cell>
          <table:table-cell table:formula="of:=[.G46]+[.G58]" office:value-type="float" office:value="320.262711111111" calcext:value-type="float">
            <text:p>320,262711111111</text:p>
          </table:table-cell>
          <table:table-cell table:formula="of:=[.H46]+[.H58]" office:value-type="float" office:value="297.065744444444" calcext:value-type="float">
            <text:p>297,065744444444</text:p>
          </table:table-cell>
          <table:table-cell table:formula="of:=[.I46]+[.I58]" office:value-type="float" office:value="283.419277777778" calcext:value-type="float">
            <text:p>283,419277777778</text:p>
          </table:table-cell>
          <table:table-cell table:formula="of:=[.J46]+[.J58]" office:value-type="float" office:value="302.689222222222" calcext:value-type="float">
            <text:p>302,689222222222</text:p>
          </table:table-cell>
          <table:table-cell table:formula="of:=[.K46]+[.K58]" office:value-type="float" office:value="302.365711111111" calcext:value-type="float">
            <text:p>302,365711111111</text:p>
          </table:table-cell>
          <table:table-cell table:formula="of:=[.L46]+[.L58]" office:value-type="float" office:value="295.757788888889" calcext:value-type="float">
            <text:p>295,757788888889</text:p>
          </table:table-cell>
          <table:table-cell table:formula="of:=[.M46]+[.M58]" office:value-type="float" office:value="287.073122222222" calcext:value-type="float">
            <text:p>287,073122222222</text:p>
          </table:table-cell>
          <table:table-cell table:formula="of:=[.N46]+[.N58]" office:value-type="float" office:value="295.902211111111" calcext:value-type="float">
            <text:p>295,902211111111</text:p>
          </table:table-cell>
          <table:table-cell table:formula="of:=[.O46]+[.O58]" office:value-type="float" office:value="271.253311111111" calcext:value-type="float">
            <text:p>271,253311111111</text:p>
          </table:table-cell>
          <table:table-cell table:formula="of:=[.P46]+[.P58]" office:value-type="float" office:value="298.070222222222" calcext:value-type="float">
            <text:p>298,070222222222</text:p>
          </table:table-cell>
          <table:table-cell table:formula="of:=[.Q46]+[.Q58]" office:value-type="float" office:value="284.812711111111" calcext:value-type="float">
            <text:p>284,812711111111</text:p>
          </table:table-cell>
          <table:table-cell table:formula="of:=[.R46]+[.R58]" office:value-type="float" office:value="331.736355555556" calcext:value-type="float">
            <text:p>331,736355555556</text:p>
          </table:table-cell>
          <table:table-cell table:formula="of:=[.S46]+[.S58]" office:value-type="float" office:value="300.465266666667" calcext:value-type="float">
            <text:p>300,465266666667</text:p>
          </table:table-cell>
          <table:table-cell table:formula="of:=[.T46]+[.T58]" office:value-type="float" office:value="295.363366666667" calcext:value-type="float">
            <text:p>295,363366666667</text:p>
          </table:table-cell>
          <table:table-cell table:formula="of:=[.U46]+[.U58]" office:value-type="float" office:value="326.6002" calcext:value-type="float">
            <text:p>326,6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85.202122222222" calcext:value-type="float">
            <text:p>285,202122222222</text:p>
          </table:table-cell>
          <table:table-cell table:formula="of:=[.C47]+[.C59]" office:value-type="float" office:value="284.523077777778" calcext:value-type="float">
            <text:p>284,523077777778</text:p>
          </table:table-cell>
          <table:table-cell table:formula="of:=[.D47]+[.D59]" office:value-type="float" office:value="275.418477777778" calcext:value-type="float">
            <text:p>275,418477777778</text:p>
          </table:table-cell>
          <table:table-cell table:formula="of:=[.E47]+[.E59]" office:value-type="float" office:value="303.210522222222" calcext:value-type="float">
            <text:p>303,210522222222</text:p>
          </table:table-cell>
          <table:table-cell table:formula="of:=[.F47]+[.F59]" office:value-type="float" office:value="291.076044444444" calcext:value-type="float">
            <text:p>291,076044444444</text:p>
          </table:table-cell>
          <table:table-cell table:formula="of:=[.G47]+[.G59]" office:value-type="float" office:value="284.849055555556" calcext:value-type="float">
            <text:p>284,849055555556</text:p>
          </table:table-cell>
          <table:table-cell table:formula="of:=[.H47]+[.H59]" office:value-type="float" office:value="307.335188888889" calcext:value-type="float">
            <text:p>307,335188888889</text:p>
          </table:table-cell>
          <table:table-cell table:formula="of:=[.I47]+[.I59]" office:value-type="float" office:value="295.8288" calcext:value-type="float">
            <text:p>295,8288</text:p>
          </table:table-cell>
          <table:table-cell table:formula="of:=[.J47]+[.J59]" office:value-type="float" office:value="289.260911111111" calcext:value-type="float">
            <text:p>289,260911111111</text:p>
          </table:table-cell>
          <table:table-cell table:formula="of:=[.K47]+[.K59]" office:value-type="float" office:value="295.773466666667" calcext:value-type="float">
            <text:p>295,773466666667</text:p>
          </table:table-cell>
          <table:table-cell table:formula="of:=[.L47]+[.L59]" office:value-type="float" office:value="292.117188888889" calcext:value-type="float">
            <text:p>292,117188888889</text:p>
          </table:table-cell>
          <table:table-cell table:formula="of:=[.M47]+[.M59]" office:value-type="float" office:value="290.526722222222" calcext:value-type="float">
            <text:p>290,526722222222</text:p>
          </table:table-cell>
          <table:table-cell table:formula="of:=[.N47]+[.N59]" office:value-type="float" office:value="271.360977777778" calcext:value-type="float">
            <text:p>271,360977777778</text:p>
          </table:table-cell>
          <table:table-cell table:formula="of:=[.O47]+[.O59]" office:value-type="float" office:value="305.121677777778" calcext:value-type="float">
            <text:p>305,121677777778</text:p>
          </table:table-cell>
          <table:table-cell table:formula="of:=[.P47]+[.P59]" office:value-type="float" office:value="270.449455555556" calcext:value-type="float">
            <text:p>270,449455555556</text:p>
          </table:table-cell>
          <table:table-cell table:formula="of:=[.Q47]+[.Q59]" office:value-type="float" office:value="276.506077777778" calcext:value-type="float">
            <text:p>276,506077777778</text:p>
          </table:table-cell>
          <table:table-cell table:formula="of:=[.R47]+[.R59]" office:value-type="float" office:value="312.8101" calcext:value-type="float">
            <text:p>312,8101</text:p>
          </table:table-cell>
          <table:table-cell table:formula="of:=[.S47]+[.S59]" office:value-type="float" office:value="315.923544444444" calcext:value-type="float">
            <text:p>315,923544444444</text:p>
          </table:table-cell>
          <table:table-cell table:formula="of:=[.T47]+[.T59]" office:value-type="float" office:value="282.901733333333" calcext:value-type="float">
            <text:p>282,901733333333</text:p>
          </table:table-cell>
          <table:table-cell table:formula="of:=[.U47]+[.U59]" office:value-type="float" office:value="274.248388888889" calcext:value-type="float">
            <text:p>274,2483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3]" office:value-type="float" office:value="0.0517841892754635" calcext:value-type="float">
            <text:p>0,051784189275464</text:p>
          </table:table-cell>
          <table:table-cell table:formula="of:=[.C28]/[.C63]" office:value-type="float" office:value="0.0563785223013137" calcext:value-type="float">
            <text:p>0,056378522301314</text:p>
          </table:table-cell>
          <table:table-cell table:formula="of:=[.D28]/[.D63]" office:value-type="float" office:value="0.0546150745475987" calcext:value-type="float">
            <text:p>0,054615074547599</text:p>
          </table:table-cell>
          <table:table-cell table:formula="of:=[.E28]/[.E63]" office:value-type="float" office:value="0.0549874853952382" calcext:value-type="float">
            <text:p>0,054987485395238</text:p>
          </table:table-cell>
          <table:table-cell table:formula="of:=[.F28]/[.F63]" office:value-type="float" office:value="0.0553490828055872" calcext:value-type="float">
            <text:p>0,055349082805587</text:p>
          </table:table-cell>
          <table:table-cell table:formula="of:=[.G28]/[.G63]" office:value-type="float" office:value="0.0533949916785981" calcext:value-type="float">
            <text:p>0,053394991678598</text:p>
          </table:table-cell>
          <table:table-cell table:formula="of:=[.H28]/[.H63]" office:value-type="float" office:value="0.057308180032837" calcext:value-type="float">
            <text:p>0,057308180032837</text:p>
          </table:table-cell>
          <table:table-cell table:formula="of:=[.I28]/[.I63]" office:value-type="float" office:value="0.0582233877665511" calcext:value-type="float">
            <text:p>0,058223387766551</text:p>
          </table:table-cell>
          <table:table-cell table:formula="of:=[.J28]/[.J63]" office:value-type="float" office:value="0.0601054261964737" calcext:value-type="float">
            <text:p>0,060105426196474</text:p>
          </table:table-cell>
          <table:table-cell table:formula="of:=[.K28]/[.K63]" office:value-type="float" office:value="0.0648283767021362" calcext:value-type="float">
            <text:p>0,064828376702136</text:p>
          </table:table-cell>
          <table:table-cell table:formula="of:=[.L28]/[.L63]" office:value-type="float" office:value="0.0631993713714435" calcext:value-type="float">
            <text:p>0,063199371371444</text:p>
          </table:table-cell>
          <table:table-cell table:formula="of:=[.M28]/[.M63]" office:value-type="float" office:value="0.0994875300815837" calcext:value-type="float">
            <text:p>0,099487530081584</text:p>
          </table:table-cell>
          <table:table-cell table:formula="of:=[.N28]/[.N63]" office:value-type="float" office:value="0.105482596193192" calcext:value-type="float">
            <text:p>0,105482596193192</text:p>
          </table:table-cell>
          <table:table-cell table:formula="of:=[.O28]/[.O63]" office:value-type="float" office:value="0.146239553231081" calcext:value-type="float">
            <text:p>0,146239553231081</text:p>
          </table:table-cell>
          <table:table-cell table:formula="of:=[.P28]/[.P63]" office:value-type="float" office:value="0.15011154284289" calcext:value-type="float">
            <text:p>0,15011154284289</text:p>
          </table:table-cell>
          <table:table-cell table:formula="of:=[.Q28]/[.Q63]" office:value-type="float" office:value="0.158780322654668" calcext:value-type="float">
            <text:p>0,158780322654668</text:p>
          </table:table-cell>
          <table:table-cell table:formula="of:=[.R28]/[.R63]" office:value-type="float" office:value="0.181735816038521" calcext:value-type="float">
            <text:p>0,181735816038521</text:p>
          </table:table-cell>
          <table:table-cell table:formula="of:=[.S28]/[.S63]" office:value-type="float" office:value="0.199922502255988" calcext:value-type="float">
            <text:p>0,199922502255988</text:p>
          </table:table-cell>
          <table:table-cell table:formula="of:=[.T28]/[.T63]" office:value-type="float" office:value="0.200498039678926" calcext:value-type="float">
            <text:p>0,200498039678926</text:p>
          </table:table-cell>
          <table:table-cell table:formula="of:=[.U28]/[.U63]" office:value-type="float" office:value="0.211078380890002" calcext:value-type="float">
            <text:p>0,21107838089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4]" office:value-type="float" office:value="0.0492465018236395" calcext:value-type="float">
            <text:p>0,04924650182364</text:p>
          </table:table-cell>
          <table:table-cell table:formula="of:=[.C29]/[.C64]" office:value-type="float" office:value="0.0428857682136766" calcext:value-type="float">
            <text:p>0,042885768213677</text:p>
          </table:table-cell>
          <table:table-cell table:formula="of:=[.D29]/[.D64]" office:value-type="float" office:value="0.0503845347770179" calcext:value-type="float">
            <text:p>0,050384534777018</text:p>
          </table:table-cell>
          <table:table-cell table:formula="of:=[.E29]/[.E64]" office:value-type="float" office:value="0.0535759283644612" calcext:value-type="float">
            <text:p>0,053575928364461</text:p>
          </table:table-cell>
          <table:table-cell table:formula="of:=[.F29]/[.F64]" office:value-type="float" office:value="0.0592672144732487" calcext:value-type="float">
            <text:p>0,059267214473249</text:p>
          </table:table-cell>
          <table:table-cell table:formula="of:=[.G29]/[.G64]" office:value-type="float" office:value="0.0591949446514593" calcext:value-type="float">
            <text:p>0,059194944651459</text:p>
          </table:table-cell>
          <table:table-cell table:formula="of:=[.H29]/[.H64]" office:value-type="float" office:value="0.0572600034438173" calcext:value-type="float">
            <text:p>0,057260003443817</text:p>
          </table:table-cell>
          <table:table-cell table:formula="of:=[.I29]/[.I64]" office:value-type="float" office:value="0.0581358908753198" calcext:value-type="float">
            <text:p>0,05813589087532</text:p>
          </table:table-cell>
          <table:table-cell table:formula="of:=[.J29]/[.J64]" office:value-type="float" office:value="0.0615619408478674" calcext:value-type="float">
            <text:p>0,061561940847867</text:p>
          </table:table-cell>
          <table:table-cell table:formula="of:=[.K29]/[.K64]" office:value-type="float" office:value="0.0577910655275289" calcext:value-type="float">
            <text:p>0,057791065527529</text:p>
          </table:table-cell>
          <table:table-cell table:formula="of:=[.L29]/[.L64]" office:value-type="float" office:value="0.0540329658607547" calcext:value-type="float">
            <text:p>0,054032965860755</text:p>
          </table:table-cell>
          <table:table-cell table:formula="of:=[.M29]/[.M64]" office:value-type="float" office:value="0.0847644078394859" calcext:value-type="float">
            <text:p>0,084764407839486</text:p>
          </table:table-cell>
          <table:table-cell table:formula="of:=[.N29]/[.N64]" office:value-type="float" office:value="0.0793185726228744" calcext:value-type="float">
            <text:p>0,079318572622874</text:p>
          </table:table-cell>
          <table:table-cell table:formula="of:=[.O29]/[.O64]" office:value-type="float" office:value="0.112969278413527" calcext:value-type="float">
            <text:p>0,112969278413527</text:p>
          </table:table-cell>
          <table:table-cell table:formula="of:=[.P29]/[.P64]" office:value-type="float" office:value="0.13204763779499" calcext:value-type="float">
            <text:p>0,13204763779499</text:p>
          </table:table-cell>
          <table:table-cell table:formula="of:=[.Q29]/[.Q64]" office:value-type="float" office:value="0.131568257129778" calcext:value-type="float">
            <text:p>0,131568257129778</text:p>
          </table:table-cell>
          <table:table-cell table:formula="of:=[.R29]/[.R64]" office:value-type="float" office:value="0.152809152163376" calcext:value-type="float">
            <text:p>0,152809152163376</text:p>
          </table:table-cell>
          <table:table-cell table:formula="of:=[.S29]/[.S64]" office:value-type="float" office:value="0.168482338268248" calcext:value-type="float">
            <text:p>0,168482338268248</text:p>
          </table:table-cell>
          <table:table-cell table:formula="of:=[.T29]/[.T64]" office:value-type="float" office:value="0.174111510057138" calcext:value-type="float">
            <text:p>0,174111510057138</text:p>
          </table:table-cell>
          <table:table-cell table:formula="of:=[.U29]/[.U64]" office:value-type="float" office:value="0.194938797504302" calcext:value-type="float">
            <text:p>0,1949387975043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5]" office:value-type="float" office:value="0.0515302093571498" calcext:value-type="float">
            <text:p>0,05153020935715</text:p>
          </table:table-cell>
          <table:table-cell table:formula="of:=[.C30]/[.C65]" office:value-type="float" office:value="0.0516525782331382" calcext:value-type="float">
            <text:p>0,051652578233138</text:p>
          </table:table-cell>
          <table:table-cell table:formula="of:=[.D30]/[.D65]" office:value-type="float" office:value="0.0482348014393725" calcext:value-type="float">
            <text:p>0,048234801439373</text:p>
          </table:table-cell>
          <table:table-cell table:formula="of:=[.E30]/[.E65]" office:value-type="float" office:value="0.0516082595264028" calcext:value-type="float">
            <text:p>0,051608259526403</text:p>
          </table:table-cell>
          <table:table-cell table:formula="of:=[.F30]/[.F65]" office:value-type="float" office:value="0.0430581151329351" calcext:value-type="float">
            <text:p>0,043058115132935</text:p>
          </table:table-cell>
          <table:table-cell table:formula="of:=[.G30]/[.G65]" office:value-type="float" office:value="0.0181205462075141" calcext:value-type="float">
            <text:p>0,018120546207514</text:p>
          </table:table-cell>
          <table:table-cell table:formula="of:=[.H30]/[.H65]" office:value-type="float" office:value="0.0245095092362701" calcext:value-type="float">
            <text:p>0,02450950923627</text:p>
          </table:table-cell>
          <table:table-cell table:formula="of:=[.I30]/[.I65]" office:value-type="float" office:value="0.0300429551594281" calcext:value-type="float">
            <text:p>0,030042955159428</text:p>
          </table:table-cell>
          <table:table-cell table:formula="of:=[.J30]/[.J65]" office:value-type="float" office:value="0.0412748327092593" calcext:value-type="float">
            <text:p>0,041274832709259</text:p>
          </table:table-cell>
          <table:table-cell table:formula="of:=[.K30]/[.K65]" office:value-type="float" office:value="0.0319256583652061" calcext:value-type="float">
            <text:p>0,031925658365206</text:p>
          </table:table-cell>
          <table:table-cell table:formula="of:=[.L30]/[.L65]" office:value-type="float" office:value="0.0296049707898181" calcext:value-type="float">
            <text:p>0,029604970789818</text:p>
          </table:table-cell>
          <table:table-cell table:formula="of:=[.M30]/[.M65]" office:value-type="float" office:value="0.0349974677903817" calcext:value-type="float">
            <text:p>0,034997467790382</text:p>
          </table:table-cell>
          <table:table-cell table:formula="of:=[.N30]/[.N65]" office:value-type="float" office:value="0.0672256051470429" calcext:value-type="float">
            <text:p>0,067225605147043</text:p>
          </table:table-cell>
          <table:table-cell table:formula="of:=[.O30]/[.O65]" office:value-type="float" office:value="0.0938240126324223" calcext:value-type="float">
            <text:p>0,093824012632422</text:p>
          </table:table-cell>
          <table:table-cell table:formula="of:=[.P30]/[.P65]" office:value-type="float" office:value="0.109772312383687" calcext:value-type="float">
            <text:p>0,109772312383687</text:p>
          </table:table-cell>
          <table:table-cell table:formula="of:=[.Q30]/[.Q65]" office:value-type="float" office:value="0.130936342292542" calcext:value-type="float">
            <text:p>0,130936342292542</text:p>
          </table:table-cell>
          <table:table-cell table:formula="of:=[.R30]/[.R65]" office:value-type="float" office:value="0.13920743261735" calcext:value-type="float">
            <text:p>0,13920743261735</text:p>
          </table:table-cell>
          <table:table-cell table:formula="of:=[.S30]/[.S65]" office:value-type="float" office:value="0.15597199897796" calcext:value-type="float">
            <text:p>0,15597199897796</text:p>
          </table:table-cell>
          <table:table-cell table:formula="of:=[.T30]/[.T65]" office:value-type="float" office:value="0.171745451989561" calcext:value-type="float">
            <text:p>0,171745451989561</text:p>
          </table:table-cell>
          <table:table-cell table:formula="of:=[.U30]/[.U65]" office:value-type="float" office:value="0.178262850355247" calcext:value-type="float">
            <text:p>0,1782628503552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6]" office:value-type="float" office:value="0.0500605213115108" calcext:value-type="float">
            <text:p>0,050060521311511</text:p>
          </table:table-cell>
          <table:table-cell table:formula="of:=[.C31]/[.C66]" office:value-type="float" office:value="0.0553320866977434" calcext:value-type="float">
            <text:p>0,055332086697743</text:p>
          </table:table-cell>
          <table:table-cell table:formula="of:=[.D31]/[.D66]" office:value-type="float" office:value="0.0548992353110148" calcext:value-type="float">
            <text:p>0,054899235311015</text:p>
          </table:table-cell>
          <table:table-cell table:formula="of:=[.E31]/[.E66]" office:value-type="float" office:value="0.0608203553486011" calcext:value-type="float">
            <text:p>0,060820355348601</text:p>
          </table:table-cell>
          <table:table-cell table:formula="of:=[.F31]/[.F66]" office:value-type="float" office:value="0.0546205458023507" calcext:value-type="float">
            <text:p>0,054620545802351</text:p>
          </table:table-cell>
          <table:table-cell table:formula="of:=[.G31]/[.G66]" office:value-type="float" office:value="0.0572575248462141" calcext:value-type="float">
            <text:p>0,057257524846214</text:p>
          </table:table-cell>
          <table:table-cell table:formula="of:=[.H31]/[.H66]" office:value-type="float" office:value="0.0583947936320113" calcext:value-type="float">
            <text:p>0,058394793632011</text:p>
          </table:table-cell>
          <table:table-cell table:formula="of:=[.I31]/[.I66]" office:value-type="float" office:value="0.0609662832973079" calcext:value-type="float">
            <text:p>0,060966283297308</text:p>
          </table:table-cell>
          <table:table-cell table:formula="of:=[.J31]/[.J66]" office:value-type="float" office:value="0.0609796879669599" calcext:value-type="float">
            <text:p>0,06097968796696</text:p>
          </table:table-cell>
          <table:table-cell table:formula="of:=[.K31]/[.K66]" office:value-type="float" office:value="0.0644148980299702" calcext:value-type="float">
            <text:p>0,06441489802997</text:p>
          </table:table-cell>
          <table:table-cell table:formula="of:=[.L31]/[.L66]" office:value-type="float" office:value="0.0668155902108726" calcext:value-type="float">
            <text:p>0,066815590210873</text:p>
          </table:table-cell>
          <table:table-cell table:formula="of:=[.M31]/[.M66]" office:value-type="float" office:value="0.102524292849689" calcext:value-type="float">
            <text:p>0,102524292849689</text:p>
          </table:table-cell>
          <table:table-cell table:formula="of:=[.N31]/[.N66]" office:value-type="float" office:value="0.103275458640799" calcext:value-type="float">
            <text:p>0,103275458640799</text:p>
          </table:table-cell>
          <table:table-cell table:formula="of:=[.O31]/[.O66]" office:value-type="float" office:value="0.127553384920124" calcext:value-type="float">
            <text:p>0,127553384920124</text:p>
          </table:table-cell>
          <table:table-cell table:formula="of:=[.P31]/[.P66]" office:value-type="float" office:value="0.159529030707603" calcext:value-type="float">
            <text:p>0,159529030707603</text:p>
          </table:table-cell>
          <table:table-cell table:formula="of:=[.Q31]/[.Q66]" office:value-type="float" office:value="0.147147209517142" calcext:value-type="float">
            <text:p>0,147147209517142</text:p>
          </table:table-cell>
          <table:table-cell table:formula="of:=[.R31]/[.R66]" office:value-type="float" office:value="0.178291817645479" calcext:value-type="float">
            <text:p>0,178291817645479</text:p>
          </table:table-cell>
          <table:table-cell table:formula="of:=[.S31]/[.S66]" office:value-type="float" office:value="0.203474256689561" calcext:value-type="float">
            <text:p>0,203474256689561</text:p>
          </table:table-cell>
          <table:table-cell table:formula="of:=[.T31]/[.T66]" office:value-type="float" office:value="0.194709738934912" calcext:value-type="float">
            <text:p>0,194709738934912</text:p>
          </table:table-cell>
          <table:table-cell table:formula="of:=[.U31]/[.U66]" office:value-type="float" office:value="0.21992361565996" calcext:value-type="float">
            <text:p>0,219923615659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7]" office:value-type="float" office:value="0.0523440208504269" calcext:value-type="float">
            <text:p>0,052344020850427</text:p>
          </table:table-cell>
          <table:table-cell table:formula="of:=[.C32]/[.C67]" office:value-type="float" office:value="0.0535322635961821" calcext:value-type="float">
            <text:p>0,053532263596182</text:p>
          </table:table-cell>
          <table:table-cell table:formula="of:=[.D32]/[.D67]" office:value-type="float" office:value="0.0532243386013819" calcext:value-type="float">
            <text:p>0,053224338601382</text:p>
          </table:table-cell>
          <table:table-cell table:formula="of:=[.E32]/[.E67]" office:value-type="float" office:value="0.0547996370729951" calcext:value-type="float">
            <text:p>0,054799637072995</text:p>
          </table:table-cell>
          <table:table-cell table:formula="of:=[.F32]/[.F67]" office:value-type="float" office:value="0.059827667706159" calcext:value-type="float">
            <text:p>0,059827667706159</text:p>
          </table:table-cell>
          <table:table-cell table:formula="of:=[.G32]/[.G67]" office:value-type="float" office:value="0.057962128081569" calcext:value-type="float">
            <text:p>0,057962128081569</text:p>
          </table:table-cell>
          <table:table-cell table:formula="of:=[.H32]/[.H67]" office:value-type="float" office:value="0.0569683821858157" calcext:value-type="float">
            <text:p>0,056968382185816</text:p>
          </table:table-cell>
          <table:table-cell table:formula="of:=[.I32]/[.I67]" office:value-type="float" office:value="0.0573447144899504" calcext:value-type="float">
            <text:p>0,05734471448995</text:p>
          </table:table-cell>
          <table:table-cell table:formula="of:=[.J32]/[.J67]" office:value-type="float" office:value="0.0606850729307901" calcext:value-type="float">
            <text:p>0,06068507293079</text:p>
          </table:table-cell>
          <table:table-cell table:formula="of:=[.K32]/[.K67]" office:value-type="float" office:value="0.0678082250235765" calcext:value-type="float">
            <text:p>0,067808225023577</text:p>
          </table:table-cell>
          <table:table-cell table:formula="of:=[.L32]/[.L67]" office:value-type="float" office:value="0.0631311630125088" calcext:value-type="float">
            <text:p>0,063131163012509</text:p>
          </table:table-cell>
          <table:table-cell table:formula="of:=[.M32]/[.M67]" office:value-type="float" office:value="0.107695270270185" calcext:value-type="float">
            <text:p>0,107695270270185</text:p>
          </table:table-cell>
          <table:table-cell table:formula="of:=[.N32]/[.N67]" office:value-type="float" office:value="0.111147672194712" calcext:value-type="float">
            <text:p>0,111147672194712</text:p>
          </table:table-cell>
          <table:table-cell table:formula="of:=[.O32]/[.O67]" office:value-type="float" office:value="0.127800057027358" calcext:value-type="float">
            <text:p>0,127800057027358</text:p>
          </table:table-cell>
          <table:table-cell table:formula="of:=[.P32]/[.P67]" office:value-type="float" office:value="0.144511482768231" calcext:value-type="float">
            <text:p>0,144511482768231</text:p>
          </table:table-cell>
          <table:table-cell table:formula="of:=[.Q32]/[.Q67]" office:value-type="float" office:value="0.151053040536789" calcext:value-type="float">
            <text:p>0,151053040536789</text:p>
          </table:table-cell>
          <table:table-cell table:formula="of:=[.R32]/[.R67]" office:value-type="float" office:value="0.170057238472214" calcext:value-type="float">
            <text:p>0,170057238472214</text:p>
          </table:table-cell>
          <table:table-cell table:formula="of:=[.S32]/[.S67]" office:value-type="float" office:value="0.191930449276105" calcext:value-type="float">
            <text:p>0,191930449276105</text:p>
          </table:table-cell>
          <table:table-cell table:formula="of:=[.T32]/[.T67]" office:value-type="float" office:value="0.194101715922289" calcext:value-type="float">
            <text:p>0,194101715922289</text:p>
          </table:table-cell>
          <table:table-cell table:formula="of:=[.U32]/[.U67]" office:value-type="float" office:value="0.200975105680362" calcext:value-type="float">
            <text:p>0,200975105680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68]" office:value-type="float" office:value="0.0404568769487948" calcext:value-type="float">
            <text:p>0,040456876948795</text:p>
          </table:table-cell>
          <table:table-cell table:formula="of:=[.C33]/[.C68]" office:value-type="float" office:value="0.0489509051336217" calcext:value-type="float">
            <text:p>0,048950905133622</text:p>
          </table:table-cell>
          <table:table-cell table:formula="of:=[.D33]/[.D68]" office:value-type="float" office:value="0.0388282017150344" calcext:value-type="float">
            <text:p>0,038828201715035</text:p>
          </table:table-cell>
          <table:table-cell table:formula="of:=[.E33]/[.E68]" office:value-type="float" office:value="0.0282097763466505" calcext:value-type="float">
            <text:p>0,028209776346651</text:p>
          </table:table-cell>
          <table:table-cell table:formula="of:=[.F33]/[.F68]" office:value-type="float" office:value="0.0177593986496013" calcext:value-type="float">
            <text:p>0,017759398649601</text:p>
          </table:table-cell>
          <table:table-cell table:formula="of:=[.G33]/[.G68]" office:value-type="float" office:value="0.0218729300648035" calcext:value-type="float">
            <text:p>0,021872930064804</text:p>
          </table:table-cell>
          <table:table-cell table:formula="of:=[.H33]/[.H68]" office:value-type="float" office:value="0.0266602305861201" calcext:value-type="float">
            <text:p>0,02666023058612</text:p>
          </table:table-cell>
          <table:table-cell table:formula="of:=[.I33]/[.I68]" office:value-type="float" office:value="0.0381486563725794" calcext:value-type="float">
            <text:p>0,03814865637258</text:p>
          </table:table-cell>
          <table:table-cell table:formula="of:=[.J33]/[.J68]" office:value-type="float" office:value="0.0310341694930894" calcext:value-type="float">
            <text:p>0,031034169493089</text:p>
          </table:table-cell>
          <table:table-cell table:formula="of:=[.K33]/[.K68]" office:value-type="float" office:value="0.0307958573169744" calcext:value-type="float">
            <text:p>0,030795857316975</text:p>
          </table:table-cell>
          <table:table-cell table:formula="of:=[.L33]/[.L68]" office:value-type="float" office:value="0.0369147228924524" calcext:value-type="float">
            <text:p>0,036914722892453</text:p>
          </table:table-cell>
          <table:table-cell table:formula="of:=[.M33]/[.M68]" office:value-type="float" office:value="0.0740124924735465" calcext:value-type="float">
            <text:p>0,074012492473547</text:p>
          </table:table-cell>
          <table:table-cell table:formula="of:=[.N33]/[.N68]" office:value-type="float" office:value="0.0850816586199083" calcext:value-type="float">
            <text:p>0,085081658619908</text:p>
          </table:table-cell>
          <table:table-cell table:formula="of:=[.O33]/[.O68]" office:value-type="float" office:value="0.101753301464181" calcext:value-type="float">
            <text:p>0,101753301464181</text:p>
          </table:table-cell>
          <table:table-cell table:formula="of:=[.P33]/[.P68]" office:value-type="float" office:value="0.132509556204022" calcext:value-type="float">
            <text:p>0,132509556204022</text:p>
          </table:table-cell>
          <table:table-cell table:formula="of:=[.Q33]/[.Q68]" office:value-type="float" office:value="0.140585454882558" calcext:value-type="float">
            <text:p>0,140585454882558</text:p>
          </table:table-cell>
          <table:table-cell table:formula="of:=[.R33]/[.R68]" office:value-type="float" office:value="0.160360249117946" calcext:value-type="float">
            <text:p>0,160360249117946</text:p>
          </table:table-cell>
          <table:table-cell table:formula="of:=[.S33]/[.S68]" office:value-type="float" office:value="0.17218378979812" calcext:value-type="float">
            <text:p>0,17218378979812</text:p>
          </table:table-cell>
          <table:table-cell table:formula="of:=[.T33]/[.T68]" office:value-type="float" office:value="0.178843170677538" calcext:value-type="float">
            <text:p>0,178843170677538</text:p>
          </table:table-cell>
          <table:table-cell table:formula="of:=[.U33]/[.U68]" office:value-type="float" office:value="0.193246456795764" calcext:value-type="float">
            <text:p>0,1932464567957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69]" office:value-type="float" office:value="0.0432947172035409" calcext:value-type="float">
            <text:p>0,043294717203541</text:p>
          </table:table-cell>
          <table:table-cell table:formula="of:=[.C34]/[.C69]" office:value-type="float" office:value="0.0394259771160073" calcext:value-type="float">
            <text:p>0,039425977116007</text:p>
          </table:table-cell>
          <table:table-cell table:formula="of:=[.D34]/[.D69]" office:value-type="float" office:value="0.0397588309765618" calcext:value-type="float">
            <text:p>0,039758830976562</text:p>
          </table:table-cell>
          <table:table-cell table:formula="of:=[.E34]/[.E69]" office:value-type="float" office:value="0.0408666952834527" calcext:value-type="float">
            <text:p>0,040866695283453</text:p>
          </table:table-cell>
          <table:table-cell table:formula="of:=[.F34]/[.F69]" office:value-type="float" office:value="0.0466394633993499" calcext:value-type="float">
            <text:p>0,04663946339935</text:p>
          </table:table-cell>
          <table:table-cell table:formula="of:=[.G34]/[.G69]" office:value-type="float" office:value="0.0394495723719041" calcext:value-type="float">
            <text:p>0,039449572371904</text:p>
          </table:table-cell>
          <table:table-cell table:formula="of:=[.H34]/[.H69]" office:value-type="float" office:value="0.0443603452987979" calcext:value-type="float">
            <text:p>0,044360345298798</text:p>
          </table:table-cell>
          <table:table-cell table:formula="of:=[.I34]/[.I69]" office:value-type="float" office:value="0.0492656502037519" calcext:value-type="float">
            <text:p>0,049265650203752</text:p>
          </table:table-cell>
          <table:table-cell table:formula="of:=[.J34]/[.J69]" office:value-type="float" office:value="0.049967804895597" calcext:value-type="float">
            <text:p>0,049967804895597</text:p>
          </table:table-cell>
          <table:table-cell table:formula="of:=[.K34]/[.K69]" office:value-type="float" office:value="0.0522669714827306" calcext:value-type="float">
            <text:p>0,052266971482731</text:p>
          </table:table-cell>
          <table:table-cell table:formula="of:=[.L34]/[.L69]" office:value-type="float" office:value="0.068361607908814" calcext:value-type="float">
            <text:p>0,068361607908814</text:p>
          </table:table-cell>
          <table:table-cell table:formula="of:=[.M34]/[.M69]" office:value-type="float" office:value="0.0931339262729848" calcext:value-type="float">
            <text:p>0,093133926272985</text:p>
          </table:table-cell>
          <table:table-cell table:formula="of:=[.N34]/[.N69]" office:value-type="float" office:value="0.108338230659461" calcext:value-type="float">
            <text:p>0,108338230659461</text:p>
          </table:table-cell>
          <table:table-cell table:formula="of:=[.O34]/[.O69]" office:value-type="float" office:value="0.137042935430834" calcext:value-type="float">
            <text:p>0,137042935430834</text:p>
          </table:table-cell>
          <table:table-cell table:formula="of:=[.P34]/[.P69]" office:value-type="float" office:value="0.137468458588431" calcext:value-type="float">
            <text:p>0,137468458588431</text:p>
          </table:table-cell>
          <table:table-cell table:formula="of:=[.Q34]/[.Q69]" office:value-type="float" office:value="0.15534272619855" calcext:value-type="float">
            <text:p>0,15534272619855</text:p>
          </table:table-cell>
          <table:table-cell table:formula="of:=[.R34]/[.R69]" office:value-type="float" office:value="0.14530966290768" calcext:value-type="float">
            <text:p>0,14530966290768</text:p>
          </table:table-cell>
          <table:table-cell table:formula="of:=[.S34]/[.S69]" office:value-type="float" office:value="0.173244899743265" calcext:value-type="float">
            <text:p>0,173244899743265</text:p>
          </table:table-cell>
          <table:table-cell table:formula="of:=[.T34]/[.T69]" office:value-type="float" office:value="0.184461981913577" calcext:value-type="float">
            <text:p>0,184461981913577</text:p>
          </table:table-cell>
          <table:table-cell table:formula="of:=[.U34]/[.U69]" office:value-type="float" office:value="0.17401776545146" calcext:value-type="float">
            <text:p>0,17401776545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0]" office:value-type="float" office:value="0.0426747946514813" calcext:value-type="float">
            <text:p>0,042674794651481</text:p>
          </table:table-cell>
          <table:table-cell table:formula="of:=[.C35]/[.C70]" office:value-type="float" office:value="0.0431522113984349" calcext:value-type="float">
            <text:p>0,043152211398435</text:p>
          </table:table-cell>
          <table:table-cell table:formula="of:=[.D35]/[.D70]" office:value-type="float" office:value="0.0448885677524339" calcext:value-type="float">
            <text:p>0,044888567752434</text:p>
          </table:table-cell>
          <table:table-cell table:formula="of:=[.E35]/[.E70]" office:value-type="float" office:value="0.0413774360732937" calcext:value-type="float">
            <text:p>0,041377436073294</text:p>
          </table:table-cell>
          <table:table-cell table:formula="of:=[.F35]/[.F70]" office:value-type="float" office:value="0.0437266592113157" calcext:value-type="float">
            <text:p>0,043726659211316</text:p>
          </table:table-cell>
          <table:table-cell table:formula="of:=[.G35]/[.G70]" office:value-type="float" office:value="0.0451449627414754" calcext:value-type="float">
            <text:p>0,045144962741475</text:p>
          </table:table-cell>
          <table:table-cell table:formula="of:=[.H35]/[.H70]" office:value-type="float" office:value="0.0435474702665389" calcext:value-type="float">
            <text:p>0,043547470266539</text:p>
          </table:table-cell>
          <table:table-cell table:formula="of:=[.I35]/[.I70]" office:value-type="float" office:value="0.0475496537186373" calcext:value-type="float">
            <text:p>0,047549653718637</text:p>
          </table:table-cell>
          <table:table-cell table:formula="of:=[.J35]/[.J70]" office:value-type="float" office:value="0.0526269828215834" calcext:value-type="float">
            <text:p>0,052626982821583</text:p>
          </table:table-cell>
          <table:table-cell table:formula="of:=[.K35]/[.K70]" office:value-type="float" office:value="0.0536435339478276" calcext:value-type="float">
            <text:p>0,053643533947828</text:p>
          </table:table-cell>
          <table:table-cell table:formula="of:=[.L35]/[.L70]" office:value-type="float" office:value="0.0682719222236038" calcext:value-type="float">
            <text:p>0,068271922223604</text:p>
          </table:table-cell>
          <table:table-cell table:formula="of:=[.M35]/[.M70]" office:value-type="float" office:value="0.0909759205550226" calcext:value-type="float">
            <text:p>0,090975920555023</text:p>
          </table:table-cell>
          <table:table-cell table:formula="of:=[.N35]/[.N70]" office:value-type="float" office:value="0.115953757455014" calcext:value-type="float">
            <text:p>0,115953757455014</text:p>
          </table:table-cell>
          <table:table-cell table:formula="of:=[.O35]/[.O70]" office:value-type="float" office:value="0.120560853846613" calcext:value-type="float">
            <text:p>0,120560853846613</text:p>
          </table:table-cell>
          <table:table-cell table:formula="of:=[.P35]/[.P70]" office:value-type="float" office:value="0.149303972223029" calcext:value-type="float">
            <text:p>0,149303972223029</text:p>
          </table:table-cell>
          <table:table-cell table:formula="of:=[.Q35]/[.Q70]" office:value-type="float" office:value="0.158120032483112" calcext:value-type="float">
            <text:p>0,158120032483112</text:p>
          </table:table-cell>
          <table:table-cell table:formula="of:=[.R35]/[.R70]" office:value-type="float" office:value="0.151371934601856" calcext:value-type="float">
            <text:p>0,151371934601856</text:p>
          </table:table-cell>
          <table:table-cell table:formula="of:=[.S35]/[.S70]" office:value-type="float" office:value="0.161655998415088" calcext:value-type="float">
            <text:p>0,161655998415088</text:p>
          </table:table-cell>
          <table:table-cell table:formula="of:=[.T35]/[.T70]" office:value-type="float" office:value="0.19049827077765" calcext:value-type="float">
            <text:p>0,19049827077765</text:p>
          </table:table-cell>
          <table:table-cell table:formula="of:=[.U35]/[.U70]" office:value-type="float" office:value="0.205063512780689" calcext:value-type="float">
            <text:p>0,2050635127806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64927215696432" calcext:value-type="float">
            <text:p>0,064927215696432</text:p>
          </table:table-cell>
          <table:table-cell table:formula="of:=[.C28]/[.C52]" office:value-type="float" office:value="0.0736960377111431" calcext:value-type="float">
            <text:p>0,073696037711143</text:p>
          </table:table-cell>
          <table:table-cell table:formula="of:=[.D28]/[.D52]" office:value-type="float" office:value="0.0711713748505889" calcext:value-type="float">
            <text:p>0,071171374850589</text:p>
          </table:table-cell>
          <table:table-cell table:formula="of:=[.E28]/[.E52]" office:value-type="float" office:value="0.0701442339949851" calcext:value-type="float">
            <text:p>0,070144233994985</text:p>
          </table:table-cell>
          <table:table-cell table:formula="of:=[.F28]/[.F52]" office:value-type="float" office:value="0.0706090945714073" calcext:value-type="float">
            <text:p>0,070609094571407</text:p>
          </table:table-cell>
          <table:table-cell table:formula="of:=[.G28]/[.G52]" office:value-type="float" office:value="0.0674106388737209" calcext:value-type="float">
            <text:p>0,067410638873721</text:p>
          </table:table-cell>
          <table:table-cell table:formula="of:=[.H28]/[.H52]" office:value-type="float" office:value="0.0742229427961195" calcext:value-type="float">
            <text:p>0,07422294279612</text:p>
          </table:table-cell>
          <table:table-cell table:formula="of:=[.I28]/[.I52]" office:value-type="float" office:value="0.0746175260958984" calcext:value-type="float">
            <text:p>0,074617526095898</text:p>
          </table:table-cell>
          <table:table-cell table:formula="of:=[.J28]/[.J52]" office:value-type="float" office:value="0.0781992078080521" calcext:value-type="float">
            <text:p>0,078199207808052</text:p>
          </table:table-cell>
          <table:table-cell table:formula="of:=[.K28]/[.K52]" office:value-type="float" office:value="0.0825598871206752" calcext:value-type="float">
            <text:p>0,082559887120675</text:p>
          </table:table-cell>
          <table:table-cell table:formula="of:=[.L28]/[.L52]" office:value-type="float" office:value="0.0810878386388023" calcext:value-type="float">
            <text:p>0,081087838638802</text:p>
          </table:table-cell>
          <table:table-cell table:formula="of:=[.M28]/[.M52]" office:value-type="float" office:value="0.126245680841606" calcext:value-type="float">
            <text:p>0,126245680841606</text:p>
          </table:table-cell>
          <table:table-cell table:formula="of:=[.N28]/[.N52]" office:value-type="float" office:value="0.138639931237721" calcext:value-type="float">
            <text:p>0,138639931237721</text:p>
          </table:table-cell>
          <table:table-cell table:formula="of:=[.O28]/[.O52]" office:value-type="float" office:value="0.192765273516896" calcext:value-type="float">
            <text:p>0,192765273516896</text:p>
          </table:table-cell>
          <table:table-cell table:formula="of:=[.P28]/[.P52]" office:value-type="float" office:value="0.190187111672112" calcext:value-type="float">
            <text:p>0,190187111672112</text:p>
          </table:table-cell>
          <table:table-cell table:formula="of:=[.Q28]/[.Q52]" office:value-type="float" office:value="0.206695025391651" calcext:value-type="float">
            <text:p>0,206695025391651</text:p>
          </table:table-cell>
          <table:table-cell table:formula="of:=[.R28]/[.R52]" office:value-type="float" office:value="0.236323015661042" calcext:value-type="float">
            <text:p>0,236323015661042</text:p>
          </table:table-cell>
          <table:table-cell table:formula="of:=[.S28]/[.S52]" office:value-type="float" office:value="0.257608945198645" calcext:value-type="float">
            <text:p>0,257608945198645</text:p>
          </table:table-cell>
          <table:table-cell table:formula="of:=[.T28]/[.T52]" office:value-type="float" office:value="0.25925297517276" calcext:value-type="float">
            <text:p>0,25925297517276</text:p>
          </table:table-cell>
          <table:table-cell table:formula="of:=[.U28]/[.U52]" office:value-type="float" office:value="0.270570265611349" calcext:value-type="float">
            <text:p>0,270570265611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632134635557016" calcext:value-type="float">
            <text:p>0,063213463555702</text:p>
          </table:table-cell>
          <table:table-cell table:formula="of:=[.C29]/[.C53]" office:value-type="float" office:value="0.0539256025222634" calcext:value-type="float">
            <text:p>0,053925602522263</text:p>
          </table:table-cell>
          <table:table-cell table:formula="of:=[.D29]/[.D53]" office:value-type="float" office:value="0.0651333375534104" calcext:value-type="float">
            <text:p>0,06513333755341</text:p>
          </table:table-cell>
          <table:table-cell table:formula="of:=[.E29]/[.E53]" office:value-type="float" office:value="0.0684105504381038" calcext:value-type="float">
            <text:p>0,068410550438104</text:p>
          </table:table-cell>
          <table:table-cell table:formula="of:=[.F29]/[.F53]" office:value-type="float" office:value="0.0776368493858902" calcext:value-type="float">
            <text:p>0,07763684938589</text:p>
          </table:table-cell>
          <table:table-cell table:formula="of:=[.G29]/[.G53]" office:value-type="float" office:value="0.0776335950817382" calcext:value-type="float">
            <text:p>0,077633595081738</text:p>
          </table:table-cell>
          <table:table-cell table:formula="of:=[.H29]/[.H53]" office:value-type="float" office:value="0.0732072088142707" calcext:value-type="float">
            <text:p>0,073207208814271</text:p>
          </table:table-cell>
          <table:table-cell table:formula="of:=[.I29]/[.I53]" office:value-type="float" office:value="0.0754833935164523" calcext:value-type="float">
            <text:p>0,075483393516452</text:p>
          </table:table-cell>
          <table:table-cell table:formula="of:=[.J29]/[.J53]" office:value-type="float" office:value="0.0803969577367405" calcext:value-type="float">
            <text:p>0,080396957736741</text:p>
          </table:table-cell>
          <table:table-cell table:formula="of:=[.K29]/[.K53]" office:value-type="float" office:value="0.0737270079014192" calcext:value-type="float">
            <text:p>0,073727007901419</text:p>
          </table:table-cell>
          <table:table-cell table:formula="of:=[.L29]/[.L53]" office:value-type="float" office:value="0.0679918573551263" calcext:value-type="float">
            <text:p>0,067991857355126</text:p>
          </table:table-cell>
          <table:table-cell table:formula="of:=[.M29]/[.M53]" office:value-type="float" office:value="0.111424287590857" calcext:value-type="float">
            <text:p>0,111424287590857</text:p>
          </table:table-cell>
          <table:table-cell table:formula="of:=[.N29]/[.N53]" office:value-type="float" office:value="0.104105464239552" calcext:value-type="float">
            <text:p>0,104105464239552</text:p>
          </table:table-cell>
          <table:table-cell table:formula="of:=[.O29]/[.O53]" office:value-type="float" office:value="0.149060428488709" calcext:value-type="float">
            <text:p>0,149060428488709</text:p>
          </table:table-cell>
          <table:table-cell table:formula="of:=[.P29]/[.P53]" office:value-type="float" office:value="0.17071498063153" calcext:value-type="float">
            <text:p>0,17071498063153</text:p>
          </table:table-cell>
          <table:table-cell table:formula="of:=[.Q29]/[.Q53]" office:value-type="float" office:value="0.169101904749616" calcext:value-type="float">
            <text:p>0,169101904749616</text:p>
          </table:table-cell>
          <table:table-cell table:formula="of:=[.R29]/[.R53]" office:value-type="float" office:value="0.197028515677603" calcext:value-type="float">
            <text:p>0,197028515677603</text:p>
          </table:table-cell>
          <table:table-cell table:formula="of:=[.S29]/[.S53]" office:value-type="float" office:value="0.215387112765875" calcext:value-type="float">
            <text:p>0,215387112765875</text:p>
          </table:table-cell>
          <table:table-cell table:formula="of:=[.T29]/[.T53]" office:value-type="float" office:value="0.226372873271048" calcext:value-type="float">
            <text:p>0,226372873271048</text:p>
          </table:table-cell>
          <table:table-cell table:formula="of:=[.U29]/[.U53]" office:value-type="float" office:value="0.256029816019431" calcext:value-type="float">
            <text:p>0,2560298160194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671361753455256" calcext:value-type="float">
            <text:p>0,067136175345526</text:p>
          </table:table-cell>
          <table:table-cell table:formula="of:=[.C30]/[.C54]" office:value-type="float" office:value="0.0680991441863064" calcext:value-type="float">
            <text:p>0,068099144186307</text:p>
          </table:table-cell>
          <table:table-cell table:formula="of:=[.D30]/[.D54]" office:value-type="float" office:value="0.0613158539522527" calcext:value-type="float">
            <text:p>0,061315853952253</text:p>
          </table:table-cell>
          <table:table-cell table:formula="of:=[.E30]/[.E54]" office:value-type="float" office:value="0.0647732309110463" calcext:value-type="float">
            <text:p>0,064773230911046</text:p>
          </table:table-cell>
          <table:table-cell table:formula="of:=[.F30]/[.F54]" office:value-type="float" office:value="0.0524108967768104" calcext:value-type="float">
            <text:p>0,05241089677681</text:p>
          </table:table-cell>
          <table:table-cell table:formula="of:=[.G30]/[.G54]" office:value-type="float" office:value="0.0196667011185049" calcext:value-type="float">
            <text:p>0,019666701118505</text:p>
          </table:table-cell>
          <table:table-cell table:formula="of:=[.H30]/[.H54]" office:value-type="float" office:value="0.0273972727004977" calcext:value-type="float">
            <text:p>0,027397272700498</text:p>
          </table:table-cell>
          <table:table-cell table:formula="of:=[.I30]/[.I54]" office:value-type="float" office:value="0.0341252283649437" calcext:value-type="float">
            <text:p>0,034125228364944</text:p>
          </table:table-cell>
          <table:table-cell table:formula="of:=[.J30]/[.J54]" office:value-type="float" office:value="0.049315381352937" calcext:value-type="float">
            <text:p>0,049315381352937</text:p>
          </table:table-cell>
          <table:table-cell table:formula="of:=[.K30]/[.K54]" office:value-type="float" office:value="0.0364421557633987" calcext:value-type="float">
            <text:p>0,036442155763399</text:p>
          </table:table-cell>
          <table:table-cell table:formula="of:=[.L30]/[.L54]" office:value-type="float" office:value="0.0337816935098071" calcext:value-type="float">
            <text:p>0,033781693509807</text:p>
          </table:table-cell>
          <table:table-cell table:formula="of:=[.M30]/[.M54]" office:value-type="float" office:value="0.0394021318303578" calcext:value-type="float">
            <text:p>0,039402131830358</text:p>
          </table:table-cell>
          <table:table-cell table:formula="of:=[.N30]/[.N54]" office:value-type="float" office:value="0.0828293630423139" calcext:value-type="float">
            <text:p>0,082829363042314</text:p>
          </table:table-cell>
          <table:table-cell table:formula="of:=[.O30]/[.O54]" office:value-type="float" office:value="0.116792317804581" calcext:value-type="float">
            <text:p>0,116792317804581</text:p>
          </table:table-cell>
          <table:table-cell table:formula="of:=[.P30]/[.P54]" office:value-type="float" office:value="0.134981522564145" calcext:value-type="float">
            <text:p>0,134981522564145</text:p>
          </table:table-cell>
          <table:table-cell table:formula="of:=[.Q30]/[.Q54]" office:value-type="float" office:value="0.167167105283298" calcext:value-type="float">
            <text:p>0,167167105283298</text:p>
          </table:table-cell>
          <table:table-cell table:formula="of:=[.R30]/[.R54]" office:value-type="float" office:value="0.177767354202401" calcext:value-type="float">
            <text:p>0,177767354202401</text:p>
          </table:table-cell>
          <table:table-cell table:formula="of:=[.S30]/[.S54]" office:value-type="float" office:value="0.19869226293334" calcext:value-type="float">
            <text:p>0,19869226293334</text:p>
          </table:table-cell>
          <table:table-cell table:formula="of:=[.T30]/[.T54]" office:value-type="float" office:value="0.223344059548583" calcext:value-type="float">
            <text:p>0,223344059548583</text:p>
          </table:table-cell>
          <table:table-cell table:formula="of:=[.U30]/[.U54]" office:value-type="float" office:value="0.22717544570643" calcext:value-type="float">
            <text:p>0,227175445706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644572367507521" calcext:value-type="float">
            <text:p>0,064457236750752</text:p>
          </table:table-cell>
          <table:table-cell table:formula="of:=[.C31]/[.C55]" office:value-type="float" office:value="0.0720062229551076" calcext:value-type="float">
            <text:p>0,072006222955108</text:p>
          </table:table-cell>
          <table:table-cell table:formula="of:=[.D31]/[.D55]" office:value-type="float" office:value="0.0701371070847175" calcext:value-type="float">
            <text:p>0,070137107084718</text:p>
          </table:table-cell>
          <table:table-cell table:formula="of:=[.E31]/[.E55]" office:value-type="float" office:value="0.0800068617478409" calcext:value-type="float">
            <text:p>0,080006861747841</text:p>
          </table:table-cell>
          <table:table-cell table:formula="of:=[.F31]/[.F55]" office:value-type="float" office:value="0.0701251780047172" calcext:value-type="float">
            <text:p>0,070125178004717</text:p>
          </table:table-cell>
          <table:table-cell table:formula="of:=[.G31]/[.G55]" office:value-type="float" office:value="0.0739880791630295" calcext:value-type="float">
            <text:p>0,07398807916303</text:p>
          </table:table-cell>
          <table:table-cell table:formula="of:=[.H31]/[.H55]" office:value-type="float" office:value="0.0744634193440126" calcext:value-type="float">
            <text:p>0,074463419344013</text:p>
          </table:table-cell>
          <table:table-cell table:formula="of:=[.I31]/[.I55]" office:value-type="float" office:value="0.0802151893876189" calcext:value-type="float">
            <text:p>0,080215189387619</text:p>
          </table:table-cell>
          <table:table-cell table:formula="of:=[.J31]/[.J55]" office:value-type="float" office:value="0.0801460940843035" calcext:value-type="float">
            <text:p>0,080146094084304</text:p>
          </table:table-cell>
          <table:table-cell table:formula="of:=[.K31]/[.K55]" office:value-type="float" office:value="0.0839576486312948" calcext:value-type="float">
            <text:p>0,083957648631295</text:p>
          </table:table-cell>
          <table:table-cell table:formula="of:=[.L31]/[.L55]" office:value-type="float" office:value="0.0886129929085934" calcext:value-type="float">
            <text:p>0,088612992908594</text:p>
          </table:table-cell>
          <table:table-cell table:formula="of:=[.M31]/[.M55]" office:value-type="float" office:value="0.133821776631808" calcext:value-type="float">
            <text:p>0,133821776631808</text:p>
          </table:table-cell>
          <table:table-cell table:formula="of:=[.N31]/[.N55]" office:value-type="float" office:value="0.133151884901136" calcext:value-type="float">
            <text:p>0,133151884901136</text:p>
          </table:table-cell>
          <table:table-cell table:formula="of:=[.O31]/[.O55]" office:value-type="float" office:value="0.16303444012961" calcext:value-type="float">
            <text:p>0,16303444012961</text:p>
          </table:table-cell>
          <table:table-cell table:formula="of:=[.P31]/[.P55]" office:value-type="float" office:value="0.206706659314055" calcext:value-type="float">
            <text:p>0,206706659314055</text:p>
          </table:table-cell>
          <table:table-cell table:formula="of:=[.Q31]/[.Q55]" office:value-type="float" office:value="0.189334418340654" calcext:value-type="float">
            <text:p>0,189334418340654</text:p>
          </table:table-cell>
          <table:table-cell table:formula="of:=[.R31]/[.R55]" office:value-type="float" office:value="0.230429627115969" calcext:value-type="float">
            <text:p>0,230429627115969</text:p>
          </table:table-cell>
          <table:table-cell table:formula="of:=[.S31]/[.S55]" office:value-type="float" office:value="0.264591441285938" calcext:value-type="float">
            <text:p>0,264591441285938</text:p>
          </table:table-cell>
          <table:table-cell table:formula="of:=[.T31]/[.T55]" office:value-type="float" office:value="0.252299025575743" calcext:value-type="float">
            <text:p>0,252299025575743</text:p>
          </table:table-cell>
          <table:table-cell table:formula="of:=[.U31]/[.U55]" office:value-type="float" office:value="0.288683819196149" calcext:value-type="float">
            <text:p>0,288683819196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698093011209358" calcext:value-type="float">
            <text:p>0,069809301120936</text:p>
          </table:table-cell>
          <table:table-cell table:formula="of:=[.C32]/[.C56]" office:value-type="float" office:value="0.0696996141673776" calcext:value-type="float">
            <text:p>0,069699614167378</text:p>
          </table:table-cell>
          <table:table-cell table:formula="of:=[.D32]/[.D56]" office:value-type="float" office:value="0.0683002667903955" calcext:value-type="float">
            <text:p>0,068300266790396</text:p>
          </table:table-cell>
          <table:table-cell table:formula="of:=[.E32]/[.E56]" office:value-type="float" office:value="0.0703937802459341" calcext:value-type="float">
            <text:p>0,070393780245934</text:p>
          </table:table-cell>
          <table:table-cell table:formula="of:=[.F32]/[.F56]" office:value-type="float" office:value="0.0789282274944752" calcext:value-type="float">
            <text:p>0,078928227494475</text:p>
          </table:table-cell>
          <table:table-cell table:formula="of:=[.G32]/[.G56]" office:value-type="float" office:value="0.0751711832682507" calcext:value-type="float">
            <text:p>0,075171183268251</text:p>
          </table:table-cell>
          <table:table-cell table:formula="of:=[.H32]/[.H56]" office:value-type="float" office:value="0.0732233547846617" calcext:value-type="float">
            <text:p>0,073223354784662</text:p>
          </table:table-cell>
          <table:table-cell table:formula="of:=[.I32]/[.I56]" office:value-type="float" office:value="0.0742468249739372" calcext:value-type="float">
            <text:p>0,074246824973937</text:p>
          </table:table-cell>
          <table:table-cell table:formula="of:=[.J32]/[.J56]" office:value-type="float" office:value="0.0803750095439789" calcext:value-type="float">
            <text:p>0,080375009543979</text:p>
          </table:table-cell>
          <table:table-cell table:formula="of:=[.K32]/[.K56]" office:value-type="float" office:value="0.0891107098748261" calcext:value-type="float">
            <text:p>0,089110709874826</text:p>
          </table:table-cell>
          <table:table-cell table:formula="of:=[.L32]/[.L56]" office:value-type="float" office:value="0.0818236705336427" calcext:value-type="float">
            <text:p>0,081823670533643</text:p>
          </table:table-cell>
          <table:table-cell table:formula="of:=[.M32]/[.M56]" office:value-type="float" office:value="0.142100083388926" calcext:value-type="float">
            <text:p>0,142100083388926</text:p>
          </table:table-cell>
          <table:table-cell table:formula="of:=[.N32]/[.N56]" office:value-type="float" office:value="0.147500506582672" calcext:value-type="float">
            <text:p>0,147500506582672</text:p>
          </table:table-cell>
          <table:table-cell table:formula="of:=[.O32]/[.O56]" office:value-type="float" office:value="0.163042505751107" calcext:value-type="float">
            <text:p>0,163042505751107</text:p>
          </table:table-cell>
          <table:table-cell table:formula="of:=[.P32]/[.P56]" office:value-type="float" office:value="0.182523249367585" calcext:value-type="float">
            <text:p>0,182523249367585</text:p>
          </table:table-cell>
          <table:table-cell table:formula="of:=[.Q32]/[.Q56]" office:value-type="float" office:value="0.197485406504588" calcext:value-type="float">
            <text:p>0,197485406504588</text:p>
          </table:table-cell>
          <table:table-cell table:formula="of:=[.R32]/[.R56]" office:value-type="float" office:value="0.216815392002772" calcext:value-type="float">
            <text:p>0,216815392002772</text:p>
          </table:table-cell>
          <table:table-cell table:formula="of:=[.S32]/[.S56]" office:value-type="float" office:value="0.248364488044455" calcext:value-type="float">
            <text:p>0,248364488044455</text:p>
          </table:table-cell>
          <table:table-cell table:formula="of:=[.T32]/[.T56]" office:value-type="float" office:value="0.249676060875983" calcext:value-type="float">
            <text:p>0,249676060875983</text:p>
          </table:table-cell>
          <table:table-cell table:formula="of:=[.U32]/[.U56]" office:value-type="float" office:value="0.256157620916969" calcext:value-type="float">
            <text:p>0,2561576209169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516029385777726" calcext:value-type="float">
            <text:p>0,051602938577773</text:p>
          </table:table-cell>
          <table:table-cell table:formula="of:=[.C33]/[.C57]" office:value-type="float" office:value="0.0653631242665276" calcext:value-type="float">
            <text:p>0,065363124266528</text:p>
          </table:table-cell>
          <table:table-cell table:formula="of:=[.D33]/[.D57]" office:value-type="float" office:value="0.0490455237048767" calcext:value-type="float">
            <text:p>0,049045523704877</text:p>
          </table:table-cell>
          <table:table-cell table:formula="of:=[.E33]/[.E57]" office:value-type="float" office:value="0.0326156329694847" calcext:value-type="float">
            <text:p>0,032615632969485</text:p>
          </table:table-cell>
          <table:table-cell table:formula="of:=[.F33]/[.F57]" office:value-type="float" office:value="0.0194948055925098" calcext:value-type="float">
            <text:p>0,01949480559251</text:p>
          </table:table-cell>
          <table:table-cell table:formula="of:=[.G33]/[.G57]" office:value-type="float" office:value="0.0246722302581167" calcext:value-type="float">
            <text:p>0,024672230258117</text:p>
          </table:table-cell>
          <table:table-cell table:formula="of:=[.H33]/[.H57]" office:value-type="float" office:value="0.0306262004403202" calcext:value-type="float">
            <text:p>0,03062620044032</text:p>
          </table:table-cell>
          <table:table-cell table:formula="of:=[.I33]/[.I57]" office:value-type="float" office:value="0.0462088673531193" calcext:value-type="float">
            <text:p>0,046208867353119</text:p>
          </table:table-cell>
          <table:table-cell table:formula="of:=[.J33]/[.J57]" office:value-type="float" office:value="0.0358892600447667" calcext:value-type="float">
            <text:p>0,035889260044767</text:p>
          </table:table-cell>
          <table:table-cell table:formula="of:=[.K33]/[.K57]" office:value-type="float" office:value="0.035265343831515" calcext:value-type="float">
            <text:p>0,035265343831515</text:p>
          </table:table-cell>
          <table:table-cell table:formula="of:=[.L33]/[.L57]" office:value-type="float" office:value="0.0419247738361514" calcext:value-type="float">
            <text:p>0,041924773836152</text:p>
          </table:table-cell>
          <table:table-cell table:formula="of:=[.M33]/[.M57]" office:value-type="float" office:value="0.0893575464295056" calcext:value-type="float">
            <text:p>0,089357546429506</text:p>
          </table:table-cell>
          <table:table-cell table:formula="of:=[.N33]/[.N57]" office:value-type="float" office:value="0.103110178838773" calcext:value-type="float">
            <text:p>0,103110178838773</text:p>
          </table:table-cell>
          <table:table-cell table:formula="of:=[.O33]/[.O57]" office:value-type="float" office:value="0.124029579624504" calcext:value-type="float">
            <text:p>0,124029579624504</text:p>
          </table:table-cell>
          <table:table-cell table:formula="of:=[.P33]/[.P57]" office:value-type="float" office:value="0.168646905383851" calcext:value-type="float">
            <text:p>0,168646905383851</text:p>
          </table:table-cell>
          <table:table-cell table:formula="of:=[.Q33]/[.Q57]" office:value-type="float" office:value="0.180142055831478" calcext:value-type="float">
            <text:p>0,180142055831478</text:p>
          </table:table-cell>
          <table:table-cell table:formula="of:=[.R33]/[.R57]" office:value-type="float" office:value="0.208644702524698" calcext:value-type="float">
            <text:p>0,208644702524698</text:p>
          </table:table-cell>
          <table:table-cell table:formula="of:=[.S33]/[.S57]" office:value-type="float" office:value="0.226689389270875" calcext:value-type="float">
            <text:p>0,226689389270875</text:p>
          </table:table-cell>
          <table:table-cell table:formula="of:=[.T33]/[.T57]" office:value-type="float" office:value="0.22924948633209" calcext:value-type="float">
            <text:p>0,22924948633209</text:p>
          </table:table-cell>
          <table:table-cell table:formula="of:=[.U33]/[.U57]" office:value-type="float" office:value="0.257074211613787" calcext:value-type="float">
            <text:p>0,2570742116137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562432071700135" calcext:value-type="float">
            <text:p>0,056243207170014</text:p>
          </table:table-cell>
          <table:table-cell table:formula="of:=[.C34]/[.C58]" office:value-type="float" office:value="0.0500733774834437" calcext:value-type="float">
            <text:p>0,050073377483444</text:p>
          </table:table-cell>
          <table:table-cell table:formula="of:=[.D34]/[.D58]" office:value-type="float" office:value="0.0507450554272517" calcext:value-type="float">
            <text:p>0,050745055427252</text:p>
          </table:table-cell>
          <table:table-cell table:formula="of:=[.E34]/[.E58]" office:value-type="float" office:value="0.0518655764524925" calcext:value-type="float">
            <text:p>0,051865576452493</text:p>
          </table:table-cell>
          <table:table-cell table:formula="of:=[.F34]/[.F58]" office:value-type="float" office:value="0.0609047288114904" calcext:value-type="float">
            <text:p>0,06090472881149</text:p>
          </table:table-cell>
          <table:table-cell table:formula="of:=[.G34]/[.G58]" office:value-type="float" office:value="0.0499848530672352" calcext:value-type="float">
            <text:p>0,049984853067235</text:p>
          </table:table-cell>
          <table:table-cell table:formula="of:=[.H34]/[.H58]" office:value-type="float" office:value="0.0573653616125951" calcext:value-type="float">
            <text:p>0,057365361612595</text:p>
          </table:table-cell>
          <table:table-cell table:formula="of:=[.I34]/[.I58]" office:value-type="float" office:value="0.0640488857175622" calcext:value-type="float">
            <text:p>0,064048885717562</text:p>
          </table:table-cell>
          <table:table-cell table:formula="of:=[.J34]/[.J58]" office:value-type="float" office:value="0.0637508665363135" calcext:value-type="float">
            <text:p>0,063750866536314</text:p>
          </table:table-cell>
          <table:table-cell table:formula="of:=[.K34]/[.K58]" office:value-type="float" office:value="0.0667356355276123" calcext:value-type="float">
            <text:p>0,066735635527612</text:p>
          </table:table-cell>
          <table:table-cell table:formula="of:=[.L34]/[.L58]" office:value-type="float" office:value="0.0874449112774367" calcext:value-type="float">
            <text:p>0,087444911277437</text:p>
          </table:table-cell>
          <table:table-cell table:formula="of:=[.M34]/[.M58]" office:value-type="float" office:value="0.1221127481255" calcext:value-type="float">
            <text:p>0,1221127481255</text:p>
          </table:table-cell>
          <table:table-cell table:formula="of:=[.N34]/[.N58]" office:value-type="float" office:value="0.140704306458102" calcext:value-type="float">
            <text:p>0,140704306458102</text:p>
          </table:table-cell>
          <table:table-cell table:formula="of:=[.O34]/[.O58]" office:value-type="float" office:value="0.17834409691219" calcext:value-type="float">
            <text:p>0,17834409691219</text:p>
          </table:table-cell>
          <table:table-cell table:formula="of:=[.P34]/[.P58]" office:value-type="float" office:value="0.179423108473009" calcext:value-type="float">
            <text:p>0,179423108473009</text:p>
          </table:table-cell>
          <table:table-cell table:formula="of:=[.Q34]/[.Q58]" office:value-type="float" office:value="0.203548752460064" calcext:value-type="float">
            <text:p>0,203548752460064</text:p>
          </table:table-cell>
          <table:table-cell table:formula="of:=[.R34]/[.R58]" office:value-type="float" office:value="0.184740717304519" calcext:value-type="float">
            <text:p>0,184740717304519</text:p>
          </table:table-cell>
          <table:table-cell table:formula="of:=[.S34]/[.S58]" office:value-type="float" office:value="0.222580138255416" calcext:value-type="float">
            <text:p>0,222580138255416</text:p>
          </table:table-cell>
          <table:table-cell table:formula="of:=[.T34]/[.T58]" office:value-type="float" office:value="0.237823194500018" calcext:value-type="float">
            <text:p>0,237823194500018</text:p>
          </table:table-cell>
          <table:table-cell table:formula="of:=[.U34]/[.U58]" office:value-type="float" office:value="0.232355834014718" calcext:value-type="float">
            <text:p>0,2323558340147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552227558826866" calcext:value-type="float">
            <text:p>0,055222755882687</text:p>
          </table:table-cell>
          <table:table-cell table:formula="of:=[.C35]/[.C59]" office:value-type="float" office:value="0.0557567898275579" calcext:value-type="float">
            <text:p>0,055756789827558</text:p>
          </table:table-cell>
          <table:table-cell table:formula="of:=[.D35]/[.D59]" office:value-type="float" office:value="0.0590893863678607" calcext:value-type="float">
            <text:p>0,059089386367861</text:p>
          </table:table-cell>
          <table:table-cell table:formula="of:=[.E35]/[.E59]" office:value-type="float" office:value="0.0535476856319727" calcext:value-type="float">
            <text:p>0,053547685631973</text:p>
          </table:table-cell>
          <table:table-cell table:formula="of:=[.F35]/[.F59]" office:value-type="float" office:value="0.0566953139152169" calcext:value-type="float">
            <text:p>0,056695313915217</text:p>
          </table:table-cell>
          <table:table-cell table:formula="of:=[.G35]/[.G59]" office:value-type="float" office:value="0.058764645400424" calcext:value-type="float">
            <text:p>0,058764645400424</text:p>
          </table:table-cell>
          <table:table-cell table:formula="of:=[.H35]/[.H59]" office:value-type="float" office:value="0.0549662453226248" calcext:value-type="float">
            <text:p>0,054966245322625</text:p>
          </table:table-cell>
          <table:table-cell table:formula="of:=[.I35]/[.I59]" office:value-type="float" office:value="0.0607889239412273" calcext:value-type="float">
            <text:p>0,060788923941227</text:p>
          </table:table-cell>
          <table:table-cell table:formula="of:=[.J35]/[.J59]" office:value-type="float" office:value="0.0684373095895201" calcext:value-type="float">
            <text:p>0,06843730958952</text:p>
          </table:table-cell>
          <table:table-cell table:formula="of:=[.K35]/[.K59]" office:value-type="float" office:value="0.0699137105717328" calcext:value-type="float">
            <text:p>0,069913710571733</text:p>
          </table:table-cell>
          <table:table-cell table:formula="of:=[.L35]/[.L59]" office:value-type="float" office:value="0.0886614231025711" calcext:value-type="float">
            <text:p>0,088661423102571</text:p>
          </table:table-cell>
          <table:table-cell table:formula="of:=[.M35]/[.M59]" office:value-type="float" office:value="0.118221019307706" calcext:value-type="float">
            <text:p>0,118221019307706</text:p>
          </table:table-cell>
          <table:table-cell table:formula="of:=[.N35]/[.N59]" office:value-type="float" office:value="0.153319035759725" calcext:value-type="float">
            <text:p>0,153319035759725</text:p>
          </table:table-cell>
          <table:table-cell table:formula="of:=[.O35]/[.O59]" office:value-type="float" office:value="0.154934398764537" calcext:value-type="float">
            <text:p>0,154934398764537</text:p>
          </table:table-cell>
          <table:table-cell table:formula="of:=[.P35]/[.P59]" office:value-type="float" office:value="0.195299119733448" calcext:value-type="float">
            <text:p>0,195299119733448</text:p>
          </table:table-cell>
          <table:table-cell table:formula="of:=[.Q35]/[.Q59]" office:value-type="float" office:value="0.205889230447238" calcext:value-type="float">
            <text:p>0,205889230447238</text:p>
          </table:table-cell>
          <table:table-cell table:formula="of:=[.R35]/[.R59]" office:value-type="float" office:value="0.195947320504862" calcext:value-type="float">
            <text:p>0,195947320504862</text:p>
          </table:table-cell>
          <table:table-cell table:formula="of:=[.S35]/[.S59]" office:value-type="float" office:value="0.211961459073092" calcext:value-type="float">
            <text:p>0,211961459073092</text:p>
          </table:table-cell>
          <table:table-cell table:formula="of:=[.T35]/[.T59]" office:value-type="float" office:value="0.250622962331421" calcext:value-type="float">
            <text:p>0,250622962331421</text:p>
          </table:table-cell>
          <table:table-cell table:formula="of:=[.U35]/[.U59]" office:value-type="float" office:value="0.269645614586524" calcext:value-type="float">
            <text:p>0,269645614586524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tel" table:style-name="ta1">
        <table:shapes>
          <draw:frame draw:z-index="0" draw:style-name="gr1" draw:text-style-name="P1" svg:width="159.99mm" svg:height="89.99mm" svg:x="482.5mm" svg:y="477.27mm">
            <loext:p draw:notify-on-update-of-ranges="sintel.A108:sintel.A108 sintel.B108:sintel.U108 sintel.A109:sintel.A109 sintel.B109:sintel.U109 sintel.A108:sintel.A108 sintel.B108:sintel.U108 sintel.A110:sintel.A110 sintel.B110:sintel.U110 sintel.A108:sintel.A108 sintel.B108:sintel.U108 sintel.A111:sintel.A111 sintel.B111:sintel.U111 sintel.A108:sintel.A108 sintel.B108:sintel.U108 sintel.A112:sintel.A112 sintel.B112:sintel.U112 sintel.A108:sintel.A108 sintel.B108:sintel.U108 sintel.A113:sintel.A113 sintel.B113:sintel.U113 sintel.A108:sintel.A108 sintel.B108:sintel.U108 sintel.A114:sintel.A114 sintel.B114:sintel.U114 sintel.A108:sintel.A108 sintel.B108:sintel.U108 sintel.A115:sintel.A115 sintel.B115:sintel.U115 sintel.A108:sintel.A108 sintel.B108:sintel.U108 sintel.A116:sintel.A116 sintel.B116:sintel.U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476.62mm" svg:y="244.41mm">
            <loext:p draw:notify-on-update-of-ranges="sintel.A51:sintel.A51 sintel.B51:sintel.U51 sintel.A52:sintel.A52 sintel.B52:sintel.U52 sintel.A51:sintel.A51 sintel.B51:sintel.U51 sintel.A53:sintel.A53 sintel.B53:sintel.U53 sintel.A51:sintel.A51 sintel.B51:sintel.U51 sintel.A54:sintel.A54 sintel.B54:sintel.U54 sintel.A51:sintel.A51 sintel.B51:sintel.U51 sintel.A55:sintel.A55 sintel.B55:sintel.U55 sintel.A51:sintel.A51 sintel.B51:sintel.U51 sintel.A56:sintel.A56 sintel.B56:sintel.U56 sintel.A51:sintel.A51 sintel.B51:sintel.U51 sintel.A57:sintel.A57 sintel.B57:sintel.U57 sintel.A51:sintel.A51 sintel.B51:sintel.U51 sintel.A58:sintel.A58 sintel.B58:sintel.U58 sintel.A51:sintel.A51 sintel.B51:sintel.U51 sintel.A59:sintel.A59 sintel.B59:sintel.U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479.45mm" svg:y="149.48mm">
            <loext:p draw:notify-on-update-of-ranges="sintel.A39:sintel.A39 sintel.B39:sintel.U39 sintel.A40:sintel.A40 sintel.B40:sintel.U40 sintel.A39:sintel.A39 sintel.B39:sintel.U39 sintel.A41:sintel.A41 sintel.B41:sintel.U41 sintel.A39:sintel.A39 sintel.B39:sintel.U39 sintel.A42:sintel.A42 sintel.B42:sintel.U42 sintel.A39:sintel.A39 sintel.B39:sintel.U39 sintel.A43:sintel.A43 sintel.B43:sintel.U43 sintel.A39:sintel.A39 sintel.B39:sintel.U39 sintel.A44:sintel.A44 sintel.B44:sintel.U44 sintel.A39:sintel.A39 sintel.B39:sintel.U39 sintel.A45:sintel.A45 sintel.B45:sintel.U45 sintel.A39:sintel.A39 sintel.B39:sintel.U39 sintel.A46:sintel.A46 sintel.B46:sintel.U46 sintel.A39:sintel.A39 sintel.B39:sintel.U39 sintel.A47:sintel.A47 sintel.B47:sintel.U4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5.961143" calcext:value-type="float">
            <text:p>25,961143</text:p>
          </table:table-cell>
          <table:table-cell office:value-type="float" office:value="25.9828" calcext:value-type="float">
            <text:p>25,9828</text:p>
          </table:table-cell>
          <table:table-cell office:value-type="float" office:value="26.022579" calcext:value-type="float">
            <text:p>26,022579</text:p>
          </table:table-cell>
          <table:table-cell office:value-type="float" office:value="28.100336" calcext:value-type="float">
            <text:p>28,100336</text:p>
          </table:table-cell>
          <table:table-cell office:value-type="float" office:value="30.078985" calcext:value-type="float">
            <text:p>30,078985</text:p>
          </table:table-cell>
          <table:table-cell office:value-type="float" office:value="31.762093" calcext:value-type="float">
            <text:p>31,762093</text:p>
          </table:table-cell>
          <table:table-cell office:value-type="float" office:value="33.057503" calcext:value-type="float">
            <text:p>33,057503</text:p>
          </table:table-cell>
          <table:table-cell office:value-type="float" office:value="34.165726" calcext:value-type="float">
            <text:p>34,165726</text:p>
          </table:table-cell>
          <table:table-cell office:value-type="float" office:value="35.04977" calcext:value-type="float">
            <text:p>35,04977</text:p>
          </table:table-cell>
          <table:table-cell office:value-type="float" office:value="35.860329" calcext:value-type="float">
            <text:p>35,860329</text:p>
          </table:table-cell>
          <table:table-cell office:value-type="float" office:value="37.17881" calcext:value-type="float">
            <text:p>37,17881</text:p>
          </table:table-cell>
          <table:table-cell office:value-type="float" office:value="38.308235" calcext:value-type="float">
            <text:p>38,308235</text:p>
          </table:table-cell>
          <table:table-cell office:value-type="float" office:value="39.218185" calcext:value-type="float">
            <text:p>39,218185</text:p>
          </table:table-cell>
          <table:table-cell office:value-type="float" office:value="40.063461" calcext:value-type="float">
            <text:p>40,063461</text:p>
          </table:table-cell>
          <table:table-cell office:value-type="float" office:value="40.810421" calcext:value-type="float">
            <text:p>40,810421</text:p>
          </table:table-cell>
          <table:table-cell office:value-type="float" office:value="41.491817" calcext:value-type="float">
            <text:p>41,491817</text:p>
          </table:table-cell>
          <table:table-cell office:value-type="float" office:value="42.048161" calcext:value-type="float">
            <text:p>42,048161</text:p>
          </table:table-cell>
          <table:table-cell office:value-type="float" office:value="42.60788" calcext:value-type="float">
            <text:p>42,60788</text:p>
          </table:table-cell>
          <table:table-cell office:value-type="float" office:value="43.073708" calcext:value-type="float">
            <text:p>43,073708</text:p>
          </table:table-cell>
          <table:table-cell office:value-type="float" office:value="43.533916" calcext:value-type="float">
            <text:p>43,5339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6.003168" calcext:value-type="float">
            <text:p>26,003168</text:p>
          </table:table-cell>
          <table:table-cell office:value-type="float" office:value="25.999002" calcext:value-type="float">
            <text:p>25,999002</text:p>
          </table:table-cell>
          <table:table-cell office:value-type="float" office:value="26.055534" calcext:value-type="float">
            <text:p>26,055534</text:p>
          </table:table-cell>
          <table:table-cell office:value-type="float" office:value="28.168793" calcext:value-type="float">
            <text:p>28,168793</text:p>
          </table:table-cell>
          <table:table-cell office:value-type="float" office:value="30.206539" calcext:value-type="float">
            <text:p>30,206539</text:p>
          </table:table-cell>
          <table:table-cell office:value-type="float" office:value="31.827019" calcext:value-type="float">
            <text:p>31,827019</text:p>
          </table:table-cell>
          <table:table-cell office:value-type="float" office:value="33.128605" calcext:value-type="float">
            <text:p>33,128605</text:p>
          </table:table-cell>
          <table:table-cell office:value-type="float" office:value="34.230526" calcext:value-type="float">
            <text:p>34,230526</text:p>
          </table:table-cell>
          <table:table-cell office:value-type="float" office:value="35.142227" calcext:value-type="float">
            <text:p>35,142227</text:p>
          </table:table-cell>
          <table:table-cell office:value-type="float" office:value="35.946247" calcext:value-type="float">
            <text:p>35,946247</text:p>
          </table:table-cell>
          <table:table-cell office:value-type="float" office:value="37.264782" calcext:value-type="float">
            <text:p>37,264782</text:p>
          </table:table-cell>
          <table:table-cell office:value-type="float" office:value="38.410709" calcext:value-type="float">
            <text:p>38,410709</text:p>
          </table:table-cell>
          <table:table-cell office:value-type="float" office:value="39.335659" calcext:value-type="float">
            <text:p>39,335659</text:p>
          </table:table-cell>
          <table:table-cell office:value-type="float" office:value="40.199467" calcext:value-type="float">
            <text:p>40,199467</text:p>
          </table:table-cell>
          <table:table-cell office:value-type="float" office:value="40.930836" calcext:value-type="float">
            <text:p>40,930836</text:p>
          </table:table-cell>
          <table:table-cell office:value-type="float" office:value="41.631607" calcext:value-type="float">
            <text:p>41,631607</text:p>
          </table:table-cell>
          <table:table-cell office:value-type="float" office:value="42.188663" calcext:value-type="float">
            <text:p>42,188663</text:p>
          </table:table-cell>
          <table:table-cell office:value-type="float" office:value="42.744389" calcext:value-type="float">
            <text:p>42,744389</text:p>
          </table:table-cell>
          <table:table-cell office:value-type="float" office:value="43.22723" calcext:value-type="float">
            <text:p>43,22723</text:p>
          </table:table-cell>
          <table:table-cell office:value-type="float" office:value="43.699043" calcext:value-type="float">
            <text:p>43,699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5.91275" calcext:value-type="float">
            <text:p>25,91275</text:p>
          </table:table-cell>
          <table:table-cell office:value-type="float" office:value="25.934509" calcext:value-type="float">
            <text:p>25,934509</text:p>
          </table:table-cell>
          <table:table-cell office:value-type="float" office:value="25.973202" calcext:value-type="float">
            <text:p>25,973202</text:p>
          </table:table-cell>
          <table:table-cell office:value-type="float" office:value="28.064037" calcext:value-type="float">
            <text:p>28,064037</text:p>
          </table:table-cell>
          <table:table-cell office:value-type="float" office:value="30.087433" calcext:value-type="float">
            <text:p>30,087433</text:p>
          </table:table-cell>
          <table:table-cell office:value-type="float" office:value="31.698725" calcext:value-type="float">
            <text:p>31,698725</text:p>
          </table:table-cell>
          <table:table-cell office:value-type="float" office:value="33.032433" calcext:value-type="float">
            <text:p>33,032433</text:p>
          </table:table-cell>
          <table:table-cell office:value-type="float" office:value="34.092991" calcext:value-type="float">
            <text:p>34,092991</text:p>
          </table:table-cell>
          <table:table-cell office:value-type="float" office:value="35.056026" calcext:value-type="float">
            <text:p>35,056026</text:p>
          </table:table-cell>
          <table:table-cell office:value-type="float" office:value="35.838329" calcext:value-type="float">
            <text:p>35,838329</text:p>
          </table:table-cell>
          <table:table-cell office:value-type="float" office:value="37.162041" calcext:value-type="float">
            <text:p>37,162041</text:p>
          </table:table-cell>
          <table:table-cell office:value-type="float" office:value="38.295879" calcext:value-type="float">
            <text:p>38,295879</text:p>
          </table:table-cell>
          <table:table-cell office:value-type="float" office:value="39.211117" calcext:value-type="float">
            <text:p>39,211117</text:p>
          </table:table-cell>
          <table:table-cell office:value-type="float" office:value="40.058498" calcext:value-type="float">
            <text:p>40,058498</text:p>
          </table:table-cell>
          <table:table-cell office:value-type="float" office:value="40.803699" calcext:value-type="float">
            <text:p>40,803699</text:p>
          </table:table-cell>
          <table:table-cell office:value-type="float" office:value="41.486813" calcext:value-type="float">
            <text:p>41,486813</text:p>
          </table:table-cell>
          <table:table-cell office:value-type="float" office:value="42.07053" calcext:value-type="float">
            <text:p>42,07053</text:p>
          </table:table-cell>
          <table:table-cell office:value-type="float" office:value="42.598286" calcext:value-type="float">
            <text:p>42,598286</text:p>
          </table:table-cell>
          <table:table-cell office:value-type="float" office:value="43.082676" calcext:value-type="float">
            <text:p>43,082676</text:p>
          </table:table-cell>
          <table:table-cell office:value-type="float" office:value="43.537544" calcext:value-type="float">
            <text:p>43,5375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842824" calcext:value-type="float">
            <text:p>0,842824</text:p>
          </table:table-cell>
          <table:table-cell office:value-type="float" office:value="0.843384" calcext:value-type="float">
            <text:p>0,843384</text:p>
          </table:table-cell>
          <table:table-cell office:value-type="float" office:value="0.844057" calcext:value-type="float">
            <text:p>0,844057</text:p>
          </table:table-cell>
          <table:table-cell office:value-type="float" office:value="0.888601" calcext:value-type="float">
            <text:p>0,888601</text:p>
          </table:table-cell>
          <table:table-cell office:value-type="float" office:value="0.919739" calcext:value-type="float">
            <text:p>0,919739</text:p>
          </table:table-cell>
          <table:table-cell office:value-type="float" office:value="0.941867" calcext:value-type="float">
            <text:p>0,941867</text:p>
          </table:table-cell>
          <table:table-cell office:value-type="float" office:value="0.955947" calcext:value-type="float">
            <text:p>0,955947</text:p>
          </table:table-cell>
          <table:table-cell office:value-type="float" office:value="0.963757" calcext:value-type="float">
            <text:p>0,963757</text:p>
          </table:table-cell>
          <table:table-cell office:value-type="float" office:value="0.97042" calcext:value-type="float">
            <text:p>0,97042</text:p>
          </table:table-cell>
          <table:table-cell office:value-type="float" office:value="0.975129" calcext:value-type="float">
            <text:p>0,975129</text:p>
          </table:table-cell>
          <table:table-cell office:value-type="float" office:value="0.980612" calcext:value-type="float">
            <text:p>0,980612</text:p>
          </table:table-cell>
          <table:table-cell office:value-type="float" office:value="0.984582" calcext:value-type="float">
            <text:p>0,984582</text:p>
          </table:table-cell>
          <table:table-cell office:value-type="float" office:value="0.98701" calcext:value-type="float">
            <text:p>0,98701</text:p>
          </table:table-cell>
          <table:table-cell office:value-type="float" office:value="0.988902" calcext:value-type="float">
            <text:p>0,988902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91504" calcext:value-type="float">
            <text:p>0,991504</text:p>
          </table:table-cell>
          <table:table-cell office:value-type="float" office:value="0.992298" calcext:value-type="float">
            <text:p>0,992298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96" calcext:value-type="float">
            <text:p>0,993596</text:p>
          </table:table-cell>
          <table:table-cell office:value-type="float" office:value="0.99412" calcext:value-type="float">
            <text:p>0,994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843499" calcext:value-type="float">
            <text:p>0,843499</text:p>
          </table:table-cell>
          <table:table-cell office:value-type="float" office:value="0.843586" calcext:value-type="float">
            <text:p>0,843586</text:p>
          </table:table-cell>
          <table:table-cell office:value-type="float" office:value="0.844583" calcext:value-type="float">
            <text:p>0,844583</text:p>
          </table:table-cell>
          <table:table-cell office:value-type="float" office:value="0.889935" calcext:value-type="float">
            <text:p>0,889935</text:p>
          </table:table-cell>
          <table:table-cell office:value-type="float" office:value="0.921505" calcext:value-type="float">
            <text:p>0,921505</text:p>
          </table:table-cell>
          <table:table-cell office:value-type="float" office:value="0.942484" calcext:value-type="float">
            <text:p>0,942484</text:p>
          </table:table-cell>
          <table:table-cell office:value-type="float" office:value="0.956512" calcext:value-type="float">
            <text:p>0,956512</text:p>
          </table:table-cell>
          <table:table-cell office:value-type="float" office:value="0.964218" calcext:value-type="float">
            <text:p>0,964218</text:p>
          </table:table-cell>
          <table:table-cell office:value-type="float" office:value="0.970896" calcext:value-type="float">
            <text:p>0,970896</text:p>
          </table:table-cell>
          <table:table-cell office:value-type="float" office:value="0.975419" calcext:value-type="float">
            <text:p>0,975419</text:p>
          </table:table-cell>
          <table:table-cell office:value-type="float" office:value="0.980847" calcext:value-type="float">
            <text:p>0,980847</text:p>
          </table:table-cell>
          <table:table-cell office:value-type="float" office:value="0.984781" calcext:value-type="float">
            <text:p>0,984781</text:p>
          </table:table-cell>
          <table:table-cell office:value-type="float" office:value="0.987209" calcext:value-type="float">
            <text:p>0,987209</text:p>
          </table:table-cell>
          <table:table-cell office:value-type="float" office:value="0.989136" calcext:value-type="float">
            <text:p>0,989136</text:p>
          </table:table-cell>
          <table:table-cell office:value-type="float" office:value="0.990474" calcext:value-type="float">
            <text:p>0,990474</text:p>
          </table:table-cell>
          <table:table-cell office:value-type="float" office:value="0.991649" calcext:value-type="float">
            <text:p>0,991649</text:p>
          </table:table-cell>
          <table:table-cell office:value-type="float" office:value="0.992438" calcext:value-type="float">
            <text:p>0,992438</text:p>
          </table:table-cell>
          <table:table-cell office:value-type="float" office:value="0.993188" calcext:value-type="float">
            <text:p>0,993188</text:p>
          </table:table-cell>
          <table:table-cell office:value-type="float" office:value="0.993716" calcext:value-type="float">
            <text:p>0,993716</text:p>
          </table:table-cell>
          <table:table-cell office:value-type="float" office:value="0.994234" calcext:value-type="float">
            <text:p>0,994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841479" calcext:value-type="float">
            <text:p>0,841479</text:p>
          </table:table-cell>
          <table:table-cell office:value-type="float" office:value="0.842085" calcext:value-type="float">
            <text:p>0,842085</text:p>
          </table:table-cell>
          <table:table-cell office:value-type="float" office:value="0.843484" calcext:value-type="float">
            <text:p>0,843484</text:p>
          </table:table-cell>
          <table:table-cell office:value-type="float" office:value="0.888187" calcext:value-type="float">
            <text:p>0,888187</text:p>
          </table:table-cell>
          <table:table-cell office:value-type="float" office:value="0.919923" calcext:value-type="float">
            <text:p>0,919923</text:p>
          </table:table-cell>
          <table:table-cell office:value-type="float" office:value="0.941199" calcext:value-type="float">
            <text:p>0,941199</text:p>
          </table:table-cell>
          <table:table-cell office:value-type="float" office:value="0.95576" calcext:value-type="float">
            <text:p>0,95576</text:p>
          </table:table-cell>
          <table:table-cell office:value-type="float" office:value="0.963279" calcext:value-type="float">
            <text:p>0,963279</text:p>
          </table:table-cell>
          <table:table-cell office:value-type="float" office:value="0.970379" calcext:value-type="float">
            <text:p>0,970379</text:p>
          </table:table-cell>
          <table:table-cell office:value-type="float" office:value="0.974981" calcext:value-type="float">
            <text:p>0,974981</text:p>
          </table:table-cell>
          <table:table-cell office:value-type="float" office:value="0.980569" calcext:value-type="float">
            <text:p>0,980569</text:p>
          </table:table-cell>
          <table:table-cell office:value-type="float" office:value="0.98458" calcext:value-type="float">
            <text:p>0,98458</text:p>
          </table:table-cell>
          <table:table-cell office:value-type="float" office:value="0.98698" calcext:value-type="float">
            <text:p>0,98698</text:p>
          </table:table-cell>
          <table:table-cell office:value-type="float" office:value="0.988908" calcext:value-type="float">
            <text:p>0,988908</text:p>
          </table:table-cell>
          <table:table-cell office:value-type="float" office:value="0.990292" calcext:value-type="float">
            <text:p>0,990292</text:p>
          </table:table-cell>
          <table:table-cell office:value-type="float" office:value="0.991485" calcext:value-type="float">
            <text:p>0,991485</text:p>
          </table:table-cell>
          <table:table-cell office:value-type="float" office:value="0.992307" calcext:value-type="float">
            <text:p>0,992307</text:p>
          </table:table-cell>
          <table:table-cell office:value-type="float" office:value="0.993051" calcext:value-type="float">
            <text:p>0,993051</text:p>
          </table:table-cell>
          <table:table-cell office:value-type="float" office:value="0.993604" calcext:value-type="float">
            <text:p>0,993604</text:p>
          </table:table-cell>
          <table:table-cell office:value-type="float" office:value="0.994116" calcext:value-type="float">
            <text:p>0,99411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7.047508" calcext:value-type="float">
            <text:p>27,047508</text:p>
          </table:table-cell>
          <table:table-cell office:value-type="float" office:value="27.148846" calcext:value-type="float">
            <text:p>27,148846</text:p>
          </table:table-cell>
          <table:table-cell office:value-type="float" office:value="27.464677" calcext:value-type="float">
            <text:p>27,464677</text:p>
          </table:table-cell>
          <table:table-cell office:value-type="float" office:value="40.618184" calcext:value-type="float">
            <text:p>40,618184</text:p>
          </table:table-cell>
          <table:table-cell office:value-type="float" office:value="52.066246" calcext:value-type="float">
            <text:p>52,066246</text:p>
          </table:table-cell>
          <table:table-cell office:value-type="float" office:value="60.400031" calcext:value-type="float">
            <text:p>60,400031</text:p>
          </table:table-cell>
          <table:table-cell office:value-type="float" office:value="66.390255" calcext:value-type="float">
            <text:p>66,390255</text:p>
          </table:table-cell>
          <table:table-cell office:value-type="float" office:value="71.302854" calcext:value-type="float">
            <text:p>71,302854</text:p>
          </table:table-cell>
          <table:table-cell office:value-type="float" office:value="75.204961" calcext:value-type="float">
            <text:p>75,204961</text:p>
          </table:table-cell>
          <table:table-cell office:value-type="float" office:value="78.484253" calcext:value-type="float">
            <text:p>78,484253</text:p>
          </table:table-cell>
          <table:table-cell office:value-type="float" office:value="83.056998" calcext:value-type="float">
            <text:p>83,056998</text:p>
          </table:table-cell>
          <table:table-cell office:value-type="float" office:value="86.565958" calcext:value-type="float">
            <text:p>86,565958</text:p>
          </table:table-cell>
          <table:table-cell office:value-type="float" office:value="89.005776" calcext:value-type="float">
            <text:p>89,005776</text:p>
          </table:table-cell>
          <table:table-cell office:value-type="float" office:value="90.976889" calcext:value-type="float">
            <text:p>90,976889</text:p>
          </table:table-cell>
          <table:table-cell office:value-type="float" office:value="92.443154" calcext:value-type="float">
            <text:p>92,443154</text:p>
          </table:table-cell>
          <table:table-cell office:value-type="float" office:value="93.75739" calcext:value-type="float">
            <text:p>93,75739</text:p>
          </table:table-cell>
          <table:table-cell office:value-type="float" office:value="94.649164" calcext:value-type="float">
            <text:p>94,649164</text:p>
          </table:table-cell>
          <table:table-cell office:value-type="float" office:value="95.491292" calcext:value-type="float">
            <text:p>95,491292</text:p>
          </table:table-cell>
          <table:table-cell office:value-type="float" office:value="96.111038" calcext:value-type="float">
            <text:p>96,111038</text:p>
          </table:table-cell>
          <table:table-cell office:value-type="float" office:value="96.664289" calcext:value-type="float">
            <text:p>96,6642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7.14629" calcext:value-type="float">
            <text:p>27,14629</text:p>
          </table:table-cell>
          <table:table-cell office:value-type="float" office:value="27.066776" calcext:value-type="float">
            <text:p>27,066776</text:p>
          </table:table-cell>
          <table:table-cell office:value-type="float" office:value="27.403369" calcext:value-type="float">
            <text:p>27,403369</text:p>
          </table:table-cell>
          <table:table-cell office:value-type="float" office:value="40.971648" calcext:value-type="float">
            <text:p>40,971648</text:p>
          </table:table-cell>
          <table:table-cell office:value-type="float" office:value="52.668393" calcext:value-type="float">
            <text:p>52,668393</text:p>
          </table:table-cell>
          <table:table-cell office:value-type="float" office:value="60.736233" calcext:value-type="float">
            <text:p>60,736233</text:p>
          </table:table-cell>
          <table:table-cell office:value-type="float" office:value="66.717681" calcext:value-type="float">
            <text:p>66,717681</text:p>
          </table:table-cell>
          <table:table-cell office:value-type="float" office:value="71.573298" calcext:value-type="float">
            <text:p>71,573298</text:p>
          </table:table-cell>
          <table:table-cell office:value-type="float" office:value="75.556539" calcext:value-type="float">
            <text:p>75,556539</text:p>
          </table:table-cell>
          <table:table-cell office:value-type="float" office:value="78.785656" calcext:value-type="float">
            <text:p>78,785656</text:p>
          </table:table-cell>
          <table:table-cell office:value-type="float" office:value="83.338124" calcext:value-type="float">
            <text:p>83,338124</text:p>
          </table:table-cell>
          <table:table-cell office:value-type="float" office:value="86.871931" calcext:value-type="float">
            <text:p>86,871931</text:p>
          </table:table-cell>
          <table:table-cell office:value-type="float" office:value="89.263033" calcext:value-type="float">
            <text:p>89,263033</text:p>
          </table:table-cell>
          <table:table-cell office:value-type="float" office:value="91.309743" calcext:value-type="float">
            <text:p>91,309743</text:p>
          </table:table-cell>
          <table:table-cell office:value-type="float" office:value="92.72464" calcext:value-type="float">
            <text:p>92,72464</text:p>
          </table:table-cell>
          <table:table-cell office:value-type="float" office:value="94.019233" calcext:value-type="float">
            <text:p>94,019233</text:p>
          </table:table-cell>
          <table:table-cell office:value-type="float" office:value="94.895539" calcext:value-type="float">
            <text:p>94,895539</text:p>
          </table:table-cell>
          <table:table-cell office:value-type="float" office:value="95.743559" calcext:value-type="float">
            <text:p>95,743559</text:p>
          </table:table-cell>
          <table:table-cell office:value-type="float" office:value="96.318125" calcext:value-type="float">
            <text:p>96,318125</text:p>
          </table:table-cell>
          <table:table-cell office:value-type="float" office:value="96.869646" calcext:value-type="float">
            <text:p>96,8696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6.455536" calcext:value-type="float">
            <text:p>26,455536</text:p>
          </table:table-cell>
          <table:table-cell office:value-type="float" office:value="26.567093" calcext:value-type="float">
            <text:p>26,567093</text:p>
          </table:table-cell>
          <table:table-cell office:value-type="float" office:value="27.12816" calcext:value-type="float">
            <text:p>27,12816</text:p>
          </table:table-cell>
          <table:table-cell office:value-type="float" office:value="40.310649" calcext:value-type="float">
            <text:p>40,310649</text:p>
          </table:table-cell>
          <table:table-cell office:value-type="float" office:value="52.121884" calcext:value-type="float">
            <text:p>52,121884</text:p>
          </table:table-cell>
          <table:table-cell office:value-type="float" office:value="60.173834" calcext:value-type="float">
            <text:p>60,173834</text:p>
          </table:table-cell>
          <table:table-cell office:value-type="float" office:value="66.35635" calcext:value-type="float">
            <text:p>66,35635</text:p>
          </table:table-cell>
          <table:table-cell office:value-type="float" office:value="70.986281" calcext:value-type="float">
            <text:p>70,986281</text:p>
          </table:table-cell>
          <table:table-cell office:value-type="float" office:value="75.163355" calcext:value-type="float">
            <text:p>75,163355</text:p>
          </table:table-cell>
          <table:table-cell office:value-type="float" office:value="78.400199" calcext:value-type="float">
            <text:p>78,400199</text:p>
          </table:table-cell>
          <table:table-cell office:value-type="float" office:value="82.959322" calcext:value-type="float">
            <text:p>82,959322</text:p>
          </table:table-cell>
          <table:table-cell office:value-type="float" office:value="86.540695" calcext:value-type="float">
            <text:p>86,540695</text:p>
          </table:table-cell>
          <table:table-cell office:value-type="float" office:value="88.969609" calcext:value-type="float">
            <text:p>88,969609</text:p>
          </table:table-cell>
          <table:table-cell office:value-type="float" office:value="90.958363" calcext:value-type="float">
            <text:p>90,958363</text:p>
          </table:table-cell>
          <table:table-cell office:value-type="float" office:value="92.429158" calcext:value-type="float">
            <text:p>92,429158</text:p>
          </table:table-cell>
          <table:table-cell office:value-type="float" office:value="93.718236" calcext:value-type="float">
            <text:p>93,718236</text:p>
          </table:table-cell>
          <table:table-cell office:value-type="float" office:value="94.672394" calcext:value-type="float">
            <text:p>94,672394</text:p>
          </table:table-cell>
          <table:table-cell office:value-type="float" office:value="95.499319" calcext:value-type="float">
            <text:p>95,499319</text:p>
          </table:table-cell>
          <table:table-cell office:value-type="float" office:value="96.100089" calcext:value-type="float">
            <text:p>96,100089</text:p>
          </table:table-cell>
          <table:table-cell office:value-type="float" office:value="96.667902" calcext:value-type="float">
            <text:p>96,66790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1.8352" calcext:value-type="float">
            <text:p>51,8352</text:p>
          </table:table-cell>
          <table:table-cell office:value-type="float" office:value="50.0717" calcext:value-type="float">
            <text:p>50,0717</text:p>
          </table:table-cell>
          <table:table-cell office:value-type="float" office:value="52.6944" calcext:value-type="float">
            <text:p>52,6944</text:p>
          </table:table-cell>
          <table:table-cell office:value-type="float" office:value="53.6042" calcext:value-type="float">
            <text:p>53,6042</text:p>
          </table:table-cell>
          <table:table-cell office:value-type="float" office:value="53.011" calcext:value-type="float">
            <text:p>53,011</text:p>
          </table:table-cell>
          <table:table-cell office:value-type="float" office:value="52.4946" calcext:value-type="float">
            <text:p>52,4946</text:p>
          </table:table-cell>
          <table:table-cell office:value-type="float" office:value="55.3968" calcext:value-type="float">
            <text:p>55,3968</text:p>
          </table:table-cell>
          <table:table-cell office:value-type="float" office:value="51.3539" calcext:value-type="float">
            <text:p>51,3539</text:p>
          </table:table-cell>
          <table:table-cell office:value-type="float" office:value="51.9998" calcext:value-type="float">
            <text:p>51,9998</text:p>
          </table:table-cell>
          <table:table-cell office:value-type="float" office:value="51.951" calcext:value-type="float">
            <text:p>51,951</text:p>
          </table:table-cell>
          <table:table-cell office:value-type="float" office:value="55.4937" calcext:value-type="float">
            <text:p>55,4937</text:p>
          </table:table-cell>
          <table:table-cell office:value-type="float" office:value="52.5583" calcext:value-type="float">
            <text:p>52,5583</text:p>
          </table:table-cell>
          <table:table-cell office:value-type="float" office:value="57.3574" calcext:value-type="float">
            <text:p>57,3574</text:p>
          </table:table-cell>
          <table:table-cell office:value-type="float" office:value="53.7191" calcext:value-type="float">
            <text:p>53,7191</text:p>
          </table:table-cell>
          <table:table-cell office:value-type="float" office:value="50.8918" calcext:value-type="float">
            <text:p>50,8918</text:p>
          </table:table-cell>
          <table:table-cell office:value-type="float" office:value="52.4633" calcext:value-type="float">
            <text:p>52,4633</text:p>
          </table:table-cell>
          <table:table-cell office:value-type="float" office:value="55.1364" calcext:value-type="float">
            <text:p>55,1364</text:p>
          </table:table-cell>
          <table:table-cell office:value-type="float" office:value="55.3855" calcext:value-type="float">
            <text:p>55,3855</text:p>
          </table:table-cell>
          <table:table-cell office:value-type="float" office:value="55.7323" calcext:value-type="float">
            <text:p>55,7323</text:p>
          </table:table-cell>
          <table:table-cell office:value-type="float" office:value="55.5997" calcext:value-type="float">
            <text:p>55,5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5.3543" calcext:value-type="float">
            <text:p>55,3543</text:p>
          </table:table-cell>
          <table:table-cell office:value-type="float" office:value="54.7703" calcext:value-type="float">
            <text:p>54,7703</text:p>
          </table:table-cell>
          <table:table-cell office:value-type="float" office:value="54.5548" calcext:value-type="float">
            <text:p>54,5548</text:p>
          </table:table-cell>
          <table:table-cell office:value-type="float" office:value="54.0572" calcext:value-type="float">
            <text:p>54,0572</text:p>
          </table:table-cell>
          <table:table-cell office:value-type="float" office:value="53.1494" calcext:value-type="float">
            <text:p>53,1494</text:p>
          </table:table-cell>
          <table:table-cell office:value-type="float" office:value="54.461" calcext:value-type="float">
            <text:p>54,461</text:p>
          </table:table-cell>
          <table:table-cell office:value-type="float" office:value="52.2129" calcext:value-type="float">
            <text:p>52,2129</text:p>
          </table:table-cell>
          <table:table-cell office:value-type="float" office:value="55.008" calcext:value-type="float">
            <text:p>55,008</text:p>
          </table:table-cell>
          <table:table-cell office:value-type="float" office:value="50.5207" calcext:value-type="float">
            <text:p>50,5207</text:p>
          </table:table-cell>
          <table:table-cell office:value-type="float" office:value="51.3233" calcext:value-type="float">
            <text:p>51,3233</text:p>
          </table:table-cell>
          <table:table-cell office:value-type="float" office:value="52.5695" calcext:value-type="float">
            <text:p>52,5695</text:p>
          </table:table-cell>
          <table:table-cell office:value-type="float" office:value="55.386" calcext:value-type="float">
            <text:p>55,386</text:p>
          </table:table-cell>
          <table:table-cell office:value-type="float" office:value="51.2642" calcext:value-type="float">
            <text:p>51,2642</text:p>
          </table:table-cell>
          <table:table-cell office:value-type="float" office:value="52.7867" calcext:value-type="float">
            <text:p>52,7867</text:p>
          </table:table-cell>
          <table:table-cell office:value-type="float" office:value="52.2271" calcext:value-type="float">
            <text:p>52,2271</text:p>
          </table:table-cell>
          <table:table-cell office:value-type="float" office:value="54.0792" calcext:value-type="float">
            <text:p>54,0792</text:p>
          </table:table-cell>
          <table:table-cell office:value-type="float" office:value="55.3473" calcext:value-type="float">
            <text:p>55,3473</text:p>
          </table:table-cell>
          <table:table-cell office:value-type="float" office:value="53.0068" calcext:value-type="float">
            <text:p>53,0068</text:p>
          </table:table-cell>
          <table:table-cell office:value-type="float" office:value="51.6941" calcext:value-type="float">
            <text:p>51,6941</text:p>
          </table:table-cell>
          <table:table-cell office:value-type="float" office:value="53.6169" calcext:value-type="float">
            <text:p>53,61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5.4163" calcext:value-type="float">
            <text:p>55,4163</text:p>
          </table:table-cell>
          <table:table-cell office:value-type="float" office:value="53.1877" calcext:value-type="float">
            <text:p>53,1877</text:p>
          </table:table-cell>
          <table:table-cell office:value-type="float" office:value="55.3336" calcext:value-type="float">
            <text:p>55,3336</text:p>
          </table:table-cell>
          <table:table-cell office:value-type="float" office:value="53.927" calcext:value-type="float">
            <text:p>53,927</text:p>
          </table:table-cell>
          <table:table-cell office:value-type="float" office:value="61.7828" calcext:value-type="float">
            <text:p>61,7828</text:p>
          </table:table-cell>
          <table:table-cell office:value-type="float" office:value="57.3687" calcext:value-type="float">
            <text:p>57,3687</text:p>
          </table:table-cell>
          <table:table-cell office:value-type="float" office:value="55.9371" calcext:value-type="float">
            <text:p>55,9371</text:p>
          </table:table-cell>
          <table:table-cell office:value-type="float" office:value="51.3275" calcext:value-type="float">
            <text:p>51,3275</text:p>
          </table:table-cell>
          <table:table-cell office:value-type="float" office:value="55.0414" calcext:value-type="float">
            <text:p>55,0414</text:p>
          </table:table-cell>
          <table:table-cell office:value-type="float" office:value="53.4648" calcext:value-type="float">
            <text:p>53,4648</text:p>
          </table:table-cell>
          <table:table-cell office:value-type="float" office:value="55.8339" calcext:value-type="float">
            <text:p>55,8339</text:p>
          </table:table-cell>
          <table:table-cell office:value-type="float" office:value="51.7289" calcext:value-type="float">
            <text:p>51,7289</text:p>
          </table:table-cell>
          <table:table-cell office:value-type="float" office:value="55.6044" calcext:value-type="float">
            <text:p>55,6044</text:p>
          </table:table-cell>
          <table:table-cell office:value-type="float" office:value="54.8041" calcext:value-type="float">
            <text:p>54,8041</text:p>
          </table:table-cell>
          <table:table-cell office:value-type="float" office:value="52.5919" calcext:value-type="float">
            <text:p>52,5919</text:p>
          </table:table-cell>
          <table:table-cell office:value-type="float" office:value="52.2025" calcext:value-type="float">
            <text:p>52,2025</text:p>
          </table:table-cell>
          <table:table-cell office:value-type="float" office:value="51.2603" calcext:value-type="float">
            <text:p>51,2603</text:p>
          </table:table-cell>
          <table:table-cell office:value-type="float" office:value="51.9628" calcext:value-type="float">
            <text:p>51,9628</text:p>
          </table:table-cell>
          <table:table-cell office:value-type="float" office:value="52.4205" calcext:value-type="float">
            <text:p>52,4205</text:p>
          </table:table-cell>
          <table:table-cell office:value-type="float" office:value="51.4742" calcext:value-type="float">
            <text:p>51,47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1.6642" calcext:value-type="float">
            <text:p>51,6642</text:p>
          </table:table-cell>
          <table:table-cell office:value-type="float" office:value="50.685" calcext:value-type="float">
            <text:p>50,685</text:p>
          </table:table-cell>
          <table:table-cell office:value-type="float" office:value="50.8498" calcext:value-type="float">
            <text:p>50,8498</text:p>
          </table:table-cell>
          <table:table-cell office:value-type="float" office:value="55.0311" calcext:value-type="float">
            <text:p>55,0311</text:p>
          </table:table-cell>
          <table:table-cell office:value-type="float" office:value="53.44" calcext:value-type="float">
            <text:p>53,44</text:p>
          </table:table-cell>
          <table:table-cell office:value-type="float" office:value="53.0111" calcext:value-type="float">
            <text:p>53,0111</text:p>
          </table:table-cell>
          <table:table-cell office:value-type="float" office:value="53.2647" calcext:value-type="float">
            <text:p>53,2647</text:p>
          </table:table-cell>
          <table:table-cell office:value-type="float" office:value="52.7191" calcext:value-type="float">
            <text:p>52,7191</text:p>
          </table:table-cell>
          <table:table-cell office:value-type="float" office:value="53.7719" calcext:value-type="float">
            <text:p>53,7719</text:p>
          </table:table-cell>
          <table:table-cell office:value-type="float" office:value="54.7205" calcext:value-type="float">
            <text:p>54,7205</text:p>
          </table:table-cell>
          <table:table-cell office:value-type="float" office:value="56.1615" calcext:value-type="float">
            <text:p>56,1615</text:p>
          </table:table-cell>
          <table:table-cell office:value-type="float" office:value="53.7103" calcext:value-type="float">
            <text:p>53,7103</text:p>
          </table:table-cell>
          <table:table-cell office:value-type="float" office:value="53.4007" calcext:value-type="float">
            <text:p>53,4007</text:p>
          </table:table-cell>
          <table:table-cell office:value-type="float" office:value="55.5149" calcext:value-type="float">
            <text:p>55,5149</text:p>
          </table:table-cell>
          <table:table-cell office:value-type="float" office:value="53.0305" calcext:value-type="float">
            <text:p>53,0305</text:p>
          </table:table-cell>
          <table:table-cell office:value-type="float" office:value="54.2269" calcext:value-type="float">
            <text:p>54,2269</text:p>
          </table:table-cell>
          <table:table-cell office:value-type="float" office:value="53.0315" calcext:value-type="float">
            <text:p>53,0315</text:p>
          </table:table-cell>
          <table:table-cell office:value-type="float" office:value="56.7313" calcext:value-type="float">
            <text:p>56,7313</text:p>
          </table:table-cell>
          <table:table-cell office:value-type="float" office:value="50.9632" calcext:value-type="float">
            <text:p>50,9632</text:p>
          </table:table-cell>
          <table:table-cell office:value-type="float" office:value="52.3193" calcext:value-type="float">
            <text:p>52,31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5.7562" calcext:value-type="float">
            <text:p>55,7562</text:p>
          </table:table-cell>
          <table:table-cell office:value-type="float" office:value="54.4442" calcext:value-type="float">
            <text:p>54,4442</text:p>
          </table:table-cell>
          <table:table-cell office:value-type="float" office:value="56.0905" calcext:value-type="float">
            <text:p>56,0905</text:p>
          </table:table-cell>
          <table:table-cell office:value-type="float" office:value="57.0616" calcext:value-type="float">
            <text:p>57,0616</text:p>
          </table:table-cell>
          <table:table-cell office:value-type="float" office:value="56.7951" calcext:value-type="float">
            <text:p>56,7951</text:p>
          </table:table-cell>
          <table:table-cell office:value-type="float" office:value="55.5385" calcext:value-type="float">
            <text:p>55,5385</text:p>
          </table:table-cell>
          <table:table-cell office:value-type="float" office:value="58.2307" calcext:value-type="float">
            <text:p>58,2307</text:p>
          </table:table-cell>
          <table:table-cell office:value-type="float" office:value="54.601" calcext:value-type="float">
            <text:p>54,601</text:p>
          </table:table-cell>
          <table:table-cell office:value-type="float" office:value="55.9163" calcext:value-type="float">
            <text:p>55,9163</text:p>
          </table:table-cell>
          <table:table-cell office:value-type="float" office:value="58.897" calcext:value-type="float">
            <text:p>58,897</text:p>
          </table:table-cell>
          <table:table-cell office:value-type="float" office:value="59.32" calcext:value-type="float">
            <text:p>59,32</text:p>
          </table:table-cell>
          <table:table-cell office:value-type="float" office:value="54.1515" calcext:value-type="float">
            <text:p>54,1515</text:p>
          </table:table-cell>
          <table:table-cell office:value-type="float" office:value="55.2892" calcext:value-type="float">
            <text:p>55,2892</text:p>
          </table:table-cell>
          <table:table-cell office:value-type="float" office:value="57.7092" calcext:value-type="float">
            <text:p>57,7092</text:p>
          </table:table-cell>
          <table:table-cell office:value-type="float" office:value="54.3904" calcext:value-type="float">
            <text:p>54,3904</text:p>
          </table:table-cell>
          <table:table-cell office:value-type="float" office:value="57.4293" calcext:value-type="float">
            <text:p>57,4293</text:p>
          </table:table-cell>
          <table:table-cell office:value-type="float" office:value="58.3315" calcext:value-type="float">
            <text:p>58,3315</text:p>
          </table:table-cell>
          <table:table-cell office:value-type="float" office:value="56.4155" calcext:value-type="float">
            <text:p>56,4155</text:p>
          </table:table-cell>
          <table:table-cell office:value-type="float" office:value="52.1966" calcext:value-type="float">
            <text:p>52,1966</text:p>
          </table:table-cell>
          <table:table-cell office:value-type="float" office:value="58.3503" calcext:value-type="float">
            <text:p>58,35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7.5816" calcext:value-type="float">
            <text:p>57,5816</text:p>
          </table:table-cell>
          <table:table-cell office:value-type="float" office:value="52.85" calcext:value-type="float">
            <text:p>52,85</text:p>
          </table:table-cell>
          <table:table-cell office:value-type="float" office:value="54.9575" calcext:value-type="float">
            <text:p>54,9575</text:p>
          </table:table-cell>
          <table:table-cell office:value-type="float" office:value="57.5945" calcext:value-type="float">
            <text:p>57,5945</text:p>
          </table:table-cell>
          <table:table-cell office:value-type="float" office:value="54.9999" calcext:value-type="float">
            <text:p>54,9999</text:p>
          </table:table-cell>
          <table:table-cell office:value-type="float" office:value="57.3608" calcext:value-type="float">
            <text:p>57,3608</text:p>
          </table:table-cell>
          <table:table-cell office:value-type="float" office:value="52.0502" calcext:value-type="float">
            <text:p>52,0502</text:p>
          </table:table-cell>
          <table:table-cell office:value-type="float" office:value="55.8061" calcext:value-type="float">
            <text:p>55,8061</text:p>
          </table:table-cell>
          <table:table-cell office:value-type="float" office:value="54.448" calcext:value-type="float">
            <text:p>54,448</text:p>
          </table:table-cell>
          <table:table-cell office:value-type="float" office:value="55.1591" calcext:value-type="float">
            <text:p>55,1591</text:p>
          </table:table-cell>
          <table:table-cell office:value-type="float" office:value="51.6812" calcext:value-type="float">
            <text:p>51,6812</text:p>
          </table:table-cell>
          <table:table-cell office:value-type="float" office:value="58.1907" calcext:value-type="float">
            <text:p>58,1907</text:p>
          </table:table-cell>
          <table:table-cell office:value-type="float" office:value="55.3856" calcext:value-type="float">
            <text:p>55,3856</text:p>
          </table:table-cell>
          <table:table-cell office:value-type="float" office:value="56.3055" calcext:value-type="float">
            <text:p>56,3055</text:p>
          </table:table-cell>
          <table:table-cell office:value-type="float" office:value="54.5829" calcext:value-type="float">
            <text:p>54,5829</text:p>
          </table:table-cell>
          <table:table-cell office:value-type="float" office:value="54.7008" calcext:value-type="float">
            <text:p>54,7008</text:p>
          </table:table-cell>
          <table:table-cell office:value-type="float" office:value="55.3304" calcext:value-type="float">
            <text:p>55,3304</text:p>
          </table:table-cell>
          <table:table-cell office:value-type="float" office:value="57.3412" calcext:value-type="float">
            <text:p>57,3412</text:p>
          </table:table-cell>
          <table:table-cell office:value-type="float" office:value="55.4948" calcext:value-type="float">
            <text:p>55,4948</text:p>
          </table:table-cell>
          <table:table-cell office:value-type="float" office:value="55.6031" calcext:value-type="float">
            <text:p>55,6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2.8441" calcext:value-type="float">
            <text:p>52,8441</text:p>
          </table:table-cell>
          <table:table-cell office:value-type="float" office:value="52.8773" calcext:value-type="float">
            <text:p>52,8773</text:p>
          </table:table-cell>
          <table:table-cell office:value-type="float" office:value="56.5018" calcext:value-type="float">
            <text:p>56,5018</text:p>
          </table:table-cell>
          <table:table-cell office:value-type="float" office:value="54.2484" calcext:value-type="float">
            <text:p>54,2484</text:p>
          </table:table-cell>
          <table:table-cell office:value-type="float" office:value="53.0007" calcext:value-type="float">
            <text:p>53,0007</text:p>
          </table:table-cell>
          <table:table-cell office:value-type="float" office:value="54.0385" calcext:value-type="float">
            <text:p>54,0385</text:p>
          </table:table-cell>
          <table:table-cell office:value-type="float" office:value="56.0538" calcext:value-type="float">
            <text:p>56,0538</text:p>
          </table:table-cell>
          <table:table-cell office:value-type="float" office:value="54.6378" calcext:value-type="float">
            <text:p>54,6378</text:p>
          </table:table-cell>
          <table:table-cell office:value-type="float" office:value="53.8087" calcext:value-type="float">
            <text:p>53,8087</text:p>
          </table:table-cell>
          <table:table-cell office:value-type="float" office:value="54.5695" calcext:value-type="float">
            <text:p>54,5695</text:p>
          </table:table-cell>
          <table:table-cell office:value-type="float" office:value="53.5306" calcext:value-type="float">
            <text:p>53,5306</text:p>
          </table:table-cell>
          <table:table-cell office:value-type="float" office:value="52.3999" calcext:value-type="float">
            <text:p>52,3999</text:p>
          </table:table-cell>
          <table:table-cell office:value-type="float" office:value="57.1186" calcext:value-type="float">
            <text:p>57,1186</text:p>
          </table:table-cell>
          <table:table-cell office:value-type="float" office:value="52.9291" calcext:value-type="float">
            <text:p>52,9291</text:p>
          </table:table-cell>
          <table:table-cell office:value-type="float" office:value="55.0054" calcext:value-type="float">
            <text:p>55,0054</text:p>
          </table:table-cell>
          <table:table-cell office:value-type="float" office:value="54.2902" calcext:value-type="float">
            <text:p>54,2902</text:p>
          </table:table-cell>
          <table:table-cell office:value-type="float" office:value="57.2234" calcext:value-type="float">
            <text:p>57,2234</text:p>
          </table:table-cell>
          <table:table-cell office:value-type="float" office:value="55.7328" calcext:value-type="float">
            <text:p>55,7328</text:p>
          </table:table-cell>
          <table:table-cell office:value-type="float" office:value="54.044" calcext:value-type="float">
            <text:p>54,044</text:p>
          </table:table-cell>
          <table:table-cell office:value-type="float" office:value="56.1423" calcext:value-type="float">
            <text:p>56,1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8.6436" calcext:value-type="float">
            <text:p>58,6436</text:p>
          </table:table-cell>
          <table:table-cell office:value-type="float" office:value="56.0774" calcext:value-type="float">
            <text:p>56,0774</text:p>
          </table:table-cell>
          <table:table-cell office:value-type="float" office:value="55.7429" calcext:value-type="float">
            <text:p>55,7429</text:p>
          </table:table-cell>
          <table:table-cell office:value-type="float" office:value="56.6633" calcext:value-type="float">
            <text:p>56,6633</text:p>
          </table:table-cell>
          <table:table-cell office:value-type="float" office:value="57.5798" calcext:value-type="float">
            <text:p>57,5798</text:p>
          </table:table-cell>
          <table:table-cell office:value-type="float" office:value="58.0889" calcext:value-type="float">
            <text:p>58,0889</text:p>
          </table:table-cell>
          <table:table-cell office:value-type="float" office:value="56.5867" calcext:value-type="float">
            <text:p>56,5867</text:p>
          </table:table-cell>
          <table:table-cell office:value-type="float" office:value="52.4583" calcext:value-type="float">
            <text:p>52,4583</text:p>
          </table:table-cell>
          <table:table-cell office:value-type="float" office:value="52.5959" calcext:value-type="float">
            <text:p>52,5959</text:p>
          </table:table-cell>
          <table:table-cell office:value-type="float" office:value="55.3495" calcext:value-type="float">
            <text:p>55,3495</text:p>
          </table:table-cell>
          <table:table-cell office:value-type="float" office:value="56.5562" calcext:value-type="float">
            <text:p>56,5562</text:p>
          </table:table-cell>
          <table:table-cell office:value-type="float" office:value="56.4421" calcext:value-type="float">
            <text:p>56,4421</text:p>
          </table:table-cell>
          <table:table-cell office:value-type="float" office:value="54.4816" calcext:value-type="float">
            <text:p>54,4816</text:p>
          </table:table-cell>
          <table:table-cell office:value-type="float" office:value="55.8713" calcext:value-type="float">
            <text:p>55,8713</text:p>
          </table:table-cell>
          <table:table-cell office:value-type="float" office:value="56.7593" calcext:value-type="float">
            <text:p>56,7593</text:p>
          </table:table-cell>
          <table:table-cell office:value-type="float" office:value="54.729" calcext:value-type="float">
            <text:p>54,729</text:p>
          </table:table-cell>
          <table:table-cell office:value-type="float" office:value="54.8106" calcext:value-type="float">
            <text:p>54,8106</text:p>
          </table:table-cell>
          <table:table-cell office:value-type="float" office:value="55.7538" calcext:value-type="float">
            <text:p>55,7538</text:p>
          </table:table-cell>
          <table:table-cell office:value-type="float" office:value="55.4756" calcext:value-type="float">
            <text:p>55,4756</text:p>
          </table:table-cell>
          <table:table-cell office:value-type="float" office:value="56.5621" calcext:value-type="float">
            <text:p>56,5621</text:p>
          </table:table-cell>
          <table:table-cell table:number-columns-repeated="10"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05.694444444445" calcext:value-type="float">
            <text:p>205,694444444445</text:p>
          </table:table-cell>
          <table:table-cell office:value-type="float" office:value="205.4" calcext:value-type="float">
            <text:p>205,4</text:p>
          </table:table-cell>
          <table:table-cell office:value-type="float" office:value="181.061111111111" calcext:value-type="float">
            <text:p>181,061111111111</text:p>
          </table:table-cell>
          <table:table-cell office:value-type="float" office:value="209.405555555556" calcext:value-type="float">
            <text:p>209,405555555556</text:p>
          </table:table-cell>
          <table:table-cell office:value-type="float" office:value="267.130555555556" calcext:value-type="float">
            <text:p>267,130555555556</text:p>
          </table:table-cell>
          <table:table-cell office:value-type="float" office:value="187.277777777778" calcext:value-type="float">
            <text:p>187,277777777778</text:p>
          </table:table-cell>
          <table:table-cell office:value-type="float" office:value="198.730555555556" calcext:value-type="float">
            <text:p>198,730555555556</text:p>
          </table:table-cell>
          <table:table-cell office:value-type="float" office:value="205.75" calcext:value-type="float">
            <text:p>205,75</text:p>
          </table:table-cell>
          <table:table-cell office:value-type="float" office:value="198.716666666667" calcext:value-type="float">
            <text:p>198,716666666667</text:p>
          </table:table-cell>
          <table:table-cell office:value-type="float" office:value="205.25" calcext:value-type="float">
            <text:p>205,25</text:p>
          </table:table-cell>
          <table:table-cell office:value-type="float" office:value="212.952777777778" calcext:value-type="float">
            <text:p>212,952777777778</text:p>
          </table:table-cell>
          <table:table-cell office:value-type="float" office:value="205.430555555556" calcext:value-type="float">
            <text:p>205,430555555556</text:p>
          </table:table-cell>
          <table:table-cell office:value-type="float" office:value="210.394444444444" calcext:value-type="float">
            <text:p>210,394444444444</text:p>
          </table:table-cell>
          <table:table-cell office:value-type="float" office:value="243.866666666667" calcext:value-type="float">
            <text:p>243,866666666667</text:p>
          </table:table-cell>
          <table:table-cell office:value-type="float" office:value="264.225" calcext:value-type="float">
            <text:p>264,225</text:p>
          </table:table-cell>
          <table:table-cell office:value-type="float" office:value="265.611111111111" calcext:value-type="float">
            <text:p>265,611111111111</text:p>
          </table:table-cell>
          <table:table-cell office:value-type="float" office:value="265.941666666667" calcext:value-type="float">
            <text:p>265,941666666667</text:p>
          </table:table-cell>
          <table:table-cell office:value-type="float" office:value="268.455555555556" calcext:value-type="float">
            <text:p>268,455555555556</text:p>
          </table:table-cell>
          <table:table-cell office:value-type="float" office:value="277.783333333333" calcext:value-type="float">
            <text:p>277,783333333333</text:p>
          </table:table-cell>
          <table:table-cell office:value-type="float" office:value="280.272222222222" calcext:value-type="float">
            <text:p>280,2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5.1" calcext:value-type="float">
            <text:p>205,1</text:p>
          </table:table-cell>
          <table:table-cell office:value-type="float" office:value="257.741666666667" calcext:value-type="float">
            <text:p>257,741666666667</text:p>
          </table:table-cell>
          <table:table-cell office:value-type="float" office:value="204.475" calcext:value-type="float">
            <text:p>204,475</text:p>
          </table:table-cell>
          <table:table-cell office:value-type="float" office:value="201.377777777778" calcext:value-type="float">
            <text:p>201,377777777778</text:p>
          </table:table-cell>
          <table:table-cell office:value-type="float" office:value="195.488888888889" calcext:value-type="float">
            <text:p>195,488888888889</text:p>
          </table:table-cell>
          <table:table-cell office:value-type="float" office:value="201.738888888889" calcext:value-type="float">
            <text:p>201,738888888889</text:p>
          </table:table-cell>
          <table:table-cell office:value-type="float" office:value="204.691666666667" calcext:value-type="float">
            <text:p>204,691666666667</text:p>
          </table:table-cell>
          <table:table-cell office:value-type="float" office:value="205.905555555556" calcext:value-type="float">
            <text:p>205,905555555556</text:p>
          </table:table-cell>
          <table:table-cell office:value-type="float" office:value="207.022222222222" calcext:value-type="float">
            <text:p>207,022222222222</text:p>
          </table:table-cell>
          <table:table-cell office:value-type="float" office:value="181.15" calcext:value-type="float">
            <text:p>181,15</text:p>
          </table:table-cell>
          <table:table-cell office:value-type="float" office:value="189.469444444444" calcext:value-type="float">
            <text:p>189,469444444444</text:p>
          </table:table-cell>
          <table:table-cell office:value-type="float" office:value="187.916666666667" calcext:value-type="float">
            <text:p>187,916666666667</text:p>
          </table:table-cell>
          <table:table-cell office:value-type="float" office:value="197.011111111111" calcext:value-type="float">
            <text:p>197,011111111111</text:p>
          </table:table-cell>
          <table:table-cell office:value-type="float" office:value="199.958333333333" calcext:value-type="float">
            <text:p>199,958333333333</text:p>
          </table:table-cell>
          <table:table-cell office:value-type="float" office:value="201.863888888889" calcext:value-type="float">
            <text:p>201,863888888889</text:p>
          </table:table-cell>
          <table:table-cell office:value-type="float" office:value="202.622222222222" calcext:value-type="float">
            <text:p>202,622222222222</text:p>
          </table:table-cell>
          <table:table-cell office:value-type="float" office:value="207" calcext:value-type="float">
            <text:p>207</text:p>
          </table:table-cell>
          <table:table-cell office:value-type="float" office:value="201.197222222222" calcext:value-type="float">
            <text:p>201,197222222222</text:p>
          </table:table-cell>
          <table:table-cell office:value-type="float" office:value="205.608333333333" calcext:value-type="float">
            <text:p>205,608333333333</text:p>
          </table:table-cell>
          <table:table-cell office:value-type="float" office:value="202.572222222222" calcext:value-type="float">
            <text:p>202,5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00.833333333333" calcext:value-type="float">
            <text:p>200,833333333333</text:p>
          </table:table-cell>
          <table:table-cell office:value-type="float" office:value="191.45" calcext:value-type="float">
            <text:p>191,45</text:p>
          </table:table-cell>
          <table:table-cell office:value-type="float" office:value="217.447222222222" calcext:value-type="float">
            <text:p>217,447222222222</text:p>
          </table:table-cell>
          <table:table-cell office:value-type="float" office:value="204.575" calcext:value-type="float">
            <text:p>204,575</text:p>
          </table:table-cell>
          <table:table-cell office:value-type="float" office:value="929.73888888889" calcext:value-type="float">
            <text:p>929,73888888889</text:p>
          </table:table-cell>
          <table:table-cell office:value-type="float" office:value="633.030555555556" calcext:value-type="float">
            <text:p>633,030555555556</text:p>
          </table:table-cell>
          <table:table-cell office:value-type="float" office:value="694.788888888889" calcext:value-type="float">
            <text:p>694,788888888889</text:p>
          </table:table-cell>
          <table:table-cell office:value-type="float" office:value="283.222222222222" calcext:value-type="float">
            <text:p>283,222222222222</text:p>
          </table:table-cell>
          <table:table-cell office:value-type="float" office:value="279.708333333333" calcext:value-type="float">
            <text:p>279,708333333333</text:p>
          </table:table-cell>
          <table:table-cell office:value-type="float" office:value="240.202777777778" calcext:value-type="float">
            <text:p>240,202777777778</text:p>
          </table:table-cell>
          <table:table-cell office:value-type="float" office:value="198.744444444444" calcext:value-type="float">
            <text:p>198,744444444444</text:p>
          </table:table-cell>
          <table:table-cell office:value-type="float" office:value="199.166666666667" calcext:value-type="float">
            <text:p>199,166666666667</text:p>
          </table:table-cell>
          <table:table-cell office:value-type="float" office:value="229.058333333333" calcext:value-type="float">
            <text:p>229,058333333333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181.1" calcext:value-type="float">
            <text:p>181,1</text:p>
          </table:table-cell>
          <table:table-cell office:value-type="float" office:value="189.716666666667" calcext:value-type="float">
            <text:p>189,716666666667</text:p>
          </table:table-cell>
          <table:table-cell office:value-type="float" office:value="189.533333333333" calcext:value-type="float">
            <text:p>189,533333333333</text:p>
          </table:table-cell>
          <table:table-cell office:value-type="float" office:value="195.147222222222" calcext:value-type="float">
            <text:p>195,147222222222</text:p>
          </table:table-cell>
          <table:table-cell office:value-type="float" office:value="196.744444444444" calcext:value-type="float">
            <text:p>196,744444444444</text:p>
          </table:table-cell>
          <table:table-cell office:value-type="float" office:value="183.538888888889" calcext:value-type="float">
            <text:p>183,538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00.052777777778" calcext:value-type="float">
            <text:p>200,052777777778</text:p>
          </table:table-cell>
          <table:table-cell office:value-type="float" office:value="201.933333333333" calcext:value-type="float">
            <text:p>201,933333333333</text:p>
          </table:table-cell>
          <table:table-cell office:value-type="float" office:value="207.172222222222" calcext:value-type="float">
            <text:p>207,172222222222</text:p>
          </table:table-cell>
          <table:table-cell office:value-type="float" office:value="199.619444444444" calcext:value-type="float">
            <text:p>199,619444444444</text:p>
          </table:table-cell>
          <table:table-cell office:value-type="float" office:value="208.658333333333" calcext:value-type="float">
            <text:p>208,658333333333</text:p>
          </table:table-cell>
          <table:table-cell office:value-type="float" office:value="202.552777777778" calcext:value-type="float">
            <text:p>202,552777777778</text:p>
          </table:table-cell>
          <table:table-cell office:value-type="float" office:value="201.975" calcext:value-type="float">
            <text:p>201,975</text:p>
          </table:table-cell>
          <table:table-cell office:value-type="float" office:value="196.422222222222" calcext:value-type="float">
            <text:p>196,422222222222</text:p>
          </table:table-cell>
          <table:table-cell office:value-type="float" office:value="199.169444444444" calcext:value-type="float">
            <text:p>199,169444444444</text:p>
          </table:table-cell>
          <table:table-cell office:value-type="float" office:value="211.122222222222" calcext:value-type="float">
            <text:p>211,122222222222</text:p>
          </table:table-cell>
          <table:table-cell office:value-type="float" office:value="205.216666666667" calcext:value-type="float">
            <text:p>205,216666666667</text:p>
          </table:table-cell>
          <table:table-cell office:value-type="float" office:value="205.655555555556" calcext:value-type="float">
            <text:p>205,655555555556</text:p>
          </table:table-cell>
          <table:table-cell office:value-type="float" office:value="202.802777777778" calcext:value-type="float">
            <text:p>202,802777777778</text:p>
          </table:table-cell>
          <table:table-cell office:value-type="float" office:value="224.788888888889" calcext:value-type="float">
            <text:p>224,788888888889</text:p>
          </table:table-cell>
          <table:table-cell office:value-type="float" office:value="216.483333333333" calcext:value-type="float">
            <text:p>216,483333333333</text:p>
          </table:table-cell>
          <table:table-cell office:value-type="float" office:value="277.305555555556" calcext:value-type="float">
            <text:p>277,305555555556</text:p>
          </table:table-cell>
          <table:table-cell office:value-type="float" office:value="266.569444444444" calcext:value-type="float">
            <text:p>266,569444444444</text:p>
          </table:table-cell>
          <table:table-cell office:value-type="float" office:value="266.519444444444" calcext:value-type="float">
            <text:p>266,519444444444</text:p>
          </table:table-cell>
          <table:table-cell office:value-type="float" office:value="249.466666666667" calcext:value-type="float">
            <text:p>249,466666666667</text:p>
          </table:table-cell>
          <table:table-cell office:value-type="float" office:value="210.041666666667" calcext:value-type="float">
            <text:p>210,041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10.977777777778" calcext:value-type="float">
            <text:p>210,977777777778</text:p>
          </table:table-cell>
          <table:table-cell office:value-type="float" office:value="199.513888888889" calcext:value-type="float">
            <text:p>199,513888888889</text:p>
          </table:table-cell>
          <table:table-cell office:value-type="float" office:value="202.280555555556" calcext:value-type="float">
            <text:p>202,280555555556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4.763888888889" calcext:value-type="float">
            <text:p>204,763888888889</text:p>
          </table:table-cell>
          <table:table-cell office:value-type="float" office:value="208.694444444444" calcext:value-type="float">
            <text:p>208,694444444444</text:p>
          </table:table-cell>
          <table:table-cell office:value-type="float" office:value="200.530555555556" calcext:value-type="float">
            <text:p>200,530555555556</text:p>
          </table:table-cell>
          <table:table-cell office:value-type="float" office:value="202.591666666667" calcext:value-type="float">
            <text:p>202,591666666667</text:p>
          </table:table-cell>
          <table:table-cell office:value-type="float" office:value="203.691666666667" calcext:value-type="float">
            <text:p>203,691666666667</text:p>
          </table:table-cell>
          <table:table-cell office:value-type="float" office:value="202.161111111111" calcext:value-type="float">
            <text:p>202,161111111111</text:p>
          </table:table-cell>
          <table:table-cell office:value-type="float" office:value="218.15" calcext:value-type="float">
            <text:p>218,15</text:p>
          </table:table-cell>
          <table:table-cell office:value-type="float" office:value="205.888888888889" calcext:value-type="float">
            <text:p>205,888888888889</text:p>
          </table:table-cell>
          <table:table-cell office:value-type="float" office:value="202.827777777778" calcext:value-type="float">
            <text:p>202,827777777778</text:p>
          </table:table-cell>
          <table:table-cell office:value-type="float" office:value="206.45" calcext:value-type="float">
            <text:p>206,45</text:p>
          </table:table-cell>
          <table:table-cell office:value-type="float" office:value="239.783333333333" calcext:value-type="float">
            <text:p>239,783333333333</text:p>
          </table:table-cell>
          <table:table-cell office:value-type="float" office:value="233.5" calcext:value-type="float">
            <text:p>233,5</text:p>
          </table:table-cell>
          <table:table-cell office:value-type="float" office:value="230.211111111111" calcext:value-type="float">
            <text:p>230,211111111111</text:p>
          </table:table-cell>
          <table:table-cell office:value-type="float" office:value="227.880555555556" calcext:value-type="float">
            <text:p>227,880555555556</text:p>
          </table:table-cell>
          <table:table-cell office:value-type="float" office:value="231.330555555556" calcext:value-type="float">
            <text:p>231,330555555556</text:p>
          </table:table-cell>
          <table:table-cell office:value-type="float" office:value="268.577777777778" calcext:value-type="float">
            <text:p>268,5777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4.533333333333" calcext:value-type="float">
            <text:p>234,533333333333</text:p>
          </table:table-cell>
          <table:table-cell office:value-type="float" office:value="213.116666666667" calcext:value-type="float">
            <text:p>213,116666666667</text:p>
          </table:table-cell>
          <table:table-cell office:value-type="float" office:value="223.019444444444" calcext:value-type="float">
            <text:p>223,019444444444</text:p>
          </table:table-cell>
          <table:table-cell office:value-type="float" office:value="742.133333333334" calcext:value-type="float">
            <text:p>742,133333333334</text:p>
          </table:table-cell>
          <table:table-cell office:value-type="float" office:value="771.994444444444" calcext:value-type="float">
            <text:p>771,994444444444</text:p>
          </table:table-cell>
          <table:table-cell office:value-type="float" office:value="762.111111111112" calcext:value-type="float">
            <text:p>762,111111111112</text:p>
          </table:table-cell>
          <table:table-cell office:value-type="float" office:value="357.488888888889" calcext:value-type="float">
            <text:p>357,488888888889</text:p>
          </table:table-cell>
          <table:table-cell office:value-type="float" office:value="280.338888888889" calcext:value-type="float">
            <text:p>280,338888888889</text:p>
          </table:table-cell>
          <table:table-cell office:value-type="float" office:value="234.125" calcext:value-type="float">
            <text:p>234,125</text:p>
          </table:table-cell>
          <table:table-cell office:value-type="float" office:value="200.005555555555" calcext:value-type="float">
            <text:p>200,005555555555</text:p>
          </table:table-cell>
          <table:table-cell office:value-type="float" office:value="191.263888888889" calcext:value-type="float">
            <text:p>191,263888888889</text:p>
          </table:table-cell>
          <table:table-cell office:value-type="float" office:value="219.477777777778" calcext:value-type="float">
            <text:p>219,477777777778</text:p>
          </table:table-cell>
          <table:table-cell office:value-type="float" office:value="213.038888888889" calcext:value-type="float">
            <text:p>213,038888888889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208.377777777778" calcext:value-type="float">
            <text:p>208,377777777778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1.625" calcext:value-type="float">
            <text:p>201,625</text:p>
          </table:table-cell>
          <table:table-cell office:value-type="float" office:value="209.291666666667" calcext:value-type="float">
            <text:p>209,291666666667</text:p>
          </table:table-cell>
          <table:table-cell office:value-type="float" office:value="211.816666666667" calcext:value-type="float">
            <text:p>211,816666666667</text:p>
          </table:table-cell>
          <table:table-cell office:value-type="float" office:value="204.233333333333" calcext:value-type="float">
            <text:p>204,233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40.691666666667" calcext:value-type="float">
            <text:p>240,691666666667</text:p>
          </table:table-cell>
          <table:table-cell office:value-type="float" office:value="257.172222222222" calcext:value-type="float">
            <text:p>257,172222222222</text:p>
          </table:table-cell>
          <table:table-cell office:value-type="float" office:value="248.144444444444" calcext:value-type="float">
            <text:p>248,144444444444</text:p>
          </table:table-cell>
          <table:table-cell office:value-type="float" office:value="238.572222222222" calcext:value-type="float">
            <text:p>238,572222222222</text:p>
          </table:table-cell>
          <table:table-cell office:value-type="float" office:value="243.733333333333" calcext:value-type="float">
            <text:p>243,733333333333</text:p>
          </table:table-cell>
          <table:table-cell office:value-type="float" office:value="200.041666666667" calcext:value-type="float">
            <text:p>200,041666666667</text:p>
          </table:table-cell>
          <table:table-cell office:value-type="float" office:value="239.905555555556" calcext:value-type="float">
            <text:p>239,905555555556</text:p>
          </table:table-cell>
          <table:table-cell office:value-type="float" office:value="219.458333333333" calcext:value-type="float">
            <text:p>219,458333333333</text:p>
          </table:table-cell>
          <table:table-cell office:value-type="float" office:value="235.236111111111" calcext:value-type="float">
            <text:p>235,236111111111</text:p>
          </table:table-cell>
          <table:table-cell office:value-type="float" office:value="241.933333333333" calcext:value-type="float">
            <text:p>241,933333333333</text:p>
          </table:table-cell>
          <table:table-cell office:value-type="float" office:value="244.263888888889" calcext:value-type="float">
            <text:p>244,263888888889</text:p>
          </table:table-cell>
          <table:table-cell office:value-type="float" office:value="237.255555555556" calcext:value-type="float">
            <text:p>237,255555555556</text:p>
          </table:table-cell>
          <table:table-cell office:value-type="float" office:value="249.597222222222" calcext:value-type="float">
            <text:p>249,597222222222</text:p>
          </table:table-cell>
          <table:table-cell office:value-type="float" office:value="245.705555555556" calcext:value-type="float">
            <text:p>245,705555555556</text:p>
          </table:table-cell>
          <table:table-cell office:value-type="float" office:value="247.9" calcext:value-type="float">
            <text:p>247,9</text:p>
          </table:table-cell>
          <table:table-cell office:value-type="float" office:value="239.397222222222" calcext:value-type="float">
            <text:p>239,397222222222</text:p>
          </table:table-cell>
          <table:table-cell office:value-type="float" office:value="225.494444444444" calcext:value-type="float">
            <text:p>225,494444444444</text:p>
          </table:table-cell>
          <table:table-cell office:value-type="float" office:value="246.475" calcext:value-type="float">
            <text:p>246,475</text:p>
          </table:table-cell>
          <table:table-cell office:value-type="float" office:value="224.475" calcext:value-type="float">
            <text:p>224,475</text:p>
          </table:table-cell>
          <table:table-cell office:value-type="float" office:value="220.280555555556" calcext:value-type="float">
            <text:p>220,2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3.672222222222" calcext:value-type="float">
            <text:p>233,672222222222</text:p>
          </table:table-cell>
          <table:table-cell office:value-type="float" office:value="239.336111111111" calcext:value-type="float">
            <text:p>239,336111111111</text:p>
          </table:table-cell>
          <table:table-cell office:value-type="float" office:value="231.816666666667" calcext:value-type="float">
            <text:p>231,816666666667</text:p>
          </table:table-cell>
          <table:table-cell office:value-type="float" office:value="217.905555555556" calcext:value-type="float">
            <text:p>217,905555555556</text:p>
          </table:table-cell>
          <table:table-cell office:value-type="float" office:value="229.061111111111" calcext:value-type="float">
            <text:p>229,061111111111</text:p>
          </table:table-cell>
          <table:table-cell office:value-type="float" office:value="243.241666666667" calcext:value-type="float">
            <text:p>243,241666666667</text:p>
          </table:table-cell>
          <table:table-cell office:value-type="float" office:value="208.447222222222" calcext:value-type="float">
            <text:p>208,447222222222</text:p>
          </table:table-cell>
          <table:table-cell office:value-type="float" office:value="227.855555555556" calcext:value-type="float">
            <text:p>227,855555555556</text:p>
          </table:table-cell>
          <table:table-cell office:value-type="float" office:value="228.091666666667" calcext:value-type="float">
            <text:p>228,091666666667</text:p>
          </table:table-cell>
          <table:table-cell office:value-type="float" office:value="231.936111111111" calcext:value-type="float">
            <text:p>231,936111111111</text:p>
          </table:table-cell>
          <table:table-cell office:value-type="float" office:value="221.622222222222" calcext:value-type="float">
            <text:p>221,622222222222</text:p>
          </table:table-cell>
          <table:table-cell office:value-type="float" office:value="252.094444444444" calcext:value-type="float">
            <text:p>252,094444444444</text:p>
          </table:table-cell>
          <table:table-cell office:value-type="float" office:value="239.7" calcext:value-type="float">
            <text:p>239,7</text:p>
          </table:table-cell>
          <table:table-cell office:value-type="float" office:value="242" calcext:value-type="float">
            <text:p>242</text:p>
          </table:table-cell>
          <table:table-cell office:value-type="float" office:value="239.408333333333" calcext:value-type="float">
            <text:p>239,408333333333</text:p>
          </table:table-cell>
          <table:table-cell office:value-type="float" office:value="231.988888888889" calcext:value-type="float">
            <text:p>231,988888888889</text:p>
          </table:table-cell>
          <table:table-cell office:value-type="float" office:value="226.897222222222" calcext:value-type="float">
            <text:p>226,897222222222</text:p>
          </table:table-cell>
          <table:table-cell office:value-type="float" office:value="221.230555555555" calcext:value-type="float">
            <text:p>221,230555555555</text:p>
          </table:table-cell>
          <table:table-cell office:value-type="float" office:value="202.725" calcext:value-type="float">
            <text:p>202,725</text:p>
          </table:table-cell>
          <table:table-cell office:value-type="float" office:value="227.105555555556" calcext:value-type="float">
            <text:p>227,10555555555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52]+[.B40]" office:value-type="float" office:value="257.529644444444" calcext:value-type="float">
            <text:p>257,529644444444</text:p>
          </table:table-cell>
          <table:table-cell table:formula="of:=[.C52]+[.C40]" office:value-type="float" office:value="255.4717" calcext:value-type="float">
            <text:p>255,4717</text:p>
          </table:table-cell>
          <table:table-cell table:formula="of:=[.D52]+[.D40]" office:value-type="float" office:value="233.755511111111" calcext:value-type="float">
            <text:p>233,755511111111</text:p>
          </table:table-cell>
          <table:table-cell table:formula="of:=[.E52]+[.E40]" office:value-type="float" office:value="263.009755555556" calcext:value-type="float">
            <text:p>263,009755555556</text:p>
          </table:table-cell>
          <table:table-cell table:formula="of:=[.F52]+[.F40]" office:value-type="float" office:value="320.141555555556" calcext:value-type="float">
            <text:p>320,141555555556</text:p>
          </table:table-cell>
          <table:table-cell table:formula="of:=[.G52]+[.G40]" office:value-type="float" office:value="239.772377777778" calcext:value-type="float">
            <text:p>239,772377777778</text:p>
          </table:table-cell>
          <table:table-cell table:formula="of:=[.H52]+[.H40]" office:value-type="float" office:value="254.127355555556" calcext:value-type="float">
            <text:p>254,127355555556</text:p>
          </table:table-cell>
          <table:table-cell table:formula="of:=[.I52]+[.I40]" office:value-type="float" office:value="257.1039" calcext:value-type="float">
            <text:p>257,1039</text:p>
          </table:table-cell>
          <table:table-cell table:formula="of:=[.J52]+[.J40]" office:value-type="float" office:value="250.716466666667" calcext:value-type="float">
            <text:p>250,716466666667</text:p>
          </table:table-cell>
          <table:table-cell table:formula="of:=[.K52]+[.K40]" office:value-type="float" office:value="257.201" calcext:value-type="float">
            <text:p>257,201</text:p>
          </table:table-cell>
          <table:table-cell table:formula="of:=[.L52]+[.L40]" office:value-type="float" office:value="268.446477777778" calcext:value-type="float">
            <text:p>268,446477777778</text:p>
          </table:table-cell>
          <table:table-cell table:formula="of:=[.M52]+[.M40]" office:value-type="float" office:value="257.988855555556" calcext:value-type="float">
            <text:p>257,988855555556</text:p>
          </table:table-cell>
          <table:table-cell table:formula="of:=[.N52]+[.N40]" office:value-type="float" office:value="267.751844444444" calcext:value-type="float">
            <text:p>267,751844444444</text:p>
          </table:table-cell>
          <table:table-cell table:formula="of:=[.O52]+[.O40]" office:value-type="float" office:value="297.585766666667" calcext:value-type="float">
            <text:p>297,585766666667</text:p>
          </table:table-cell>
          <table:table-cell table:formula="of:=[.P52]+[.P40]" office:value-type="float" office:value="315.1168" calcext:value-type="float">
            <text:p>315,1168</text:p>
          </table:table-cell>
          <table:table-cell table:formula="of:=[.Q52]+[.Q40]" office:value-type="float" office:value="318.074411111111" calcext:value-type="float">
            <text:p>318,074411111111</text:p>
          </table:table-cell>
          <table:table-cell table:formula="of:=[.R52]+[.R40]" office:value-type="float" office:value="321.078066666667" calcext:value-type="float">
            <text:p>321,078066666667</text:p>
          </table:table-cell>
          <table:table-cell table:formula="of:=[.S52]+[.S40]" office:value-type="float" office:value="323.841055555555" calcext:value-type="float">
            <text:p>323,841055555555</text:p>
          </table:table-cell>
          <table:table-cell table:formula="of:=[.T52]+[.T40]" office:value-type="float" office:value="333.515633333333" calcext:value-type="float">
            <text:p>333,515633333333</text:p>
          </table:table-cell>
          <table:table-cell table:formula="of:=[.U52]+[.U40]" office:value-type="float" office:value="335.871922222222" calcext:value-type="float">
            <text:p>335,8719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53]+[.B41]" office:value-type="float" office:value="260.4543" calcext:value-type="float">
            <text:p>260,4543</text:p>
          </table:table-cell>
          <table:table-cell table:formula="of:=[.C53]+[.C41]" office:value-type="float" office:value="312.511966666667" calcext:value-type="float">
            <text:p>312,511966666667</text:p>
          </table:table-cell>
          <table:table-cell table:formula="of:=[.D53]+[.D41]" office:value-type="float" office:value="259.0298" calcext:value-type="float">
            <text:p>259,0298</text:p>
          </table:table-cell>
          <table:table-cell table:formula="of:=[.E53]+[.E41]" office:value-type="float" office:value="255.434977777778" calcext:value-type="float">
            <text:p>255,434977777778</text:p>
          </table:table-cell>
          <table:table-cell table:formula="of:=[.F53]+[.F41]" office:value-type="float" office:value="248.638288888889" calcext:value-type="float">
            <text:p>248,638288888889</text:p>
          </table:table-cell>
          <table:table-cell table:formula="of:=[.G53]+[.G41]" office:value-type="float" office:value="256.199888888889" calcext:value-type="float">
            <text:p>256,199888888889</text:p>
          </table:table-cell>
          <table:table-cell table:formula="of:=[.H53]+[.H41]" office:value-type="float" office:value="256.904566666667" calcext:value-type="float">
            <text:p>256,904566666667</text:p>
          </table:table-cell>
          <table:table-cell table:formula="of:=[.I53]+[.I41]" office:value-type="float" office:value="260.913555555555" calcext:value-type="float">
            <text:p>260,913555555555</text:p>
          </table:table-cell>
          <table:table-cell table:formula="of:=[.J53]+[.J41]" office:value-type="float" office:value="257.542922222222" calcext:value-type="float">
            <text:p>257,542922222222</text:p>
          </table:table-cell>
          <table:table-cell table:formula="of:=[.K53]+[.K41]" office:value-type="float" office:value="232.4733" calcext:value-type="float">
            <text:p>232,4733</text:p>
          </table:table-cell>
          <table:table-cell table:formula="of:=[.L53]+[.L41]" office:value-type="float" office:value="242.038944444444" calcext:value-type="float">
            <text:p>242,038944444444</text:p>
          </table:table-cell>
          <table:table-cell table:formula="of:=[.M53]+[.M41]" office:value-type="float" office:value="243.302666666667" calcext:value-type="float">
            <text:p>243,302666666667</text:p>
          </table:table-cell>
          <table:table-cell table:formula="of:=[.N53]+[.N41]" office:value-type="float" office:value="248.275311111111" calcext:value-type="float">
            <text:p>248,275311111111</text:p>
          </table:table-cell>
          <table:table-cell table:formula="of:=[.O53]+[.O41]" office:value-type="float" office:value="252.745033333333" calcext:value-type="float">
            <text:p>252,745033333333</text:p>
          </table:table-cell>
          <table:table-cell table:formula="of:=[.P53]+[.P41]" office:value-type="float" office:value="254.090988888889" calcext:value-type="float">
            <text:p>254,090988888889</text:p>
          </table:table-cell>
          <table:table-cell table:formula="of:=[.Q53]+[.Q41]" office:value-type="float" office:value="256.701422222222" calcext:value-type="float">
            <text:p>256,701422222222</text:p>
          </table:table-cell>
          <table:table-cell table:formula="of:=[.R53]+[.R41]" office:value-type="float" office:value="262.3473" calcext:value-type="float">
            <text:p>262,3473</text:p>
          </table:table-cell>
          <table:table-cell table:formula="of:=[.S53]+[.S41]" office:value-type="float" office:value="254.204022222222" calcext:value-type="float">
            <text:p>254,204022222222</text:p>
          </table:table-cell>
          <table:table-cell table:formula="of:=[.T53]+[.T41]" office:value-type="float" office:value="257.302433333333" calcext:value-type="float">
            <text:p>257,302433333333</text:p>
          </table:table-cell>
          <table:table-cell table:formula="of:=[.U53]+[.U41]" office:value-type="float" office:value="256.189122222222" calcext:value-type="float">
            <text:p>256,1891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54]+[.B42]" office:value-type="float" office:value="256.249633333333" calcext:value-type="float">
            <text:p>256,249633333333</text:p>
          </table:table-cell>
          <table:table-cell table:formula="of:=[.C54]+[.C42]" office:value-type="float" office:value="244.6377" calcext:value-type="float">
            <text:p>244,6377</text:p>
          </table:table-cell>
          <table:table-cell table:formula="of:=[.D54]+[.D42]" office:value-type="float" office:value="272.780822222222" calcext:value-type="float">
            <text:p>272,780822222222</text:p>
          </table:table-cell>
          <table:table-cell table:formula="of:=[.E54]+[.E42]" office:value-type="float" office:value="258.502" calcext:value-type="float">
            <text:p>258,502</text:p>
          </table:table-cell>
          <table:table-cell table:formula="of:=[.F54]+[.F42]" office:value-type="float" office:value="991.52168888889" calcext:value-type="float">
            <text:p>991,52168888889</text:p>
          </table:table-cell>
          <table:table-cell table:formula="of:=[.G54]+[.G42]" office:value-type="float" office:value="690.399255555556" calcext:value-type="float">
            <text:p>690,399255555556</text:p>
          </table:table-cell>
          <table:table-cell table:formula="of:=[.H54]+[.H42]" office:value-type="float" office:value="750.725988888889" calcext:value-type="float">
            <text:p>750,725988888889</text:p>
          </table:table-cell>
          <table:table-cell table:formula="of:=[.I54]+[.I42]" office:value-type="float" office:value="334.549722222222" calcext:value-type="float">
            <text:p>334,549722222222</text:p>
          </table:table-cell>
          <table:table-cell table:formula="of:=[.J54]+[.J42]" office:value-type="float" office:value="334.749733333333" calcext:value-type="float">
            <text:p>334,749733333333</text:p>
          </table:table-cell>
          <table:table-cell table:formula="of:=[.K54]+[.K42]" office:value-type="float" office:value="293.667577777778" calcext:value-type="float">
            <text:p>293,667577777778</text:p>
          </table:table-cell>
          <table:table-cell table:formula="of:=[.L54]+[.L42]" office:value-type="float" office:value="254.578344444444" calcext:value-type="float">
            <text:p>254,578344444444</text:p>
          </table:table-cell>
          <table:table-cell table:formula="of:=[.M54]+[.M42]" office:value-type="float" office:value="250.895566666667" calcext:value-type="float">
            <text:p>250,895566666667</text:p>
          </table:table-cell>
          <table:table-cell table:formula="of:=[.N54]+[.N42]" office:value-type="float" office:value="284.662733333333" calcext:value-type="float">
            <text:p>284,662733333333</text:p>
          </table:table-cell>
          <table:table-cell table:formula="of:=[.O54]+[.O42]" office:value-type="float" office:value="253.456877777778" calcext:value-type="float">
            <text:p>253,456877777778</text:p>
          </table:table-cell>
          <table:table-cell table:formula="of:=[.P54]+[.P42]" office:value-type="float" office:value="233.6919" calcext:value-type="float">
            <text:p>233,6919</text:p>
          </table:table-cell>
          <table:table-cell table:formula="of:=[.Q54]+[.Q42]" office:value-type="float" office:value="241.919166666667" calcext:value-type="float">
            <text:p>241,919166666667</text:p>
          </table:table-cell>
          <table:table-cell table:formula="of:=[.R54]+[.R42]" office:value-type="float" office:value="240.793633333333" calcext:value-type="float">
            <text:p>240,793633333333</text:p>
          </table:table-cell>
          <table:table-cell table:formula="of:=[.S54]+[.S42]" office:value-type="float" office:value="247.110022222222" calcext:value-type="float">
            <text:p>247,110022222222</text:p>
          </table:table-cell>
          <table:table-cell table:formula="of:=[.T54]+[.T42]" office:value-type="float" office:value="249.164944444444" calcext:value-type="float">
            <text:p>249,164944444444</text:p>
          </table:table-cell>
          <table:table-cell table:formula="of:=[.U54]+[.U42]" office:value-type="float" office:value="235.013088888889" calcext:value-type="float">
            <text:p>235,0130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55]+[.B43]" office:value-type="float" office:value="251.716977777778" calcext:value-type="float">
            <text:p>251,716977777778</text:p>
          </table:table-cell>
          <table:table-cell table:formula="of:=[.C55]+[.C43]" office:value-type="float" office:value="252.618333333333" calcext:value-type="float">
            <text:p>252,618333333333</text:p>
          </table:table-cell>
          <table:table-cell table:formula="of:=[.D55]+[.D43]" office:value-type="float" office:value="258.022022222222" calcext:value-type="float">
            <text:p>258,022022222222</text:p>
          </table:table-cell>
          <table:table-cell table:formula="of:=[.E55]+[.E43]" office:value-type="float" office:value="254.650544444444" calcext:value-type="float">
            <text:p>254,650544444444</text:p>
          </table:table-cell>
          <table:table-cell table:formula="of:=[.F55]+[.F43]" office:value-type="float" office:value="262.098333333333" calcext:value-type="float">
            <text:p>262,098333333333</text:p>
          </table:table-cell>
          <table:table-cell table:formula="of:=[.G55]+[.G43]" office:value-type="float" office:value="255.563877777778" calcext:value-type="float">
            <text:p>255,563877777778</text:p>
          </table:table-cell>
          <table:table-cell table:formula="of:=[.H55]+[.H43]" office:value-type="float" office:value="255.2397" calcext:value-type="float">
            <text:p>255,2397</text:p>
          </table:table-cell>
          <table:table-cell table:formula="of:=[.I55]+[.I43]" office:value-type="float" office:value="249.141322222222" calcext:value-type="float">
            <text:p>249,141322222222</text:p>
          </table:table-cell>
          <table:table-cell table:formula="of:=[.J55]+[.J43]" office:value-type="float" office:value="252.941344444445" calcext:value-type="float">
            <text:p>252,941344444445</text:p>
          </table:table-cell>
          <table:table-cell table:formula="of:=[.K55]+[.K43]" office:value-type="float" office:value="265.842722222222" calcext:value-type="float">
            <text:p>265,842722222222</text:p>
          </table:table-cell>
          <table:table-cell table:formula="of:=[.L55]+[.L43]" office:value-type="float" office:value="261.378166666667" calcext:value-type="float">
            <text:p>261,378166666667</text:p>
          </table:table-cell>
          <table:table-cell table:formula="of:=[.M55]+[.M43]" office:value-type="float" office:value="259.365855555556" calcext:value-type="float">
            <text:p>259,365855555556</text:p>
          </table:table-cell>
          <table:table-cell table:formula="of:=[.N55]+[.N43]" office:value-type="float" office:value="256.203477777778" calcext:value-type="float">
            <text:p>256,203477777778</text:p>
          </table:table-cell>
          <table:table-cell table:formula="of:=[.O55]+[.O43]" office:value-type="float" office:value="280.303788888889" calcext:value-type="float">
            <text:p>280,303788888889</text:p>
          </table:table-cell>
          <table:table-cell table:formula="of:=[.P55]+[.P43]" office:value-type="float" office:value="269.513833333333" calcext:value-type="float">
            <text:p>269,513833333333</text:p>
          </table:table-cell>
          <table:table-cell table:formula="of:=[.Q55]+[.Q43]" office:value-type="float" office:value="331.532455555556" calcext:value-type="float">
            <text:p>331,532455555556</text:p>
          </table:table-cell>
          <table:table-cell table:formula="of:=[.R55]+[.R43]" office:value-type="float" office:value="319.600944444444" calcext:value-type="float">
            <text:p>319,600944444444</text:p>
          </table:table-cell>
          <table:table-cell table:formula="of:=[.S55]+[.S43]" office:value-type="float" office:value="323.250744444444" calcext:value-type="float">
            <text:p>323,250744444444</text:p>
          </table:table-cell>
          <table:table-cell table:formula="of:=[.T55]+[.T43]" office:value-type="float" office:value="300.429866666667" calcext:value-type="float">
            <text:p>300,429866666667</text:p>
          </table:table-cell>
          <table:table-cell table:formula="of:=[.U55]+[.U43]" office:value-type="float" office:value="262.360966666667" calcext:value-type="float">
            <text:p>262,3609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56]+[.B44]" office:value-type="float" office:value="266.733977777778" calcext:value-type="float">
            <text:p>266,733977777778</text:p>
          </table:table-cell>
          <table:table-cell table:formula="of:=[.C56]+[.C44]" office:value-type="float" office:value="253.958088888889" calcext:value-type="float">
            <text:p>253,958088888889</text:p>
          </table:table-cell>
          <table:table-cell table:formula="of:=[.D56]+[.D44]" office:value-type="float" office:value="258.371055555556" calcext:value-type="float">
            <text:p>258,371055555556</text:p>
          </table:table-cell>
          <table:table-cell table:formula="of:=[.E56]+[.E44]" office:value-type="float" office:value="265.119933333333" calcext:value-type="float">
            <text:p>265,119933333333</text:p>
          </table:table-cell>
          <table:table-cell table:formula="of:=[.F56]+[.F44]" office:value-type="float" office:value="261.558988888889" calcext:value-type="float">
            <text:p>261,558988888889</text:p>
          </table:table-cell>
          <table:table-cell table:formula="of:=[.G56]+[.G44]" office:value-type="float" office:value="264.232944444444" calcext:value-type="float">
            <text:p>264,232944444444</text:p>
          </table:table-cell>
          <table:table-cell table:formula="of:=[.H56]+[.H44]" office:value-type="float" office:value="258.761255555556" calcext:value-type="float">
            <text:p>258,761255555556</text:p>
          </table:table-cell>
          <table:table-cell table:formula="of:=[.I56]+[.I44]" office:value-type="float" office:value="257.192666666667" calcext:value-type="float">
            <text:p>257,192666666667</text:p>
          </table:table-cell>
          <table:table-cell table:formula="of:=[.J56]+[.J44]" office:value-type="float" office:value="259.607966666667" calcext:value-type="float">
            <text:p>259,607966666667</text:p>
          </table:table-cell>
          <table:table-cell table:formula="of:=[.K56]+[.K44]" office:value-type="float" office:value="261.058111111111" calcext:value-type="float">
            <text:p>261,058111111111</text:p>
          </table:table-cell>
          <table:table-cell table:formula="of:=[.L56]+[.L44]" office:value-type="float" office:value="277.47" calcext:value-type="float">
            <text:p>277,47</text:p>
          </table:table-cell>
          <table:table-cell table:formula="of:=[.M56]+[.M44]" office:value-type="float" office:value="260.040388888889" calcext:value-type="float">
            <text:p>260,040388888889</text:p>
          </table:table-cell>
          <table:table-cell table:formula="of:=[.N56]+[.N44]" office:value-type="float" office:value="258.116977777778" calcext:value-type="float">
            <text:p>258,116977777778</text:p>
          </table:table-cell>
          <table:table-cell table:formula="of:=[.O56]+[.O44]" office:value-type="float" office:value="264.1592" calcext:value-type="float">
            <text:p>264,1592</text:p>
          </table:table-cell>
          <table:table-cell table:formula="of:=[.P56]+[.P44]" office:value-type="float" office:value="294.173733333333" calcext:value-type="float">
            <text:p>294,173733333333</text:p>
          </table:table-cell>
          <table:table-cell table:formula="of:=[.Q56]+[.Q44]" office:value-type="float" office:value="290.9293" calcext:value-type="float">
            <text:p>290,9293</text:p>
          </table:table-cell>
          <table:table-cell table:formula="of:=[.R56]+[.R44]" office:value-type="float" office:value="288.542611111111" calcext:value-type="float">
            <text:p>288,542611111111</text:p>
          </table:table-cell>
          <table:table-cell table:formula="of:=[.S56]+[.S44]" office:value-type="float" office:value="284.296055555556" calcext:value-type="float">
            <text:p>284,296055555556</text:p>
          </table:table-cell>
          <table:table-cell table:formula="of:=[.T56]+[.T44]" office:value-type="float" office:value="283.527155555556" calcext:value-type="float">
            <text:p>283,527155555556</text:p>
          </table:table-cell>
          <table:table-cell table:formula="of:=[.U56]+[.U44]" office:value-type="float" office:value="326.928077777778" calcext:value-type="float">
            <text:p>326,9280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57]+[.B45]" office:value-type="float" office:value="292.114933333333" calcext:value-type="float">
            <text:p>292,114933333333</text:p>
          </table:table-cell>
          <table:table-cell table:formula="of:=[.C57]+[.C45]" office:value-type="float" office:value="265.966666666667" calcext:value-type="float">
            <text:p>265,966666666667</text:p>
          </table:table-cell>
          <table:table-cell table:formula="of:=[.D57]+[.D45]" office:value-type="float" office:value="277.976944444444" calcext:value-type="float">
            <text:p>277,976944444444</text:p>
          </table:table-cell>
          <table:table-cell table:formula="of:=[.E57]+[.E45]" office:value-type="float" office:value="799.727833333334" calcext:value-type="float">
            <text:p>799,727833333334</text:p>
          </table:table-cell>
          <table:table-cell table:formula="of:=[.F57]+[.F45]" office:value-type="float" office:value="826.994344444444" calcext:value-type="float">
            <text:p>826,994344444444</text:p>
          </table:table-cell>
          <table:table-cell table:formula="of:=[.G57]+[.G45]" office:value-type="float" office:value="819.471911111112" calcext:value-type="float">
            <text:p>819,471911111112</text:p>
          </table:table-cell>
          <table:table-cell table:formula="of:=[.H57]+[.H45]" office:value-type="float" office:value="409.539088888889" calcext:value-type="float">
            <text:p>409,539088888889</text:p>
          </table:table-cell>
          <table:table-cell table:formula="of:=[.I57]+[.I45]" office:value-type="float" office:value="336.144988888889" calcext:value-type="float">
            <text:p>336,144988888889</text:p>
          </table:table-cell>
          <table:table-cell table:formula="of:=[.J57]+[.J45]" office:value-type="float" office:value="288.573" calcext:value-type="float">
            <text:p>288,573</text:p>
          </table:table-cell>
          <table:table-cell table:formula="of:=[.K57]+[.K45]" office:value-type="float" office:value="255.164655555556" calcext:value-type="float">
            <text:p>255,164655555556</text:p>
          </table:table-cell>
          <table:table-cell table:formula="of:=[.L57]+[.L45]" office:value-type="float" office:value="242.945088888889" calcext:value-type="float">
            <text:p>242,945088888889</text:p>
          </table:table-cell>
          <table:table-cell table:formula="of:=[.M57]+[.M45]" office:value-type="float" office:value="277.668477777778" calcext:value-type="float">
            <text:p>277,668477777778</text:p>
          </table:table-cell>
          <table:table-cell table:formula="of:=[.N57]+[.N45]" office:value-type="float" office:value="268.424488888889" calcext:value-type="float">
            <text:p>268,424488888889</text:p>
          </table:table-cell>
          <table:table-cell table:formula="of:=[.O57]+[.O45]" office:value-type="float" office:value="254.958277777778" calcext:value-type="float">
            <text:p>254,958277777778</text:p>
          </table:table-cell>
          <table:table-cell table:formula="of:=[.P57]+[.P45]" office:value-type="float" office:value="262.960677777778" calcext:value-type="float">
            <text:p>262,960677777778</text:p>
          </table:table-cell>
          <table:table-cell table:formula="of:=[.Q57]+[.Q45]" office:value-type="float" office:value="262.759133333333" calcext:value-type="float">
            <text:p>262,759133333333</text:p>
          </table:table-cell>
          <table:table-cell table:formula="of:=[.R57]+[.R45]" office:value-type="float" office:value="256.9554" calcext:value-type="float">
            <text:p>256,9554</text:p>
          </table:table-cell>
          <table:table-cell table:formula="of:=[.S57]+[.S45]" office:value-type="float" office:value="266.632866666667" calcext:value-type="float">
            <text:p>266,632866666667</text:p>
          </table:table-cell>
          <table:table-cell table:formula="of:=[.T57]+[.T45]" office:value-type="float" office:value="267.311466666667" calcext:value-type="float">
            <text:p>267,311466666667</text:p>
          </table:table-cell>
          <table:table-cell table:formula="of:=[.U57]+[.U45]" office:value-type="float" office:value="259.836433333333" calcext:value-type="float">
            <text:p>259,8364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58]+[.B46]" office:value-type="float" office:value="293.535766666667" calcext:value-type="float">
            <text:p>293,535766666667</text:p>
          </table:table-cell>
          <table:table-cell table:formula="of:=[.C58]+[.C46]" office:value-type="float" office:value="310.049522222222" calcext:value-type="float">
            <text:p>310,049522222222</text:p>
          </table:table-cell>
          <table:table-cell table:formula="of:=[.D58]+[.D46]" office:value-type="float" office:value="304.646244444444" calcext:value-type="float">
            <text:p>304,646244444444</text:p>
          </table:table-cell>
          <table:table-cell table:formula="of:=[.E58]+[.E46]" office:value-type="float" office:value="292.820622222222" calcext:value-type="float">
            <text:p>292,820622222222</text:p>
          </table:table-cell>
          <table:table-cell table:formula="of:=[.F58]+[.F46]" office:value-type="float" office:value="296.734033333333" calcext:value-type="float">
            <text:p>296,734033333333</text:p>
          </table:table-cell>
          <table:table-cell table:formula="of:=[.G58]+[.G46]" office:value-type="float" office:value="254.080166666667" calcext:value-type="float">
            <text:p>254,080166666667</text:p>
          </table:table-cell>
          <table:table-cell table:formula="of:=[.H58]+[.H46]" office:value-type="float" office:value="295.959355555556" calcext:value-type="float">
            <text:p>295,959355555556</text:p>
          </table:table-cell>
          <table:table-cell table:formula="of:=[.I58]+[.I46]" office:value-type="float" office:value="274.096133333333" calcext:value-type="float">
            <text:p>274,096133333333</text:p>
          </table:table-cell>
          <table:table-cell table:formula="of:=[.J58]+[.J46]" office:value-type="float" office:value="289.044811111111" calcext:value-type="float">
            <text:p>289,044811111111</text:p>
          </table:table-cell>
          <table:table-cell table:formula="of:=[.K58]+[.K46]" office:value-type="float" office:value="296.502833333333" calcext:value-type="float">
            <text:p>296,502833333333</text:p>
          </table:table-cell>
          <table:table-cell table:formula="of:=[.L58]+[.L46]" office:value-type="float" office:value="297.794488888889" calcext:value-type="float">
            <text:p>297,794488888889</text:p>
          </table:table-cell>
          <table:table-cell table:formula="of:=[.M58]+[.M46]" office:value-type="float" office:value="289.655455555556" calcext:value-type="float">
            <text:p>289,655455555556</text:p>
          </table:table-cell>
          <table:table-cell table:formula="of:=[.N58]+[.N46]" office:value-type="float" office:value="306.715822222222" calcext:value-type="float">
            <text:p>306,715822222222</text:p>
          </table:table-cell>
          <table:table-cell table:formula="of:=[.O58]+[.O46]" office:value-type="float" office:value="298.634655555555" calcext:value-type="float">
            <text:p>298,634655555555</text:p>
          </table:table-cell>
          <table:table-cell table:formula="of:=[.P58]+[.P46]" office:value-type="float" office:value="302.9054" calcext:value-type="float">
            <text:p>302,9054</text:p>
          </table:table-cell>
          <table:table-cell table:formula="of:=[.Q58]+[.Q46]" office:value-type="float" office:value="293.687422222222" calcext:value-type="float">
            <text:p>293,687422222222</text:p>
          </table:table-cell>
          <table:table-cell table:formula="of:=[.R58]+[.R46]" office:value-type="float" office:value="282.717844444444" calcext:value-type="float">
            <text:p>282,717844444444</text:p>
          </table:table-cell>
          <table:table-cell table:formula="of:=[.S58]+[.S46]" office:value-type="float" office:value="302.2078" calcext:value-type="float">
            <text:p>302,2078</text:p>
          </table:table-cell>
          <table:table-cell table:formula="of:=[.T58]+[.T46]" office:value-type="float" office:value="278.519" calcext:value-type="float">
            <text:p>278,519</text:p>
          </table:table-cell>
          <table:table-cell table:formula="of:=[.U58]+[.U46]" office:value-type="float" office:value="276.422855555556" calcext:value-type="float">
            <text:p>276,4228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59]+[.B47]" office:value-type="float" office:value="292.315822222222" calcext:value-type="float">
            <text:p>292,315822222222</text:p>
          </table:table-cell>
          <table:table-cell table:formula="of:=[.C59]+[.C47]" office:value-type="float" office:value="295.413511111111" calcext:value-type="float">
            <text:p>295,413511111111</text:p>
          </table:table-cell>
          <table:table-cell table:formula="of:=[.D59]+[.D47]" office:value-type="float" office:value="287.559566666667" calcext:value-type="float">
            <text:p>287,559566666667</text:p>
          </table:table-cell>
          <table:table-cell table:formula="of:=[.E59]+[.E47]" office:value-type="float" office:value="274.568855555556" calcext:value-type="float">
            <text:p>274,568855555556</text:p>
          </table:table-cell>
          <table:table-cell table:formula="of:=[.F59]+[.F47]" office:value-type="float" office:value="286.640911111111" calcext:value-type="float">
            <text:p>286,640911111111</text:p>
          </table:table-cell>
          <table:table-cell table:formula="of:=[.G59]+[.G47]" office:value-type="float" office:value="301.330566666667" calcext:value-type="float">
            <text:p>301,330566666667</text:p>
          </table:table-cell>
          <table:table-cell table:formula="of:=[.H59]+[.H47]" office:value-type="float" office:value="265.033922222222" calcext:value-type="float">
            <text:p>265,033922222222</text:p>
          </table:table-cell>
          <table:table-cell table:formula="of:=[.I59]+[.I47]" office:value-type="float" office:value="280.313855555556" calcext:value-type="float">
            <text:p>280,313855555556</text:p>
          </table:table-cell>
          <table:table-cell table:formula="of:=[.J59]+[.J47]" office:value-type="float" office:value="280.687566666667" calcext:value-type="float">
            <text:p>280,687566666667</text:p>
          </table:table-cell>
          <table:table-cell table:formula="of:=[.K59]+[.K47]" office:value-type="float" office:value="287.285611111111" calcext:value-type="float">
            <text:p>287,285611111111</text:p>
          </table:table-cell>
          <table:table-cell table:formula="of:=[.L59]+[.L47]" office:value-type="float" office:value="278.178422222222" calcext:value-type="float">
            <text:p>278,178422222222</text:p>
          </table:table-cell>
          <table:table-cell table:formula="of:=[.M59]+[.M47]" office:value-type="float" office:value="308.536544444444" calcext:value-type="float">
            <text:p>308,536544444444</text:p>
          </table:table-cell>
          <table:table-cell table:formula="of:=[.N59]+[.N47]" office:value-type="float" office:value="294.1816" calcext:value-type="float">
            <text:p>294,1816</text:p>
          </table:table-cell>
          <table:table-cell table:formula="of:=[.O59]+[.O47]" office:value-type="float" office:value="297.8713" calcext:value-type="float">
            <text:p>297,8713</text:p>
          </table:table-cell>
          <table:table-cell table:formula="of:=[.P59]+[.P47]" office:value-type="float" office:value="296.167633333333" calcext:value-type="float">
            <text:p>296,167633333333</text:p>
          </table:table-cell>
          <table:table-cell table:formula="of:=[.Q59]+[.Q47]" office:value-type="float" office:value="286.717888888889" calcext:value-type="float">
            <text:p>286,717888888889</text:p>
          </table:table-cell>
          <table:table-cell table:formula="of:=[.R59]+[.R47]" office:value-type="float" office:value="281.707822222222" calcext:value-type="float">
            <text:p>281,707822222222</text:p>
          </table:table-cell>
          <table:table-cell table:formula="of:=[.S59]+[.S47]" office:value-type="float" office:value="276.984355555556" calcext:value-type="float">
            <text:p>276,984355555556</text:p>
          </table:table-cell>
          <table:table-cell table:formula="of:=[.T59]+[.T47]" office:value-type="float" office:value="258.2006" calcext:value-type="float">
            <text:p>258,2006</text:p>
          </table:table-cell>
          <table:table-cell table:formula="of:=[.U59]+[.U47]" office:value-type="float" office:value="283.667655555556" calcext:value-type="float">
            <text:p>283,66765555555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5]" office:value-type="float" office:value="0.114449332866447" calcext:value-type="float">
            <text:p>0,114449332866447</text:p>
          </table:table-cell>
          <table:table-cell table:formula="of:=[.C28]/[.C65]" office:value-type="float" office:value="0.11617232750242" calcext:value-type="float">
            <text:p>0,11617232750242</text:p>
          </table:table-cell>
          <table:table-cell table:formula="of:=[.D28]/[.D65]" office:value-type="float" office:value="0.128304803841583" calcext:value-type="float">
            <text:p>0,128304803841583</text:p>
          </table:table-cell>
          <table:table-cell table:formula="of:=[.E28]/[.E65]" office:value-type="float" office:value="0.11297186272516" calcext:value-type="float">
            <text:p>0,11297186272516</text:p>
          </table:table-cell>
          <table:table-cell table:formula="of:=[.F28]/[.F65]" office:value-type="float" office:value="0.116630160477622" calcext:value-type="float">
            <text:p>0,116630160477622</text:p>
          </table:table-cell>
          <table:table-cell table:formula="of:=[.G28]/[.G65]" office:value-type="float" office:value="0.2157400718107" calcext:value-type="float">
            <text:p>0,2157400718107</text:p>
          </table:table-cell>
          <table:table-cell table:formula="of:=[.H28]/[.H65]" office:value-type="float" office:value="0.248732895605886" calcext:value-type="float">
            <text:p>0,248732895605886</text:p>
          </table:table-cell>
          <table:table-cell table:formula="of:=[.I28]/[.I65]" office:value-type="float" office:value="0.245978236813988" calcext:value-type="float">
            <text:p>0,245978236813988</text:p>
          </table:table-cell>
          <table:table-cell table:formula="of:=[.J28]/[.J65]" office:value-type="float" office:value="0.283817269547779" calcext:value-type="float">
            <text:p>0,283817269547779</text:p>
          </table:table-cell>
          <table:table-cell table:formula="of:=[.K28]/[.K65]" office:value-type="float" office:value="0.296744417789977" calcext:value-type="float">
            <text:p>0,296744417789977</text:p>
          </table:table-cell>
          <table:table-cell table:formula="of:=[.L28]/[.L65]" office:value-type="float" office:value="0.300016355836378" calcext:value-type="float">
            <text:p>0,300016355836378</text:p>
          </table:table-cell>
          <table:table-cell table:formula="of:=[.M28]/[.M65]" office:value-type="float" office:value="0.332508052781091" calcext:value-type="float">
            <text:p>0,332508052781091</text:p>
          </table:table-cell>
          <table:table-cell table:formula="of:=[.N28]/[.N65]" office:value-type="float" office:value="0.32761694763302" calcext:value-type="float">
            <text:p>0,32761694763302</text:p>
          </table:table-cell>
          <table:table-cell table:formula="of:=[.O28]/[.O65]" office:value-type="float" office:value="0.305053101217991" calcext:value-type="float">
            <text:p>0,305053101217991</text:p>
          </table:table-cell>
          <table:table-cell table:formula="of:=[.P28]/[.P65]" office:value-type="float" office:value="0.290938340958019" calcext:value-type="float">
            <text:p>0,290938340958019</text:p>
          </table:table-cell>
          <table:table-cell table:formula="of:=[.Q28]/[.Q65]" office:value-type="float" office:value="0.294363041254812" calcext:value-type="float">
            <text:p>0,294363041254812</text:p>
          </table:table-cell>
          <table:table-cell table:formula="of:=[.R28]/[.R65]" office:value-type="float" office:value="0.293742219701086" calcext:value-type="float">
            <text:p>0,293742219701086</text:p>
          </table:table-cell>
          <table:table-cell table:formula="of:=[.S28]/[.S65]" office:value-type="float" office:value="0.294666353641593" calcext:value-type="float">
            <text:p>0,294666353641593</text:p>
          </table:table-cell>
          <table:table-cell table:formula="of:=[.T28]/[.T65]" office:value-type="float" office:value="0.28785106425296" calcext:value-type="float">
            <text:p>0,28785106425296</text:p>
          </table:table-cell>
          <table:table-cell table:formula="of:=[.U28]/[.U65]" office:value-type="float" office:value="0.288343087326971" calcext:value-type="float">
            <text:p>0,2883430873269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6]" office:value-type="float" office:value="0.109663695320062" calcext:value-type="float">
            <text:p>0,109663695320062</text:p>
          </table:table-cell>
          <table:table-cell table:formula="of:=[.C29]/[.C66]" office:value-type="float" office:value="0.0914786441777856" calcext:value-type="float">
            <text:p>0,091478644177786</text:p>
          </table:table-cell>
          <table:table-cell table:formula="of:=[.D29]/[.D66]" office:value-type="float" office:value="0.112181934279376" calcext:value-type="float">
            <text:p>0,112181934279376</text:p>
          </table:table-cell>
          <table:table-cell table:formula="of:=[.E29]/[.E66]" office:value-type="float" office:value="0.11396514390181" calcext:value-type="float">
            <text:p>0,11396514390181</text:p>
          </table:table-cell>
          <table:table-cell table:formula="of:=[.F29]/[.F66]" office:value-type="float" office:value="0.117523307172767" calcext:value-type="float">
            <text:p>0,117523307172767</text:p>
          </table:table-cell>
          <table:table-cell table:formula="of:=[.G29]/[.G66]" office:value-type="float" office:value="0.124434039133506" calcext:value-type="float">
            <text:p>0,124434039133506</text:p>
          </table:table-cell>
          <table:table-cell table:formula="of:=[.H29]/[.H66]" office:value-type="float" office:value="0.151816830296386" calcext:value-type="float">
            <text:p>0,151816830296386</text:p>
          </table:table-cell>
          <table:table-cell table:formula="of:=[.I29]/[.I66]" office:value-type="float" office:value="0.149198618358912" calcext:value-type="float">
            <text:p>0,149198618358912</text:p>
          </table:table-cell>
          <table:table-cell table:formula="of:=[.J29]/[.J66]" office:value-type="float" office:value="0.184314007119331" calcext:value-type="float">
            <text:p>0,184314007119331</text:p>
          </table:table-cell>
          <table:table-cell table:formula="of:=[.K29]/[.K66]" office:value-type="float" office:value="0.243224852058279" calcext:value-type="float">
            <text:p>0,243224852058279</text:p>
          </table:table-cell>
          <table:table-cell table:formula="of:=[.L29]/[.L66]" office:value-type="float" office:value="0.267405033303869" calcext:value-type="float">
            <text:p>0,267405033303869</text:p>
          </table:table-cell>
          <table:table-cell table:formula="of:=[.M29]/[.M66]" office:value-type="float" office:value="0.307271675334426" calcext:value-type="float">
            <text:p>0,307271675334426</text:p>
          </table:table-cell>
          <table:table-cell table:formula="of:=[.N29]/[.N66]" office:value-type="float" office:value="0.316057942486607" calcext:value-type="float">
            <text:p>0,316057942486607</text:p>
          </table:table-cell>
          <table:table-cell table:formula="of:=[.O29]/[.O66]" office:value-type="float" office:value="0.330599952442191" calcext:value-type="float">
            <text:p>0,330599952442191</text:p>
          </table:table-cell>
          <table:table-cell table:formula="of:=[.P29]/[.P66]" office:value-type="float" office:value="0.336413331199948" calcext:value-type="float">
            <text:p>0,336413331199948</text:p>
          </table:table-cell>
          <table:table-cell table:formula="of:=[.Q29]/[.Q66]" office:value-type="float" office:value="0.345232855481734" calcext:value-type="float">
            <text:p>0,345232855481734</text:p>
          </table:table-cell>
          <table:table-cell table:formula="of:=[.R29]/[.R66]" office:value-type="float" office:value="0.342373327265041" calcext:value-type="float">
            <text:p>0,342373327265041</text:p>
          </table:table-cell>
          <table:table-cell table:formula="of:=[.S29]/[.S66]" office:value-type="float" office:value="0.361128349573278" calcext:value-type="float">
            <text:p>0,361128349573278</text:p>
          </table:table-cell>
          <table:table-cell table:formula="of:=[.T29]/[.T66]" office:value-type="float" office:value="0.360011721614759" calcext:value-type="float">
            <text:p>0,360011721614759</text:p>
          </table:table-cell>
          <table:table-cell table:formula="of:=[.U29]/[.U66]" office:value-type="float" office:value="0.366687161363994" calcext:value-type="float">
            <text:p>0,3666871613639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7]" office:value-type="float" office:value="0.111463109735832" calcext:value-type="float">
            <text:p>0,111463109735832</text:p>
          </table:table-cell>
          <table:table-cell table:formula="of:=[.C30]/[.C67]" office:value-type="float" office:value="0.116859220798757" calcext:value-type="float">
            <text:p>0,116859220798757</text:p>
          </table:table-cell>
          <table:table-cell table:formula="of:=[.D30]/[.D67]" office:value-type="float" office:value="0.106526784996371" calcext:value-type="float">
            <text:p>0,106526784996371</text:p>
          </table:table-cell>
          <table:table-cell table:formula="of:=[.E30]/[.E67]" office:value-type="float" office:value="0.112612993323069" calcext:value-type="float">
            <text:p>0,112612993323069</text:p>
          </table:table-cell>
          <table:table-cell table:formula="of:=[.F30]/[.F67]" office:value-type="float" office:value="0.0294706553850024" calcext:value-type="float">
            <text:p>0,029470655385002</text:p>
          </table:table-cell>
          <table:table-cell table:formula="of:=[.G30]/[.G67]" office:value-type="float" office:value="0.0461761607409999" calcext:value-type="float">
            <text:p>0,046176160741</text:p>
          </table:table-cell>
          <table:table-cell table:formula="of:=[.H30]/[.H67]" office:value-type="float" office:value="0.0519529596380771" calcext:value-type="float">
            <text:p>0,051952959638077</text:p>
          </table:table-cell>
          <table:table-cell table:formula="of:=[.I30]/[.I67]" office:value-type="float" office:value="0.116359211842784" calcext:value-type="float">
            <text:p>0,116359211842784</text:p>
          </table:table-cell>
          <table:table-cell table:formula="of:=[.J30]/[.J67]" office:value-type="float" office:value="0.14180375149913" calcext:value-type="float">
            <text:p>0,14180375149913</text:p>
          </table:table-cell>
          <table:table-cell table:formula="of:=[.K30]/[.K67]" office:value-type="float" office:value="0.19254179990815" calcext:value-type="float">
            <text:p>0,19254179990815</text:p>
          </table:table-cell>
          <table:table-cell table:formula="of:=[.L30]/[.L67]" office:value-type="float" office:value="0.254233847506712" calcext:value-type="float">
            <text:p>0,254233847506712</text:p>
          </table:table-cell>
          <table:table-cell table:formula="of:=[.M30]/[.M67]" office:value-type="float" office:value="0.297972654492234" calcext:value-type="float">
            <text:p>0,297972654492234</text:p>
          </table:table-cell>
          <table:table-cell table:formula="of:=[.N30]/[.N67]" office:value-type="float" office:value="0.275657382619572" calcext:value-type="float">
            <text:p>0,275657382619572</text:p>
          </table:table-cell>
          <table:table-cell table:formula="of:=[.O30]/[.O67]" office:value-type="float" office:value="0.329671448384448" calcext:value-type="float">
            <text:p>0,329671448384448</text:p>
          </table:table-cell>
          <table:table-cell table:formula="of:=[.P30]/[.P67]" office:value-type="float" office:value="0.365779027856764" calcext:value-type="float">
            <text:p>0,365779027856764</text:p>
          </table:table-cell>
          <table:table-cell table:formula="of:=[.Q30]/[.Q67]" office:value-type="float" office:value="0.366328002121921" calcext:value-type="float">
            <text:p>0,366328002121921</text:p>
          </table:table-cell>
          <table:table-cell table:formula="of:=[.R30]/[.R67]" office:value-type="float" office:value="0.373019488748941" calcext:value-type="float">
            <text:p>0,373019488748941</text:p>
          </table:table-cell>
          <table:table-cell table:formula="of:=[.S30]/[.S67]" office:value-type="float" office:value="0.371495571788041" calcext:value-type="float">
            <text:p>0,371495571788041</text:p>
          </table:table-cell>
          <table:table-cell table:formula="of:=[.T30]/[.T67]" office:value-type="float" office:value="0.371769360278744" calcext:value-type="float">
            <text:p>0,371769360278744</text:p>
          </table:table-cell>
          <table:table-cell table:formula="of:=[.U30]/[.U67]" office:value-type="float" office:value="0.39972778726556" calcext:value-type="float">
            <text:p>0,39972778726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8]" office:value-type="float" office:value="0.117092205143272" calcext:value-type="float">
            <text:p>0,117092205143272</text:p>
          </table:table-cell>
          <table:table-cell table:formula="of:=[.C31]/[.C68]" office:value-type="float" office:value="0.117484513528313" calcext:value-type="float">
            <text:p>0,117484513528313</text:p>
          </table:table-cell>
          <table:table-cell table:formula="of:=[.D31]/[.D68]" office:value-type="float" office:value="0.116237965820489" calcext:value-type="float">
            <text:p>0,116237965820489</text:p>
          </table:table-cell>
          <table:table-cell table:formula="of:=[.E31]/[.E68]" office:value-type="float" office:value="0.11668030031046" calcext:value-type="float">
            <text:p>0,11668030031046</text:p>
          </table:table-cell>
          <table:table-cell table:formula="of:=[.F31]/[.F68]" office:value-type="float" office:value="0.142458597600137" calcext:value-type="float">
            <text:p>0,142458597600137</text:p>
          </table:table-cell>
          <table:table-cell table:formula="of:=[.G31]/[.G68]" office:value-type="float" office:value="0.202409317192236" calcext:value-type="float">
            <text:p>0,202409317192236</text:p>
          </table:table-cell>
          <table:table-cell table:formula="of:=[.H31]/[.H68]" office:value-type="float" office:value="0.247648908065634" calcext:value-type="float">
            <text:p>0,247648908065634</text:p>
          </table:table-cell>
          <table:table-cell table:formula="of:=[.I31]/[.I68]" office:value-type="float" office:value="0.253839722113986" calcext:value-type="float">
            <text:p>0,253839722113986</text:p>
          </table:table-cell>
          <table:table-cell table:formula="of:=[.J31]/[.J68]" office:value-type="float" office:value="0.281320806435537" calcext:value-type="float">
            <text:p>0,281320806435537</text:p>
          </table:table-cell>
          <table:table-cell table:formula="of:=[.K31]/[.K68]" office:value-type="float" office:value="0.287098177305754" calcext:value-type="float">
            <text:p>0,287098177305754</text:p>
          </table:table-cell>
          <table:table-cell table:formula="of:=[.L31]/[.L68]" office:value-type="float" office:value="0.308129539001281" calcext:value-type="float">
            <text:p>0,308129539001281</text:p>
          </table:table-cell>
          <table:table-cell table:formula="of:=[.M31]/[.M68]" office:value-type="float" office:value="0.33074273333417" calcext:value-type="float">
            <text:p>0,33074273333417</text:p>
          </table:table-cell>
          <table:table-cell table:formula="of:=[.N31]/[.N68]" office:value-type="float" office:value="0.342384275033477" calcext:value-type="float">
            <text:p>0,342384275033477</text:p>
          </table:table-cell>
          <table:table-cell table:formula="of:=[.O31]/[.O68]" office:value-type="float" office:value="0.32386098439784" calcext:value-type="float">
            <text:p>0,32386098439784</text:p>
          </table:table-cell>
          <table:table-cell table:formula="of:=[.P31]/[.P68]" office:value-type="float" office:value="0.340166431778703" calcext:value-type="float">
            <text:p>0,340166431778703</text:p>
          </table:table-cell>
          <table:table-cell table:formula="of:=[.Q31]/[.Q68]" office:value-type="float" office:value="0.282413831379204" calcext:value-type="float">
            <text:p>0,282413831379204</text:p>
          </table:table-cell>
          <table:table-cell table:formula="of:=[.R31]/[.R68]" office:value-type="float" office:value="0.295099828831684" calcext:value-type="float">
            <text:p>0,295099828831684</text:p>
          </table:table-cell>
          <table:table-cell table:formula="of:=[.S31]/[.S68]" office:value-type="float" office:value="0.2952044647693" calcext:value-type="float">
            <text:p>0,2952044647693</text:p>
          </table:table-cell>
          <table:table-cell table:formula="of:=[.T31]/[.T68]" office:value-type="float" office:value="0.319551551465811" calcext:value-type="float">
            <text:p>0,319551551465811</text:p>
          </table:table-cell>
          <table:table-cell table:formula="of:=[.U31]/[.U68]" office:value-type="float" office:value="0.369133976865715" calcext:value-type="float">
            <text:p>0,3691339768657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9]" office:value-type="float" office:value="0.110499967966419" calcext:value-type="float">
            <text:p>0,110499967966419</text:p>
          </table:table-cell>
          <table:table-cell table:formula="of:=[.C32]/[.C69]" office:value-type="float" office:value="0.116864724135584" calcext:value-type="float">
            <text:p>0,116864724135584</text:p>
          </table:table-cell>
          <table:table-cell table:formula="of:=[.D32]/[.D69]" office:value-type="float" office:value="0.116080940008975" calcext:value-type="float">
            <text:p>0,116080940008975</text:p>
          </table:table-cell>
          <table:table-cell table:formula="of:=[.E32]/[.E69]" office:value-type="float" office:value="0.112072682074201" calcext:value-type="float">
            <text:p>0,112072682074201</text:p>
          </table:table-cell>
          <table:table-cell table:formula="of:=[.F32]/[.F69]" office:value-type="float" office:value="0.142752352571073" calcext:value-type="float">
            <text:p>0,142752352571073</text:p>
          </table:table-cell>
          <table:table-cell table:formula="of:=[.G32]/[.G69]" office:value-type="float" office:value="0.195768586346265" calcext:value-type="float">
            <text:p>0,195768586346265</text:p>
          </table:table-cell>
          <table:table-cell table:formula="of:=[.H32]/[.H69]" office:value-type="float" office:value="0.244278583609009" calcext:value-type="float">
            <text:p>0,244278583609009</text:p>
          </table:table-cell>
          <table:table-cell table:formula="of:=[.I32]/[.I69]" office:value-type="float" office:value="0.245893340660309" calcext:value-type="float">
            <text:p>0,245893340660309</text:p>
          </table:table-cell>
          <table:table-cell table:formula="of:=[.J32]/[.J69]" office:value-type="float" office:value="0.274096607718382" calcext:value-type="float">
            <text:p>0,274096607718382</text:p>
          </table:table-cell>
          <table:table-cell table:formula="of:=[.K32]/[.K69]" office:value-type="float" office:value="0.292360044570749" calcext:value-type="float">
            <text:p>0,292360044570749</text:p>
          </table:table-cell>
          <table:table-cell table:formula="of:=[.L32]/[.L69]" office:value-type="float" office:value="0.290259610047933" calcext:value-type="float">
            <text:p>0,290259610047933</text:p>
          </table:table-cell>
          <table:table-cell table:formula="of:=[.M32]/[.M69]" office:value-type="float" office:value="0.329884801228527" calcext:value-type="float">
            <text:p>0,329884801228527</text:p>
          </table:table-cell>
          <table:table-cell table:formula="of:=[.N32]/[.N69]" office:value-type="float" office:value="0.339846075818854" calcext:value-type="float">
            <text:p>0,339846075818854</text:p>
          </table:table-cell>
          <table:table-cell table:formula="of:=[.O32]/[.O69]" office:value-type="float" office:value="0.343654360703697" calcext:value-type="float">
            <text:p>0,343654360703697</text:p>
          </table:table-cell>
          <table:table-cell table:formula="of:=[.P32]/[.P69]" office:value-type="float" office:value="0.311651070818469" calcext:value-type="float">
            <text:p>0,311651070818469</text:p>
          </table:table-cell>
          <table:table-cell table:formula="of:=[.Q32]/[.Q69]" office:value-type="float" office:value="0.321828537036318" calcext:value-type="float">
            <text:p>0,321828537036318</text:p>
          </table:table-cell>
          <table:table-cell table:formula="of:=[.R32]/[.R69]" office:value-type="float" office:value="0.326863972141993" calcext:value-type="float">
            <text:p>0,326863972141993</text:p>
          </table:table-cell>
          <table:table-cell table:formula="of:=[.S32]/[.S69]" office:value-type="float" office:value="0.335653840900204" calcext:value-type="float">
            <text:p>0,335653840900204</text:p>
          </table:table-cell>
          <table:table-cell table:formula="of:=[.T32]/[.T69]" office:value-type="float" office:value="0.338601887399067" calcext:value-type="float">
            <text:p>0,338601887399067</text:p>
          </table:table-cell>
          <table:table-cell table:formula="of:=[.U32]/[.U69]" office:value-type="float" office:value="0.296231353569543" calcext:value-type="float">
            <text:p>0,296231353569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70]" office:value-type="float" office:value="0.0925920071643034" calcext:value-type="float">
            <text:p>0,092592007164303</text:p>
          </table:table-cell>
          <table:table-cell table:formula="of:=[.C33]/[.C70]" office:value-type="float" office:value="0.102076122321093" calcext:value-type="float">
            <text:p>0,102076122321093</text:p>
          </table:table-cell>
          <table:table-cell table:formula="of:=[.D33]/[.D70]" office:value-type="float" office:value="0.098801996168747" calcext:value-type="float">
            <text:p>0,098801996168747</text:p>
          </table:table-cell>
          <table:table-cell table:formula="of:=[.E33]/[.E70]" office:value-type="float" office:value="0.0507900091843746" calcext:value-type="float">
            <text:p>0,050790009184375</text:p>
          </table:table-cell>
          <table:table-cell table:formula="of:=[.F33]/[.F70]" office:value-type="float" office:value="0.0629584063661002" calcext:value-type="float">
            <text:p>0,0629584063661</text:p>
          </table:table-cell>
          <table:table-cell table:formula="of:=[.G33]/[.G70]" office:value-type="float" office:value="0.0737060418801962" calcext:value-type="float">
            <text:p>0,073706041880196</text:p>
          </table:table-cell>
          <table:table-cell table:formula="of:=[.H33]/[.H70]" office:value-type="float" office:value="0.162109690628364" calcext:value-type="float">
            <text:p>0,162109690628364</text:p>
          </table:table-cell>
          <table:table-cell table:formula="of:=[.I33]/[.I70]" office:value-type="float" office:value="0.212119342417354" calcext:value-type="float">
            <text:p>0,212119342417354</text:p>
          </table:table-cell>
          <table:table-cell table:formula="of:=[.J33]/[.J70]" office:value-type="float" office:value="0.260609831827648" calcext:value-type="float">
            <text:p>0,260609831827648</text:p>
          </table:table-cell>
          <table:table-cell table:formula="of:=[.K33]/[.K70]" office:value-type="float" office:value="0.307582775636072" calcext:value-type="float">
            <text:p>0,307582775636072</text:p>
          </table:table-cell>
          <table:table-cell table:formula="of:=[.L33]/[.L70]" office:value-type="float" office:value="0.341875599872637" calcext:value-type="float">
            <text:p>0,341875599872637</text:p>
          </table:table-cell>
          <table:table-cell table:formula="of:=[.M33]/[.M70]" office:value-type="float" office:value="0.311760120172085" calcext:value-type="float">
            <text:p>0,311760120172085</text:p>
          </table:table-cell>
          <table:table-cell table:formula="of:=[.N33]/[.N70]" office:value-type="float" office:value="0.331585901004893" calcext:value-type="float">
            <text:p>0,331585901004893</text:p>
          </table:table-cell>
          <table:table-cell table:formula="of:=[.O33]/[.O70]" office:value-type="float" office:value="0.356830497103121" calcext:value-type="float">
            <text:p>0,356830497103121</text:p>
          </table:table-cell>
          <table:table-cell table:formula="of:=[.P33]/[.P70]" office:value-type="float" office:value="0.351547443447501" calcext:value-type="float">
            <text:p>0,351547443447501</text:p>
          </table:table-cell>
          <table:table-cell table:formula="of:=[.Q33]/[.Q70]" office:value-type="float" office:value="0.356818767098993" calcext:value-type="float">
            <text:p>0,356818767098993</text:p>
          </table:table-cell>
          <table:table-cell table:formula="of:=[.R33]/[.R70]" office:value-type="float" office:value="0.368348608357715" calcext:value-type="float">
            <text:p>0,368348608357715</text:p>
          </table:table-cell>
          <table:table-cell table:formula="of:=[.S33]/[.S70]" office:value-type="float" office:value="0.358137738958413" calcext:value-type="float">
            <text:p>0,358137738958413</text:p>
          </table:table-cell>
          <table:table-cell table:formula="of:=[.T33]/[.T70]" office:value-type="float" office:value="0.359547007835055" calcext:value-type="float">
            <text:p>0,359547007835055</text:p>
          </table:table-cell>
          <table:table-cell table:formula="of:=[.U33]/[.U70]" office:value-type="float" office:value="0.372019765511457" calcext:value-type="float">
            <text:p>0,3720197655114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71]" office:value-type="float" office:value="0.0924803485049466" calcext:value-type="float">
            <text:p>0,092480348504947</text:p>
          </table:table-cell>
          <table:table-cell table:formula="of:=[.C34]/[.C71]" office:value-type="float" office:value="0.0872982348303714" calcext:value-type="float">
            <text:p>0,087298234830371</text:p>
          </table:table-cell>
          <table:table-cell table:formula="of:=[.D34]/[.D71]" office:value-type="float" office:value="0.0899514420404986" calcext:value-type="float">
            <text:p>0,089951442040499</text:p>
          </table:table-cell>
          <table:table-cell table:formula="of:=[.E34]/[.E71]" office:value-type="float" office:value="0.139920637040743" calcext:value-type="float">
            <text:p>0,139920637040743</text:p>
          </table:table-cell>
          <table:table-cell table:formula="of:=[.F34]/[.F71]" office:value-type="float" office:value="0.177493603980489" calcext:value-type="float">
            <text:p>0,177493603980489</text:p>
          </table:table-cell>
          <table:table-cell table:formula="of:=[.G34]/[.G71]" office:value-type="float" office:value="0.239043581389338" calcext:value-type="float">
            <text:p>0,239043581389338</text:p>
          </table:table-cell>
          <table:table-cell table:formula="of:=[.H34]/[.H71]" office:value-type="float" office:value="0.225428525057983" calcext:value-type="float">
            <text:p>0,225428525057983</text:p>
          </table:table-cell>
          <table:table-cell table:formula="of:=[.I34]/[.I71]" office:value-type="float" office:value="0.26112480000934" calcext:value-type="float">
            <text:p>0,26112480000934</text:p>
          </table:table-cell>
          <table:table-cell table:formula="of:=[.J34]/[.J71]" office:value-type="float" office:value="0.261400779725312" calcext:value-type="float">
            <text:p>0,261400779725312</text:p>
          </table:table-cell>
          <table:table-cell table:formula="of:=[.K34]/[.K71]" office:value-type="float" office:value="0.265716368084172" calcext:value-type="float">
            <text:p>0,265716368084172</text:p>
          </table:table-cell>
          <table:table-cell table:formula="of:=[.L34]/[.L71]" office:value-type="float" office:value="0.27985112925006" calcext:value-type="float">
            <text:p>0,27985112925006</text:p>
          </table:table-cell>
          <table:table-cell table:formula="of:=[.M34]/[.M71]" office:value-type="float" office:value="0.299914706710359" calcext:value-type="float">
            <text:p>0,299914706710359</text:p>
          </table:table-cell>
          <table:table-cell table:formula="of:=[.N34]/[.N71]" office:value-type="float" office:value="0.291028458699229" calcext:value-type="float">
            <text:p>0,291028458699229</text:p>
          </table:table-cell>
          <table:table-cell table:formula="of:=[.O34]/[.O71]" office:value-type="float" office:value="0.305757357029226" calcext:value-type="float">
            <text:p>0,305757357029226</text:p>
          </table:table-cell>
          <table:table-cell table:formula="of:=[.P34]/[.P71]" office:value-type="float" office:value="0.306117487506" calcext:value-type="float">
            <text:p>0,306117487506</text:p>
          </table:table-cell>
          <table:table-cell table:formula="of:=[.Q34]/[.Q71]" office:value-type="float" office:value="0.320133672353388" calcext:value-type="float">
            <text:p>0,320133672353388</text:p>
          </table:table-cell>
          <table:table-cell table:formula="of:=[.R34]/[.R71]" office:value-type="float" office:value="0.335654578813286" calcext:value-type="float">
            <text:p>0,335654578813286</text:p>
          </table:table-cell>
          <table:table-cell table:formula="of:=[.S34]/[.S71]" office:value-type="float" office:value="0.316813659343008" calcext:value-type="float">
            <text:p>0,316813659343008</text:p>
          </table:table-cell>
          <table:table-cell table:formula="of:=[.T34]/[.T71]" office:value-type="float" office:value="0.345822457354794" calcext:value-type="float">
            <text:p>0,345822457354794</text:p>
          </table:table-cell>
          <table:table-cell table:formula="of:=[.U34]/[.U71]" office:value-type="float" office:value="0.350440074158524" calcext:value-type="float">
            <text:p>0,3504400741585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2]" office:value-type="float" office:value="0.0905032638975257" calcext:value-type="float">
            <text:p>0,090503263897526</text:p>
          </table:table-cell>
          <table:table-cell table:formula="of:=[.C35]/[.C72]" office:value-type="float" office:value="0.0899318819240044" calcext:value-type="float">
            <text:p>0,089931881924004</text:p>
          </table:table-cell>
          <table:table-cell table:formula="of:=[.D35]/[.D72]" office:value-type="float" office:value="0.0943392713880614" calcext:value-type="float">
            <text:p>0,094339271388061</text:p>
          </table:table-cell>
          <table:table-cell table:formula="of:=[.E35]/[.E72]" office:value-type="float" office:value="0.146814353428529" calcext:value-type="float">
            <text:p>0,146814353428529</text:p>
          </table:table-cell>
          <table:table-cell table:formula="of:=[.F35]/[.F72]" office:value-type="float" office:value="0.181836862707277" calcext:value-type="float">
            <text:p>0,181836862707277</text:p>
          </table:table-cell>
          <table:table-cell table:formula="of:=[.G35]/[.G72]" office:value-type="float" office:value="0.199693760462624" calcext:value-type="float">
            <text:p>0,199693760462624</text:p>
          </table:table-cell>
          <table:table-cell table:formula="of:=[.H35]/[.H72]" office:value-type="float" office:value="0.250369271388447" calcext:value-type="float">
            <text:p>0,250369271388447</text:p>
          </table:table-cell>
          <table:table-cell table:formula="of:=[.I35]/[.I72]" office:value-type="float" office:value="0.253238573809746" calcext:value-type="float">
            <text:p>0,253238573809746</text:p>
          </table:table-cell>
          <table:table-cell table:formula="of:=[.J35]/[.J72]" office:value-type="float" office:value="0.267782986943846" calcext:value-type="float">
            <text:p>0,267782986943846</text:p>
          </table:table-cell>
          <table:table-cell table:formula="of:=[.K35]/[.K72]" office:value-type="float" office:value="0.272899845894745" calcext:value-type="float">
            <text:p>0,272899845894745</text:p>
          </table:table-cell>
          <table:table-cell table:formula="of:=[.L35]/[.L72]" office:value-type="float" office:value="0.298223425588805" calcext:value-type="float">
            <text:p>0,298223425588805</text:p>
          </table:table-cell>
          <table:table-cell table:formula="of:=[.M35]/[.M72]" office:value-type="float" office:value="0.280487665264504" calcext:value-type="float">
            <text:p>0,280487665264504</text:p>
          </table:table-cell>
          <table:table-cell table:formula="of:=[.N35]/[.N72]" office:value-type="float" office:value="0.302430910022925" calcext:value-type="float">
            <text:p>0,302430910022925</text:p>
          </table:table-cell>
          <table:table-cell table:formula="of:=[.O35]/[.O72]" office:value-type="float" office:value="0.305361285226203" calcext:value-type="float">
            <text:p>0,305361285226203</text:p>
          </table:table-cell>
          <table:table-cell table:formula="of:=[.P35]/[.P72]" office:value-type="float" office:value="0.312083926794161" calcext:value-type="float">
            <text:p>0,312083926794161</text:p>
          </table:table-cell>
          <table:table-cell table:formula="of:=[.Q35]/[.Q72]" office:value-type="float" office:value="0.326865674001661" calcext:value-type="float">
            <text:p>0,326865674001661</text:p>
          </table:table-cell>
          <table:table-cell table:formula="of:=[.R35]/[.R72]" office:value-type="float" office:value="0.336065904216599" calcext:value-type="float">
            <text:p>0,336065904216599</text:p>
          </table:table-cell>
          <table:table-cell table:formula="of:=[.S35]/[.S72]" office:value-type="float" office:value="0.344782357142353" calcext:value-type="float">
            <text:p>0,344782357142353</text:p>
          </table:table-cell>
          <table:table-cell table:formula="of:=[.T35]/[.T72]" office:value-type="float" office:value="0.37219157895063" calcext:value-type="float">
            <text:p>0,37219157895063</text:p>
          </table:table-cell>
          <table:table-cell table:formula="of:=[.U35]/[.U72]" office:value-type="float" office:value="0.34077872505654" calcext:value-type="float">
            <text:p>0,3407787250565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14329067602971" calcext:value-type="float">
            <text:p>0,14329067602971</text:p>
          </table:table-cell>
          <table:table-cell table:formula="of:=[.C28]/[.C52]" office:value-type="float" office:value="0.144492414800389" calcext:value-type="float">
            <text:p>0,144492414800389</text:p>
          </table:table-cell>
          <table:table-cell table:formula="of:=[.D28]/[.D52]" office:value-type="float" office:value="0.165645481881501" calcext:value-type="float">
            <text:p>0,165645481881501</text:p>
          </table:table-cell>
          <table:table-cell table:formula="of:=[.E28]/[.E52]" office:value-type="float" office:value="0.141890705436023" calcext:value-type="float">
            <text:p>0,141890705436023</text:p>
          </table:table-cell>
          <table:table-cell table:formula="of:=[.F28]/[.F52]" office:value-type="float" office:value="0.139774953570352" calcext:value-type="float">
            <text:p>0,139774953570352</text:p>
          </table:table-cell>
          <table:table-cell table:formula="of:=[.G28]/[.G52]" office:value-type="float" office:value="0.276212749925838" calcext:value-type="float">
            <text:p>0,276212749925838</text:p>
          </table:table-cell>
          <table:table-cell table:formula="of:=[.H28]/[.H52]" office:value-type="float" office:value="0.318068013362593" calcext:value-type="float">
            <text:p>0,318068013362593</text:p>
          </table:table-cell>
          <table:table-cell table:formula="of:=[.I28]/[.I52]" office:value-type="float" office:value="0.30737285054678" calcext:value-type="float">
            <text:p>0,30737285054678</text:p>
          </table:table-cell>
          <table:table-cell table:formula="of:=[.J28]/[.J52]" office:value-type="float" office:value="0.358086033716347" calcext:value-type="float">
            <text:p>0,358086033716347</text:p>
          </table:table-cell>
          <table:table-cell table:formula="of:=[.K28]/[.K52]" office:value-type="float" office:value="0.371853646772229" calcext:value-type="float">
            <text:p>0,371853646772229</text:p>
          </table:table-cell>
          <table:table-cell table:formula="of:=[.L28]/[.L52]" office:value-type="float" office:value="0.378198090865215" calcext:value-type="float">
            <text:p>0,378198090865215</text:p>
          </table:table-cell>
          <table:table-cell table:formula="of:=[.M28]/[.M52]" office:value-type="float" office:value="0.417578445270773" calcext:value-type="float">
            <text:p>0,417578445270773</text:p>
          </table:table-cell>
          <table:table-cell table:formula="of:=[.N28]/[.N52]" office:value-type="float" office:value="0.416931360671754" calcext:value-type="float">
            <text:p>0,416931360671754</text:p>
          </table:table-cell>
          <table:table-cell table:formula="of:=[.O28]/[.O52]" office:value-type="float" office:value="0.372250386823401" calcext:value-type="float">
            <text:p>0,372250386823401</text:p>
          </table:table-cell>
          <table:table-cell table:formula="of:=[.P28]/[.P52]" office:value-type="float" office:value="0.346975339199546" calcext:value-type="float">
            <text:p>0,346975339199546</text:p>
          </table:table-cell>
          <table:table-cell table:formula="of:=[.Q28]/[.Q52]" office:value-type="float" office:value="0.352505400125497" calcext:value-type="float">
            <text:p>0,352505400125497</text:p>
          </table:table-cell>
          <table:table-cell table:formula="of:=[.R28]/[.R52]" office:value-type="float" office:value="0.354642373954188" calcext:value-type="float">
            <text:p>0,354642373954188</text:p>
          </table:table-cell>
          <table:table-cell table:formula="of:=[.S28]/[.S52]" office:value-type="float" office:value="0.355459445801084" calcext:value-type="float">
            <text:p>0,355459445801084</text:p>
          </table:table-cell>
          <table:table-cell table:formula="of:=[.T28]/[.T52]" office:value-type="float" office:value="0.345603275934481" calcext:value-type="float">
            <text:p>0,345603275934481</text:p>
          </table:table-cell>
          <table:table-cell table:formula="of:=[.U28]/[.U52]" office:value-type="float" office:value="0.345543865289699" calcext:value-type="float">
            <text:p>0,3455438652896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139260755728913" calcext:value-type="float">
            <text:p>0,139260755728913</text:p>
          </table:table-cell>
          <table:table-cell table:formula="of:=[.C29]/[.C53]" office:value-type="float" office:value="0.11091792557147" calcext:value-type="float">
            <text:p>0,11091792557147</text:p>
          </table:table-cell>
          <table:table-cell table:formula="of:=[.D29]/[.D53]" office:value-type="float" office:value="0.142112551656682" calcext:value-type="float">
            <text:p>0,142112551656682</text:p>
          </table:table-cell>
          <table:table-cell table:formula="of:=[.E29]/[.E53]" office:value-type="float" office:value="0.144557578900905" calcext:value-type="float">
            <text:p>0,144557578900905</text:p>
          </table:table-cell>
          <table:table-cell table:formula="of:=[.F29]/[.F53]" office:value-type="float" office:value="0.149475472320109" calcext:value-type="float">
            <text:p>0,149475472320109</text:p>
          </table:table-cell>
          <table:table-cell table:formula="of:=[.G29]/[.G53]" office:value-type="float" office:value="0.15802598683667" calcext:value-type="float">
            <text:p>0,15802598683667</text:p>
          </table:table-cell>
          <table:table-cell table:formula="of:=[.H29]/[.H53]" office:value-type="float" office:value="0.190542378373977" calcext:value-type="float">
            <text:p>0,190542378373977</text:p>
          </table:table-cell>
          <table:table-cell table:formula="of:=[.I29]/[.I53]" office:value-type="float" office:value="0.189057268974449" calcext:value-type="float">
            <text:p>0,189057268974449</text:p>
          </table:table-cell>
          <table:table-cell table:formula="of:=[.J29]/[.J53]" office:value-type="float" office:value="0.229293104336625" calcext:value-type="float">
            <text:p>0,229293104336625</text:p>
          </table:table-cell>
          <table:table-cell table:formula="of:=[.K29]/[.K53]" office:value-type="float" office:value="0.312135158708253" calcext:value-type="float">
            <text:p>0,312135158708253</text:p>
          </table:table-cell>
          <table:table-cell table:formula="of:=[.L29]/[.L53]" office:value-type="float" office:value="0.341598257121494" calcext:value-type="float">
            <text:p>0,341598257121494</text:p>
          </table:table-cell>
          <table:table-cell table:formula="of:=[.M29]/[.M53]" office:value-type="float" office:value="0.397836015964523" calcext:value-type="float">
            <text:p>0,397836015964523</text:p>
          </table:table-cell>
          <table:table-cell table:formula="of:=[.N29]/[.N53]" office:value-type="float" office:value="0.398299281484406" calcext:value-type="float">
            <text:p>0,398299281484406</text:p>
          </table:table-cell>
          <table:table-cell table:formula="of:=[.O29]/[.O53]" office:value-type="float" office:value="0.417874537195249" calcext:value-type="float">
            <text:p>0,417874537195249</text:p>
          </table:table-cell>
          <table:table-cell table:formula="of:=[.P29]/[.P53]" office:value-type="float" office:value="0.423451645911024" calcext:value-type="float">
            <text:p>0,423451645911024</text:p>
          </table:table-cell>
          <table:table-cell table:formula="of:=[.Q29]/[.Q53]" office:value-type="float" office:value="0.437374361153762" calcext:value-type="float">
            <text:p>0,437374361153762</text:p>
          </table:table-cell>
          <table:table-cell table:formula="of:=[.R29]/[.R53]" office:value-type="float" office:value="0.433916512077295" calcext:value-type="float">
            <text:p>0,433916512077295</text:p>
          </table:table-cell>
          <table:table-cell table:formula="of:=[.S29]/[.S53]" office:value-type="float" office:value="0.456270111416383" calcext:value-type="float">
            <text:p>0,456270111416383</text:p>
          </table:table-cell>
          <table:table-cell table:formula="of:=[.T29]/[.T53]" office:value-type="float" office:value="0.450525961172131" calcext:value-type="float">
            <text:p>0,450525961172131</text:p>
          </table:table-cell>
          <table:table-cell table:formula="of:=[.U29]/[.U53]" office:value-type="float" office:value="0.463742071689109" calcext:value-type="float">
            <text:p>0,4637420716891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142219324481328" calcext:value-type="float">
            <text:p>0,142219324481328</text:p>
          </table:table-cell>
          <table:table-cell table:formula="of:=[.C30]/[.C54]" office:value-type="float" office:value="0.149324476364586" calcext:value-type="float">
            <text:p>0,149324476364586</text:p>
          </table:table-cell>
          <table:table-cell table:formula="of:=[.D30]/[.D54]" office:value-type="float" office:value="0.133634560621351" calcext:value-type="float">
            <text:p>0,133634560621351</text:p>
          </table:table-cell>
          <table:table-cell table:formula="of:=[.E30]/[.E54]" office:value-type="float" office:value="0.142298345350116" calcext:value-type="float">
            <text:p>0,142298345350116</text:p>
          </table:table-cell>
          <table:table-cell table:formula="of:=[.F30]/[.F54]" office:value-type="float" office:value="0.0314290327630816" calcext:value-type="float">
            <text:p>0,031429032763082</text:p>
          </table:table-cell>
          <table:table-cell table:formula="of:=[.G30]/[.G54]" office:value-type="float" office:value="0.0503608976221088" calcext:value-type="float">
            <text:p>0,050360897622109</text:p>
          </table:table-cell>
          <table:table-cell table:formula="of:=[.H30]/[.H54]" office:value-type="float" office:value="0.0561356659896691" calcext:value-type="float">
            <text:p>0,056135665989669</text:p>
          </table:table-cell>
          <table:table-cell table:formula="of:=[.I30]/[.I54]" office:value-type="float" office:value="0.137446637112593" calcext:value-type="float">
            <text:p>0,137446637112593</text:p>
          </table:table-cell>
          <table:table-cell table:formula="of:=[.J30]/[.J54]" office:value-type="float" office:value="0.169708093549829" calcext:value-type="float">
            <text:p>0,169708093549829</text:p>
          </table:table-cell>
          <table:table-cell table:formula="of:=[.K30]/[.K54]" office:value-type="float" office:value="0.235398127045436" calcext:value-type="float">
            <text:p>0,235398127045436</text:p>
          </table:table-cell>
          <table:table-cell table:formula="of:=[.L30]/[.L54]" office:value-type="float" office:value="0.325656559512495" calcext:value-type="float">
            <text:p>0,325656559512495</text:p>
          </table:table-cell>
          <table:table-cell table:formula="of:=[.M30]/[.M54]" office:value-type="float" office:value="0.375364107112971" calcext:value-type="float">
            <text:p>0,375364107112971</text:p>
          </table:table-cell>
          <table:table-cell table:formula="of:=[.N30]/[.N54]" office:value-type="float" office:value="0.342573801433405" calcext:value-type="float">
            <text:p>0,342573801433405</text:p>
          </table:table-cell>
          <table:table-cell table:formula="of:=[.O30]/[.O54]" office:value-type="float" office:value="0.420620828637349" calcext:value-type="float">
            <text:p>0,420620828637349</text:p>
          </table:table-cell>
          <table:table-cell table:formula="of:=[.P30]/[.P54]" office:value-type="float" office:value="0.472002186637217" calcext:value-type="float">
            <text:p>0,472002186637217</text:p>
          </table:table-cell>
          <table:table-cell table:formula="of:=[.Q30]/[.Q54]" office:value-type="float" office:value="0.467126934902925" calcext:value-type="float">
            <text:p>0,467126934902925</text:p>
          </table:table-cell>
          <table:table-cell table:formula="of:=[.R30]/[.R54]" office:value-type="float" office:value="0.473904597256419" calcext:value-type="float">
            <text:p>0,473904597256419</text:p>
          </table:table-cell>
          <table:table-cell table:formula="of:=[.S30]/[.S54]" office:value-type="float" office:value="0.470415504533614" calcext:value-type="float">
            <text:p>0,470415504533614</text:p>
          </table:table-cell>
          <table:table-cell table:formula="of:=[.T30]/[.T54]" office:value-type="float" office:value="0.470823418986841" calcext:value-type="float">
            <text:p>0,470823418986841</text:p>
          </table:table-cell>
          <table:table-cell table:formula="of:=[.U30]/[.U54]" office:value-type="float" office:value="0.511833010261222" calcext:value-type="float">
            <text:p>0,511833010261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147331600827559" calcext:value-type="float">
            <text:p>0,147331600827559</text:p>
          </table:table-cell>
          <table:table-cell table:formula="of:=[.C31]/[.C55]" office:value-type="float" office:value="0.146972971277649" calcext:value-type="float">
            <text:p>0,146972971277649</text:p>
          </table:table-cell>
          <table:table-cell table:formula="of:=[.D31]/[.D55]" office:value-type="float" office:value="0.144768225577217" calcext:value-type="float">
            <text:p>0,144768225577217</text:p>
          </table:table-cell>
          <table:table-cell table:formula="of:=[.E31]/[.E55]" office:value-type="float" office:value="0.148846732254429" calcext:value-type="float">
            <text:p>0,148846732254429</text:p>
          </table:table-cell>
          <table:table-cell table:formula="of:=[.F31]/[.F55]" office:value-type="float" office:value="0.178944020128599" calcext:value-type="float">
            <text:p>0,178944020128599</text:p>
          </table:table-cell>
          <table:table-cell table:formula="of:=[.G31]/[.G55]" office:value-type="float" office:value="0.255382871405258" calcext:value-type="float">
            <text:p>0,255382871405258</text:p>
          </table:table-cell>
          <table:table-cell table:formula="of:=[.H31]/[.H55]" office:value-type="float" office:value="0.312958697858646" calcext:value-type="float">
            <text:p>0,312958697858646</text:p>
          </table:table-cell>
          <table:table-cell table:formula="of:=[.I31]/[.I55]" office:value-type="float" office:value="0.321969496549383" calcext:value-type="float">
            <text:p>0,321969496549383</text:p>
          </table:table-cell>
          <table:table-cell table:formula="of:=[.J31]/[.J55]" office:value-type="float" office:value="0.357271986164768" calcext:value-type="float">
            <text:p>0,357271986164768</text:p>
          </table:table-cell>
          <table:table-cell table:formula="of:=[.K31]/[.K55]" office:value-type="float" office:value="0.361510788379559" calcext:value-type="float">
            <text:p>0,361510788379559</text:p>
          </table:table-cell>
          <table:table-cell table:formula="of:=[.L31]/[.L55]" office:value-type="float" office:value="0.392455131974336" calcext:value-type="float">
            <text:p>0,392455131974336</text:p>
          </table:table-cell>
          <table:table-cell table:formula="of:=[.M31]/[.M55]" office:value-type="float" office:value="0.417121588416446" calcext:value-type="float">
            <text:p>0,417121588416446</text:p>
          </table:table-cell>
          <table:table-cell table:formula="of:=[.N31]/[.N55]" office:value-type="float" office:value="0.432538661260941" calcext:value-type="float">
            <text:p>0,432538661260941</text:p>
          </table:table-cell>
          <table:table-cell table:formula="of:=[.O31]/[.O55]" office:value-type="float" office:value="0.403843185705106" calcext:value-type="float">
            <text:p>0,403843185705106</text:p>
          </table:table-cell>
          <table:table-cell table:formula="of:=[.P31]/[.P55]" office:value-type="float" office:value="0.423494767880514" calcext:value-type="float">
            <text:p>0,423494767880514</text:p>
          </table:table-cell>
          <table:table-cell table:formula="of:=[.Q31]/[.Q55]" office:value-type="float" office:value="0.337639651006711" calcext:value-type="float">
            <text:p>0,337639651006711</text:p>
          </table:table-cell>
          <table:table-cell table:formula="of:=[.R31]/[.R55]" office:value-type="float" office:value="0.353807182201844" calcext:value-type="float">
            <text:p>0,353807182201844</text:p>
          </table:table-cell>
          <table:table-cell table:formula="of:=[.S31]/[.S55]" office:value-type="float" office:value="0.358041655080409" calcext:value-type="float">
            <text:p>0,358041655080409</text:p>
          </table:table-cell>
          <table:table-cell table:formula="of:=[.T31]/[.T55]" office:value-type="float" office:value="0.38483229556387" calcext:value-type="float">
            <text:p>0,38483229556387</text:p>
          </table:table-cell>
          <table:table-cell table:formula="of:=[.U31]/[.U55]" office:value-type="float" office:value="0.461081596508629" calcext:value-type="float">
            <text:p>0,4610815965086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139702372024437" calcext:value-type="float">
            <text:p>0,139702372024437</text:p>
          </table:table-cell>
          <table:table-cell table:formula="of:=[.C32]/[.C56]" office:value-type="float" office:value="0.148755267942917" calcext:value-type="float">
            <text:p>0,148755267942917</text:p>
          </table:table-cell>
          <table:table-cell table:formula="of:=[.D32]/[.D56]" office:value-type="float" office:value="0.148269095453235" calcext:value-type="float">
            <text:p>0,148269095453235</text:p>
          </table:table-cell>
          <table:table-cell table:formula="of:=[.E32]/[.E56]" office:value-type="float" office:value="0.142809478111107" calcext:value-type="float">
            <text:p>0,142809478111107</text:p>
          </table:table-cell>
          <table:table-cell table:formula="of:=[.F32]/[.F56]" office:value-type="float" office:value="0.182347391440005" calcext:value-type="float">
            <text:p>0,182347391440005</text:p>
          </table:table-cell>
          <table:table-cell table:formula="of:=[.G32]/[.G56]" office:value-type="float" office:value="0.247867211500067" calcext:value-type="float">
            <text:p>0,247867211500067</text:p>
          </table:table-cell>
          <table:table-cell table:formula="of:=[.H32]/[.H56]" office:value-type="float" office:value="0.315212975024588" calcext:value-type="float">
            <text:p>0,315212975024588</text:p>
          </table:table-cell>
          <table:table-cell table:formula="of:=[.I32]/[.I56]" office:value-type="float" office:value="0.312164685944634" calcext:value-type="float">
            <text:p>0,312164685944634</text:p>
          </table:table-cell>
          <table:table-cell table:formula="of:=[.J32]/[.J56]" office:value-type="float" office:value="0.349340079368326" calcext:value-type="float">
            <text:p>0,349340079368326</text:p>
          </table:table-cell>
          <table:table-cell table:formula="of:=[.K32]/[.K56]" office:value-type="float" office:value="0.377535326060073" calcext:value-type="float">
            <text:p>0,377535326060073</text:p>
          </table:table-cell>
          <table:table-cell table:formula="of:=[.L32]/[.L56]" office:value-type="float" office:value="0.369187870731148" calcext:value-type="float">
            <text:p>0,369187870731148</text:p>
          </table:table-cell>
          <table:table-cell table:formula="of:=[.M32]/[.M56]" office:value-type="float" office:value="0.416648865623314" calcext:value-type="float">
            <text:p>0,416648865623314</text:p>
          </table:table-cell>
          <table:table-cell table:formula="of:=[.N32]/[.N56]" office:value-type="float" office:value="0.43248534772248" calcext:value-type="float">
            <text:p>0,43248534772248</text:p>
          </table:table-cell>
          <table:table-cell table:formula="of:=[.O32]/[.O56]" office:value-type="float" office:value="0.439716449503512" calcext:value-type="float">
            <text:p>0,439716449503512</text:p>
          </table:table-cell>
          <table:table-cell table:formula="of:=[.P32]/[.P56]" office:value-type="float" office:value="0.382343333565024" calcext:value-type="float">
            <text:p>0,382343333565024</text:p>
          </table:table-cell>
          <table:table-cell table:formula="of:=[.Q32]/[.Q56]" office:value-type="float" office:value="0.400982231263383" calcext:value-type="float">
            <text:p>0,400982231263383</text:p>
          </table:table-cell>
          <table:table-cell table:formula="of:=[.R32]/[.R56]" office:value-type="float" office:value="0.409685629615329" calcext:value-type="float">
            <text:p>0,409685629615329</text:p>
          </table:table-cell>
          <table:table-cell table:formula="of:=[.S32]/[.S56]" office:value-type="float" office:value="0.418750352645757" calcext:value-type="float">
            <text:p>0,418750352645757</text:p>
          </table:table-cell>
          <table:table-cell table:formula="of:=[.T32]/[.T56]" office:value-type="float" office:value="0.415002807430445" calcext:value-type="float">
            <text:p>0,415002807430445</text:p>
          </table:table-cell>
          <table:table-cell table:formula="of:=[.U32]/[.U56]" office:value-type="float" office:value="0.360589575955651" calcext:value-type="float">
            <text:p>0,3605895759556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115324792495736" calcext:value-type="float">
            <text:p>0,115324792495736</text:p>
          </table:table-cell>
          <table:table-cell table:formula="of:=[.C33]/[.C57]" office:value-type="float" office:value="0.127389595683116" calcext:value-type="float">
            <text:p>0,127389595683116</text:p>
          </table:table-cell>
          <table:table-cell table:formula="of:=[.D33]/[.D57]" office:value-type="float" office:value="0.123149248570752" calcext:value-type="float">
            <text:p>0,123149248570752</text:p>
          </table:table-cell>
          <table:table-cell table:formula="of:=[.E33]/[.E57]" office:value-type="float" office:value="0.054731652892562" calcext:value-type="float">
            <text:p>0,054731652892562</text:p>
          </table:table-cell>
          <table:table-cell table:formula="of:=[.F33]/[.F57]" office:value-type="float" office:value="0.0674438091811254" calcext:value-type="float">
            <text:p>0,067443809181125</text:p>
          </table:table-cell>
          <table:table-cell table:formula="of:=[.G33]/[.G57]" office:value-type="float" office:value="0.0792535761772853" calcext:value-type="float">
            <text:p>0,079253576177285</text:p>
          </table:table-cell>
          <table:table-cell table:formula="of:=[.H33]/[.H57]" office:value-type="float" office:value="0.185712778951949" calcext:value-type="float">
            <text:p>0,185712778951949</text:p>
          </table:table-cell>
          <table:table-cell table:formula="of:=[.I33]/[.I57]" office:value-type="float" office:value="0.254345211549513" calcext:value-type="float">
            <text:p>0,254345211549513</text:p>
          </table:table-cell>
          <table:table-cell table:formula="of:=[.J33]/[.J57]" office:value-type="float" office:value="0.321217131873999" calcext:value-type="float">
            <text:p>0,321217131873999</text:p>
          </table:table-cell>
          <table:table-cell table:formula="of:=[.K33]/[.K57]" office:value-type="float" office:value="0.392410364712091" calcext:value-type="float">
            <text:p>0,392410364712091</text:p>
          </table:table-cell>
          <table:table-cell table:formula="of:=[.L33]/[.L57]" office:value-type="float" office:value="0.434253420666618" calcext:value-type="float">
            <text:p>0,434253420666618</text:p>
          </table:table-cell>
          <table:table-cell table:formula="of:=[.M33]/[.M57]" office:value-type="float" office:value="0.394417871715689" calcext:value-type="float">
            <text:p>0,394417871715689</text:p>
          </table:table-cell>
          <table:table-cell table:formula="of:=[.N33]/[.N57]" office:value-type="float" office:value="0.417791213915039" calcext:value-type="float">
            <text:p>0,417791213915039</text:p>
          </table:table-cell>
          <table:table-cell table:formula="of:=[.O33]/[.O57]" office:value-type="float" office:value="0.457969377613088" calcext:value-type="float">
            <text:p>0,457969377613088</text:p>
          </table:table-cell>
          <table:table-cell table:formula="of:=[.P33]/[.P57]" office:value-type="float" office:value="0.443632497600512" calcext:value-type="float">
            <text:p>0,443632497600512</text:p>
          </table:table-cell>
          <table:table-cell table:formula="of:=[.Q33]/[.Q57]" office:value-type="float" office:value="0.450630304001282" calcext:value-type="float">
            <text:p>0,450630304001282</text:p>
          </table:table-cell>
          <table:table-cell table:formula="of:=[.R33]/[.R57]" office:value-type="float" office:value="0.469431687538748" calcext:value-type="float">
            <text:p>0,469431687538748</text:p>
          </table:table-cell>
          <table:table-cell table:formula="of:=[.S33]/[.S57]" office:value-type="float" office:value="0.45625940832172" calcext:value-type="float">
            <text:p>0,45625940832172</text:p>
          </table:table-cell>
          <table:table-cell table:formula="of:=[.T33]/[.T57]" office:value-type="float" office:value="0.453746343536077" calcext:value-type="float">
            <text:p>0,453746343536077</text:p>
          </table:table-cell>
          <table:table-cell table:formula="of:=[.U33]/[.U57]" office:value-type="float" office:value="0.473303194059083" calcext:value-type="float">
            <text:p>0,4733031940590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112784502994841" calcext:value-type="float">
            <text:p>0,112784502994841</text:p>
          </table:table-cell>
          <table:table-cell table:formula="of:=[.C34]/[.C58]" office:value-type="float" office:value="0.105247665420924" calcext:value-type="float">
            <text:p>0,105247665420924</text:p>
          </table:table-cell>
          <table:table-cell table:formula="of:=[.D34]/[.D58]" office:value-type="float" office:value="0.110433135270676" calcext:value-type="float">
            <text:p>0,110433135270676</text:p>
          </table:table-cell>
          <table:table-cell table:formula="of:=[.E34]/[.E58]" office:value-type="float" office:value="0.171736875392963" calcext:value-type="float">
            <text:p>0,171736875392963</text:p>
          </table:table-cell>
          <table:table-cell table:formula="of:=[.F34]/[.F58]" office:value-type="float" office:value="0.216090233862144" calcext:value-type="float">
            <text:p>0,216090233862144</text:p>
          </table:table-cell>
          <table:table-cell table:formula="of:=[.G34]/[.G58]" office:value-type="float" office:value="0.303617911268486" calcext:value-type="float">
            <text:p>0,303617911268486</text:p>
          </table:table-cell>
          <table:table-cell table:formula="of:=[.H34]/[.H58]" office:value-type="float" office:value="0.278099774911423" calcext:value-type="float">
            <text:p>0,278099774911423</text:p>
          </table:table-cell>
          <table:table-cell table:formula="of:=[.I34]/[.I58]" office:value-type="float" office:value="0.326136159483577" calcext:value-type="float">
            <text:p>0,326136159483577</text:p>
          </table:table-cell>
          <table:table-cell table:formula="of:=[.J34]/[.J58]" office:value-type="float" office:value="0.321194474109937" calcext:value-type="float">
            <text:p>0,321194474109937</text:p>
          </table:table-cell>
          <table:table-cell table:formula="of:=[.K34]/[.K58]" office:value-type="float" office:value="0.325650272802425" calcext:value-type="float">
            <text:p>0,325650272802425</text:p>
          </table:table-cell>
          <table:table-cell table:formula="of:=[.L34]/[.L58]" office:value-type="float" office:value="0.341180697560698" calcext:value-type="float">
            <text:p>0,341180697560698</text:p>
          </table:table-cell>
          <table:table-cell table:formula="of:=[.M34]/[.M58]" office:value-type="float" office:value="0.366153411230272" calcext:value-type="float">
            <text:p>0,366153411230272</text:p>
          </table:table-cell>
          <table:table-cell table:formula="of:=[.N34]/[.N58]" office:value-type="float" office:value="0.357628310945412" calcext:value-type="float">
            <text:p>0,357628310945412</text:p>
          </table:table-cell>
          <table:table-cell table:formula="of:=[.O34]/[.O58]" office:value-type="float" office:value="0.371622622832207" calcext:value-type="float">
            <text:p>0,371622622832207</text:p>
          </table:table-cell>
          <table:table-cell table:formula="of:=[.P34]/[.P58]" office:value-type="float" office:value="0.374040500201694" calcext:value-type="float">
            <text:p>0,374040500201694</text:p>
          </table:table-cell>
          <table:table-cell table:formula="of:=[.Q34]/[.Q58]" office:value-type="float" office:value="0.39273318264623" calcext:value-type="float">
            <text:p>0,39273318264623</text:p>
          </table:table-cell>
          <table:table-cell table:formula="of:=[.R34]/[.R58]" office:value-type="float" office:value="0.420833157259356" calcext:value-type="float">
            <text:p>0,420833157259356</text:p>
          </table:table-cell>
          <table:table-cell table:formula="of:=[.S34]/[.S58]" office:value-type="float" office:value="0.388451400750583" calcext:value-type="float">
            <text:p>0,388451400750583</text:p>
          </table:table-cell>
          <table:table-cell table:formula="of:=[.T34]/[.T58]" office:value-type="float" office:value="0.429081746296915" calcext:value-type="float">
            <text:p>0,429081746296915</text:p>
          </table:table-cell>
          <table:table-cell table:formula="of:=[.U34]/[.U58]" office:value-type="float" office:value="0.439755773067174" calcext:value-type="float">
            <text:p>0,439755773067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11321643517748" calcext:value-type="float">
            <text:p>0,11321643517748</text:p>
          </table:table-cell>
          <table:table-cell table:formula="of:=[.C35]/[.C59]" office:value-type="float" office:value="0.111003278513481" calcext:value-type="float">
            <text:p>0,111003278513481</text:p>
          </table:table-cell>
          <table:table-cell table:formula="of:=[.D35]/[.D59]" office:value-type="float" office:value="0.117024200158171" calcext:value-type="float">
            <text:p>0,117024200158171</text:p>
          </table:table-cell>
          <table:table-cell table:formula="of:=[.E35]/[.E59]" office:value-type="float" office:value="0.184991378018" calcext:value-type="float">
            <text:p>0,184991378018</text:p>
          </table:table-cell>
          <table:table-cell table:formula="of:=[.F35]/[.F59]" office:value-type="float" office:value="0.227545757318523" calcext:value-type="float">
            <text:p>0,227545757318523</text:p>
          </table:table-cell>
          <table:table-cell table:formula="of:=[.G35]/[.G59]" office:value-type="float" office:value="0.247382920963377" calcext:value-type="float">
            <text:p>0,247382920963377</text:p>
          </table:table-cell>
          <table:table-cell table:formula="of:=[.H35]/[.H59]" office:value-type="float" office:value="0.318336456070681" calcext:value-type="float">
            <text:p>0,318336456070681</text:p>
          </table:table-cell>
          <table:table-cell table:formula="of:=[.I35]/[.I59]" office:value-type="float" office:value="0.311540707563271" calcext:value-type="float">
            <text:p>0,311540707563271</text:p>
          </table:table-cell>
          <table:table-cell table:formula="of:=[.J35]/[.J59]" office:value-type="float" office:value="0.329531350699646" calcext:value-type="float">
            <text:p>0,329531350699646</text:p>
          </table:table-cell>
          <table:table-cell table:formula="of:=[.K35]/[.K59]" office:value-type="float" office:value="0.338024978621986" calcext:value-type="float">
            <text:p>0,338024978621986</text:p>
          </table:table-cell>
          <table:table-cell table:formula="of:=[.L35]/[.L59]" office:value-type="float" office:value="0.374327633610749" calcext:value-type="float">
            <text:p>0,374327633610749</text:p>
          </table:table-cell>
          <table:table-cell table:formula="of:=[.M35]/[.M59]" office:value-type="float" office:value="0.343286799479913" calcext:value-type="float">
            <text:p>0,343286799479913</text:p>
          </table:table-cell>
          <table:table-cell table:formula="of:=[.N35]/[.N59]" office:value-type="float" office:value="0.371170667501043" calcext:value-type="float">
            <text:p>0,371170667501043</text:p>
          </table:table-cell>
          <table:table-cell table:formula="of:=[.O35]/[.O59]" office:value-type="float" office:value="0.375861004132231" calcext:value-type="float">
            <text:p>0,375861004132231</text:p>
          </table:table-cell>
          <table:table-cell table:formula="of:=[.P35]/[.P59]" office:value-type="float" office:value="0.386073269518605" calcext:value-type="float">
            <text:p>0,386073269518605</text:p>
          </table:table-cell>
          <table:table-cell table:formula="of:=[.Q35]/[.Q59]" office:value-type="float" office:value="0.403977261363092" calcext:value-type="float">
            <text:p>0,403977261363092</text:p>
          </table:table-cell>
          <table:table-cell table:formula="of:=[.R35]/[.R59]" office:value-type="float" office:value="0.417247919885411" calcext:value-type="float">
            <text:p>0,417247919885411</text:p>
          </table:table-cell>
          <table:table-cell table:formula="of:=[.S35]/[.S59]" office:value-type="float" office:value="0.431673277500848" calcext:value-type="float">
            <text:p>0,431673277500848</text:p>
          </table:table-cell>
          <table:table-cell table:formula="of:=[.T35]/[.T59]" office:value-type="float" office:value="0.47404162782094" calcext:value-type="float">
            <text:p>0,47404162782094</text:p>
          </table:table-cell>
          <table:table-cell table:formula="of:=[.U35]/[.U59]" office:value-type="float" office:value="0.425651859389907" calcext:value-type="float">
            <text:p>0,425651859389907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meta:initial-creator>Jaroslav Svoboda</meta:initial-creator>
    <meta:creation-date>2016-11-29T18:38:49Z</meta:creation-date>
    <dc:date>2016-12-08T00:28:22.212000000</dc:date>
    <meta:editing-cycles>16</meta:editing-cycles>
    <meta:editing-duration>PT50M20S</meta:editing-duration>
    <meta:document-statistic meta:table-count="3" meta:cell-count="454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old_town_cross_2160p50.A51:old_town_cross_2160p50.U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52:old_town_cross_2160p50.U52" chart:label-cell-address="old_town_cross_2160p50.A52:old_town_cross_2160p50.A52" chart:class="chart:scatter">
            <chart:domain table:cell-range-address="old_town_cross_2160p50.B51:old_town_cross_2160p50.U51"/>
            <chart:data-point chart:repeated="20"/>
          </chart:series>
          <chart:series chart:style-name="ch8" chart:values-cell-range-address="old_town_cross_2160p50.B53:old_town_cross_2160p50.U53" chart:label-cell-address="old_town_cross_2160p50.A53:old_town_cross_2160p50.A53" chart:class="chart:scatter">
            <chart:data-point chart:repeated="20"/>
          </chart:series>
          <chart:series chart:style-name="ch9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10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11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2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3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4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1:old_town_cross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2:old_town_cross_2160p50.A52</svg:desc>
                </draw:g>
              </table:table-cell>
              <table:table-cell office:value-type="float" office:value="133.794444444444">
                <text:p>133.794444444444</text:p>
                <draw:g>
                  <svg:desc>old_town_cross_2160p50.B52:old_town_cross_2160p50.U52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3:old_town_cross_2160p50.A53</svg:desc>
                </draw:g>
              </table:table-cell>
              <table:table-cell office:value-type="float" office:value="133.638888888889">
                <text:p>133.638888888889</text:p>
                <draw:g>
                  <svg:desc>old_town_cross_2160p50.B53:old_town_cross_2160p50.U53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54:old_town_cross_2160p50.A54</svg:desc>
                </draw:g>
              </table:table-cell>
              <table:table-cell office:value-type="float" office:value="466.997222222222">
                <text:p>466.997222222222</text:p>
                <draw:g>
                  <svg:desc>old_town_cross_2160p50.B54:old_town_cross_2160p50.U54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55:old_town_cross_2160p50.A55</svg:desc>
                </draw:g>
              </table:table-cell>
              <table:table-cell office:value-type="float" office:value="145.205555555556">
                <text:p>145.205555555556</text:p>
                <draw:g>
                  <svg:desc>old_town_cross_2160p50.B55:old_town_cross_2160p50.U55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56:old_town_cross_2160p50.A56</svg:desc>
                </draw:g>
              </table:table-cell>
              <table:table-cell office:value-type="float" office:value="145.197222222222">
                <text:p>145.197222222222</text:p>
                <draw:g>
                  <svg:desc>old_town_cross_2160p50.B56:old_town_cross_2160p50.U56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57:old_town_cross_2160p50.A57</svg:desc>
                </draw:g>
              </table:table-cell>
              <table:table-cell office:value-type="float" office:value="362.963888888889">
                <text:p>362.963888888889</text:p>
                <draw:g>
                  <svg:desc>old_town_cross_2160p50.B57:old_town_cross_2160p50.U57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58:old_town_cross_2160p50.A58</svg:desc>
                </draw:g>
              </table:table-cell>
              <table:table-cell office:value-type="float" office:value="179.336111111111">
                <text:p>179.336111111111</text:p>
                <draw:g>
                  <svg:desc>old_town_cross_2160p50.B58:old_town_cross_2160p50.U58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59:old_town_cross_2160p50.A59</svg:desc>
                </draw:g>
              </table:table-cell>
              <table:table-cell office:value-type="float" office:value="163.716666666667">
                <text:p>163.716666666667</text:p>
                <draw:g>
                  <svg:desc>old_town_cross_2160p50.B59:old_town_cross_2160p50.U59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A3:old_town_cross_2160p50.U11" chart:data-source-has-labels="column" svg:x="0.32cm" svg:y="0.18cm" svg:width="12.809cm" svg:height="8.64cm">
          <chartooo:coordinate-region svg:x="0.95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7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8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9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0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1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2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3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:old_town_cross_2160p50.A4</svg:desc>
                </draw:g>
              </table:table-cell>
              <table:table-cell office:value-type="float" office:value="23.756775">
                <text:p>23.756775</text:p>
                <draw:g>
                  <svg:desc>old_town_cross_2160p50.B4:old_town_cross_2160p50.U4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:old_town_cross_2160p50.A5</svg:desc>
                </draw:g>
              </table:table-cell>
              <table:table-cell office:value-type="float" office:value="23.624611">
                <text:p>23.624611</text:p>
                <draw:g>
                  <svg:desc>old_town_cross_2160p50.B5:old_town_cross_2160p50.U5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p</text:p>
                <draw:g>
                  <svg:desc>old_town_cross_2160p50.A6:old_town_cross_2160p50.A6</svg:desc>
                </draw:g>
              </table:table-cell>
              <table:table-cell office:value-type="float" office:value="23.624611">
                <text:p>23.624611</text:p>
                <draw:g>
                  <svg:desc>old_town_cross_2160p50.B6:old_town_cross_2160p50.U6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q</text:p>
                <draw:g>
                  <svg:desc>old_town_cross_2160p50.A7:old_town_cross_2160p50.A7</svg:desc>
                </draw:g>
              </table:table-cell>
              <table:table-cell office:value-type="float" office:value="23.756775">
                <text:p>23.756775</text:p>
                <draw:g>
                  <svg:desc>old_town_cross_2160p50.B7:old_town_cross_2160p50.U7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bd</text:p>
                <draw:g>
                  <svg:desc>old_town_cross_2160p50.A8:old_town_cross_2160p50.A8</svg:desc>
                </draw:g>
              </table:table-cell>
              <table:table-cell office:value-type="float" office:value="23.756775">
                <text:p>23.756775</text:p>
                <draw:g>
                  <svg:desc>old_town_cross_2160p50.B8:old_town_cross_2160p50.U8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ll</text:p>
                <draw:g>
                  <svg:desc>old_town_cross_2160p50.A9:old_town_cross_2160p50.A9</svg:desc>
                </draw:g>
              </table:table-cell>
              <table:table-cell office:value-type="float" office:value="23.431992">
                <text:p>23.431992</text:p>
                <draw:g>
                  <svg:desc>old_town_cross_2160p50.B9:old_town_cross_2160p50.U9</svg:desc>
                </draw:g>
              </table:table-cell>
              <table:table-cell office:value-type="float" office:value="23.476303">
                <text:p>23.476303</text:p>
              </table:table-cell>
              <table:table-cell office:value-type="float" office:value="23.630917">
                <text:p>23.630917</text:p>
              </table:table-cell>
              <table:table-cell office:value-type="float" office:value="23.848724">
                <text:p>23.848724</text:p>
              </table:table-cell>
              <table:table-cell office:value-type="float" office:value="26.483679">
                <text:p>26.483679</text:p>
              </table:table-cell>
              <table:table-cell office:value-type="float" office:value="28.187429">
                <text:p>28.187429</text:p>
              </table:table-cell>
              <table:table-cell office:value-type="float" office:value="29.868473">
                <text:p>29.868473</text:p>
              </table:table-cell>
              <table:table-cell office:value-type="float" office:value="30.573599">
                <text:p>30.573599</text:p>
              </table:table-cell>
              <table:table-cell office:value-type="float" office:value="31.018501">
                <text:p>31.018501</text:p>
              </table:table-cell>
              <table:table-cell office:value-type="float" office:value="31.437109">
                <text:p>31.437109</text:p>
              </table:table-cell>
              <table:table-cell office:value-type="float" office:value="31.863882">
                <text:p>31.863882</text:p>
              </table:table-cell>
              <table:table-cell office:value-type="float" office:value="32.319351">
                <text:p>32.319351</text:p>
              </table:table-cell>
              <table:table-cell office:value-type="float" office:value="32.459812">
                <text:p>32.459812</text:p>
              </table:table-cell>
              <table:table-cell office:value-type="float" office:value="32.684353">
                <text:p>32.684353</text:p>
              </table:table-cell>
              <table:table-cell office:value-type="float" office:value="32.887737">
                <text:p>32.887737</text:p>
              </table:table-cell>
              <table:table-cell office:value-type="float" office:value="32.943565">
                <text:p>32.943565</text:p>
              </table:table-cell>
              <table:table-cell office:value-type="float" office:value="33.139809">
                <text:p>33.139809</text:p>
              </table:table-cell>
              <table:table-cell office:value-type="float" office:value="33.210651">
                <text:p>33.210651</text:p>
              </table:table-cell>
              <table:table-cell office:value-type="float" office:value="33.295963">
                <text:p>33.295963</text:p>
              </table:table-cell>
              <table:table-cell office:value-type="float" office:value="33.372185">
                <text:p>33.372185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:old_town_cross_2160p50.A10</svg:desc>
                </draw:g>
              </table:table-cell>
              <table:table-cell office:value-type="float" office:value="23.454123">
                <text:p>23.454123</text:p>
                <draw:g>
                  <svg:desc>old_town_cross_2160p50.B10:old_town_cross_2160p50.U10</svg:desc>
                </draw:g>
              </table:table-cell>
              <table:table-cell office:value-type="float" office:value="23.490374">
                <text:p>23.490374</text:p>
              </table:table-cell>
              <table:table-cell office:value-type="float" office:value="23.627337">
                <text:p>23.627337</text:p>
              </table:table-cell>
              <table:table-cell office:value-type="float" office:value="23.832401">
                <text:p>23.832401</text:p>
              </table:table-cell>
              <table:table-cell office:value-type="float" office:value="26.500719">
                <text:p>26.500719</text:p>
              </table:table-cell>
              <table:table-cell office:value-type="float" office:value="28.020508">
                <text:p>28.020508</text:p>
              </table:table-cell>
              <table:table-cell office:value-type="float" office:value="29.888042">
                <text:p>29.888042</text:p>
              </table:table-cell>
              <table:table-cell office:value-type="float" office:value="30.593618">
                <text:p>30.593618</text:p>
              </table:table-cell>
              <table:table-cell office:value-type="float" office:value="31.03706">
                <text:p>31.03706</text:p>
              </table:table-cell>
              <table:table-cell office:value-type="float" office:value="31.455839">
                <text:p>31.455839</text:p>
              </table:table-cell>
              <table:table-cell office:value-type="float" office:value="31.892061">
                <text:p>31.892061</text:p>
              </table:table-cell>
              <table:table-cell office:value-type="float" office:value="32.291862">
                <text:p>32.291862</text:p>
              </table:table-cell>
              <table:table-cell office:value-type="float" office:value="32.46463">
                <text:p>32.46463</text:p>
              </table:table-cell>
              <table:table-cell office:value-type="float" office:value="32.75592">
                <text:p>32.75592</text:p>
              </table:table-cell>
              <table:table-cell office:value-type="float" office:value="32.817947">
                <text:p>32.817947</text:p>
              </table:table-cell>
              <table:table-cell office:value-type="float" office:value="32.955074">
                <text:p>32.955074</text:p>
              </table:table-cell>
              <table:table-cell office:value-type="float" office:value="33.158627">
                <text:p>33.158627</text:p>
              </table:table-cell>
              <table:table-cell office:value-type="float" office:value="33.214199">
                <text:p>33.214199</text:p>
              </table:table-cell>
              <table:table-cell office:value-type="float" office:value="33.273365">
                <text:p>33.273365</text:p>
              </table:table-cell>
              <table:table-cell office:value-type="float" office:value="33.396297">
                <text:p>33.396297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1:old_town_cross_2160p50.A11</svg:desc>
                </draw:g>
              </table:table-cell>
              <table:table-cell office:value-type="float" office:value="23.415232">
                <text:p>23.415232</text:p>
                <draw:g>
                  <svg:desc>old_town_cross_2160p50.B11:old_town_cross_2160p50.U11</svg:desc>
                </draw:g>
              </table:table-cell>
              <table:table-cell office:value-type="float" office:value="23.451193">
                <text:p>23.451193</text:p>
              </table:table-cell>
              <table:table-cell office:value-type="float" office:value="23.60025">
                <text:p>23.60025</text:p>
              </table:table-cell>
              <table:table-cell office:value-type="float" office:value="23.809683">
                <text:p>23.809683</text:p>
              </table:table-cell>
              <table:table-cell office:value-type="float" office:value="26.522554">
                <text:p>26.522554</text:p>
              </table:table-cell>
              <table:table-cell office:value-type="float" office:value="28.072023">
                <text:p>28.072023</text:p>
              </table:table-cell>
              <table:table-cell office:value-type="float" office:value="29.871122">
                <text:p>29.871122</text:p>
              </table:table-cell>
              <table:table-cell office:value-type="float" office:value="30.57646">
                <text:p>30.57646</text:p>
              </table:table-cell>
              <table:table-cell office:value-type="float" office:value="31.020079">
                <text:p>31.020079</text:p>
              </table:table-cell>
              <table:table-cell office:value-type="float" office:value="31.443308">
                <text:p>31.443308</text:p>
              </table:table-cell>
              <table:table-cell office:value-type="float" office:value="31.880651">
                <text:p>31.880651</text:p>
              </table:table-cell>
              <table:table-cell office:value-type="float" office:value="32.388477">
                <text:p>32.388477</text:p>
              </table:table-cell>
              <table:table-cell office:value-type="float" office:value="32.447468">
                <text:p>32.447468</text:p>
              </table:table-cell>
              <table:table-cell office:value-type="float" office:value="32.697727">
                <text:p>32.697727</text:p>
              </table:table-cell>
              <table:table-cell office:value-type="float" office:value="32.896568">
                <text:p>32.896568</text:p>
              </table:table-cell>
              <table:table-cell office:value-type="float" office:value="32.927361">
                <text:p>32.927361</text:p>
              </table:table-cell>
              <table:table-cell office:value-type="float" office:value="33.145462">
                <text:p>33.145462</text:p>
              </table:table-cell>
              <table:table-cell office:value-type="float" office:value="33.218338">
                <text:p>33.218338</text:p>
              </table:table-cell>
              <table:table-cell office:value-type="float" office:value="33.278061">
                <text:p>33.278061</text:p>
              </table:table-cell>
              <table:table-cell office:value-type="float" office:value="33.339355">
                <text:p>33.3393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A15:old_town_cross_2160p50.U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7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8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9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0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1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2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3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16:old_town_cross_2160p50.A16</svg:desc>
                </draw:g>
              </table:table-cell>
              <table:table-cell office:value-type="float" office:value="0.783894">
                <text:p>0.783894</text:p>
                <draw:g>
                  <svg:desc>old_town_cross_2160p50.B16:old_town_cross_2160p50.U16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17:old_town_cross_2160p50.A17</svg:desc>
                </draw:g>
              </table:table-cell>
              <table:table-cell office:value-type="float" office:value="0.77882">
                <text:p>0.77882</text:p>
                <draw:g>
                  <svg:desc>old_town_cross_2160p50.B17:old_town_cross_2160p50.U17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p</text:p>
                <draw:g>
                  <svg:desc>old_town_cross_2160p50.A18:old_town_cross_2160p50.A18</svg:desc>
                </draw:g>
              </table:table-cell>
              <table:table-cell office:value-type="float" office:value="0.77882">
                <text:p>0.77882</text:p>
                <draw:g>
                  <svg:desc>old_town_cross_2160p50.B18:old_town_cross_2160p50.U18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q</text:p>
                <draw:g>
                  <svg:desc>old_town_cross_2160p50.A19:old_town_cross_2160p50.A19</svg:desc>
                </draw:g>
              </table:table-cell>
              <table:table-cell office:value-type="float" office:value="0.783894">
                <text:p>0.783894</text:p>
                <draw:g>
                  <svg:desc>old_town_cross_2160p50.B19:old_town_cross_2160p50.U19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bd</text:p>
                <draw:g>
                  <svg:desc>old_town_cross_2160p50.A20:old_town_cross_2160p50.A20</svg:desc>
                </draw:g>
              </table:table-cell>
              <table:table-cell office:value-type="float" office:value="0.783894">
                <text:p>0.783894</text:p>
                <draw:g>
                  <svg:desc>old_town_cross_2160p50.B20:old_town_cross_2160p50.U20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ll</text:p>
                <draw:g>
                  <svg:desc>old_town_cross_2160p50.A21:old_town_cross_2160p50.A21</svg:desc>
                </draw:g>
              </table:table-cell>
              <table:table-cell office:value-type="float" office:value="0.769367">
                <text:p>0.769367</text:p>
                <draw:g>
                  <svg:desc>old_town_cross_2160p50.B21:old_town_cross_2160p50.U21</svg:desc>
                </draw:g>
              </table:table-cell>
              <table:table-cell office:value-type="float" office:value="0.771229">
                <text:p>0.771229</text:p>
              </table:table-cell>
              <table:table-cell office:value-type="float" office:value="0.777535">
                <text:p>0.777535</text:p>
              </table:table-cell>
              <table:table-cell office:value-type="float" office:value="0.786702">
                <text:p>0.786702</text:p>
              </table:table-cell>
              <table:table-cell office:value-type="float" office:value="0.859484">
                <text:p>0.859484</text:p>
              </table:table-cell>
              <table:table-cell office:value-type="float" office:value="0.894571">
                <text:p>0.894571</text:p>
              </table:table-cell>
              <table:table-cell office:value-type="float" office:value="0.919087">
                <text:p>0.919087</text:p>
              </table:table-cell>
              <table:table-cell office:value-type="float" office:value="0.925708">
                <text:p>0.925708</text:p>
              </table:table-cell>
              <table:table-cell office:value-type="float" office:value="0.929687">
                <text:p>0.929687</text:p>
              </table:table-cell>
              <table:table-cell office:value-type="float" office:value="0.93308">
                <text:p>0.93308</text:p>
              </table:table-cell>
              <table:table-cell office:value-type="float" office:value="0.936399">
                <text:p>0.936399</text:p>
              </table:table-cell>
              <table:table-cell office:value-type="float" office:value="0.9395">
                <text:p>0.9395</text:p>
              </table:table-cell>
              <table:table-cell office:value-type="float" office:value="0.940624">
                <text:p>0.940624</text:p>
              </table:table-cell>
              <table:table-cell office:value-type="float" office:value="0.941992">
                <text:p>0.941992</text:p>
              </table:table-cell>
              <table:table-cell office:value-type="float" office:value="0.943238">
                <text:p>0.943238</text:p>
              </table:table-cell>
              <table:table-cell office:value-type="float" office:value="0.943605">
                <text:p>0.943605</text:p>
              </table:table-cell>
              <table:table-cell office:value-type="float" office:value="0.9448">
                <text:p>0.9448</text:p>
              </table:table-cell>
              <table:table-cell office:value-type="float" office:value="0.945307">
                <text:p>0.945307</text:p>
              </table:table-cell>
              <table:table-cell office:value-type="float" office:value="0.945849">
                <text:p>0.945849</text:p>
              </table:table-cell>
              <table:table-cell office:value-type="float" office:value="0.946363">
                <text:p>0.94636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22:old_town_cross_2160p50.A22</svg:desc>
                </draw:g>
              </table:table-cell>
              <table:table-cell office:value-type="float" office:value="0.770428">
                <text:p>0.770428</text:p>
                <draw:g>
                  <svg:desc>old_town_cross_2160p50.B22:old_town_cross_2160p50.U22</svg:desc>
                </draw:g>
              </table:table-cell>
              <table:table-cell office:value-type="float" office:value="0.771961">
                <text:p>0.771961</text:p>
              </table:table-cell>
              <table:table-cell office:value-type="float" office:value="0.777576">
                <text:p>0.777576</text:p>
              </table:table-cell>
              <table:table-cell office:value-type="float" office:value="0.786082">
                <text:p>0.786082</text:p>
              </table:table-cell>
              <table:table-cell office:value-type="float" office:value="0.860121">
                <text:p>0.860121</text:p>
              </table:table-cell>
              <table:table-cell office:value-type="float" office:value="0.890969">
                <text:p>0.890969</text:p>
              </table:table-cell>
              <table:table-cell office:value-type="float" office:value="0.919352">
                <text:p>0.919352</text:p>
              </table:table-cell>
              <table:table-cell office:value-type="float" office:value="0.925889">
                <text:p>0.925889</text:p>
              </table:table-cell>
              <table:table-cell office:value-type="float" office:value="0.929775">
                <text:p>0.929775</text:p>
              </table:table-cell>
              <table:table-cell office:value-type="float" office:value="0.933248">
                <text:p>0.933248</text:p>
              </table:table-cell>
              <table:table-cell office:value-type="float" office:value="0.936578">
                <text:p>0.936578</text:p>
              </table:table-cell>
              <table:table-cell office:value-type="float" office:value="0.939338">
                <text:p>0.939338</text:p>
              </table:table-cell>
              <table:table-cell office:value-type="float" office:value="0.940637">
                <text:p>0.940637</text:p>
              </table:table-cell>
              <table:table-cell office:value-type="float" office:value="0.942423">
                <text:p>0.942423</text:p>
              </table:table-cell>
              <table:table-cell office:value-type="float" office:value="0.942794">
                <text:p>0.942794</text:p>
              </table:table-cell>
              <table:table-cell office:value-type="float" office:value="0.943691">
                <text:p>0.943691</text:p>
              </table:table-cell>
              <table:table-cell office:value-type="float" office:value="0.944893">
                <text:p>0.944893</text:p>
              </table:table-cell>
              <table:table-cell office:value-type="float" office:value="0.945303">
                <text:p>0.945303</text:p>
              </table:table-cell>
              <table:table-cell office:value-type="float" office:value="0.945707">
                <text:p>0.945707</text:p>
              </table:table-cell>
              <table:table-cell office:value-type="float" office:value="0.946504">
                <text:p>0.946504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23:old_town_cross_2160p50.A23</svg:desc>
                </draw:g>
              </table:table-cell>
              <table:table-cell office:value-type="float" office:value="0.768904">
                <text:p>0.768904</text:p>
                <draw:g>
                  <svg:desc>old_town_cross_2160p50.B23:old_town_cross_2160p50.U23</svg:desc>
                </draw:g>
              </table:table-cell>
              <table:table-cell office:value-type="float" office:value="0.770158">
                <text:p>0.770158</text:p>
              </table:table-cell>
              <table:table-cell office:value-type="float" office:value="0.776061">
                <text:p>0.776061</text:p>
              </table:table-cell>
              <table:table-cell office:value-type="float" office:value="0.784979">
                <text:p>0.784979</text:p>
              </table:table-cell>
              <table:table-cell office:value-type="float" office:value="0.860329">
                <text:p>0.860329</text:p>
              </table:table-cell>
              <table:table-cell office:value-type="float" office:value="0.892852">
                <text:p>0.892852</text:p>
              </table:table-cell>
              <table:table-cell office:value-type="float" office:value="0.919151">
                <text:p>0.919151</text:p>
              </table:table-cell>
              <table:table-cell office:value-type="float" office:value="0.925717">
                <text:p>0.925717</text:p>
              </table:table-cell>
              <table:table-cell office:value-type="float" office:value="0.929607">
                <text:p>0.929607</text:p>
              </table:table-cell>
              <table:table-cell office:value-type="float" office:value="0.933144">
                <text:p>0.933144</text:p>
              </table:table-cell>
              <table:table-cell office:value-type="float" office:value="0.936531">
                <text:p>0.936531</text:p>
              </table:table-cell>
              <table:table-cell office:value-type="float" office:value="0.939923">
                <text:p>0.939923</text:p>
              </table:table-cell>
              <table:table-cell office:value-type="float" office:value="0.940494">
                <text:p>0.940494</text:p>
              </table:table-cell>
              <table:table-cell office:value-type="float" office:value="0.942057">
                <text:p>0.942057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523">
                <text:p>0.943523</text:p>
              </table:table-cell>
              <table:table-cell office:value-type="float" office:value="0.94482">
                <text:p>0.94482</text:p>
              </table:table-cell>
              <table:table-cell office:value-type="float" office:value="0.945349">
                <text:p>0.945349</text:p>
              </table:table-cell>
              <table:table-cell office:value-type="float" office:value="0.945748">
                <text:p>0.945748</text:p>
              </table:table-cell>
              <table:table-cell office:value-type="float" office:value="0.946162">
                <text:p>0.9461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A27:old_town_cross_2160p50.U35" chart:data-source-has-labels="column" svg:x="0.32cm" svg:y="0.18cm" svg:width="12.809cm" svg:height="8.64cm">
          <chartooo:coordinate-region svg:x="0.952cm" svg:y="0.382cm" svg:width="11.50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7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8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9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0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1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2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3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8:old_town_cross_2160p50.A28</svg:desc>
                </draw:g>
              </table:table-cell>
              <table:table-cell office:value-type="float" office:value="5.524705">
                <text:p>5.524705</text:p>
                <draw:g>
                  <svg:desc>old_town_cross_2160p50.B28:old_town_cross_2160p50.U28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9:old_town_cross_2160p50.A29</svg:desc>
                </draw:g>
              </table:table-cell>
              <table:table-cell office:value-type="float" office:value="4.42534">
                <text:p>4.42534</text:p>
                <draw:g>
                  <svg:desc>old_town_cross_2160p50.B29:old_town_cross_2160p50.U29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p</text:p>
                <draw:g>
                  <svg:desc>old_town_cross_2160p50.A30:old_town_cross_2160p50.A30</svg:desc>
                </draw:g>
              </table:table-cell>
              <table:table-cell office:value-type="float" office:value="4.42534">
                <text:p>4.42534</text:p>
                <draw:g>
                  <svg:desc>old_town_cross_2160p50.B30:old_town_cross_2160p50.U30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q</text:p>
                <draw:g>
                  <svg:desc>old_town_cross_2160p50.A31:old_town_cross_2160p50.A31</svg:desc>
                </draw:g>
              </table:table-cell>
              <table:table-cell office:value-type="float" office:value="5.524705">
                <text:p>5.524705</text:p>
                <draw:g>
                  <svg:desc>old_town_cross_2160p50.B31:old_town_cross_2160p50.U31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bd</text:p>
                <draw:g>
                  <svg:desc>old_town_cross_2160p50.A32:old_town_cross_2160p50.A32</svg:desc>
                </draw:g>
              </table:table-cell>
              <table:table-cell office:value-type="float" office:value="5.524705">
                <text:p>5.524705</text:p>
                <draw:g>
                  <svg:desc>old_town_cross_2160p50.B32:old_town_cross_2160p50.U32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ll</text:p>
                <draw:g>
                  <svg:desc>old_town_cross_2160p50.A33:old_town_cross_2160p50.A33</svg:desc>
                </draw:g>
              </table:table-cell>
              <table:table-cell office:value-type="float" office:value="3.610331">
                <text:p>3.610331</text:p>
                <draw:g>
                  <svg:desc>old_town_cross_2160p50.B33:old_town_cross_2160p50.U33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34:old_town_cross_2160p50.A34</svg:desc>
                </draw:g>
              </table:table-cell>
              <table:table-cell office:value-type="float" office:value="3.650217">
                <text:p>3.650217</text:p>
                <draw:g>
                  <svg:desc>old_town_cross_2160p50.B34:old_town_cross_2160p50.U34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35:old_town_cross_2160p50.A35</svg:desc>
                </draw:g>
              </table:table-cell>
              <table:table-cell office:value-type="float" office:value="3.533101">
                <text:p>3.533101</text:p>
                <draw:g>
                  <svg:desc>old_town_cross_2160p50.B35:old_town_cross_2160p50.U35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title svg:x="7.496cm" svg:y="0.316cm" chart:style-name="ch2">
          <text:p>Intel</text:p>
        </chart:title>
        <chart:legend chart:legend-position="end" svg:x="13.434cm" svg:y="2.437cm" style:legend-expansion="high" chart:style-name="ch3"/>
        <chart:plot-area chart:style-name="ch4" table:cell-range-address="old_town_cross_2160p50.A39:old_town_cross_2160p50.U47" chart:data-source-has-labels="column" svg:x="0.319cm" svg:y="1.301cm" svg:width="12.796cm" svg:height="7.526cm">
          <chartooo:coordinate-region svg:x="1.142cm" svg:y="1.503cm" svg:width="11.305cm" svg:height="6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0:old_town_cross_2160p50.A40</svg:desc>
                </draw:g>
              </table:table-cell>
              <table:table-cell office:value-type="float" office:value="50.7942">
                <text:p>50.7942</text:p>
                <draw:g>
                  <svg:desc>old_town_cross_2160p50.B40:old_town_cross_2160p50.U40</svg:desc>
                </draw:g>
              </table:table-cell>
              <table:table-cell office:value-type="float" office:value="52.912">
                <text:p>52.912</text:p>
              </table:table-cell>
              <table:table-cell office:value-type="float" office:value="52.4489">
                <text:p>52.4489</text:p>
              </table:table-cell>
              <table:table-cell office:value-type="float" office:value="52.9565">
                <text:p>52.9565</text:p>
              </table:table-cell>
              <table:table-cell office:value-type="float" office:value="52.9142">
                <text:p>52.9142</text:p>
              </table:table-cell>
              <table:table-cell office:value-type="float" office:value="52.5425">
                <text:p>52.5425</text:p>
              </table:table-cell>
              <table:table-cell office:value-type="float" office:value="52.2481">
                <text:p>52.2481</text:p>
              </table:table-cell>
              <table:table-cell office:value-type="float" office:value="53.4154">
                <text:p>53.4154</text:p>
              </table:table-cell>
              <table:table-cell office:value-type="float" office:value="52.4171">
                <text:p>52.4171</text:p>
              </table:table-cell>
              <table:table-cell office:value-type="float" office:value="51.8981">
                <text:p>51.8981</text:p>
              </table:table-cell>
              <table:table-cell office:value-type="float" office:value="52.9699">
                <text:p>52.9699</text:p>
              </table:table-cell>
              <table:table-cell office:value-type="float" office:value="52.8752">
                <text:p>52.8752</text:p>
              </table:table-cell>
              <table:table-cell office:value-type="float" office:value="52.8896">
                <text:p>52.8896</text:p>
              </table:table-cell>
              <table:table-cell office:value-type="float" office:value="52.1125">
                <text:p>52.1125</text:p>
              </table:table-cell>
              <table:table-cell office:value-type="float" office:value="52.4726">
                <text:p>52.4726</text:p>
              </table:table-cell>
              <table:table-cell office:value-type="float" office:value="52.7704">
                <text:p>52.7704</text:p>
              </table:table-cell>
              <table:table-cell office:value-type="float" office:value="53.3135">
                <text:p>53.3135</text:p>
              </table:table-cell>
              <table:table-cell office:value-type="float" office:value="53.1042">
                <text:p>53.1042</text:p>
              </table:table-cell>
              <table:table-cell office:value-type="float" office:value="53.5015">
                <text:p>53.5015</text:p>
              </table:table-cell>
              <table:table-cell office:value-type="float" office:value="52.5941">
                <text:p>52.5941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1:old_town_cross_2160p50.A41</svg:desc>
                </draw:g>
              </table:table-cell>
              <table:table-cell office:value-type="float" office:value="52.7536">
                <text:p>52.7536</text:p>
                <draw:g>
                  <svg:desc>old_town_cross_2160p50.B41:old_town_cross_2160p50.U41</svg:desc>
                </draw:g>
              </table:table-cell>
              <table:table-cell office:value-type="float" office:value="53.0847">
                <text:p>53.0847</text:p>
              </table:table-cell>
              <table:table-cell office:value-type="float" office:value="52.8444">
                <text:p>52.8444</text:p>
              </table:table-cell>
              <table:table-cell office:value-type="float" office:value="52.2873">
                <text:p>52.2873</text:p>
              </table:table-cell>
              <table:table-cell office:value-type="float" office:value="53.0113">
                <text:p>53.0113</text:p>
              </table:table-cell>
              <table:table-cell office:value-type="float" office:value="51.9161">
                <text:p>51.9161</text:p>
              </table:table-cell>
              <table:table-cell office:value-type="float" office:value="52.235">
                <text:p>52.235</text:p>
              </table:table-cell>
              <table:table-cell office:value-type="float" office:value="52.5364">
                <text:p>52.5364</text:p>
              </table:table-cell>
              <table:table-cell office:value-type="float" office:value="53.5285">
                <text:p>53.5285</text:p>
              </table:table-cell>
              <table:table-cell office:value-type="float" office:value="53.2005">
                <text:p>53.2005</text:p>
              </table:table-cell>
              <table:table-cell office:value-type="float" office:value="53.1742">
                <text:p>53.1742</text:p>
              </table:table-cell>
              <table:table-cell office:value-type="float" office:value="1801.3291">
                <text:p>1801.3291</text:p>
              </table:table-cell>
              <table:table-cell office:value-type="float" office:value="53.2458">
                <text:p>53.2458</text:p>
              </table:table-cell>
              <table:table-cell office:value-type="float" office:value="53.1272">
                <text:p>53.1272</text:p>
              </table:table-cell>
              <table:table-cell office:value-type="float" office:value="52.9738">
                <text:p>52.9738</text:p>
              </table:table-cell>
              <table:table-cell office:value-type="float" office:value="53.0841">
                <text:p>53.0841</text:p>
              </table:table-cell>
              <table:table-cell office:value-type="float" office:value="53.8843">
                <text:p>53.8843</text:p>
              </table:table-cell>
              <table:table-cell office:value-type="float" office:value="55.5398">
                <text:p>55.5398</text:p>
              </table:table-cell>
              <table:table-cell office:value-type="float" office:value="55.2991">
                <text:p>55.2991</text:p>
              </table:table-cell>
              <table:table-cell office:value-type="float" office:value="55.2454">
                <text:p>55.2454</text:p>
              </table:table-cell>
            </table:table-row>
            <table:table-row>
              <table:table-cell office:value-type="string">
                <text:p>hp</text:p>
                <draw:g>
                  <svg:desc>old_town_cross_2160p50.A42:old_town_cross_2160p50.A42</svg:desc>
                </draw:g>
              </table:table-cell>
              <table:table-cell office:value-type="float" office:value="56.714">
                <text:p>56.714</text:p>
                <draw:g>
                  <svg:desc>old_town_cross_2160p50.B42:old_town_cross_2160p50.U42</svg:desc>
                </draw:g>
              </table:table-cell>
              <table:table-cell office:value-type="float" office:value="52.5974">
                <text:p>52.5974</text:p>
              </table:table-cell>
              <table:table-cell office:value-type="float" office:value="54.2619">
                <text:p>54.2619</text:p>
              </table:table-cell>
              <table:table-cell office:value-type="float" office:value="53.857">
                <text:p>53.857</text:p>
              </table:table-cell>
              <table:table-cell office:value-type="float" office:value="57.7359">
                <text:p>57.7359</text:p>
              </table:table-cell>
              <table:table-cell office:value-type="float" office:value="52.6058">
                <text:p>52.6058</text:p>
              </table:table-cell>
              <table:table-cell office:value-type="float" office:value="54.1417">
                <text:p>54.1417</text:p>
              </table:table-cell>
              <table:table-cell office:value-type="float" office:value="52.399">
                <text:p>52.399</text:p>
              </table:table-cell>
              <table:table-cell office:value-type="float" office:value="51.584">
                <text:p>51.584</text:p>
              </table:table-cell>
              <table:table-cell office:value-type="float" office:value="53.8813">
                <text:p>53.8813</text:p>
              </table:table-cell>
              <table:table-cell office:value-type="float" office:value="51.1413">
                <text:p>51.1413</text:p>
              </table:table-cell>
              <table:table-cell office:value-type="float" office:value="53.5074">
                <text:p>53.5074</text:p>
              </table:table-cell>
              <table:table-cell office:value-type="float" office:value="55.523">
                <text:p>55.523</text:p>
              </table:table-cell>
              <table:table-cell office:value-type="float" office:value="54.8818">
                <text:p>54.8818</text:p>
              </table:table-cell>
              <table:table-cell office:value-type="float" office:value="55.7126">
                <text:p>55.7126</text:p>
              </table:table-cell>
              <table:table-cell office:value-type="float" office:value="53.9732">
                <text:p>53.9732</text:p>
              </table:table-cell>
              <table:table-cell office:value-type="float" office:value="54.4968">
                <text:p>54.4968</text:p>
              </table:table-cell>
              <table:table-cell office:value-type="float" office:value="55.4209">
                <text:p>55.4209</text:p>
              </table:table-cell>
              <table:table-cell office:value-type="float" office:value="54.4117">
                <text:p>54.4117</text:p>
              </table:table-cell>
              <table:table-cell office:value-type="float" office:value="52.2352">
                <text:p>52.2352</text:p>
              </table:table-cell>
            </table:table-row>
            <table:table-row>
              <table:table-cell office:value-type="string">
                <text:p>hq</text:p>
                <draw:g>
                  <svg:desc>old_town_cross_2160p50.A43:old_town_cross_2160p50.A43</svg:desc>
                </draw:g>
              </table:table-cell>
              <table:table-cell office:value-type="float" office:value="55.6012">
                <text:p>55.6012</text:p>
                <draw:g>
                  <svg:desc>old_town_cross_2160p50.B43:old_town_cross_2160p50.U43</svg:desc>
                </draw:g>
              </table:table-cell>
              <table:table-cell office:value-type="float" office:value="53.1381">
                <text:p>53.1381</text:p>
              </table:table-cell>
              <table:table-cell office:value-type="float" office:value="54.8013">
                <text:p>54.8013</text:p>
              </table:table-cell>
              <table:table-cell office:value-type="float" office:value="52.6981">
                <text:p>52.6981</text:p>
              </table:table-cell>
              <table:table-cell office:value-type="float" office:value="51.5157">
                <text:p>51.5157</text:p>
              </table:table-cell>
              <table:table-cell office:value-type="float" office:value="52.8578">
                <text:p>52.8578</text:p>
              </table:table-cell>
              <table:table-cell office:value-type="float" office:value="58.0094">
                <text:p>58.0094</text:p>
              </table:table-cell>
              <table:table-cell office:value-type="float" office:value="52.908">
                <text:p>52.908</text:p>
              </table:table-cell>
              <table:table-cell office:value-type="float" office:value="53.863">
                <text:p>53.863</text:p>
              </table:table-cell>
              <table:table-cell office:value-type="float" office:value="53.4029">
                <text:p>53.4029</text:p>
              </table:table-cell>
              <table:table-cell office:value-type="float" office:value="52.968">
                <text:p>52.968</text:p>
              </table:table-cell>
              <table:table-cell office:value-type="float" office:value="56.1071">
                <text:p>56.1071</text:p>
              </table:table-cell>
              <table:table-cell office:value-type="float" office:value="55.962">
                <text:p>55.962</text:p>
              </table:table-cell>
              <table:table-cell office:value-type="float" office:value="52.5122">
                <text:p>52.5122</text:p>
              </table:table-cell>
              <table:table-cell office:value-type="float" office:value="51.7666">
                <text:p>51.7666</text:p>
              </table:table-cell>
              <table:table-cell office:value-type="float" office:value="54.1944">
                <text:p>54.1944</text:p>
              </table:table-cell>
              <table:table-cell office:value-type="float" office:value="53.4799">
                <text:p>53.4799</text:p>
              </table:table-cell>
              <table:table-cell office:value-type="float" office:value="55.924">
                <text:p>55.924</text:p>
              </table:table-cell>
              <table:table-cell office:value-type="float" office:value="53.7443">
                <text:p>53.7443</text:p>
              </table:table-cell>
              <table:table-cell office:value-type="float" office:value="52.5029">
                <text:p>52.5029</text:p>
              </table:table-cell>
            </table:table-row>
            <table:table-row>
              <table:table-cell office:value-type="string">
                <text:p>bd</text:p>
                <draw:g>
                  <svg:desc>old_town_cross_2160p50.A44:old_town_cross_2160p50.A44</svg:desc>
                </draw:g>
              </table:table-cell>
              <table:table-cell office:value-type="float" office:value="54.6169">
                <text:p>54.6169</text:p>
                <draw:g>
                  <svg:desc>old_town_cross_2160p50.B44:old_town_cross_2160p50.U44</svg:desc>
                </draw:g>
              </table:table-cell>
              <table:table-cell office:value-type="float" office:value="58.0686">
                <text:p>58.0686</text:p>
              </table:table-cell>
              <table:table-cell office:value-type="float" office:value="58.363">
                <text:p>58.363</text:p>
              </table:table-cell>
              <table:table-cell office:value-type="float" office:value="57.67">
                <text:p>57.67</text:p>
              </table:table-cell>
              <table:table-cell office:value-type="float" office:value="55.9455">
                <text:p>55.9455</text:p>
              </table:table-cell>
              <table:table-cell office:value-type="float" office:value="54.9339">
                <text:p>54.9339</text:p>
              </table:table-cell>
              <table:table-cell office:value-type="float" office:value="56.3566">
                <text:p>56.3566</text:p>
              </table:table-cell>
              <table:table-cell office:value-type="float" office:value="57.5352">
                <text:p>57.5352</text:p>
              </table:table-cell>
              <table:table-cell office:value-type="float" office:value="55.5569">
                <text:p>55.5569</text:p>
              </table:table-cell>
              <table:table-cell office:value-type="float" office:value="56.6484">
                <text:p>56.6484</text:p>
              </table:table-cell>
              <table:table-cell office:value-type="float" office:value="54.6965">
                <text:p>54.6965</text:p>
              </table:table-cell>
              <table:table-cell office:value-type="float" office:value="58.1787">
                <text:p>58.1787</text:p>
              </table:table-cell>
              <table:table-cell office:value-type="float" office:value="55.9141">
                <text:p>55.9141</text:p>
              </table:table-cell>
              <table:table-cell office:value-type="float" office:value="57.2161">
                <text:p>57.2161</text:p>
              </table:table-cell>
              <table:table-cell office:value-type="float" office:value="58.0977">
                <text:p>58.0977</text:p>
              </table:table-cell>
              <table:table-cell office:value-type="float" office:value="56.1605">
                <text:p>56.1605</text:p>
              </table:table-cell>
              <table:table-cell office:value-type="float" office:value="55.697">
                <text:p>55.697</text:p>
              </table:table-cell>
              <table:table-cell office:value-type="float" office:value="52.1787">
                <text:p>52.1787</text:p>
              </table:table-cell>
              <table:table-cell office:value-type="float" office:value="54.0016">
                <text:p>54.0016</text:p>
              </table:table-cell>
              <table:table-cell office:value-type="float" office:value="52.9851">
                <text:p>52.9851</text:p>
              </table:table-cell>
            </table:table-row>
            <table:table-row>
              <table:table-cell office:value-type="string">
                <text:p>ll</text:p>
                <draw:g>
                  <svg:desc>old_town_cross_2160p50.A45:old_town_cross_2160p50.A45</svg:desc>
                </draw:g>
              </table:table-cell>
              <table:table-cell office:value-type="float" office:value="56.9066">
                <text:p>56.9066</text:p>
                <draw:g>
                  <svg:desc>old_town_cross_2160p50.B45:old_town_cross_2160p50.U45</svg:desc>
                </draw:g>
              </table:table-cell>
              <table:table-cell office:value-type="float" office:value="72.2743">
                <text:p>72.2743</text:p>
              </table:table-cell>
              <table:table-cell office:value-type="float" office:value="55.6684">
                <text:p>55.6684</text:p>
              </table:table-cell>
              <table:table-cell office:value-type="float" office:value="51.4253">
                <text:p>51.4253</text:p>
              </table:table-cell>
              <table:table-cell office:value-type="float" office:value="54.2851">
                <text:p>54.2851</text:p>
              </table:table-cell>
              <table:table-cell office:value-type="float" office:value="56.5031">
                <text:p>56.5031</text:p>
              </table:table-cell>
              <table:table-cell office:value-type="float" office:value="56.0544">
                <text:p>56.0544</text:p>
              </table:table-cell>
              <table:table-cell office:value-type="float" office:value="54.8347">
                <text:p>54.8347</text:p>
              </table:table-cell>
              <table:table-cell office:value-type="float" office:value="53.6209">
                <text:p>53.6209</text:p>
              </table:table-cell>
              <table:table-cell office:value-type="float" office:value="51.9631">
                <text:p>51.9631</text:p>
              </table:table-cell>
              <table:table-cell office:value-type="float" office:value="52.9067">
                <text:p>52.9067</text:p>
              </table:table-cell>
              <table:table-cell office:value-type="float" office:value="54.7627">
                <text:p>54.7627</text:p>
              </table:table-cell>
              <table:table-cell office:value-type="float" office:value="52.1">
                <text:p>52.1</text:p>
              </table:table-cell>
              <table:table-cell office:value-type="float" office:value="55.786">
                <text:p>55.786</text:p>
              </table:table-cell>
              <table:table-cell office:value-type="float" office:value="55.5375">
                <text:p>55.5375</text:p>
              </table:table-cell>
              <table:table-cell office:value-type="float" office:value="53.4675">
                <text:p>53.4675</text:p>
              </table:table-cell>
              <table:table-cell office:value-type="float" office:value="55.2351">
                <text:p>55.2351</text:p>
              </table:table-cell>
              <table:table-cell office:value-type="float" office:value="56.0411">
                <text:p>56.0411</text:p>
              </table:table-cell>
              <table:table-cell office:value-type="float" office:value="57.9513">
                <text:p>57.9513</text:p>
              </table:table-cell>
              <table:table-cell office:value-type="float" office:value="56.7178">
                <text:p>56.7178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46:old_town_cross_2160p50.A46</svg:desc>
                </draw:g>
              </table:table-cell>
              <table:table-cell office:value-type="float" office:value="54.8484">
                <text:p>54.8484</text:p>
                <draw:g>
                  <svg:desc>old_town_cross_2160p50.B46:old_town_cross_2160p50.U46</svg:desc>
                </draw:g>
              </table:table-cell>
              <table:table-cell office:value-type="float" office:value="54.1924">
                <text:p>54.1924</text:p>
              </table:table-cell>
              <table:table-cell office:value-type="float" office:value="57.2922">
                <text:p>57.2922</text:p>
              </table:table-cell>
              <table:table-cell office:value-type="float" office:value="54.2147">
                <text:p>54.2147</text:p>
              </table:table-cell>
              <table:table-cell office:value-type="float" office:value="53.2408">
                <text:p>53.2408</text:p>
              </table:table-cell>
              <table:table-cell office:value-type="float" office:value="62.5866">
                <text:p>62.5866</text:p>
              </table:table-cell>
              <table:table-cell office:value-type="float" office:value="54.8089">
                <text:p>54.8089</text:p>
              </table:table-cell>
              <table:table-cell office:value-type="float" office:value="56.1172">
                <text:p>56.1172</text:p>
              </table:table-cell>
              <table:table-cell office:value-type="float" office:value="57.4148">
                <text:p>57.4148</text:p>
              </table:table-cell>
              <table:table-cell office:value-type="float" office:value="53.3122">
                <text:p>53.3122</text:p>
              </table:table-cell>
              <table:table-cell office:value-type="float" office:value="55.7861">
                <text:p>55.7861</text:p>
              </table:table-cell>
              <table:table-cell office:value-type="float" office:value="55.4976">
                <text:p>55.4976</text:p>
              </table:table-cell>
              <table:table-cell office:value-type="float" office:value="58.9186">
                <text:p>58.9186</text:p>
              </table:table-cell>
              <table:table-cell office:value-type="float" office:value="55.6732">
                <text:p>55.6732</text:p>
              </table:table-cell>
              <table:table-cell office:value-type="float" office:value="53.8317">
                <text:p>53.8317</text:p>
              </table:table-cell>
              <table:table-cell office:value-type="float" office:value="53.6">
                <text:p>53.6</text:p>
              </table:table-cell>
              <table:table-cell office:value-type="float" office:value="54.471">
                <text:p>54.471</text:p>
              </table:table-cell>
              <table:table-cell office:value-type="float" office:value="54.0801">
                <text:p>54.0801</text:p>
              </table:table-cell>
              <table:table-cell office:value-type="float" office:value="54.1974">
                <text:p>54.1974</text:p>
              </table:table-cell>
              <table:table-cell office:value-type="float" office:value="57.0982">
                <text:p>57.098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47:old_town_cross_2160p50.A47</svg:desc>
                </draw:g>
              </table:table-cell>
              <table:table-cell office:value-type="float" office:value="54.3786">
                <text:p>54.3786</text:p>
                <draw:g>
                  <svg:desc>old_town_cross_2160p50.B47:old_town_cross_2160p50.U47</svg:desc>
                </draw:g>
              </table:table-cell>
              <table:table-cell office:value-type="float" office:value="56.6611">
                <text:p>56.6611</text:p>
              </table:table-cell>
              <table:table-cell office:value-type="float" office:value="57.5691">
                <text:p>57.5691</text:p>
              </table:table-cell>
              <table:table-cell office:value-type="float" office:value="53.8684">
                <text:p>53.8684</text:p>
              </table:table-cell>
              <table:table-cell office:value-type="float" office:value="62.3883">
                <text:p>62.3883</text:p>
              </table:table-cell>
              <table:table-cell office:value-type="float" office:value="58.4446">
                <text:p>58.4446</text:p>
              </table:table-cell>
              <table:table-cell office:value-type="float" office:value="55.2907">
                <text:p>55.2907</text:p>
              </table:table-cell>
              <table:table-cell office:value-type="float" office:value="54.0096">
                <text:p>54.0096</text:p>
              </table:table-cell>
              <table:table-cell office:value-type="float" office:value="55.3351">
                <text:p>55.3351</text:p>
              </table:table-cell>
              <table:table-cell office:value-type="float" office:value="53.7561">
                <text:p>53.7561</text:p>
              </table:table-cell>
              <table:table-cell office:value-type="float" office:value="55.3134">
                <text:p>55.3134</text:p>
              </table:table-cell>
              <table:table-cell office:value-type="float" office:value="54.8972">
                <text:p>54.8972</text:p>
              </table:table-cell>
              <table:table-cell office:value-type="float" office:value="56.0708">
                <text:p>56.0708</text:p>
              </table:table-cell>
              <table:table-cell office:value-type="float" office:value="55.8501">
                <text:p>55.8501</text:p>
              </table:table-cell>
              <table:table-cell office:value-type="float" office:value="54.6691">
                <text:p>54.6691</text:p>
              </table:table-cell>
              <table:table-cell office:value-type="float" office:value="55.202">
                <text:p>55.202</text:p>
              </table:table-cell>
              <table:table-cell office:value-type="float" office:value="57.1905">
                <text:p>57.1905</text:p>
              </table:table-cell>
              <table:table-cell office:value-type="float" office:value="55.1296">
                <text:p>55.1296</text:p>
              </table:table-cell>
              <table:table-cell office:value-type="float" office:value="54.8757">
                <text:p>54.8757</text:p>
              </table:table-cell>
              <table:table-cell office:value-type="float" office:value="52.6641">
                <text:p>52.66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6cm" svg:y="0.316cm" chart:style-name="ch2">
          <text:p>NVIDIA + Intel</text:p>
        </chart:title>
        <chart:legend chart:legend-position="end" svg:x="13.449cm" svg:y="2.434cm" style:legend-expansion="high" chart:style-name="ch3"/>
        <chart:plot-area chart:style-name="ch4" table:cell-range-address="old_town_cross_2160p50.A82:old_town_cross_2160p50.U90" chart:data-source-has-labels="column" svg:x="0.32cm" svg:y="1.301cm" svg:width="12.809cm" svg:height="7.519cm">
          <chartooo:coordinate-region svg:x="1.33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83:old_town_cross_2160p50.U83" chart:label-cell-address="old_town_cross_2160p50.A83:old_town_cross_2160p50.A83" chart:class="chart:scatter">
            <chart:domain table:cell-range-address="old_town_cross_2160p50.B82:old_town_cross_2160p50.U82"/>
            <chart:data-point chart:repeated="20"/>
          </chart:series>
          <chart:series chart:style-name="ch8" chart:values-cell-range-address="old_town_cross_2160p50.B84:old_town_cross_2160p50.U84" chart:label-cell-address="old_town_cross_2160p50.A84:old_town_cross_2160p50.A84" chart:class="chart:scatter">
            <chart:data-point chart:repeated="20"/>
          </chart:series>
          <chart:series chart:style-name="ch9" chart:values-cell-range-address="old_town_cross_2160p50.B85:old_town_cross_2160p50.U85" chart:label-cell-address="old_town_cross_2160p50.A85:old_town_cross_2160p50.A85" chart:class="chart:scatter">
            <chart:data-point chart:repeated="20"/>
          </chart:series>
          <chart:series chart:style-name="ch10" chart:values-cell-range-address="old_town_cross_2160p50.B86:old_town_cross_2160p50.U86" chart:label-cell-address="old_town_cross_2160p50.A86:old_town_cross_2160p50.A86" chart:class="chart:scatter">
            <chart:data-point chart:repeated="20"/>
          </chart:series>
          <chart:series chart:style-name="ch11" chart:values-cell-range-address="old_town_cross_2160p50.B87:old_town_cross_2160p50.U87" chart:label-cell-address="old_town_cross_2160p50.A87:old_town_cross_2160p50.A87" chart:class="chart:scatter">
            <chart:data-point chart:repeated="20"/>
          </chart:series>
          <chart:series chart:style-name="ch12" chart:values-cell-range-address="old_town_cross_2160p50.B88:old_town_cross_2160p50.U88" chart:label-cell-address="old_town_cross_2160p50.A88:old_town_cross_2160p50.A88" chart:class="chart:scatter">
            <chart:data-point chart:repeated="20"/>
          </chart:series>
          <chart:series chart:style-name="ch13" chart:values-cell-range-address="old_town_cross_2160p50.B89:old_town_cross_2160p50.U89" chart:label-cell-address="old_town_cross_2160p50.A89:old_town_cross_2160p50.A89" chart:class="chart:scatter">
            <chart:data-point chart:repeated="20"/>
          </chart:series>
          <chart:series chart:style-name="ch14" chart:values-cell-range-address="old_town_cross_2160p50.B90:old_town_cross_2160p50.U90" chart:label-cell-address="old_town_cross_2160p50.A90:old_town_cross_2160p50.A9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82:old_town_cross_2160p50.U8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83:old_town_cross_2160p50.A83</svg:desc>
                </draw:g>
              </table:table-cell>
              <table:table-cell office:value-type="float" office:value="184.588644444444">
                <text:p>184.588644444444</text:p>
                <draw:g>
                  <svg:desc>old_town_cross_2160p50.B83:old_town_cross_2160p50.U83</svg:desc>
                </draw:g>
              </table:table-cell>
              <table:table-cell office:value-type="float" office:value="190.270333333333">
                <text:p>190.270333333333</text:p>
              </table:table-cell>
              <table:table-cell office:value-type="float" office:value="190.621122222222">
                <text:p>190.621122222222</text:p>
              </table:table-cell>
              <table:table-cell office:value-type="float" office:value="188.975944444444">
                <text:p>188.975944444444</text:p>
              </table:table-cell>
              <table:table-cell office:value-type="float" office:value="189.128088888889">
                <text:p>189.128088888889</text:p>
              </table:table-cell>
              <table:table-cell office:value-type="float" office:value="188.4925">
                <text:p>188.4925</text:p>
              </table:table-cell>
              <table:table-cell office:value-type="float" office:value="188.339766666667">
                <text:p>188.339766666667</text:p>
              </table:table-cell>
              <table:table-cell office:value-type="float" office:value="189.5654">
                <text:p>189.5654</text:p>
              </table:table-cell>
              <table:table-cell office:value-type="float" office:value="188.655988888889">
                <text:p>188.655988888889</text:p>
              </table:table-cell>
              <table:table-cell office:value-type="float" office:value="187.984211111111">
                <text:p>187.984211111111</text:p>
              </table:table-cell>
              <table:table-cell office:value-type="float" office:value="189.822677777778">
                <text:p>189.822677777778</text:p>
              </table:table-cell>
              <table:table-cell office:value-type="float" office:value="190.855755555556">
                <text:p>190.855755555556</text:p>
              </table:table-cell>
              <table:table-cell office:value-type="float" office:value="189.586822222222">
                <text:p>189.586822222222</text:p>
              </table:table-cell>
              <table:table-cell office:value-type="float" office:value="188.981944444444">
                <text:p>188.981944444444</text:p>
              </table:table-cell>
              <table:table-cell office:value-type="float" office:value="190.753155555556">
                <text:p>190.753155555556</text:p>
              </table:table-cell>
              <table:table-cell office:value-type="float" office:value="189.667622222222">
                <text:p>189.667622222222</text:p>
              </table:table-cell>
              <table:table-cell office:value-type="float" office:value="191.555166666667">
                <text:p>191.555166666667</text:p>
              </table:table-cell>
              <table:table-cell office:value-type="float" office:value="191.293088888889">
                <text:p>191.293088888889</text:p>
              </table:table-cell>
              <table:table-cell office:value-type="float" office:value="190.4765">
                <text:p>190.4765</text:p>
              </table:table-cell>
              <table:table-cell office:value-type="float" office:value="189.574655555556">
                <text:p>189.5746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4:old_town_cross_2160p50.A84</svg:desc>
                </draw:g>
              </table:table-cell>
              <table:table-cell office:value-type="float" office:value="186.392488888889">
                <text:p>186.392488888889</text:p>
                <draw:g>
                  <svg:desc>old_town_cross_2160p50.B84:old_town_cross_2160p50.U84</svg:desc>
                </draw:g>
              </table:table-cell>
              <table:table-cell office:value-type="float" office:value="186.8097">
                <text:p>186.8097</text:p>
              </table:table-cell>
              <table:table-cell office:value-type="float" office:value="186.741622222222">
                <text:p>186.741622222222</text:p>
              </table:table-cell>
              <table:table-cell office:value-type="float" office:value="185.9373">
                <text:p>185.9373</text:p>
              </table:table-cell>
              <table:table-cell office:value-type="float" office:value="186.464077777778">
                <text:p>186.464077777778</text:p>
              </table:table-cell>
              <table:table-cell office:value-type="float" office:value="185.571655555556">
                <text:p>185.571655555556</text:p>
              </table:table-cell>
              <table:table-cell office:value-type="float" office:value="186.118333333333">
                <text:p>186.118333333333</text:p>
              </table:table-cell>
              <table:table-cell office:value-type="float" office:value="186.3614">
                <text:p>186.3614</text:p>
              </table:table-cell>
              <table:table-cell office:value-type="float" office:value="187.461833333333">
                <text:p>187.461833333333</text:p>
              </table:table-cell>
              <table:table-cell office:value-type="float" office:value="187.353277777778">
                <text:p>187.353277777778</text:p>
              </table:table-cell>
              <table:table-cell office:value-type="float" office:value="187.0742">
                <text:p>187.0742</text:p>
              </table:table-cell>
              <table:table-cell office:value-type="float" office:value="2950.57076666667">
                <text:p>2950.57076666667</text:p>
              </table:table-cell>
              <table:table-cell office:value-type="float" office:value="187.368022222222">
                <text:p>187.368022222222</text:p>
              </table:table-cell>
              <table:table-cell office:value-type="float" office:value="187.282755555556">
                <text:p>187.282755555556</text:p>
              </table:table-cell>
              <table:table-cell office:value-type="float" office:value="186.987688888889">
                <text:p>186.987688888889</text:p>
              </table:table-cell>
              <table:table-cell office:value-type="float" office:value="187.0841">
                <text:p>187.0841</text:p>
              </table:table-cell>
              <table:table-cell office:value-type="float" office:value="250.828744444444">
                <text:p>250.828744444444</text:p>
              </table:table-cell>
              <table:table-cell office:value-type="float" office:value="243.5398">
                <text:p>243.5398</text:p>
              </table:table-cell>
              <table:table-cell office:value-type="float" office:value="261.1741">
                <text:p>261.1741</text:p>
              </table:table-cell>
              <table:table-cell office:value-type="float" office:value="468.425955555556">
                <text:p>468.4259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85:old_town_cross_2160p50.A85</svg:desc>
                </draw:g>
              </table:table-cell>
              <table:table-cell office:value-type="float" office:value="523.711222222222">
                <text:p>523.711222222222</text:p>
                <draw:g>
                  <svg:desc>old_town_cross_2160p50.B85:old_town_cross_2160p50.U85</svg:desc>
                </draw:g>
              </table:table-cell>
              <table:table-cell office:value-type="float" office:value="357.725177777778">
                <text:p>357.725177777778</text:p>
              </table:table-cell>
              <table:table-cell office:value-type="float" office:value="322.942455555556">
                <text:p>322.942455555556</text:p>
              </table:table-cell>
              <table:table-cell office:value-type="float" office:value="358.765333333333">
                <text:p>358.765333333333</text:p>
              </table:table-cell>
              <table:table-cell office:value-type="float" office:value="407.447011111111">
                <text:p>407.447011111111</text:p>
              </table:table-cell>
              <table:table-cell office:value-type="float" office:value="302.658577777778">
                <text:p>302.658577777778</text:p>
              </table:table-cell>
              <table:table-cell office:value-type="float" office:value="269.030588888889">
                <text:p>269.030588888889</text:p>
              </table:table-cell>
              <table:table-cell office:value-type="float" office:value="348.221222222222">
                <text:p>348.221222222222</text:p>
              </table:table-cell>
              <table:table-cell office:value-type="float" office:value="329.453444444445">
                <text:p>329.453444444445</text:p>
              </table:table-cell>
              <table:table-cell office:value-type="float" office:value="313.5063">
                <text:p>313.5063</text:p>
              </table:table-cell>
              <table:table-cell office:value-type="float" office:value="265.732966666667">
                <text:p>265.732966666667</text:p>
              </table:table-cell>
              <table:table-cell office:value-type="float" office:value="277.110177777778">
                <text:p>277.110177777778</text:p>
              </table:table-cell>
              <table:table-cell office:value-type="float" office:value="234.595222222222">
                <text:p>234.595222222222</text:p>
              </table:table-cell>
              <table:table-cell office:value-type="float" office:value="215.504022222222">
                <text:p>215.504022222222</text:p>
              </table:table-cell>
              <table:table-cell office:value-type="float" office:value="207.884822222222">
                <text:p>207.884822222222</text:p>
              </table:table-cell>
              <table:table-cell office:value-type="float" office:value="197.178755555556">
                <text:p>197.178755555556</text:p>
              </table:table-cell>
              <table:table-cell office:value-type="float" office:value="206.499577777778">
                <text:p>206.499577777778</text:p>
              </table:table-cell>
              <table:table-cell office:value-type="float" office:value="198.232011111111">
                <text:p>198.232011111111</text:p>
              </table:table-cell>
              <table:table-cell office:value-type="float" office:value="197.6117">
                <text:p>197.6117</text:p>
              </table:table-cell>
              <table:table-cell office:value-type="float" office:value="186.029644444444">
                <text:p>186.0296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86:old_town_cross_2160p50.A86</svg:desc>
                </draw:g>
              </table:table-cell>
              <table:table-cell office:value-type="float" office:value="200.806755555556">
                <text:p>200.806755555556</text:p>
                <draw:g>
                  <svg:desc>old_town_cross_2160p50.B86:old_town_cross_2160p50.U86</svg:desc>
                </draw:g>
              </table:table-cell>
              <table:table-cell office:value-type="float" office:value="189.404766666667">
                <text:p>189.404766666667</text:p>
              </table:table-cell>
              <table:table-cell office:value-type="float" office:value="201.154077777778">
                <text:p>201.154077777778</text:p>
              </table:table-cell>
              <table:table-cell office:value-type="float" office:value="188.714766666667">
                <text:p>188.714766666667</text:p>
              </table:table-cell>
              <table:table-cell office:value-type="float" office:value="186.099033333333">
                <text:p>186.099033333333</text:p>
              </table:table-cell>
              <table:table-cell office:value-type="float" office:value="188.118911111111">
                <text:p>188.118911111111</text:p>
              </table:table-cell>
              <table:table-cell office:value-type="float" office:value="201.298288888889">
                <text:p>201.298288888889</text:p>
              </table:table-cell>
              <table:table-cell office:value-type="float" office:value="189.983">
                <text:p>189.983</text:p>
              </table:table-cell>
              <table:table-cell office:value-type="float" office:value="190.151888888889">
                <text:p>190.151888888889</text:p>
              </table:table-cell>
              <table:table-cell office:value-type="float" office:value="189.6529">
                <text:p>189.6529</text:p>
              </table:table-cell>
              <table:table-cell office:value-type="float" office:value="189.140222222222">
                <text:p>189.140222222222</text:p>
              </table:table-cell>
              <table:table-cell office:value-type="float" office:value="200.798766666667">
                <text:p>200.798766666667</text:p>
              </table:table-cell>
              <table:table-cell office:value-type="float" office:value="202.448111111111">
                <text:p>202.448111111111</text:p>
              </table:table-cell>
              <table:table-cell office:value-type="float" office:value="189.670533333333">
                <text:p>189.670533333333</text:p>
              </table:table-cell>
              <table:table-cell office:value-type="float" office:value="188.677711111111">
                <text:p>188.677711111111</text:p>
              </table:table-cell>
              <table:table-cell office:value-type="float" office:value="201.491622222222">
                <text:p>201.491622222222</text:p>
              </table:table-cell>
              <table:table-cell office:value-type="float" office:value="191.738233333333">
                <text:p>191.738233333333</text:p>
              </table:table-cell>
              <table:table-cell office:value-type="float" office:value="203.840666666667">
                <text:p>203.840666666667</text:p>
              </table:table-cell>
              <table:table-cell office:value-type="float" office:value="201.285966666667">
                <text:p>201.285966666667</text:p>
              </table:table-cell>
              <table:table-cell office:value-type="float" office:value="193.569566666667">
                <text:p>193.5695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87:old_town_cross_2160p50.A87</svg:desc>
                </draw:g>
              </table:table-cell>
              <table:table-cell office:value-type="float" office:value="199.814122222222">
                <text:p>199.814122222222</text:p>
                <draw:g>
                  <svg:desc>old_town_cross_2160p50.B87:old_town_cross_2160p50.U87</svg:desc>
                </draw:g>
              </table:table-cell>
              <table:table-cell office:value-type="float" office:value="193.857488888889">
                <text:p>193.857488888889</text:p>
              </table:table-cell>
              <table:table-cell office:value-type="float" office:value="196.013">
                <text:p>196.013</text:p>
              </table:table-cell>
              <table:table-cell office:value-type="float" office:value="193.011666666667">
                <text:p>193.011666666667</text:p>
              </table:table-cell>
              <table:table-cell office:value-type="float" office:value="200.892722222222">
                <text:p>200.892722222222</text:p>
              </table:table-cell>
              <table:table-cell office:value-type="float" office:value="199.606122222222">
                <text:p>199.606122222222</text:p>
              </table:table-cell>
              <table:table-cell office:value-type="float" office:value="199.970488888889">
                <text:p>199.970488888889</text:p>
              </table:table-cell>
              <table:table-cell office:value-type="float" office:value="203.518533333333">
                <text:p>203.518533333333</text:p>
              </table:table-cell>
              <table:table-cell office:value-type="float" office:value="202.029122222222">
                <text:p>202.029122222222</text:p>
              </table:table-cell>
              <table:table-cell office:value-type="float" office:value="200.181733333333">
                <text:p>200.181733333333</text:p>
              </table:table-cell>
              <table:table-cell office:value-type="float" office:value="200.574277777778">
                <text:p>200.574277777778</text:p>
              </table:table-cell>
              <table:table-cell office:value-type="float" office:value="202.917588888889">
                <text:p>202.917588888889</text:p>
              </table:table-cell>
              <table:table-cell office:value-type="float" office:value="208.019655555556">
                <text:p>208.019655555556</text:p>
              </table:table-cell>
              <table:table-cell office:value-type="float" office:value="203.6161">
                <text:p>203.6161</text:p>
              </table:table-cell>
              <table:table-cell office:value-type="float" office:value="204.683811111111">
                <text:p>204.683811111111</text:p>
              </table:table-cell>
              <table:table-cell office:value-type="float" office:value="228.763277777778">
                <text:p>228.763277777778</text:p>
              </table:table-cell>
              <table:table-cell office:value-type="float" office:value="228.752555555556">
                <text:p>228.752555555556</text:p>
              </table:table-cell>
              <table:table-cell office:value-type="float" office:value="232.2287">
                <text:p>232.2287</text:p>
              </table:table-cell>
              <table:table-cell office:value-type="float" office:value="367.693266666667">
                <text:p>367.693266666667</text:p>
              </table:table-cell>
              <table:table-cell office:value-type="float" office:value="537.629544444444">
                <text:p>537.629544444444</text:p>
              </table:table-cell>
            </table:table-row>
            <table:table-row>
              <table:table-cell office:value-type="string">
                <text:p>ll</text:p>
                <draw:g>
                  <svg:desc>old_town_cross_2160p50.A88:old_town_cross_2160p50.A88</svg:desc>
                </draw:g>
              </table:table-cell>
              <table:table-cell office:value-type="float" office:value="419.870488888889">
                <text:p>419.870488888889</text:p>
                <draw:g>
                  <svg:desc>old_town_cross_2160p50.B88:old_town_cross_2160p50.U88</svg:desc>
                </draw:g>
              </table:table-cell>
              <table:table-cell office:value-type="float" office:value="405.9743">
                <text:p>405.9743</text:p>
              </table:table-cell>
              <table:table-cell office:value-type="float" office:value="388.310066666667">
                <text:p>388.310066666667</text:p>
              </table:table-cell>
              <table:table-cell office:value-type="float" office:value="375.511411111111">
                <text:p>375.511411111111</text:p>
              </table:table-cell>
              <table:table-cell office:value-type="float" office:value="315.801766666667">
                <text:p>315.801766666667</text:p>
              </table:table-cell>
              <table:table-cell office:value-type="float" office:value="324.719766666667">
                <text:p>324.719766666667</text:p>
              </table:table-cell>
              <table:table-cell office:value-type="float" office:value="333.457177777778">
                <text:p>333.457177777778</text:p>
              </table:table-cell>
              <table:table-cell office:value-type="float" office:value="315.9597">
                <text:p>315.9597</text:p>
              </table:table-cell>
              <table:table-cell office:value-type="float" office:value="313.837566666667">
                <text:p>313.837566666667</text:p>
              </table:table-cell>
              <table:table-cell office:value-type="float" office:value="293.646433333333">
                <text:p>293.646433333333</text:p>
              </table:table-cell>
              <table:table-cell office:value-type="float" office:value="279.765033333333">
                <text:p>279.765033333333</text:p>
              </table:table-cell>
              <table:table-cell office:value-type="float" office:value="247.273811111111">
                <text:p>247.273811111111</text:p>
              </table:table-cell>
              <table:table-cell office:value-type="float" office:value="259.911111111111">
                <text:p>259.911111111111</text:p>
              </table:table-cell>
              <table:table-cell office:value-type="float" office:value="254.586">
                <text:p>254.586</text:p>
              </table:table-cell>
              <table:table-cell office:value-type="float" office:value="242.656944444444">
                <text:p>242.656944444444</text:p>
              </table:table-cell>
              <table:table-cell office:value-type="float" office:value="233.861944444444">
                <text:p>233.861944444444</text:p>
              </table:table-cell>
              <table:table-cell office:value-type="float" office:value="240.373988888889">
                <text:p>240.373988888889</text:p>
              </table:table-cell>
              <table:table-cell office:value-type="float" office:value="245.052211111111">
                <text:p>245.052211111111</text:p>
              </table:table-cell>
              <table:table-cell office:value-type="float" office:value="247.762411111111">
                <text:p>247.762411111111</text:p>
              </table:table-cell>
              <table:table-cell office:value-type="float" office:value="238.826133333333">
                <text:p>238.8261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89:old_town_cross_2160p50.A89</svg:desc>
                </draw:g>
              </table:table-cell>
              <table:table-cell office:value-type="float" office:value="234.184511111111">
                <text:p>234.184511111111</text:p>
                <draw:g>
                  <svg:desc>old_town_cross_2160p50.B89:old_town_cross_2160p50.U89</svg:desc>
                </draw:g>
              </table:table-cell>
              <table:table-cell office:value-type="float" office:value="232.231288888889">
                <text:p>232.231288888889</text:p>
              </table:table-cell>
              <table:table-cell office:value-type="float" office:value="249.8922">
                <text:p>249.8922</text:p>
              </table:table-cell>
              <table:table-cell office:value-type="float" office:value="222.970255555556">
                <text:p>222.970255555556</text:p>
              </table:table-cell>
              <table:table-cell office:value-type="float" office:value="239.824133333333">
                <text:p>239.824133333333</text:p>
              </table:table-cell>
              <table:table-cell office:value-type="float" office:value="256.092155555556">
                <text:p>256.092155555556</text:p>
              </table:table-cell>
              <table:table-cell office:value-type="float" office:value="224.181122222222">
                <text:p>224.181122222222</text:p>
              </table:table-cell>
              <table:table-cell office:value-type="float" office:value="224.781088888889">
                <text:p>224.781088888889</text:p>
              </table:table-cell>
              <table:table-cell office:value-type="float" office:value="236.881466666667">
                <text:p>236.881466666667</text:p>
              </table:table-cell>
              <table:table-cell office:value-type="float" office:value="242.673311111111">
                <text:p>242.673311111111</text:p>
              </table:table-cell>
              <table:table-cell office:value-type="float" office:value="225.313877777778">
                <text:p>225.313877777778</text:p>
              </table:table-cell>
              <table:table-cell office:value-type="float" office:value="235.808711111111">
                <text:p>235.808711111111</text:p>
              </table:table-cell>
              <table:table-cell office:value-type="float" office:value="228.304711111111">
                <text:p>228.304711111111</text:p>
              </table:table-cell>
              <table:table-cell office:value-type="float" office:value="225.106533333333">
                <text:p>225.106533333333</text:p>
              </table:table-cell>
              <table:table-cell office:value-type="float" office:value="221.698366666667">
                <text:p>221.698366666667</text:p>
              </table:table-cell>
              <table:table-cell office:value-type="float" office:value="231.138888888889">
                <text:p>231.138888888889</text:p>
              </table:table-cell>
              <table:table-cell office:value-type="float" office:value="222.621">
                <text:p>222.621</text:p>
              </table:table-cell>
              <table:table-cell office:value-type="float" office:value="223.524544444444">
                <text:p>223.524544444444</text:p>
              </table:table-cell>
              <table:table-cell office:value-type="float" office:value="223.352955555556">
                <text:p>223.352955555556</text:p>
              </table:table-cell>
              <table:table-cell office:value-type="float" office:value="237.945422222222">
                <text:p>237.9454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90:old_town_cross_2160p50.A90</svg:desc>
                </draw:g>
              </table:table-cell>
              <table:table-cell office:value-type="float" office:value="218.095266666667">
                <text:p>218.095266666667</text:p>
                <draw:g>
                  <svg:desc>old_town_cross_2160p50.B90:old_town_cross_2160p50.U90</svg:desc>
                </draw:g>
              </table:table-cell>
              <table:table-cell office:value-type="float" office:value="220.088877777778">
                <text:p>220.088877777778</text:p>
              </table:table-cell>
              <table:table-cell office:value-type="float" office:value="222.627433333333">
                <text:p>222.627433333333</text:p>
              </table:table-cell>
              <table:table-cell office:value-type="float" office:value="223.848955555556">
                <text:p>223.848955555556</text:p>
              </table:table-cell>
              <table:table-cell office:value-type="float" office:value="240.241077777778">
                <text:p>240.241077777778</text:p>
              </table:table-cell>
              <table:table-cell office:value-type="float" office:value="231.547377777778">
                <text:p>231.547377777778</text:p>
              </table:table-cell>
              <table:table-cell office:value-type="float" office:value="227.279588888889">
                <text:p>227.279588888889</text:p>
              </table:table-cell>
              <table:table-cell office:value-type="float" office:value="217.2096">
                <text:p>217.2096</text:p>
              </table:table-cell>
              <table:table-cell office:value-type="float" office:value="228.026766666667">
                <text:p>228.026766666667</text:p>
              </table:table-cell>
              <table:table-cell office:value-type="float" office:value="229.617211111111">
                <text:p>229.617211111111</text:p>
              </table:table-cell>
              <table:table-cell office:value-type="float" office:value="225.618955555556">
                <text:p>225.618955555556</text:p>
              </table:table-cell>
              <table:table-cell office:value-type="float" office:value="219.8222">
                <text:p>219.8222</text:p>
              </table:table-cell>
              <table:table-cell office:value-type="float" office:value="219.040244444444">
                <text:p>219.040244444444</text:p>
              </table:table-cell>
              <table:table-cell office:value-type="float" office:value="225.583433333333">
                <text:p>225.583433333333</text:p>
              </table:table-cell>
              <table:table-cell office:value-type="float" office:value="214.766322222222">
                <text:p>214.766322222222</text:p>
              </table:table-cell>
              <table:table-cell office:value-type="float" office:value="230.254777777778">
                <text:p>230.254777777778</text:p>
              </table:table-cell>
              <table:table-cell office:value-type="float" office:value="250.421055555556">
                <text:p>250.421055555556</text:p>
              </table:table-cell>
              <table:table-cell office:value-type="float" office:value="353.140711111111">
                <text:p>353.140711111111</text:p>
              </table:table-cell>
              <table:table-cell office:value-type="float" office:value="432.092366666666">
                <text:p>432.092366666666</text:p>
              </table:table-cell>
              <table:table-cell office:value-type="float" office:value="385.947433333333">
                <text:p>385.9474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A94:old_town_cross_2160p50.U102" chart:data-source-has-labels="column" svg:x="0.32cm" svg:y="0.18cm" svg:width="12.809cm" svg:height="8.64cm">
          <chartooo:coordinate-region svg:x="1.058cm" svg:y="0.383cm" svg:width="11.593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95:old_town_cross_2160p50.U95" chart:label-cell-address="old_town_cross_2160p50.A95:old_town_cross_2160p50.A95" chart:class="chart:scatter">
            <chart:domain table:cell-range-address="old_town_cross_2160p50.B94:old_town_cross_2160p50.U94"/>
            <chart:data-point chart:repeated="20"/>
          </chart:series>
          <chart:series chart:style-name="ch7" chart:values-cell-range-address="old_town_cross_2160p50.B96:old_town_cross_2160p50.U96" chart:label-cell-address="old_town_cross_2160p50.A96:old_town_cross_2160p50.A96" chart:class="chart:scatter">
            <chart:data-point chart:repeated="20"/>
          </chart:series>
          <chart:series chart:style-name="ch8" chart:values-cell-range-address="old_town_cross_2160p50.B97:old_town_cross_2160p50.U97" chart:label-cell-address="old_town_cross_2160p50.A97:old_town_cross_2160p50.A97" chart:class="chart:scatter">
            <chart:data-point chart:repeated="20"/>
          </chart:series>
          <chart:series chart:style-name="ch9" chart:values-cell-range-address="old_town_cross_2160p50.B98:old_town_cross_2160p50.U98" chart:label-cell-address="old_town_cross_2160p50.A98:old_town_cross_2160p50.A98" chart:class="chart:scatter">
            <chart:data-point chart:repeated="20"/>
          </chart:series>
          <chart:series chart:style-name="ch10" chart:values-cell-range-address="old_town_cross_2160p50.B99:old_town_cross_2160p50.U99" chart:label-cell-address="old_town_cross_2160p50.A99:old_town_cross_2160p50.A99" chart:class="chart:scatter">
            <chart:data-point chart:repeated="20"/>
          </chart:series>
          <chart:series chart:style-name="ch11" chart:values-cell-range-address="old_town_cross_2160p50.B100:old_town_cross_2160p50.U100" chart:label-cell-address="old_town_cross_2160p50.A100:old_town_cross_2160p50.A100" chart:class="chart:scatter">
            <chart:data-point chart:repeated="20"/>
          </chart:series>
          <chart:series chart:style-name="ch12" chart:values-cell-range-address="old_town_cross_2160p50.B101:old_town_cross_2160p50.U101" chart:label-cell-address="old_town_cross_2160p50.A101:old_town_cross_2160p50.A101" chart:class="chart:scatter">
            <chart:data-point chart:repeated="20"/>
          </chart:series>
          <chart:series chart:style-name="ch13" chart:values-cell-range-address="old_town_cross_2160p50.B102:old_town_cross_2160p50.U102" chart:label-cell-address="old_town_cross_2160p50.A102:old_town_cross_2160p50.A102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94:old_town_cross_2160p50.U9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5:old_town_cross_2160p50.A95</svg:desc>
                </draw:g>
              </table:table-cell>
              <table:table-cell office:value-type="float" office:value="0.029929820529468">
                <text:p>0.029929820529468</text:p>
                <draw:g>
                  <svg:desc>old_town_cross_2160p50.B95:old_town_cross_2160p50.U95</svg:desc>
                </draw:g>
              </table:table-cell>
              <table:table-cell office:value-type="float" office:value="0.211351750404249">
                <text:p>0.211351750404249</text:p>
              </table:table-cell>
              <table:table-cell office:value-type="float" office:value="0.395780562618075">
                <text:p>0.395780562618075</text:p>
              </table:table-cell>
              <table:table-cell office:value-type="float" office:value="0.0356347577454744">
                <text:p>0.0356347577454744</text:p>
              </table:table-cell>
              <table:table-cell office:value-type="float" office:value="0.0356060912980315">
                <text:p>0.0356060912980315</text:p>
              </table:table-cell>
              <table:table-cell office:value-type="float" office:value="0.0357261535604865">
                <text:p>0.0357261535604865</text:p>
              </table:table-cell>
              <table:table-cell office:value-type="float" office:value="0.333539889699343">
                <text:p>0.333539889699343</text:p>
              </table:table-cell>
              <table:table-cell office:value-type="float" office:value="0.332449576768756">
                <text:p>0.332449576768756</text:p>
              </table:table-cell>
              <table:table-cell office:value-type="float" office:value="0.331848473874169">
                <text:p>0.331848473874169</text:p>
              </table:table-cell>
              <table:table-cell office:value-type="float" office:value="0.419338424935097">
                <text:p>0.419338424935097</text:p>
              </table:table-cell>
              <table:table-cell office:value-type="float" office:value="0.419507273484066">
                <text:p>0.419507273484066</text:p>
              </table:table-cell>
              <table:table-cell office:value-type="float" office:value="0.445514984614908">
                <text:p>0.445514984614908</text:p>
              </table:table-cell>
              <table:table-cell office:value-type="float" office:value="0.447089270269253">
                <text:p>0.447089270269253</text:p>
              </table:table-cell>
              <table:table-cell office:value-type="float" office:value="0.463508793168072">
                <text:p>0.463508793168072</text:p>
              </table:table-cell>
              <table:table-cell office:value-type="float" office:value="0.467788581217005">
                <text:p>0.467788581217005</text:p>
              </table:table-cell>
              <table:table-cell office:value-type="float" office:value="0.470511386995941">
                <text:p>0.470511386995941</text:p>
              </table:table-cell>
              <table:table-cell office:value-type="float" office:value="0.470803881562405">
                <text:p>0.470803881562405</text:p>
              </table:table-cell>
              <table:table-cell office:value-type="float" office:value="0.475416192650975">
                <text:p>0.475416192650975</text:p>
              </table:table-cell>
              <table:table-cell office:value-type="float" office:value="0.477454342136694">
                <text:p>0.477454342136694</text:p>
              </table:table-cell>
              <table:table-cell office:value-type="float" office:value="0.482594610191388">
                <text:p>0.482594610191388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96:old_town_cross_2160p50.A96</svg:desc>
                </draw:g>
              </table:table-cell>
              <table:table-cell office:value-type="float" office:value="0.0237420511222317">
                <text:p>0.0237420511222317</text:p>
                <draw:g>
                  <svg:desc>old_town_cross_2160p50.B96:old_town_cross_2160p50.U96</svg:desc>
                </draw:g>
              </table:table-cell>
              <table:table-cell office:value-type="float" office:value="0.0725656644167835">
                <text:p>0.0725656644167835</text:p>
              </table:table-cell>
              <table:table-cell office:value-type="float" office:value="0.367047475460151">
                <text:p>0.367047475460151</text:p>
              </table:table-cell>
              <table:table-cell office:value-type="float" office:value="0.0258890496957845">
                <text:p>0.0258890496957845</text:p>
              </table:table-cell>
              <table:table-cell office:value-type="float" office:value="0.0258159108036716">
                <text:p>0.0258159108036716</text:p>
              </table:table-cell>
              <table:table-cell office:value-type="float" office:value="0.0259400606498275">
                <text:p>0.0259400606498275</text:p>
              </table:table-cell>
              <table:table-cell office:value-type="float" office:value="0.258397247271001">
                <text:p>0.258397247271001</text:p>
              </table:table-cell>
              <table:table-cell office:value-type="float" office:value="0.25132824179256">
                <text:p>0.25132824179256</text:p>
              </table:table-cell>
              <table:table-cell office:value-type="float" office:value="0.250566092120085">
                <text:p>0.250566092120085</text:p>
              </table:table-cell>
              <table:table-cell office:value-type="float" office:value="0.39286646528439">
                <text:p>0.39286646528439</text:p>
              </table:table-cell>
              <table:table-cell office:value-type="float" office:value="0.391769661449842">
                <text:p>0.391769661449842</text:p>
              </table:table-cell>
              <table:table-cell office:value-type="float" office:value="0.0274967351797007">
                <text:p>0.0274967351797007</text:p>
              </table:table-cell>
              <table:table-cell office:value-type="float" office:value="0.437301130834492">
                <text:p>0.437301130834492</text:p>
              </table:table-cell>
              <table:table-cell office:value-type="float" office:value="0.454060603432196">
                <text:p>0.454060603432196</text:p>
              </table:table-cell>
              <table:table-cell office:value-type="float" office:value="0.46602000119794">
                <text:p>0.46602000119794</text:p>
              </table:table-cell>
              <table:table-cell office:value-type="float" office:value="0.465632734155388">
                <text:p>0.465632734155388</text:p>
              </table:table-cell>
              <table:table-cell office:value-type="float" office:value="0.353418916146727">
                <text:p>0.353418916146727</text:p>
              </table:table-cell>
              <table:table-cell office:value-type="float" office:value="0.368393736875862">
                <text:p>0.368393736875862</text:p>
              </table:table-cell>
              <table:table-cell office:value-type="float" office:value="0.343459228920479">
                <text:p>0.343459228920479</text:p>
              </table:table-cell>
              <table:table-cell office:value-type="float" office:value="0.192929806574908">
                <text:p>0.192929806574908</text:p>
              </table:table-cell>
            </table:table-row>
            <table:table-row>
              <table:table-cell office:value-type="string">
                <text:p>hp</text:p>
                <draw:g>
                  <svg:desc>old_town_cross_2160p50.A97:old_town_cross_2160p50.A97</svg:desc>
                </draw:g>
              </table:table-cell>
              <table:table-cell office:value-type="float" office:value="0.00844996213986461">
                <text:p>0.00844996213986461</text:p>
                <draw:g>
                  <svg:desc>old_town_cross_2160p50.B97:old_town_cross_2160p50.U97</svg:desc>
                </draw:g>
              </table:table-cell>
              <table:table-cell office:value-type="float" office:value="0.0378949284034491">
                <text:p>0.0378949284034491</text:p>
              </table:table-cell>
              <table:table-cell office:value-type="float" office:value="0.212245370098787">
                <text:p>0.212245370098787</text:p>
              </table:table-cell>
              <table:table-cell office:value-type="float" office:value="0.0134175171142511">
                <text:p>0.0134175171142511</text:p>
              </table:table-cell>
              <table:table-cell office:value-type="float" office:value="0.0118143951697495">
                <text:p>0.0118143951697495</text:p>
              </table:table-cell>
              <table:table-cell office:value-type="float" office:value="0.0159048523763778">
                <text:p>0.0159048523763778</text:p>
              </table:table-cell>
              <table:table-cell office:value-type="float" office:value="0.178762070137171">
                <text:p>0.178762070137171</text:p>
              </table:table-cell>
              <table:table-cell office:value-type="float" office:value="0.134506112812704">
                <text:p>0.134506112812704</text:p>
              </table:table-cell>
              <table:table-cell office:value-type="float" office:value="0.142574253789357">
                <text:p>0.142574253789357</text:p>
              </table:table-cell>
              <table:table-cell office:value-type="float" office:value="0.234779396777672">
                <text:p>0.234779396777672</text:p>
              </table:table-cell>
              <table:table-cell office:value-type="float" office:value="0.275803175343067">
                <text:p>0.275803175343067</text:p>
              </table:table-cell>
              <table:table-cell office:value-type="float" office:value="0.292775471657563">
                <text:p>0.292775471657563</text:p>
              </table:table-cell>
              <table:table-cell office:value-type="float" office:value="0.349266482172366">
                <text:p>0.349266482172366</text:p>
              </table:table-cell>
              <table:table-cell office:value-type="float" office:value="0.39459922892906">
                <text:p>0.39459922892906</text:p>
              </table:table-cell>
              <table:table-cell office:value-type="float" office:value="0.419174435480673">
                <text:p>0.419174435480673</text:p>
              </table:table-cell>
              <table:table-cell office:value-type="float" office:value="0.441794455769632">
                <text:p>0.441794455769632</text:p>
              </table:table-cell>
              <table:table-cell office:value-type="float" office:value="0.429287187673561">
                <text:p>0.429287187673561</text:p>
              </table:table-cell>
              <table:table-cell office:value-type="float" office:value="0.452593587166463">
                <text:p>0.452593587166463</text:p>
              </table:table-cell>
              <table:table-cell office:value-type="float" office:value="0.453933926989141">
                <text:p>0.453933926989141</text:p>
              </table:table-cell>
              <table:table-cell office:value-type="float" office:value="0.485800686605026">
                <text:p>0.485800686605026</text:p>
              </table:table-cell>
            </table:table-row>
            <table:table-row>
              <table:table-cell office:value-type="string">
                <text:p>hq</text:p>
                <draw:g>
                  <svg:desc>old_town_cross_2160p50.A98:old_town_cross_2160p50.A98</svg:desc>
                </draw:g>
              </table:table-cell>
              <table:table-cell office:value-type="float" office:value="0.0275125455053305">
                <text:p>0.0275125455053305</text:p>
                <draw:g>
                  <svg:desc>old_town_cross_2160p50.B98:old_town_cross_2160p50.U98</svg:desc>
                </draw:g>
              </table:table-cell>
              <table:table-cell office:value-type="float" office:value="0.212317613266685">
                <text:p>0.212317613266685</text:p>
              </table:table-cell>
              <table:table-cell office:value-type="float" office:value="0.375056453408545">
                <text:p>0.375056453408545</text:p>
              </table:table-cell>
              <table:table-cell office:value-type="float" office:value="0.0356840755969812">
                <text:p>0.0356840755969812</text:p>
              </table:table-cell>
              <table:table-cell office:value-type="float" office:value="0.0361856366440019">
                <text:p>0.0361856366440019</text:p>
              </table:table-cell>
              <table:table-cell office:value-type="float" office:value="0.0357971028017621">
                <text:p>0.0357971028017621</text:p>
              </table:table-cell>
              <table:table-cell office:value-type="float" office:value="0.312068350638958">
                <text:p>0.312068350638958</text:p>
              </table:table-cell>
              <table:table-cell office:value-type="float" office:value="0.331718822210408">
                <text:p>0.331718822210408</text:p>
              </table:table-cell>
              <table:table-cell office:value-type="float" office:value="0.329237865402336">
                <text:p>0.329237865402336</text:p>
              </table:table-cell>
              <table:table-cell office:value-type="float" office:value="0.41564881422852">
                <text:p>0.41564881422852</text:p>
              </table:table-cell>
              <table:table-cell office:value-type="float" office:value="0.421020939197374">
                <text:p>0.421020939197374</text:p>
              </table:table-cell>
              <table:table-cell office:value-type="float" office:value="0.42345428914487">
                <text:p>0.42345428914487</text:p>
              </table:table-cell>
              <table:table-cell office:value-type="float" office:value="0.418686218087159">
                <text:p>0.418686218087159</text:p>
              </table:table-cell>
              <table:table-cell office:value-type="float" office:value="0.461826048888986">
                <text:p>0.461826048888986</text:p>
              </table:table-cell>
              <table:table-cell office:value-type="float" office:value="0.472934229880771">
                <text:p>0.472934229880771</text:p>
              </table:table-cell>
              <table:table-cell office:value-type="float" office:value="0.442900677535752">
                <text:p>0.442900677535752</text:p>
              </table:table-cell>
              <table:table-cell office:value-type="float" office:value="0.470354370289911">
                <text:p>0.470354370289911</text:p>
              </table:table-cell>
              <table:table-cell office:value-type="float" office:value="0.446151562821943">
                <text:p>0.446151562821943</text:p>
              </table:table-cell>
              <table:table-cell office:value-type="float" office:value="0.451814070826928">
                <text:p>0.451814070826928</text:p>
              </table:table-cell>
              <table:table-cell office:value-type="float" office:value="0.472634766794436">
                <text:p>0.472634766794436</text:p>
              </table:table-cell>
            </table:table-row>
            <table:table-row>
              <table:table-cell office:value-type="string">
                <text:p>bd</text:p>
                <draw:g>
                  <svg:desc>old_town_cross_2160p50.A99:old_town_cross_2160p50.A99</svg:desc>
                </draw:g>
              </table:table-cell>
              <table:table-cell office:value-type="float" office:value="0.0276492218796013">
                <text:p>0.0276492218796013</text:p>
                <draw:g>
                  <svg:desc>old_town_cross_2160p50.B99:old_town_cross_2160p50.U99</svg:desc>
                </draw:g>
              </table:table-cell>
              <table:table-cell office:value-type="float" office:value="0.207440879537282">
                <text:p>0.207440879537282</text:p>
              </table:table-cell>
              <table:table-cell office:value-type="float" office:value="0.384893527470117">
                <text:p>0.384893527470117</text:p>
              </table:table-cell>
              <table:table-cell office:value-type="float" office:value="0.0348896629737408">
                <text:p>0.0348896629737408</text:p>
              </table:table-cell>
              <table:table-cell office:value-type="float" office:value="0.0335209355794925">
                <text:p>0.0335209355794925</text:p>
              </table:table-cell>
              <table:table-cell office:value-type="float" office:value="0.0337370012754563">
                <text:p>0.0337370012754563</text:p>
              </table:table-cell>
              <table:table-cell office:value-type="float" office:value="0.314140478172779">
                <text:p>0.314140478172779</text:p>
              </table:table-cell>
              <table:table-cell office:value-type="float" office:value="0.309656992745624">
                <text:p>0.309656992745624</text:p>
              </table:table-cell>
              <table:table-cell office:value-type="float" office:value="0.309882067057329">
                <text:p>0.309882067057329</text:p>
              </table:table-cell>
              <table:table-cell office:value-type="float" office:value="0.393787193703322">
                <text:p>0.393787193703322</text:p>
              </table:table-cell>
              <table:table-cell office:value-type="float" office:value="0.39701997126584">
                <text:p>0.39701997126584</text:p>
              </table:table-cell>
              <table:table-cell office:value-type="float" office:value="0.419032669694095">
                <text:p>0.419032669694095</text:p>
              </table:table-cell>
              <table:table-cell office:value-type="float" office:value="0.407472235129063">
                <text:p>0.407472235129063</text:p>
              </table:table-cell>
              <table:table-cell office:value-type="float" office:value="0.430195809663381">
                <text:p>0.430195809663381</text:p>
              </table:table-cell>
              <table:table-cell office:value-type="float" office:value="0.435951175208287">
                <text:p>0.435951175208287</text:p>
              </table:table-cell>
              <table:table-cell office:value-type="float" office:value="0.390100967545539">
                <text:p>0.390100967545539</text:p>
              </table:table-cell>
              <table:table-cell office:value-type="float" office:value="0.394246594452132">
                <text:p>0.394246594452132</text:p>
              </table:table-cell>
              <table:table-cell office:value-type="float" office:value="0.391613232989721">
                <text:p>0.391613232989721</text:p>
              </table:table-cell>
              <table:table-cell office:value-type="float" office:value="0.247336136515237">
                <text:p>0.247336136515237</text:p>
              </table:table-cell>
              <table:table-cell office:value-type="float" office:value="0.170168674592722">
                <text:p>0.170168674592722</text:p>
              </table:table-cell>
            </table:table-row>
            <table:table-row>
              <table:table-cell office:value-type="string">
                <text:p>ll</text:p>
                <draw:g>
                  <svg:desc>old_town_cross_2160p50.A100:old_town_cross_2160p50.A100</svg:desc>
                </draw:g>
              </table:table-cell>
              <table:table-cell office:value-type="float" office:value="0.00859867767690482">
                <text:p>0.00859867767690482</text:p>
                <draw:g>
                  <svg:desc>old_town_cross_2160p50.B100:old_town_cross_2160p50.U100</svg:desc>
                </draw:g>
              </table:table-cell>
              <table:table-cell office:value-type="float" office:value="0.010102164102506">
                <text:p>0.010102164102506</text:p>
              </table:table-cell>
              <table:table-cell office:value-type="float" office:value="0.0135156140685511">
                <text:p>0.0135156140685511</text:p>
              </table:table-cell>
              <table:table-cell office:value-type="float" office:value="0.0184031664432035">
                <text:p>0.0184031664432035</text:p>
              </table:table-cell>
              <table:table-cell office:value-type="float" office:value="0.100264068609285">
                <text:p>0.100264068609285</text:p>
              </table:table-cell>
              <table:table-cell office:value-type="float" office:value="0.150743136158532">
                <text:p>0.150743136158532</text:p>
              </table:table-cell>
              <table:table-cell office:value-type="float" office:value="0.194932445098898">
                <text:p>0.194932445098898</text:p>
              </table:table-cell>
              <table:table-cell office:value-type="float" office:value="0.225378176394015">
                <text:p>0.225378176394015</text:p>
              </table:table-cell>
              <table:table-cell office:value-type="float" office:value="0.238073101934791">
                <text:p>0.238073101934791</text:p>
              </table:table-cell>
              <table:table-cell office:value-type="float" office:value="0.265942021203958">
                <text:p>0.265942021203958</text:p>
              </table:table-cell>
              <table:table-cell office:value-type="float" office:value="0.290385574751955">
                <text:p>0.290385574751955</text:p>
              </table:table-cell>
              <table:table-cell office:value-type="float" office:value="0.341309484497235">
                <text:p>0.341309484497235</text:p>
              </table:table-cell>
              <table:table-cell office:value-type="float" office:value="0.328200332164843">
                <text:p>0.328200332164843</text:p>
              </table:table-cell>
              <table:table-cell office:value-type="float" office:value="0.340890862026977">
                <text:p>0.340890862026977</text:p>
              </table:table-cell>
              <table:table-cell office:value-type="float" office:value="0.363130468826018">
                <text:p>0.363130468826018</text:p>
              </table:table-cell>
              <table:table-cell office:value-type="float" office:value="0.378226287351393">
                <text:p>0.378226287351393</text:p>
              </table:table-cell>
              <table:table-cell office:value-type="float" office:value="0.373198245844589">
                <text:p>0.373198245844589</text:p>
              </table:table-cell>
              <table:table-cell office:value-type="float" office:value="0.367992313112049">
                <text:p>0.367992313112049</text:p>
              </table:table-cell>
              <table:table-cell office:value-type="float" office:value="0.365905815145397">
                <text:p>0.365905815145397</text:p>
              </table:table-cell>
              <table:table-cell office:value-type="float" office:value="0.381369051739731">
                <text:p>0.381369051739731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1:old_town_cross_2160p50.A101</svg:desc>
                </draw:g>
              </table:table-cell>
              <table:table-cell office:value-type="float" office:value="0.015586927515749">
                <text:p>0.015586927515749</text:p>
                <draw:g>
                  <svg:desc>old_town_cross_2160p50.B101:old_town_cross_2160p50.U101</svg:desc>
                </draw:g>
              </table:table-cell>
              <table:table-cell office:value-type="float" office:value="0.0167561744957709">
                <text:p>0.0167561744957709</text:p>
              </table:table-cell>
              <table:table-cell office:value-type="float" office:value="0.0198104342592526">
                <text:p>0.0198104342592526</text:p>
              </table:table-cell>
              <table:table-cell office:value-type="float" office:value="0.0295759314782545">
                <text:p>0.0295759314782545</text:p>
              </table:table-cell>
              <table:table-cell office:value-type="float" office:value="0.131859686347941">
                <text:p>0.131859686347941</text:p>
              </table:table-cell>
              <table:table-cell office:value-type="float" office:value="0.183816946278106">
                <text:p>0.183816946278106</text:p>
              </table:table-cell>
              <table:table-cell office:value-type="float" office:value="0.290812251958374">
                <text:p>0.290812251958374</text:p>
              </table:table-cell>
              <table:table-cell office:value-type="float" office:value="0.317442932377961">
                <text:p>0.317442932377961</text:p>
              </table:table-cell>
              <table:table-cell office:value-type="float" office:value="0.316330741507285">
                <text:p>0.316330741507285</text:p>
              </table:table-cell>
              <table:table-cell office:value-type="float" office:value="0.32256794388139">
                <text:p>0.32256794388139</text:p>
              </table:table-cell>
              <table:table-cell office:value-type="float" office:value="0.361479109956683">
                <text:p>0.361479109956683</text:p>
              </table:table-cell>
              <table:table-cell office:value-type="float" office:value="0.357091553586938">
                <text:p>0.357091553586938</text:p>
              </table:table-cell>
              <table:table-cell office:value-type="float" office:value="0.373844532531183">
                <text:p>0.373844532531183</text:p>
              </table:table-cell>
              <table:table-cell office:value-type="float" office:value="0.387604596401467">
                <text:p>0.387604596401467</text:p>
              </table:table-cell>
              <table:table-cell office:value-type="float" office:value="0.395368280415838">
                <text:p>0.395368280415838</text:p>
              </table:table-cell>
              <table:table-cell office:value-type="float" office:value="0.383186046388655">
                <text:p>0.383186046388655</text:p>
              </table:table-cell>
              <table:table-cell office:value-type="float" office:value="0.403565562098814">
                <text:p>0.403565562098814</text:p>
              </table:table-cell>
              <table:table-cell office:value-type="float" office:value="0.403304143730873">
                <text:p>0.403304143730873</text:p>
              </table:table-cell>
              <table:table-cell office:value-type="float" office:value="0.405287741882977">
                <text:p>0.405287741882977</text:p>
              </table:table-cell>
              <table:table-cell office:value-type="float" office:value="0.383233264789759">
                <text:p>0.383233264789759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02:old_town_cross_2160p50.A102</svg:desc>
                </draw:g>
              </table:table-cell>
              <table:table-cell office:value-type="float" office:value="0.0161998059563573">
                <text:p>0.0161998059563573</text:p>
                <draw:g>
                  <svg:desc>old_town_cross_2160p50.B102:old_town_cross_2160p50.U102</svg:desc>
                </draw:g>
              </table:table-cell>
              <table:table-cell office:value-type="float" office:value="0.0178746151996474">
                <text:p>0.0178746151996474</text:p>
              </table:table-cell>
              <table:table-cell office:value-type="float" office:value="0.0226108028315768">
                <text:p>0.0226108028315768</text:p>
              </table:table-cell>
              <table:table-cell office:value-type="float" office:value="0.0297607553426651">
                <text:p>0.0297607553426651</text:p>
              </table:table-cell>
              <table:table-cell office:value-type="float" office:value="0.133440052369617">
                <text:p>0.133440052369617</text:p>
              </table:table-cell>
              <table:table-cell office:value-type="float" office:value="0.206794421338489">
                <text:p>0.206794421338489</text:p>
              </table:table-cell>
              <table:table-cell office:value-type="float" office:value="0.286238017756202">
                <text:p>0.286238017756202</text:p>
              </table:table-cell>
              <table:table-cell office:value-type="float" office:value="0.327739211342408">
                <text:p>0.327739211342408</text:p>
              </table:table-cell>
              <table:table-cell office:value-type="float" office:value="0.327713746470992">
                <text:p>0.327713746470992</text:p>
              </table:table-cell>
              <table:table-cell office:value-type="float" office:value="0.34080330312057">
                <text:p>0.34080330312057</text:p>
              </table:table-cell>
              <table:table-cell office:value-type="float" office:value="0.360625426173313">
                <text:p>0.360625426173313</text:p>
              </table:table-cell>
              <table:table-cell office:value-type="float" office:value="0.385860122408019">
                <text:p>0.385860122408019</text:p>
              </table:table-cell>
              <table:table-cell office:value-type="float" office:value="0.388972013869394">
                <text:p>0.388972013869394</text:p>
              </table:table-cell>
              <table:table-cell office:value-type="float" office:value="0.385051759858843">
                <text:p>0.385051759858843</text:p>
              </table:table-cell>
              <table:table-cell office:value-type="float" office:value="0.410587288954729">
                <text:p>0.410587288954729</text:p>
              </table:table-cell>
              <table:table-cell office:value-type="float" office:value="0.383587610439257">
                <text:p>0.383587610439257</text:p>
              </table:table-cell>
              <table:table-cell office:value-type="float" office:value="0.358393681397486">
                <text:p>0.358393681397486</text:p>
              </table:table-cell>
              <table:table-cell office:value-type="float" office:value="0.255443813646332">
                <text:p>0.255443813646332</text:p>
              </table:table-cell>
              <table:table-cell office:value-type="float" office:value="0.209518045177223">
                <text:p>0.209518045177223</text:p>
              </table:table-cell>
              <table:table-cell office:value-type="float" office:value="0.235381135237502">
                <text:p>0.2353811352375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1cm" svg:y="0.316cm" chart:style-name="ch2">
          <text:p>Intel+nvidia power consumption</text:p>
        </chart:title>
        <chart:legend chart:legend-position="end" svg:x="13.449cm" svg:y="2.434cm" style:legend-expansion="high" chart:style-name="ch3"/>
        <chart:plot-area chart:style-name="ch4" table:cell-range-address="crowd_run_2160p50.A62:crowd_run_2160p50.U70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63:crowd_run_2160p50.U63" chart:label-cell-address="crowd_run_2160p50.A63:crowd_run_2160p50.A63" chart:class="chart:scatter">
            <chart:domain table:cell-range-address="crowd_run_2160p50.B62:crowd_run_2160p50.U62"/>
            <chart:data-point chart:repeated="20"/>
          </chart:series>
          <chart:series chart:style-name="ch8" chart:values-cell-range-address="crowd_run_2160p50.B64:crowd_run_2160p50.U64" chart:label-cell-address="crowd_run_2160p50.A64:crowd_run_2160p50.A64" chart:class="chart:scatter">
            <chart:data-point chart:repeated="20"/>
          </chart:series>
          <chart:series chart:style-name="ch9" chart:values-cell-range-address="crowd_run_2160p50.B65:crowd_run_2160p50.U65" chart:label-cell-address="crowd_run_2160p50.A65:crowd_run_2160p50.A65" chart:class="chart:scatter">
            <chart:data-point chart:repeated="20"/>
          </chart:series>
          <chart:series chart:style-name="ch10" chart:values-cell-range-address="crowd_run_2160p50.B66:crowd_run_2160p50.U66" chart:label-cell-address="crowd_run_2160p50.A66:crowd_run_2160p50.A66" chart:class="chart:scatter">
            <chart:data-point chart:repeated="20"/>
          </chart:series>
          <chart:series chart:style-name="ch11" chart:values-cell-range-address="crowd_run_2160p50.B67:crowd_run_2160p50.U67" chart:label-cell-address="crowd_run_2160p50.A67:crowd_run_2160p50.A67" chart:class="chart:scatter">
            <chart:data-point chart:repeated="20"/>
          </chart:series>
          <chart:series chart:style-name="ch12" chart:values-cell-range-address="crowd_run_2160p50.B68:crowd_run_2160p50.U68" chart:label-cell-address="crowd_run_2160p50.A68:crowd_run_2160p50.A68" chart:class="chart:scatter">
            <chart:data-point chart:repeated="20"/>
          </chart:series>
          <chart:series chart:style-name="ch13" chart:values-cell-range-address="crowd_run_2160p50.B69:crowd_run_2160p50.U69" chart:label-cell-address="crowd_run_2160p50.A69:crowd_run_2160p50.A69" chart:class="chart:scatter">
            <chart:data-point chart:repeated="20"/>
          </chart:series>
          <chart:series chart:style-name="ch14" chart:values-cell-range-address="crowd_run_2160p50.B70:crowd_run_2160p50.U70" chart:label-cell-address="crowd_run_2160p50.A70:crowd_run_2160p50.A7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62:crowd_run_2160p50.U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63:crowd_run_2160p50.A63</svg:desc>
                </draw:g>
              </table:table-cell>
              <table:table-cell office:value-type="float" office:value="268.923511111111">
                <text:p>268.923511111111</text:p>
                <draw:g>
                  <svg:desc>crowd_run_2160p50.B63:crowd_run_2160p50.U63</svg:desc>
                </draw:g>
              </table:table-cell>
              <table:table-cell office:value-type="float" office:value="249.5705">
                <text:p>249.5705</text:p>
              </table:table-cell>
              <table:table-cell office:value-type="float" office:value="269.530255555556">
                <text:p>269.530255555556</text:p>
              </table:table-cell>
              <table:table-cell office:value-type="float" office:value="286.873711111111">
                <text:p>286.873711111111</text:p>
              </table:table-cell>
              <table:table-cell office:value-type="float" office:value="284.999555555556">
                <text:p>284.999555555556</text:p>
              </table:table-cell>
              <table:table-cell office:value-type="float" office:value="295.429655555556">
                <text:p>295.429655555556</text:p>
              </table:table-cell>
              <table:table-cell office:value-type="float" office:value="279.616644444444">
                <text:p>279.616644444444</text:p>
              </table:table-cell>
              <table:table-cell office:value-type="float" office:value="275.221377777778">
                <text:p>275.221377777778</text:p>
              </table:table-cell>
              <table:table-cell office:value-type="float" office:value="266.603566666667">
                <text:p>266.603566666667</text:p>
              </table:table-cell>
              <table:table-cell office:value-type="float" office:value="274.530844444444">
                <text:p>274.530844444444</text:p>
              </table:table-cell>
              <table:table-cell office:value-type="float" office:value="279.005955555556">
                <text:p>279.005955555556</text:p>
              </table:table-cell>
              <table:table-cell office:value-type="float" office:value="285.473666666667">
                <text:p>285.473666666667</text:p>
              </table:table-cell>
              <table:table-cell office:value-type="float" office:value="267.5995">
                <text:p>267.5995</text:p>
              </table:table-cell>
              <table:table-cell office:value-type="float" office:value="250.400388888889">
                <text:p>250.400388888889</text:p>
              </table:table-cell>
              <table:table-cell office:value-type="float" office:value="284.392966666667">
                <text:p>284.392966666667</text:p>
              </table:table-cell>
              <table:table-cell office:value-type="float" office:value="268.442488888889">
                <text:p>268.442488888889</text:p>
              </table:table-cell>
              <table:table-cell office:value-type="float" office:value="267.7778">
                <text:p>267.7778</text:p>
              </table:table-cell>
              <table:table-cell office:value-type="float" office:value="272.620122222222">
                <text:p>272.620122222222</text:p>
              </table:table-cell>
              <table:table-cell office:value-type="float" office:value="271.837555555556">
                <text:p>271.837555555556</text:p>
              </table:table-cell>
              <table:table-cell office:value-type="float" office:value="273.072655555556">
                <text:p>273.0726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64:crowd_run_2160p50.A64</svg:desc>
                </draw:g>
              </table:table-cell>
              <table:table-cell office:value-type="float" office:value="271.252444444444">
                <text:p>271.252444444444</text:p>
                <draw:g>
                  <svg:desc>crowd_run_2160p50.B64:crowd_run_2160p50.U64</svg:desc>
                </draw:g>
              </table:table-cell>
              <table:table-cell office:value-type="float" office:value="315.735722222222">
                <text:p>315.735722222222</text:p>
              </table:table-cell>
              <table:table-cell office:value-type="float" office:value="272.290933333333">
                <text:p>272.290933333333</text:p>
              </table:table-cell>
              <table:table-cell office:value-type="float" office:value="284.1718">
                <text:p>284.1718</text:p>
              </table:table-cell>
              <table:table-cell office:value-type="float" office:value="260.413622222222">
                <text:p>260.413622222222</text:p>
              </table:table-cell>
              <table:table-cell office:value-type="float" office:value="260.731555555556">
                <text:p>260.731555555556</text:p>
              </table:table-cell>
              <table:table-cell office:value-type="float" office:value="270.758977777778">
                <text:p>270.758977777778</text:p>
              </table:table-cell>
              <table:table-cell office:value-type="float" office:value="266.679666666667">
                <text:p>266.679666666667</text:p>
              </table:table-cell>
              <table:table-cell office:value-type="float" office:value="251.838388888889">
                <text:p>251.838388888889</text:p>
              </table:table-cell>
              <table:table-cell office:value-type="float" office:value="274.927877777778">
                <text:p>274.927877777778</text:p>
              </table:table-cell>
              <table:table-cell office:value-type="float" office:value="294.049655555555">
                <text:p>294.049655555555</text:p>
              </table:table-cell>
              <table:table-cell office:value-type="float" office:value="250.174566666667">
                <text:p>250.174566666667</text:p>
              </table:table-cell>
              <table:table-cell office:value-type="float" office:value="270.782911111111">
                <text:p>270.782911111111</text:p>
              </table:table-cell>
              <table:table-cell office:value-type="float" office:value="259.522911111111">
                <text:p>259.522911111111</text:p>
              </table:table-cell>
              <table:table-cell office:value-type="float" office:value="275.3402">
                <text:p>275.3402</text:p>
              </table:table-cell>
              <table:table-cell office:value-type="float" office:value="276.695555555556">
                <text:p>276.695555555556</text:p>
              </table:table-cell>
              <table:table-cell office:value-type="float" office:value="271.288377777778">
                <text:p>271.288377777778</text:p>
              </table:table-cell>
              <table:table-cell office:value-type="float" office:value="275.639888888889">
                <text:p>275.639888888889</text:p>
              </table:table-cell>
              <table:table-cell office:value-type="float" office:value="267.114322222222">
                <text:p>267.114322222222</text:p>
              </table:table-cell>
              <table:table-cell office:value-type="float" office:value="261.356444444444">
                <text:p>261.356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65:crowd_run_2160p50.A65</svg:desc>
                </draw:g>
              </table:table-cell>
              <table:table-cell office:value-type="float" office:value="259.231122222222">
                <text:p>259.231122222222</text:p>
                <draw:g>
                  <svg:desc>crowd_run_2160p50.B65:crowd_run_2160p50.U65</svg:desc>
                </draw:g>
              </table:table-cell>
              <table:table-cell office:value-type="float" office:value="262.147011111111">
                <text:p>262.147011111111</text:p>
              </table:table-cell>
              <table:table-cell office:value-type="float" office:value="284.426422222222">
                <text:p>284.426422222222</text:p>
              </table:table-cell>
              <table:table-cell office:value-type="float" office:value="295.006422222222">
                <text:p>295.006422222222</text:p>
              </table:table-cell>
              <table:table-cell office:value-type="float" office:value="358.445555555556">
                <text:p>358.445555555556</text:p>
              </table:table-cell>
              <table:table-cell office:value-type="float" office:value="851.739777777778">
                <text:p>851.739777777778</text:p>
              </table:table-cell>
              <table:table-cell office:value-type="float" office:value="632.556933333333">
                <text:p>632.556933333333</text:p>
              </table:table-cell>
              <table:table-cell office:value-type="float" office:value="516.049766666667">
                <text:p>516.049766666667</text:p>
              </table:table-cell>
              <table:table-cell office:value-type="float" office:value="375.620177777778">
                <text:p>375.620177777778</text:p>
              </table:table-cell>
              <table:table-cell office:value-type="float" office:value="497.667888888889">
                <text:p>497.667888888889</text:p>
              </table:table-cell>
              <table:table-cell office:value-type="float" office:value="536.6793">
                <text:p>536.6793</text:p>
              </table:table-cell>
              <table:table-cell office:value-type="float" office:value="605.926666666667">
                <text:p>605.926666666667</text:p>
              </table:table-cell>
              <table:table-cell office:value-type="float" office:value="319.493055555555">
                <text:p>319.493055555555</text:p>
              </table:table-cell>
              <table:table-cell office:value-type="float" office:value="312.479877777778">
                <text:p>312.479877777778</text:p>
              </table:table-cell>
              <table:table-cell office:value-type="float" office:value="331.213055555556">
                <text:p>331.213055555556</text:p>
              </table:table-cell>
              <table:table-cell office:value-type="float" office:value="278.030922222222">
                <text:p>278.030922222222</text:p>
              </table:table-cell>
              <table:table-cell office:value-type="float" office:value="297.7955">
                <text:p>297.7955</text:p>
              </table:table-cell>
              <table:table-cell office:value-type="float" office:value="297.748655555555">
                <text:p>297.748655555555</text:p>
              </table:table-cell>
              <table:table-cell office:value-type="float" office:value="270.794233333333">
                <text:p>270.794233333333</text:p>
              </table:table-cell>
              <table:table-cell office:value-type="float" office:value="285.805544444444">
                <text:p>285.8055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66:crowd_run_2160p50.A66</svg:desc>
                </draw:g>
              </table:table-cell>
              <table:table-cell office:value-type="float" office:value="278.183">
                <text:p>278.183</text:p>
                <draw:g>
                  <svg:desc>crowd_run_2160p50.B66:crowd_run_2160p50.U66</svg:desc>
                </draw:g>
              </table:table-cell>
              <table:table-cell office:value-type="float" office:value="254.290355555556">
                <text:p>254.290355555556</text:p>
              </table:table-cell>
              <table:table-cell office:value-type="float" office:value="268.135155555556">
                <text:p>268.135155555556</text:p>
              </table:table-cell>
              <table:table-cell office:value-type="float" office:value="259.361588888889">
                <text:p>259.361588888889</text:p>
              </table:table-cell>
              <table:table-cell office:value-type="float" office:value="288.800922222222">
                <text:p>288.800922222222</text:p>
              </table:table-cell>
              <table:table-cell office:value-type="float" office:value="275.500277777778">
                <text:p>275.500277777778</text:p>
              </table:table-cell>
              <table:table-cell office:value-type="float" office:value="274.413522222222">
                <text:p>274.413522222222</text:p>
              </table:table-cell>
              <table:table-cell office:value-type="float" office:value="262.839066666667">
                <text:p>262.839066666667</text:p>
              </table:table-cell>
              <table:table-cell office:value-type="float" office:value="262.781288888889">
                <text:p>262.781288888889</text:p>
              </table:table-cell>
              <table:table-cell office:value-type="float" office:value="276.293055555556">
                <text:p>276.293055555556</text:p>
              </table:table-cell>
              <table:table-cell office:value-type="float" office:value="263.905488888889">
                <text:p>263.905488888889</text:p>
              </table:table-cell>
              <table:table-cell office:value-type="float" office:value="277.017955555556">
                <text:p>277.017955555556</text:p>
              </table:table-cell>
              <table:table-cell office:value-type="float" office:value="273.318466666667">
                <text:p>273.318466666667</text:p>
              </table:table-cell>
              <table:table-cell office:value-type="float" office:value="287.083255555556">
                <text:p>287.083255555556</text:p>
              </table:table-cell>
              <table:table-cell office:value-type="float" office:value="267.604377777778">
                <text:p>267.604377777778</text:p>
              </table:table-cell>
              <table:table-cell office:value-type="float" office:value="289.664922222222">
                <text:p>289.664922222222</text:p>
              </table:table-cell>
              <table:table-cell office:value-type="float" office:value="272.950366666667">
                <text:p>272.950366666667</text:p>
              </table:table-cell>
              <table:table-cell office:value-type="float" office:value="267.861388888889">
                <text:p>267.861388888889</text:p>
              </table:table-cell>
              <table:table-cell office:value-type="float" office:value="279.9187">
                <text:p>279.9187</text:p>
              </table:table-cell>
              <table:table-cell office:value-type="float" office:value="262.089788888889">
                <text:p>262.0897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67:crowd_run_2160p50.A67</svg:desc>
                </draw:g>
              </table:table-cell>
              <table:table-cell office:value-type="float" office:value="266.047311111111">
                <text:p>266.047311111111</text:p>
                <draw:g>
                  <svg:desc>crowd_run_2160p50.B67:crowd_run_2160p50.U67</svg:desc>
                </draw:g>
              </table:table-cell>
              <table:table-cell office:value-type="float" office:value="262.839922222222">
                <text:p>262.839922222222</text:p>
              </table:table-cell>
              <table:table-cell office:value-type="float" office:value="276.573">
                <text:p>276.573</text:p>
              </table:table-cell>
              <table:table-cell office:value-type="float" office:value="287.857088888889">
                <text:p>287.857088888889</text:p>
              </table:table-cell>
              <table:table-cell office:value-type="float" office:value="263.665033333333">
                <text:p>263.665033333333</text:p>
              </table:table-cell>
              <table:table-cell office:value-type="float" office:value="272.151222222222">
                <text:p>272.151222222222</text:p>
              </table:table-cell>
              <table:table-cell office:value-type="float" office:value="281.284466666667">
                <text:p>281.284466666667</text:p>
              </table:table-cell>
              <table:table-cell office:value-type="float" office:value="279.4385">
                <text:p>279.4385</text:p>
              </table:table-cell>
              <table:table-cell office:value-type="float" office:value="264.057044444444">
                <text:p>264.057044444444</text:p>
              </table:table-cell>
              <table:table-cell office:value-type="float" office:value="262.466522222222">
                <text:p>262.466522222222</text:p>
              </table:table-cell>
              <table:table-cell office:value-type="float" office:value="279.3074">
                <text:p>279.3074</text:p>
              </table:table-cell>
              <table:table-cell office:value-type="float" office:value="263.716966666667">
                <text:p>263.716966666667</text:p>
              </table:table-cell>
              <table:table-cell office:value-type="float" office:value="253.960244444444">
                <text:p>253.960244444444</text:p>
              </table:table-cell>
              <table:table-cell office:value-type="float" office:value="286.529144444444">
                <text:p>286.529144444444</text:p>
              </table:table-cell>
              <table:table-cell office:value-type="float" office:value="295.413666666667">
                <text:p>295.413666666667</text:p>
              </table:table-cell>
              <table:table-cell office:value-type="float" office:value="282.174955555556">
                <text:p>282.174955555556</text:p>
              </table:table-cell>
              <table:table-cell office:value-type="float" office:value="286.167277777778">
                <text:p>286.167277777778</text:p>
              </table:table-cell>
              <table:table-cell office:value-type="float" office:value="283.972122222222">
                <text:p>283.972122222222</text:p>
              </table:table-cell>
              <table:table-cell office:value-type="float" office:value="280.795544444444">
                <text:p>280.795544444444</text:p>
              </table:table-cell>
              <table:table-cell office:value-type="float" office:value="286.800366666667">
                <text:p>286.8003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68:crowd_run_2160p50.A68</svg:desc>
                </draw:g>
              </table:table-cell>
              <table:table-cell office:value-type="float" office:value="307.166344444444">
                <text:p>307.166344444444</text:p>
                <draw:g>
                  <svg:desc>crowd_run_2160p50.B68:crowd_run_2160p50.U68</svg:desc>
                </draw:g>
              </table:table-cell>
              <table:table-cell office:value-type="float" office:value="256.0064">
                <text:p>256.0064</text:p>
              </table:table-cell>
              <table:table-cell office:value-type="float" office:value="325.711633333333">
                <text:p>325.711633333333</text:p>
              </table:table-cell>
              <table:table-cell office:value-type="float" office:value="454.874077777778">
                <text:p>454.874077777778</text:p>
              </table:table-cell>
              <table:table-cell office:value-type="float" office:value="728.866233333334">
                <text:p>728.866233333334</text:p>
              </table:table-cell>
              <table:table-cell office:value-type="float" office:value="596.996011111111">
                <text:p>596.996011111111</text:p>
              </table:table-cell>
              <table:table-cell office:value-type="float" office:value="505.840411111111">
                <text:p>505.840411111111</text:p>
              </table:table-cell>
              <table:table-cell office:value-type="float" office:value="372.190644444444">
                <text:p>372.190644444444</text:p>
              </table:table-cell>
              <table:table-cell office:value-type="float" office:value="492.256188888889">
                <text:p>492.256188888889</text:p>
              </table:table-cell>
              <table:table-cell office:value-type="float" office:value="528.023877777778">
                <text:p>528.023877777778</text:p>
              </table:table-cell>
              <table:table-cell office:value-type="float" office:value="544.432422222222">
                <text:p>544.432422222222</text:p>
              </table:table-cell>
              <table:table-cell office:value-type="float" office:value="358.993044444444">
                <text:p>358.993044444444</text:p>
              </table:table-cell>
              <table:table-cell office:value-type="float" office:value="371.012066666667">
                <text:p>371.012066666667</text:p>
              </table:table-cell>
              <table:table-cell office:value-type="float" office:value="362.128888888889">
                <text:p>362.128888888889</text:p>
              </table:table-cell>
              <table:table-cell office:value-type="float" office:value="305.868777777778">
                <text:p>305.868777777778</text:p>
              </table:table-cell>
              <table:table-cell office:value-type="float" office:value="311.746766666667">
                <text:p>311.746766666667</text:p>
              </table:table-cell>
              <table:table-cell office:value-type="float" office:value="296.3255">
                <text:p>296.3255</text:p>
              </table:table-cell>
              <table:table-cell office:value-type="float" office:value="298.386166666667">
                <text:p>298.386166666667</text:p>
              </table:table-cell>
              <table:table-cell office:value-type="float" office:value="301.675444444444">
                <text:p>301.675444444444</text:p>
              </table:table-cell>
              <table:table-cell office:value-type="float" office:value="291.515011111111">
                <text:p>291.5150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69:crowd_run_2160p50.A69</svg:desc>
                </draw:g>
              </table:table-cell>
              <table:table-cell office:value-type="float" office:value="276.201988888889">
                <text:p>276.201988888889</text:p>
                <draw:g>
                  <svg:desc>crowd_run_2160p50.B69:crowd_run_2160p50.U69</svg:desc>
                </draw:g>
              </table:table-cell>
              <table:table-cell office:value-type="float" office:value="307.379344444444">
                <text:p>307.379344444444</text:p>
              </table:table-cell>
              <table:table-cell office:value-type="float" office:value="307.026255555556">
                <text:p>307.026255555556</text:p>
              </table:table-cell>
              <table:table-cell office:value-type="float" office:value="302.541933333333">
                <text:p>302.541933333333</text:p>
              </table:table-cell>
              <table:table-cell office:value-type="float" office:value="267.451533333333">
                <text:p>267.451533333333</text:p>
              </table:table-cell>
              <table:table-cell office:value-type="float" office:value="320.262711111111">
                <text:p>320.262711111111</text:p>
              </table:table-cell>
              <table:table-cell office:value-type="float" office:value="297.065744444444">
                <text:p>297.065744444444</text:p>
              </table:table-cell>
              <table:table-cell office:value-type="float" office:value="283.419277777778">
                <text:p>283.419277777778</text:p>
              </table:table-cell>
              <table:table-cell office:value-type="float" office:value="302.689222222222">
                <text:p>302.689222222222</text:p>
              </table:table-cell>
              <table:table-cell office:value-type="float" office:value="302.365711111111">
                <text:p>302.365711111111</text:p>
              </table:table-cell>
              <table:table-cell office:value-type="float" office:value="295.757788888889">
                <text:p>295.757788888889</text:p>
              </table:table-cell>
              <table:table-cell office:value-type="float" office:value="287.073122222222">
                <text:p>287.073122222222</text:p>
              </table:table-cell>
              <table:table-cell office:value-type="float" office:value="295.902211111111">
                <text:p>295.902211111111</text:p>
              </table:table-cell>
              <table:table-cell office:value-type="float" office:value="271.253311111111">
                <text:p>271.253311111111</text:p>
              </table:table-cell>
              <table:table-cell office:value-type="float" office:value="298.070222222222">
                <text:p>298.070222222222</text:p>
              </table:table-cell>
              <table:table-cell office:value-type="float" office:value="284.812711111111">
                <text:p>284.812711111111</text:p>
              </table:table-cell>
              <table:table-cell office:value-type="float" office:value="331.736355555556">
                <text:p>331.736355555556</text:p>
              </table:table-cell>
              <table:table-cell office:value-type="float" office:value="300.465266666667">
                <text:p>300.465266666667</text:p>
              </table:table-cell>
              <table:table-cell office:value-type="float" office:value="295.363366666667">
                <text:p>295.363366666667</text:p>
              </table:table-cell>
              <table:table-cell office:value-type="float" office:value="326.6002">
                <text:p>326.6002</text:p>
              </table:table-cell>
            </table:table-row>
            <table:table-row>
              <table:table-cell office:value-type="string">
                <text:p>llhp</text:p>
                <draw:g>
                  <svg:desc>crowd_run_2160p50.A70:crowd_run_2160p50.A70</svg:desc>
                </draw:g>
              </table:table-cell>
              <table:table-cell office:value-type="float" office:value="285.202122222222">
                <text:p>285.202122222222</text:p>
                <draw:g>
                  <svg:desc>crowd_run_2160p50.B70:crowd_run_2160p50.U70</svg:desc>
                </draw:g>
              </table:table-cell>
              <table:table-cell office:value-type="float" office:value="284.523077777778">
                <text:p>284.523077777778</text:p>
              </table:table-cell>
              <table:table-cell office:value-type="float" office:value="275.418477777778">
                <text:p>275.418477777778</text:p>
              </table:table-cell>
              <table:table-cell office:value-type="float" office:value="303.210522222222">
                <text:p>303.210522222222</text:p>
              </table:table-cell>
              <table:table-cell office:value-type="float" office:value="291.076044444444">
                <text:p>291.076044444444</text:p>
              </table:table-cell>
              <table:table-cell office:value-type="float" office:value="284.849055555556">
                <text:p>284.849055555556</text:p>
              </table:table-cell>
              <table:table-cell office:value-type="float" office:value="307.335188888889">
                <text:p>307.335188888889</text:p>
              </table:table-cell>
              <table:table-cell office:value-type="float" office:value="295.8288">
                <text:p>295.8288</text:p>
              </table:table-cell>
              <table:table-cell office:value-type="float" office:value="289.260911111111">
                <text:p>289.260911111111</text:p>
              </table:table-cell>
              <table:table-cell office:value-type="float" office:value="295.773466666667">
                <text:p>295.773466666667</text:p>
              </table:table-cell>
              <table:table-cell office:value-type="float" office:value="292.117188888889">
                <text:p>292.117188888889</text:p>
              </table:table-cell>
              <table:table-cell office:value-type="float" office:value="290.526722222222">
                <text:p>290.526722222222</text:p>
              </table:table-cell>
              <table:table-cell office:value-type="float" office:value="271.360977777778">
                <text:p>271.360977777778</text:p>
              </table:table-cell>
              <table:table-cell office:value-type="float" office:value="305.121677777778">
                <text:p>305.121677777778</text:p>
              </table:table-cell>
              <table:table-cell office:value-type="float" office:value="270.449455555556">
                <text:p>270.449455555556</text:p>
              </table:table-cell>
              <table:table-cell office:value-type="float" office:value="276.506077777778">
                <text:p>276.506077777778</text:p>
              </table:table-cell>
              <table:table-cell office:value-type="float" office:value="312.8101">
                <text:p>312.8101</text:p>
              </table:table-cell>
              <table:table-cell office:value-type="float" office:value="315.923544444444">
                <text:p>315.923544444444</text:p>
              </table:table-cell>
              <table:table-cell office:value-type="float" office:value="282.901733333333">
                <text:p>282.901733333333</text:p>
              </table:table-cell>
              <table:table-cell office:value-type="float" office:value="274.248388888889">
                <text:p>274.24838888888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Intel+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A95:crowd_run_2160p50.U103" chart:data-source-has-labels="column" svg:x="0.32cm" svg:y="1.301cm" svg:width="12.809cm" svg:height="7.519cm">
          <chartooo:coordinate-region svg:x="1.248cm" svg:y="1.503cm" svg:width="11.403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96:crowd_run_2160p50.U96" chart:label-cell-address="crowd_run_2160p50.A96:crowd_run_2160p50.A96" chart:class="chart:scatter">
            <chart:domain table:cell-range-address="crowd_run_2160p50.B95:crowd_run_2160p50.U95"/>
            <chart:data-point chart:repeated="20"/>
          </chart:series>
          <chart:series chart:style-name="ch8" chart:values-cell-range-address="crowd_run_2160p50.B97:crowd_run_2160p50.U97" chart:label-cell-address="crowd_run_2160p50.A97:crowd_run_2160p50.A97" chart:class="chart:scatter">
            <chart:data-point chart:repeated="20"/>
          </chart:series>
          <chart:series chart:style-name="ch9" chart:values-cell-range-address="crowd_run_2160p50.B98:crowd_run_2160p50.U98" chart:label-cell-address="crowd_run_2160p50.A98:crowd_run_2160p50.A98" chart:class="chart:scatter">
            <chart:data-point chart:repeated="20"/>
          </chart:series>
          <chart:series chart:style-name="ch10" chart:values-cell-range-address="crowd_run_2160p50.B99:crowd_run_2160p50.U99" chart:label-cell-address="crowd_run_2160p50.A99:crowd_run_2160p50.A99" chart:class="chart:scatter">
            <chart:data-point chart:repeated="20"/>
          </chart:series>
          <chart:series chart:style-name="ch11" chart:values-cell-range-address="crowd_run_2160p50.B100:crowd_run_2160p50.U100" chart:label-cell-address="crowd_run_2160p50.A100:crowd_run_2160p50.A100" chart:class="chart:scatter">
            <chart:data-point chart:repeated="20"/>
          </chart:series>
          <chart:series chart:style-name="ch12" chart:values-cell-range-address="crowd_run_2160p50.B101:crowd_run_2160p50.U101" chart:label-cell-address="crowd_run_2160p50.A101:crowd_run_2160p50.A101" chart:class="chart:scatter">
            <chart:data-point chart:repeated="20"/>
          </chart:series>
          <chart:series chart:style-name="ch13" chart:values-cell-range-address="crowd_run_2160p50.B102:crowd_run_2160p50.U102" chart:label-cell-address="crowd_run_2160p50.A102:crowd_run_2160p50.A102" chart:class="chart:scatter">
            <chart:data-point chart:repeated="20"/>
          </chart:series>
          <chart:series chart:style-name="ch14" chart:values-cell-range-address="crowd_run_2160p50.B103:crowd_run_2160p50.U103" chart:label-cell-address="crowd_run_2160p50.A103:crowd_run_2160p50.A10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95:crowd_run_2160p50.U9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96:crowd_run_2160p50.A96</svg:desc>
                </draw:g>
              </table:table-cell>
              <table:table-cell office:value-type="float" office:value="0.0517841892754635">
                <text:p>0.0517841892754635</text:p>
                <draw:g>
                  <svg:desc>crowd_run_2160p50.B96:crowd_run_2160p50.U96</svg:desc>
                </draw:g>
              </table:table-cell>
              <table:table-cell office:value-type="float" office:value="0.0563785223013137">
                <text:p>0.0563785223013137</text:p>
              </table:table-cell>
              <table:table-cell office:value-type="float" office:value="0.0546150745475987">
                <text:p>0.0546150745475987</text:p>
              </table:table-cell>
              <table:table-cell office:value-type="float" office:value="0.0549874853952382">
                <text:p>0.0549874853952382</text:p>
              </table:table-cell>
              <table:table-cell office:value-type="float" office:value="0.0553490828055872">
                <text:p>0.0553490828055872</text:p>
              </table:table-cell>
              <table:table-cell office:value-type="float" office:value="0.0533949916785981">
                <text:p>0.0533949916785981</text:p>
              </table:table-cell>
              <table:table-cell office:value-type="float" office:value="0.057308180032837">
                <text:p>0.057308180032837</text:p>
              </table:table-cell>
              <table:table-cell office:value-type="float" office:value="0.0582233877665511">
                <text:p>0.0582233877665511</text:p>
              </table:table-cell>
              <table:table-cell office:value-type="float" office:value="0.0601054261964737">
                <text:p>0.0601054261964737</text:p>
              </table:table-cell>
              <table:table-cell office:value-type="float" office:value="0.0648283767021362">
                <text:p>0.0648283767021362</text:p>
              </table:table-cell>
              <table:table-cell office:value-type="float" office:value="0.0631993713714435">
                <text:p>0.0631993713714435</text:p>
              </table:table-cell>
              <table:table-cell office:value-type="float" office:value="0.0994875300815837">
                <text:p>0.0994875300815837</text:p>
              </table:table-cell>
              <table:table-cell office:value-type="float" office:value="0.105482596193192">
                <text:p>0.105482596193192</text:p>
              </table:table-cell>
              <table:table-cell office:value-type="float" office:value="0.146239553231081">
                <text:p>0.146239553231081</text:p>
              </table:table-cell>
              <table:table-cell office:value-type="float" office:value="0.15011154284289">
                <text:p>0.15011154284289</text:p>
              </table:table-cell>
              <table:table-cell office:value-type="float" office:value="0.158780322654668">
                <text:p>0.158780322654668</text:p>
              </table:table-cell>
              <table:table-cell office:value-type="float" office:value="0.181735816038521">
                <text:p>0.181735816038521</text:p>
              </table:table-cell>
              <table:table-cell office:value-type="float" office:value="0.199922502255988">
                <text:p>0.199922502255988</text:p>
              </table:table-cell>
              <table:table-cell office:value-type="float" office:value="0.200498039678926">
                <text:p>0.200498039678926</text:p>
              </table:table-cell>
              <table:table-cell office:value-type="float" office:value="0.211078380890002">
                <text:p>0.211078380890002</text:p>
              </table:table-cell>
            </table:table-row>
            <table:table-row>
              <table:table-cell office:value-type="string">
                <text:p>fast</text:p>
                <draw:g>
                  <svg:desc>crowd_run_2160p50.A97:crowd_run_2160p50.A97</svg:desc>
                </draw:g>
              </table:table-cell>
              <table:table-cell office:value-type="float" office:value="0.0492465018236395">
                <text:p>0.0492465018236395</text:p>
                <draw:g>
                  <svg:desc>crowd_run_2160p50.B97:crowd_run_2160p50.U97</svg:desc>
                </draw:g>
              </table:table-cell>
              <table:table-cell office:value-type="float" office:value="0.0428857682136766">
                <text:p>0.0428857682136766</text:p>
              </table:table-cell>
              <table:table-cell office:value-type="float" office:value="0.0503845347770179">
                <text:p>0.0503845347770179</text:p>
              </table:table-cell>
              <table:table-cell office:value-type="float" office:value="0.0535759283644612">
                <text:p>0.0535759283644612</text:p>
              </table:table-cell>
              <table:table-cell office:value-type="float" office:value="0.0592672144732487">
                <text:p>0.0592672144732487</text:p>
              </table:table-cell>
              <table:table-cell office:value-type="float" office:value="0.0591949446514593">
                <text:p>0.0591949446514593</text:p>
              </table:table-cell>
              <table:table-cell office:value-type="float" office:value="0.0572600034438173">
                <text:p>0.0572600034438173</text:p>
              </table:table-cell>
              <table:table-cell office:value-type="float" office:value="0.0581358908753198">
                <text:p>0.0581358908753198</text:p>
              </table:table-cell>
              <table:table-cell office:value-type="float" office:value="0.0615619408478674">
                <text:p>0.0615619408478674</text:p>
              </table:table-cell>
              <table:table-cell office:value-type="float" office:value="0.0577910655275289">
                <text:p>0.0577910655275289</text:p>
              </table:table-cell>
              <table:table-cell office:value-type="float" office:value="0.0540329658607547">
                <text:p>0.0540329658607547</text:p>
              </table:table-cell>
              <table:table-cell office:value-type="float" office:value="0.0847644078394859">
                <text:p>0.0847644078394859</text:p>
              </table:table-cell>
              <table:table-cell office:value-type="float" office:value="0.0793185726228744">
                <text:p>0.0793185726228744</text:p>
              </table:table-cell>
              <table:table-cell office:value-type="float" office:value="0.112969278413527">
                <text:p>0.112969278413527</text:p>
              </table:table-cell>
              <table:table-cell office:value-type="float" office:value="0.13204763779499">
                <text:p>0.13204763779499</text:p>
              </table:table-cell>
              <table:table-cell office:value-type="float" office:value="0.131568257129778">
                <text:p>0.131568257129778</text:p>
              </table:table-cell>
              <table:table-cell office:value-type="float" office:value="0.152809152163376">
                <text:p>0.152809152163376</text:p>
              </table:table-cell>
              <table:table-cell office:value-type="float" office:value="0.168482338268248">
                <text:p>0.168482338268248</text:p>
              </table:table-cell>
              <table:table-cell office:value-type="float" office:value="0.174111510057138">
                <text:p>0.174111510057138</text:p>
              </table:table-cell>
              <table:table-cell office:value-type="float" office:value="0.194938797504302">
                <text:p>0.194938797504302</text:p>
              </table:table-cell>
            </table:table-row>
            <table:table-row>
              <table:table-cell office:value-type="string">
                <text:p>hp</text:p>
                <draw:g>
                  <svg:desc>crowd_run_2160p50.A98:crowd_run_2160p50.A98</svg:desc>
                </draw:g>
              </table:table-cell>
              <table:table-cell office:value-type="float" office:value="0.0515302093571498">
                <text:p>0.0515302093571498</text:p>
                <draw:g>
                  <svg:desc>crowd_run_2160p50.B98:crowd_run_2160p50.U98</svg:desc>
                </draw:g>
              </table:table-cell>
              <table:table-cell office:value-type="float" office:value="0.0516525782331382">
                <text:p>0.0516525782331382</text:p>
              </table:table-cell>
              <table:table-cell office:value-type="float" office:value="0.0482348014393725">
                <text:p>0.0482348014393725</text:p>
              </table:table-cell>
              <table:table-cell office:value-type="float" office:value="0.0516082595264028">
                <text:p>0.0516082595264028</text:p>
              </table:table-cell>
              <table:table-cell office:value-type="float" office:value="0.0430581151329351">
                <text:p>0.0430581151329351</text:p>
              </table:table-cell>
              <table:table-cell office:value-type="float" office:value="0.0181205462075141">
                <text:p>0.0181205462075141</text:p>
              </table:table-cell>
              <table:table-cell office:value-type="float" office:value="0.0245095092362701">
                <text:p>0.0245095092362701</text:p>
              </table:table-cell>
              <table:table-cell office:value-type="float" office:value="0.0300429551594281">
                <text:p>0.0300429551594281</text:p>
              </table:table-cell>
              <table:table-cell office:value-type="float" office:value="0.0412748327092593">
                <text:p>0.0412748327092593</text:p>
              </table:table-cell>
              <table:table-cell office:value-type="float" office:value="0.0319256583652061">
                <text:p>0.0319256583652061</text:p>
              </table:table-cell>
              <table:table-cell office:value-type="float" office:value="0.0296049707898181">
                <text:p>0.0296049707898181</text:p>
              </table:table-cell>
              <table:table-cell office:value-type="float" office:value="0.0349974677903817">
                <text:p>0.0349974677903817</text:p>
              </table:table-cell>
              <table:table-cell office:value-type="float" office:value="0.0672256051470429">
                <text:p>0.0672256051470429</text:p>
              </table:table-cell>
              <table:table-cell office:value-type="float" office:value="0.0938240126324223">
                <text:p>0.0938240126324223</text:p>
              </table:table-cell>
              <table:table-cell office:value-type="float" office:value="0.109772312383687">
                <text:p>0.109772312383687</text:p>
              </table:table-cell>
              <table:table-cell office:value-type="float" office:value="0.130936342292542">
                <text:p>0.130936342292542</text:p>
              </table:table-cell>
              <table:table-cell office:value-type="float" office:value="0.13920743261735">
                <text:p>0.13920743261735</text:p>
              </table:table-cell>
              <table:table-cell office:value-type="float" office:value="0.15597199897796">
                <text:p>0.15597199897796</text:p>
              </table:table-cell>
              <table:table-cell office:value-type="float" office:value="0.171745451989561">
                <text:p>0.171745451989561</text:p>
              </table:table-cell>
              <table:table-cell office:value-type="float" office:value="0.178262850355247">
                <text:p>0.178262850355247</text:p>
              </table:table-cell>
            </table:table-row>
            <table:table-row>
              <table:table-cell office:value-type="string">
                <text:p>hq</text:p>
                <draw:g>
                  <svg:desc>crowd_run_2160p50.A99:crowd_run_2160p50.A99</svg:desc>
                </draw:g>
              </table:table-cell>
              <table:table-cell office:value-type="float" office:value="0.0500605213115108">
                <text:p>0.0500605213115108</text:p>
                <draw:g>
                  <svg:desc>crowd_run_2160p50.B99:crowd_run_2160p50.U99</svg:desc>
                </draw:g>
              </table:table-cell>
              <table:table-cell office:value-type="float" office:value="0.0553320866977434">
                <text:p>0.0553320866977434</text:p>
              </table:table-cell>
              <table:table-cell office:value-type="float" office:value="0.0548992353110148">
                <text:p>0.0548992353110148</text:p>
              </table:table-cell>
              <table:table-cell office:value-type="float" office:value="0.0608203553486011">
                <text:p>0.0608203553486011</text:p>
              </table:table-cell>
              <table:table-cell office:value-type="float" office:value="0.0546205458023507">
                <text:p>0.0546205458023507</text:p>
              </table:table-cell>
              <table:table-cell office:value-type="float" office:value="0.0572575248462141">
                <text:p>0.0572575248462141</text:p>
              </table:table-cell>
              <table:table-cell office:value-type="float" office:value="0.0583947936320113">
                <text:p>0.0583947936320113</text:p>
              </table:table-cell>
              <table:table-cell office:value-type="float" office:value="0.0609662832973079">
                <text:p>0.0609662832973079</text:p>
              </table:table-cell>
              <table:table-cell office:value-type="float" office:value="0.0609796879669599">
                <text:p>0.0609796879669599</text:p>
              </table:table-cell>
              <table:table-cell office:value-type="float" office:value="0.0644148980299702">
                <text:p>0.0644148980299702</text:p>
              </table:table-cell>
              <table:table-cell office:value-type="float" office:value="0.0668155902108726">
                <text:p>0.0668155902108726</text:p>
              </table:table-cell>
              <table:table-cell office:value-type="float" office:value="0.102524292849689">
                <text:p>0.102524292849689</text:p>
              </table:table-cell>
              <table:table-cell office:value-type="float" office:value="0.103275458640799">
                <text:p>0.103275458640799</text:p>
              </table:table-cell>
              <table:table-cell office:value-type="float" office:value="0.127553384920124">
                <text:p>0.127553384920124</text:p>
              </table:table-cell>
              <table:table-cell office:value-type="float" office:value="0.159529030707603">
                <text:p>0.159529030707603</text:p>
              </table:table-cell>
              <table:table-cell office:value-type="float" office:value="0.147147209517142">
                <text:p>0.147147209517142</text:p>
              </table:table-cell>
              <table:table-cell office:value-type="float" office:value="0.178291817645479">
                <text:p>0.178291817645479</text:p>
              </table:table-cell>
              <table:table-cell office:value-type="float" office:value="0.203474256689561">
                <text:p>0.203474256689561</text:p>
              </table:table-cell>
              <table:table-cell office:value-type="float" office:value="0.194709738934912">
                <text:p>0.194709738934912</text:p>
              </table:table-cell>
              <table:table-cell office:value-type="float" office:value="0.21992361565996">
                <text:p>0.21992361565996</text:p>
              </table:table-cell>
            </table:table-row>
            <table:table-row>
              <table:table-cell office:value-type="string">
                <text:p>bd</text:p>
                <draw:g>
                  <svg:desc>crowd_run_2160p50.A100:crowd_run_2160p50.A100</svg:desc>
                </draw:g>
              </table:table-cell>
              <table:table-cell office:value-type="float" office:value="0.0523440208504269">
                <text:p>0.0523440208504269</text:p>
                <draw:g>
                  <svg:desc>crowd_run_2160p50.B100:crowd_run_2160p50.U100</svg:desc>
                </draw:g>
              </table:table-cell>
              <table:table-cell office:value-type="float" office:value="0.0535322635961821">
                <text:p>0.0535322635961821</text:p>
              </table:table-cell>
              <table:table-cell office:value-type="float" office:value="0.0532243386013819">
                <text:p>0.0532243386013819</text:p>
              </table:table-cell>
              <table:table-cell office:value-type="float" office:value="0.0547996370729951">
                <text:p>0.0547996370729951</text:p>
              </table:table-cell>
              <table:table-cell office:value-type="float" office:value="0.059827667706159">
                <text:p>0.059827667706159</text:p>
              </table:table-cell>
              <table:table-cell office:value-type="float" office:value="0.057962128081569">
                <text:p>0.057962128081569</text:p>
              </table:table-cell>
              <table:table-cell office:value-type="float" office:value="0.0569683821858157">
                <text:p>0.0569683821858157</text:p>
              </table:table-cell>
              <table:table-cell office:value-type="float" office:value="0.0573447144899504">
                <text:p>0.0573447144899504</text:p>
              </table:table-cell>
              <table:table-cell office:value-type="float" office:value="0.0606850729307901">
                <text:p>0.0606850729307901</text:p>
              </table:table-cell>
              <table:table-cell office:value-type="float" office:value="0.0678082250235765">
                <text:p>0.0678082250235765</text:p>
              </table:table-cell>
              <table:table-cell office:value-type="float" office:value="0.0631311630125088">
                <text:p>0.0631311630125088</text:p>
              </table:table-cell>
              <table:table-cell office:value-type="float" office:value="0.107695270270185">
                <text:p>0.107695270270185</text:p>
              </table:table-cell>
              <table:table-cell office:value-type="float" office:value="0.111147672194712">
                <text:p>0.111147672194712</text:p>
              </table:table-cell>
              <table:table-cell office:value-type="float" office:value="0.127800057027358">
                <text:p>0.127800057027358</text:p>
              </table:table-cell>
              <table:table-cell office:value-type="float" office:value="0.144511482768231">
                <text:p>0.144511482768231</text:p>
              </table:table-cell>
              <table:table-cell office:value-type="float" office:value="0.151053040536789">
                <text:p>0.151053040536789</text:p>
              </table:table-cell>
              <table:table-cell office:value-type="float" office:value="0.170057238472214">
                <text:p>0.170057238472214</text:p>
              </table:table-cell>
              <table:table-cell office:value-type="float" office:value="0.191930449276105">
                <text:p>0.191930449276105</text:p>
              </table:table-cell>
              <table:table-cell office:value-type="float" office:value="0.194101715922289">
                <text:p>0.194101715922289</text:p>
              </table:table-cell>
              <table:table-cell office:value-type="float" office:value="0.200975105680362">
                <text:p>0.200975105680362</text:p>
              </table:table-cell>
            </table:table-row>
            <table:table-row>
              <table:table-cell office:value-type="string">
                <text:p>ll</text:p>
                <draw:g>
                  <svg:desc>crowd_run_2160p50.A101:crowd_run_2160p50.A101</svg:desc>
                </draw:g>
              </table:table-cell>
              <table:table-cell office:value-type="float" office:value="0.0404568769487948">
                <text:p>0.0404568769487948</text:p>
                <draw:g>
                  <svg:desc>crowd_run_2160p50.B101:crowd_run_2160p50.U101</svg:desc>
                </draw:g>
              </table:table-cell>
              <table:table-cell office:value-type="float" office:value="0.0489509051336217">
                <text:p>0.0489509051336217</text:p>
              </table:table-cell>
              <table:table-cell office:value-type="float" office:value="0.0388282017150344">
                <text:p>0.0388282017150344</text:p>
              </table:table-cell>
              <table:table-cell office:value-type="float" office:value="0.0282097763466505">
                <text:p>0.0282097763466505</text:p>
              </table:table-cell>
              <table:table-cell office:value-type="float" office:value="0.0177593986496013">
                <text:p>0.0177593986496013</text:p>
              </table:table-cell>
              <table:table-cell office:value-type="float" office:value="0.0218729300648035">
                <text:p>0.0218729300648035</text:p>
              </table:table-cell>
              <table:table-cell office:value-type="float" office:value="0.0266602305861201">
                <text:p>0.0266602305861201</text:p>
              </table:table-cell>
              <table:table-cell office:value-type="float" office:value="0.0381486563725794">
                <text:p>0.0381486563725794</text:p>
              </table:table-cell>
              <table:table-cell office:value-type="float" office:value="0.0310341694930894">
                <text:p>0.0310341694930894</text:p>
              </table:table-cell>
              <table:table-cell office:value-type="float" office:value="0.0307958573169744">
                <text:p>0.0307958573169744</text:p>
              </table:table-cell>
              <table:table-cell office:value-type="float" office:value="0.0369147228924524">
                <text:p>0.0369147228924524</text:p>
              </table:table-cell>
              <table:table-cell office:value-type="float" office:value="0.0740124924735465">
                <text:p>0.0740124924735465</text:p>
              </table:table-cell>
              <table:table-cell office:value-type="float" office:value="0.0850816586199083">
                <text:p>0.0850816586199083</text:p>
              </table:table-cell>
              <table:table-cell office:value-type="float" office:value="0.101753301464181">
                <text:p>0.101753301464181</text:p>
              </table:table-cell>
              <table:table-cell office:value-type="float" office:value="0.132509556204022">
                <text:p>0.132509556204022</text:p>
              </table:table-cell>
              <table:table-cell office:value-type="float" office:value="0.140585454882558">
                <text:p>0.140585454882558</text:p>
              </table:table-cell>
              <table:table-cell office:value-type="float" office:value="0.160360249117946">
                <text:p>0.160360249117946</text:p>
              </table:table-cell>
              <table:table-cell office:value-type="float" office:value="0.17218378979812">
                <text:p>0.17218378979812</text:p>
              </table:table-cell>
              <table:table-cell office:value-type="float" office:value="0.178843170677538">
                <text:p>0.178843170677538</text:p>
              </table:table-cell>
              <table:table-cell office:value-type="float" office:value="0.193246456795764">
                <text:p>0.193246456795764</text:p>
              </table:table-cell>
            </table:table-row>
            <table:table-row>
              <table:table-cell office:value-type="string">
                <text:p>llhq</text:p>
                <draw:g>
                  <svg:desc>crowd_run_2160p50.A102:crowd_run_2160p50.A102</svg:desc>
                </draw:g>
              </table:table-cell>
              <table:table-cell office:value-type="float" office:value="0.0432947172035409">
                <text:p>0.0432947172035409</text:p>
                <draw:g>
                  <svg:desc>crowd_run_2160p50.B102:crowd_run_2160p50.U102</svg:desc>
                </draw:g>
              </table:table-cell>
              <table:table-cell office:value-type="float" office:value="0.0394259771160073">
                <text:p>0.0394259771160073</text:p>
              </table:table-cell>
              <table:table-cell office:value-type="float" office:value="0.0397588309765618">
                <text:p>0.0397588309765618</text:p>
              </table:table-cell>
              <table:table-cell office:value-type="float" office:value="0.0408666952834527">
                <text:p>0.0408666952834527</text:p>
              </table:table-cell>
              <table:table-cell office:value-type="float" office:value="0.0466394633993499">
                <text:p>0.0466394633993499</text:p>
              </table:table-cell>
              <table:table-cell office:value-type="float" office:value="0.0394495723719041">
                <text:p>0.0394495723719041</text:p>
              </table:table-cell>
              <table:table-cell office:value-type="float" office:value="0.0443603452987979">
                <text:p>0.0443603452987979</text:p>
              </table:table-cell>
              <table:table-cell office:value-type="float" office:value="0.0492656502037519">
                <text:p>0.0492656502037519</text:p>
              </table:table-cell>
              <table:table-cell office:value-type="float" office:value="0.049967804895597">
                <text:p>0.049967804895597</text:p>
              </table:table-cell>
              <table:table-cell office:value-type="float" office:value="0.0522669714827306">
                <text:p>0.0522669714827306</text:p>
              </table:table-cell>
              <table:table-cell office:value-type="float" office:value="0.068361607908814">
                <text:p>0.068361607908814</text:p>
              </table:table-cell>
              <table:table-cell office:value-type="float" office:value="0.0931339262729848">
                <text:p>0.0931339262729848</text:p>
              </table:table-cell>
              <table:table-cell office:value-type="float" office:value="0.108338230659461">
                <text:p>0.108338230659461</text:p>
              </table:table-cell>
              <table:table-cell office:value-type="float" office:value="0.137042935430834">
                <text:p>0.137042935430834</text:p>
              </table:table-cell>
              <table:table-cell office:value-type="float" office:value="0.137468458588431">
                <text:p>0.137468458588431</text:p>
              </table:table-cell>
              <table:table-cell office:value-type="float" office:value="0.15534272619855">
                <text:p>0.15534272619855</text:p>
              </table:table-cell>
              <table:table-cell office:value-type="float" office:value="0.14530966290768">
                <text:p>0.14530966290768</text:p>
              </table:table-cell>
              <table:table-cell office:value-type="float" office:value="0.173244899743265">
                <text:p>0.173244899743265</text:p>
              </table:table-cell>
              <table:table-cell office:value-type="float" office:value="0.184461981913577">
                <text:p>0.184461981913577</text:p>
              </table:table-cell>
              <table:table-cell office:value-type="float" office:value="0.17401776545146">
                <text:p>0.17401776545146</text:p>
              </table:table-cell>
            </table:table-row>
            <table:table-row>
              <table:table-cell office:value-type="string">
                <text:p>llhp</text:p>
                <draw:g>
                  <svg:desc>crowd_run_2160p50.A103:crowd_run_2160p50.A103</svg:desc>
                </draw:g>
              </table:table-cell>
              <table:table-cell office:value-type="float" office:value="0.0426747946514813">
                <text:p>0.0426747946514813</text:p>
                <draw:g>
                  <svg:desc>crowd_run_2160p50.B103:crowd_run_2160p50.U103</svg:desc>
                </draw:g>
              </table:table-cell>
              <table:table-cell office:value-type="float" office:value="0.0431522113984349">
                <text:p>0.0431522113984349</text:p>
              </table:table-cell>
              <table:table-cell office:value-type="float" office:value="0.0448885677524339">
                <text:p>0.0448885677524339</text:p>
              </table:table-cell>
              <table:table-cell office:value-type="float" office:value="0.0413774360732937">
                <text:p>0.0413774360732937</text:p>
              </table:table-cell>
              <table:table-cell office:value-type="float" office:value="0.0437266592113157">
                <text:p>0.0437266592113157</text:p>
              </table:table-cell>
              <table:table-cell office:value-type="float" office:value="0.0451449627414754">
                <text:p>0.0451449627414754</text:p>
              </table:table-cell>
              <table:table-cell office:value-type="float" office:value="0.0435474702665389">
                <text:p>0.0435474702665389</text:p>
              </table:table-cell>
              <table:table-cell office:value-type="float" office:value="0.0475496537186373">
                <text:p>0.0475496537186373</text:p>
              </table:table-cell>
              <table:table-cell office:value-type="float" office:value="0.0526269828215834">
                <text:p>0.0526269828215834</text:p>
              </table:table-cell>
              <table:table-cell office:value-type="float" office:value="0.0536435339478276">
                <text:p>0.0536435339478276</text:p>
              </table:table-cell>
              <table:table-cell office:value-type="float" office:value="0.0682719222236038">
                <text:p>0.0682719222236038</text:p>
              </table:table-cell>
              <table:table-cell office:value-type="float" office:value="0.0909759205550226">
                <text:p>0.0909759205550226</text:p>
              </table:table-cell>
              <table:table-cell office:value-type="float" office:value="0.115953757455014">
                <text:p>0.115953757455014</text:p>
              </table:table-cell>
              <table:table-cell office:value-type="float" office:value="0.120560853846613">
                <text:p>0.120560853846613</text:p>
              </table:table-cell>
              <table:table-cell office:value-type="float" office:value="0.149303972223029">
                <text:p>0.149303972223029</text:p>
              </table:table-cell>
              <table:table-cell office:value-type="float" office:value="0.158120032483112">
                <text:p>0.158120032483112</text:p>
              </table:table-cell>
              <table:table-cell office:value-type="float" office:value="0.151371934601856">
                <text:p>0.151371934601856</text:p>
              </table:table-cell>
              <table:table-cell office:value-type="float" office:value="0.161655998415088">
                <text:p>0.161655998415088</text:p>
              </table:table-cell>
              <table:table-cell office:value-type="float" office:value="0.19049827077765">
                <text:p>0.19049827077765</text:p>
              </table:table-cell>
              <table:table-cell office:value-type="float" office:value="0.205063512780689">
                <text:p>0.2050635127806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3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A106:crowd_run_2160p50.U114" chart:data-source-has-labels="column" svg:x="0.32cm" svg:y="1.301cm" svg:width="12.809cm" svg:height="7.519cm">
          <chartooo:coordinate-region svg:x="1.248cm" svg:y="1.504cm" svg:width="11.40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107:crowd_run_2160p50.U107" chart:label-cell-address="crowd_run_2160p50.A107:crowd_run_2160p50.A107" chart:class="chart:scatter">
            <chart:domain table:cell-range-address="crowd_run_2160p50.B106:crowd_run_2160p50.U106"/>
            <chart:data-point chart:repeated="20"/>
          </chart:series>
          <chart:series chart:style-name="ch8" chart:values-cell-range-address="crowd_run_2160p50.B108:crowd_run_2160p50.U108" chart:label-cell-address="crowd_run_2160p50.A108:crowd_run_2160p50.A108" chart:class="chart:scatter">
            <chart:data-point chart:repeated="20"/>
          </chart:series>
          <chart:series chart:style-name="ch9" chart:values-cell-range-address="crowd_run_2160p50.B109:crowd_run_2160p50.U109" chart:label-cell-address="crowd_run_2160p50.A109:crowd_run_2160p50.A109" chart:class="chart:scatter">
            <chart:data-point chart:repeated="20"/>
          </chart:series>
          <chart:series chart:style-name="ch10" chart:values-cell-range-address="crowd_run_2160p50.B110:crowd_run_2160p50.U110" chart:label-cell-address="crowd_run_2160p50.A110:crowd_run_2160p50.A110" chart:class="chart:scatter">
            <chart:data-point chart:repeated="20"/>
          </chart:series>
          <chart:series chart:style-name="ch11" chart:values-cell-range-address="crowd_run_2160p50.B111:crowd_run_2160p50.U111" chart:label-cell-address="crowd_run_2160p50.A111:crowd_run_2160p50.A111" chart:class="chart:scatter">
            <chart:data-point chart:repeated="20"/>
          </chart:series>
          <chart:series chart:style-name="ch12" chart:values-cell-range-address="crowd_run_2160p50.B112:crowd_run_2160p50.U112" chart:label-cell-address="crowd_run_2160p50.A112:crowd_run_2160p50.A112" chart:class="chart:scatter">
            <chart:data-point chart:repeated="20"/>
          </chart:series>
          <chart:series chart:style-name="ch13" chart:values-cell-range-address="crowd_run_2160p50.B113:crowd_run_2160p50.U113" chart:label-cell-address="crowd_run_2160p50.A113:crowd_run_2160p50.A113" chart:class="chart:scatter">
            <chart:data-point chart:repeated="20"/>
          </chart:series>
          <chart:series chart:style-name="ch14" chart:values-cell-range-address="crowd_run_2160p50.B114:crowd_run_2160p50.U114" chart:label-cell-address="crowd_run_2160p50.A114:crowd_run_2160p50.A114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06:crowd_run_2160p50.U10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07:crowd_run_2160p50.A107</svg:desc>
                </draw:g>
              </table:table-cell>
              <table:table-cell office:value-type="float" office:value="0.064927215696432">
                <text:p>0.064927215696432</text:p>
                <draw:g>
                  <svg:desc>crowd_run_2160p50.B107:crowd_run_2160p50.U107</svg:desc>
                </draw:g>
              </table:table-cell>
              <table:table-cell office:value-type="float" office:value="0.0736960377111431">
                <text:p>0.0736960377111431</text:p>
              </table:table-cell>
              <table:table-cell office:value-type="float" office:value="0.0711713748505889">
                <text:p>0.0711713748505889</text:p>
              </table:table-cell>
              <table:table-cell office:value-type="float" office:value="0.0701442339949851">
                <text:p>0.0701442339949851</text:p>
              </table:table-cell>
              <table:table-cell office:value-type="float" office:value="0.0706090945714073">
                <text:p>0.0706090945714073</text:p>
              </table:table-cell>
              <table:table-cell office:value-type="float" office:value="0.0674106388737209">
                <text:p>0.0674106388737209</text:p>
              </table:table-cell>
              <table:table-cell office:value-type="float" office:value="0.0742229427961195">
                <text:p>0.0742229427961195</text:p>
              </table:table-cell>
              <table:table-cell office:value-type="float" office:value="0.0746175260958984">
                <text:p>0.0746175260958984</text:p>
              </table:table-cell>
              <table:table-cell office:value-type="float" office:value="0.0781992078080521">
                <text:p>0.0781992078080521</text:p>
              </table:table-cell>
              <table:table-cell office:value-type="float" office:value="0.0825598871206752">
                <text:p>0.0825598871206752</text:p>
              </table:table-cell>
              <table:table-cell office:value-type="float" office:value="0.0810878386388023">
                <text:p>0.0810878386388023</text:p>
              </table:table-cell>
              <table:table-cell office:value-type="float" office:value="0.126245680841606">
                <text:p>0.126245680841606</text:p>
              </table:table-cell>
              <table:table-cell office:value-type="float" office:value="0.138639931237721">
                <text:p>0.138639931237721</text:p>
              </table:table-cell>
              <table:table-cell office:value-type="float" office:value="0.192765273516896">
                <text:p>0.192765273516896</text:p>
              </table:table-cell>
              <table:table-cell office:value-type="float" office:value="0.190187111672112">
                <text:p>0.190187111672112</text:p>
              </table:table-cell>
              <table:table-cell office:value-type="float" office:value="0.206695025391651">
                <text:p>0.206695025391651</text:p>
              </table:table-cell>
              <table:table-cell office:value-type="float" office:value="0.236323015661042">
                <text:p>0.236323015661042</text:p>
              </table:table-cell>
              <table:table-cell office:value-type="float" office:value="0.257608945198645">
                <text:p>0.257608945198645</text:p>
              </table:table-cell>
              <table:table-cell office:value-type="float" office:value="0.25925297517276">
                <text:p>0.25925297517276</text:p>
              </table:table-cell>
              <table:table-cell office:value-type="float" office:value="0.270570265611349">
                <text:p>0.270570265611349</text:p>
              </table:table-cell>
            </table:table-row>
            <table:table-row>
              <table:table-cell office:value-type="string">
                <text:p>fast</text:p>
                <draw:g>
                  <svg:desc>crowd_run_2160p50.A108:crowd_run_2160p50.A108</svg:desc>
                </draw:g>
              </table:table-cell>
              <table:table-cell office:value-type="float" office:value="0.0632134635557016">
                <text:p>0.0632134635557016</text:p>
                <draw:g>
                  <svg:desc>crowd_run_2160p50.B108:crowd_run_2160p50.U108</svg:desc>
                </draw:g>
              </table:table-cell>
              <table:table-cell office:value-type="float" office:value="0.0539256025222634">
                <text:p>0.0539256025222634</text:p>
              </table:table-cell>
              <table:table-cell office:value-type="float" office:value="0.0651333375534104">
                <text:p>0.0651333375534104</text:p>
              </table:table-cell>
              <table:table-cell office:value-type="float" office:value="0.0684105504381038">
                <text:p>0.0684105504381038</text:p>
              </table:table-cell>
              <table:table-cell office:value-type="float" office:value="0.0776368493858902">
                <text:p>0.0776368493858902</text:p>
              </table:table-cell>
              <table:table-cell office:value-type="float" office:value="0.0776335950817382">
                <text:p>0.0776335950817382</text:p>
              </table:table-cell>
              <table:table-cell office:value-type="float" office:value="0.0732072088142707">
                <text:p>0.0732072088142707</text:p>
              </table:table-cell>
              <table:table-cell office:value-type="float" office:value="0.0754833935164523">
                <text:p>0.0754833935164523</text:p>
              </table:table-cell>
              <table:table-cell office:value-type="float" office:value="0.0803969577367405">
                <text:p>0.0803969577367405</text:p>
              </table:table-cell>
              <table:table-cell office:value-type="float" office:value="0.0737270079014192">
                <text:p>0.0737270079014192</text:p>
              </table:table-cell>
              <table:table-cell office:value-type="float" office:value="0.0679918573551263">
                <text:p>0.0679918573551263</text:p>
              </table:table-cell>
              <table:table-cell office:value-type="float" office:value="0.111424287590857">
                <text:p>0.111424287590857</text:p>
              </table:table-cell>
              <table:table-cell office:value-type="float" office:value="0.104105464239552">
                <text:p>0.104105464239552</text:p>
              </table:table-cell>
              <table:table-cell office:value-type="float" office:value="0.149060428488709">
                <text:p>0.149060428488709</text:p>
              </table:table-cell>
              <table:table-cell office:value-type="float" office:value="0.17071498063153">
                <text:p>0.17071498063153</text:p>
              </table:table-cell>
              <table:table-cell office:value-type="float" office:value="0.169101904749616">
                <text:p>0.169101904749616</text:p>
              </table:table-cell>
              <table:table-cell office:value-type="float" office:value="0.197028515677603">
                <text:p>0.197028515677603</text:p>
              </table:table-cell>
              <table:table-cell office:value-type="float" office:value="0.215387112765875">
                <text:p>0.215387112765875</text:p>
              </table:table-cell>
              <table:table-cell office:value-type="float" office:value="0.226372873271048">
                <text:p>0.226372873271048</text:p>
              </table:table-cell>
              <table:table-cell office:value-type="float" office:value="0.256029816019431">
                <text:p>0.256029816019431</text:p>
              </table:table-cell>
            </table:table-row>
            <table:table-row>
              <table:table-cell office:value-type="string">
                <text:p>hp</text:p>
                <draw:g>
                  <svg:desc>crowd_run_2160p50.A109:crowd_run_2160p50.A109</svg:desc>
                </draw:g>
              </table:table-cell>
              <table:table-cell office:value-type="float" office:value="0.0671361753455256">
                <text:p>0.0671361753455256</text:p>
                <draw:g>
                  <svg:desc>crowd_run_2160p50.B109:crowd_run_2160p50.U109</svg:desc>
                </draw:g>
              </table:table-cell>
              <table:table-cell office:value-type="float" office:value="0.0680991441863064">
                <text:p>0.0680991441863064</text:p>
              </table:table-cell>
              <table:table-cell office:value-type="float" office:value="0.0613158539522527">
                <text:p>0.0613158539522527</text:p>
              </table:table-cell>
              <table:table-cell office:value-type="float" office:value="0.0647732309110463">
                <text:p>0.0647732309110463</text:p>
              </table:table-cell>
              <table:table-cell office:value-type="float" office:value="0.0524108967768104">
                <text:p>0.0524108967768104</text:p>
              </table:table-cell>
              <table:table-cell office:value-type="float" office:value="0.0196667011185049">
                <text:p>0.0196667011185049</text:p>
              </table:table-cell>
              <table:table-cell office:value-type="float" office:value="0.0273972727004977">
                <text:p>0.0273972727004977</text:p>
              </table:table-cell>
              <table:table-cell office:value-type="float" office:value="0.0341252283649437">
                <text:p>0.0341252283649437</text:p>
              </table:table-cell>
              <table:table-cell office:value-type="float" office:value="0.049315381352937">
                <text:p>0.049315381352937</text:p>
              </table:table-cell>
              <table:table-cell office:value-type="float" office:value="0.0364421557633987">
                <text:p>0.0364421557633987</text:p>
              </table:table-cell>
              <table:table-cell office:value-type="float" office:value="0.0337816935098071">
                <text:p>0.0337816935098071</text:p>
              </table:table-cell>
              <table:table-cell office:value-type="float" office:value="0.0394021318303578">
                <text:p>0.0394021318303578</text:p>
              </table:table-cell>
              <table:table-cell office:value-type="float" office:value="0.0828293630423139">
                <text:p>0.0828293630423139</text:p>
              </table:table-cell>
              <table:table-cell office:value-type="float" office:value="0.116792317804581">
                <text:p>0.116792317804581</text:p>
              </table:table-cell>
              <table:table-cell office:value-type="float" office:value="0.134981522564145">
                <text:p>0.134981522564145</text:p>
              </table:table-cell>
              <table:table-cell office:value-type="float" office:value="0.167167105283298">
                <text:p>0.167167105283298</text:p>
              </table:table-cell>
              <table:table-cell office:value-type="float" office:value="0.177767354202401">
                <text:p>0.177767354202401</text:p>
              </table:table-cell>
              <table:table-cell office:value-type="float" office:value="0.19869226293334">
                <text:p>0.19869226293334</text:p>
              </table:table-cell>
              <table:table-cell office:value-type="float" office:value="0.223344059548583">
                <text:p>0.223344059548583</text:p>
              </table:table-cell>
              <table:table-cell office:value-type="float" office:value="0.22717544570643">
                <text:p>0.22717544570643</text:p>
              </table:table-cell>
            </table:table-row>
            <table:table-row>
              <table:table-cell office:value-type="string">
                <text:p>hq</text:p>
                <draw:g>
                  <svg:desc>crowd_run_2160p50.A110:crowd_run_2160p50.A110</svg:desc>
                </draw:g>
              </table:table-cell>
              <table:table-cell office:value-type="float" office:value="0.0644572367507521">
                <text:p>0.0644572367507521</text:p>
                <draw:g>
                  <svg:desc>crowd_run_2160p50.B110:crowd_run_2160p50.U110</svg:desc>
                </draw:g>
              </table:table-cell>
              <table:table-cell office:value-type="float" office:value="0.0720062229551076">
                <text:p>0.0720062229551076</text:p>
              </table:table-cell>
              <table:table-cell office:value-type="float" office:value="0.0701371070847175">
                <text:p>0.0701371070847175</text:p>
              </table:table-cell>
              <table:table-cell office:value-type="float" office:value="0.0800068617478409">
                <text:p>0.0800068617478409</text:p>
              </table:table-cell>
              <table:table-cell office:value-type="float" office:value="0.0701251780047172">
                <text:p>0.0701251780047172</text:p>
              </table:table-cell>
              <table:table-cell office:value-type="float" office:value="0.0739880791630295">
                <text:p>0.0739880791630295</text:p>
              </table:table-cell>
              <table:table-cell office:value-type="float" office:value="0.0744634193440126">
                <text:p>0.0744634193440126</text:p>
              </table:table-cell>
              <table:table-cell office:value-type="float" office:value="0.0802151893876189">
                <text:p>0.0802151893876189</text:p>
              </table:table-cell>
              <table:table-cell office:value-type="float" office:value="0.0801460940843035">
                <text:p>0.0801460940843035</text:p>
              </table:table-cell>
              <table:table-cell office:value-type="float" office:value="0.0839576486312948">
                <text:p>0.0839576486312948</text:p>
              </table:table-cell>
              <table:table-cell office:value-type="float" office:value="0.0886129929085934">
                <text:p>0.0886129929085934</text:p>
              </table:table-cell>
              <table:table-cell office:value-type="float" office:value="0.133821776631808">
                <text:p>0.133821776631808</text:p>
              </table:table-cell>
              <table:table-cell office:value-type="float" office:value="0.133151884901136">
                <text:p>0.133151884901136</text:p>
              </table:table-cell>
              <table:table-cell office:value-type="float" office:value="0.16303444012961">
                <text:p>0.16303444012961</text:p>
              </table:table-cell>
              <table:table-cell office:value-type="float" office:value="0.206706659314055">
                <text:p>0.206706659314055</text:p>
              </table:table-cell>
              <table:table-cell office:value-type="float" office:value="0.189334418340654">
                <text:p>0.189334418340654</text:p>
              </table:table-cell>
              <table:table-cell office:value-type="float" office:value="0.230429627115969">
                <text:p>0.230429627115969</text:p>
              </table:table-cell>
              <table:table-cell office:value-type="float" office:value="0.264591441285938">
                <text:p>0.264591441285938</text:p>
              </table:table-cell>
              <table:table-cell office:value-type="float" office:value="0.252299025575743">
                <text:p>0.252299025575743</text:p>
              </table:table-cell>
              <table:table-cell office:value-type="float" office:value="0.288683819196149">
                <text:p>0.288683819196149</text:p>
              </table:table-cell>
            </table:table-row>
            <table:table-row>
              <table:table-cell office:value-type="string">
                <text:p>bd</text:p>
                <draw:g>
                  <svg:desc>crowd_run_2160p50.A111:crowd_run_2160p50.A111</svg:desc>
                </draw:g>
              </table:table-cell>
              <table:table-cell office:value-type="float" office:value="0.0698093011209358">
                <text:p>0.0698093011209358</text:p>
                <draw:g>
                  <svg:desc>crowd_run_2160p50.B111:crowd_run_2160p50.U111</svg:desc>
                </draw:g>
              </table:table-cell>
              <table:table-cell office:value-type="float" office:value="0.0696996141673776">
                <text:p>0.0696996141673776</text:p>
              </table:table-cell>
              <table:table-cell office:value-type="float" office:value="0.0683002667903955">
                <text:p>0.0683002667903955</text:p>
              </table:table-cell>
              <table:table-cell office:value-type="float" office:value="0.0703937802459341">
                <text:p>0.0703937802459341</text:p>
              </table:table-cell>
              <table:table-cell office:value-type="float" office:value="0.0789282274944752">
                <text:p>0.0789282274944752</text:p>
              </table:table-cell>
              <table:table-cell office:value-type="float" office:value="0.0751711832682507">
                <text:p>0.0751711832682507</text:p>
              </table:table-cell>
              <table:table-cell office:value-type="float" office:value="0.0732233547846617">
                <text:p>0.0732233547846617</text:p>
              </table:table-cell>
              <table:table-cell office:value-type="float" office:value="0.0742468249739372">
                <text:p>0.0742468249739372</text:p>
              </table:table-cell>
              <table:table-cell office:value-type="float" office:value="0.0803750095439789">
                <text:p>0.0803750095439789</text:p>
              </table:table-cell>
              <table:table-cell office:value-type="float" office:value="0.0891107098748261">
                <text:p>0.0891107098748261</text:p>
              </table:table-cell>
              <table:table-cell office:value-type="float" office:value="0.0818236705336427">
                <text:p>0.0818236705336427</text:p>
              </table:table-cell>
              <table:table-cell office:value-type="float" office:value="0.142100083388926">
                <text:p>0.142100083388926</text:p>
              </table:table-cell>
              <table:table-cell office:value-type="float" office:value="0.147500506582672">
                <text:p>0.147500506582672</text:p>
              </table:table-cell>
              <table:table-cell office:value-type="float" office:value="0.163042505751107">
                <text:p>0.163042505751107</text:p>
              </table:table-cell>
              <table:table-cell office:value-type="float" office:value="0.182523249367585">
                <text:p>0.182523249367585</text:p>
              </table:table-cell>
              <table:table-cell office:value-type="float" office:value="0.197485406504588">
                <text:p>0.197485406504588</text:p>
              </table:table-cell>
              <table:table-cell office:value-type="float" office:value="0.216815392002772">
                <text:p>0.216815392002772</text:p>
              </table:table-cell>
              <table:table-cell office:value-type="float" office:value="0.248364488044455">
                <text:p>0.248364488044455</text:p>
              </table:table-cell>
              <table:table-cell office:value-type="float" office:value="0.249676060875983">
                <text:p>0.249676060875983</text:p>
              </table:table-cell>
              <table:table-cell office:value-type="float" office:value="0.256157620916969">
                <text:p>0.256157620916969</text:p>
              </table:table-cell>
            </table:table-row>
            <table:table-row>
              <table:table-cell office:value-type="string">
                <text:p>ll</text:p>
                <draw:g>
                  <svg:desc>crowd_run_2160p50.A112:crowd_run_2160p50.A112</svg:desc>
                </draw:g>
              </table:table-cell>
              <table:table-cell office:value-type="float" office:value="0.0516029385777726">
                <text:p>0.0516029385777726</text:p>
                <draw:g>
                  <svg:desc>crowd_run_2160p50.B112:crowd_run_2160p50.U112</svg:desc>
                </draw:g>
              </table:table-cell>
              <table:table-cell office:value-type="float" office:value="0.0653631242665276">
                <text:p>0.0653631242665276</text:p>
              </table:table-cell>
              <table:table-cell office:value-type="float" office:value="0.0490455237048767">
                <text:p>0.0490455237048767</text:p>
              </table:table-cell>
              <table:table-cell office:value-type="float" office:value="0.0326156329694847">
                <text:p>0.0326156329694847</text:p>
              </table:table-cell>
              <table:table-cell office:value-type="float" office:value="0.0194948055925098">
                <text:p>0.0194948055925098</text:p>
              </table:table-cell>
              <table:table-cell office:value-type="float" office:value="0.0246722302581167">
                <text:p>0.0246722302581167</text:p>
              </table:table-cell>
              <table:table-cell office:value-type="float" office:value="0.0306262004403202">
                <text:p>0.0306262004403202</text:p>
              </table:table-cell>
              <table:table-cell office:value-type="float" office:value="0.0462088673531193">
                <text:p>0.0462088673531193</text:p>
              </table:table-cell>
              <table:table-cell office:value-type="float" office:value="0.0358892600447667">
                <text:p>0.0358892600447667</text:p>
              </table:table-cell>
              <table:table-cell office:value-type="float" office:value="0.035265343831515">
                <text:p>0.035265343831515</text:p>
              </table:table-cell>
              <table:table-cell office:value-type="float" office:value="0.0419247738361514">
                <text:p>0.0419247738361514</text:p>
              </table:table-cell>
              <table:table-cell office:value-type="float" office:value="0.0893575464295056">
                <text:p>0.0893575464295056</text:p>
              </table:table-cell>
              <table:table-cell office:value-type="float" office:value="0.103110178838773">
                <text:p>0.103110178838773</text:p>
              </table:table-cell>
              <table:table-cell office:value-type="float" office:value="0.124029579624504">
                <text:p>0.124029579624504</text:p>
              </table:table-cell>
              <table:table-cell office:value-type="float" office:value="0.168646905383851">
                <text:p>0.168646905383851</text:p>
              </table:table-cell>
              <table:table-cell office:value-type="float" office:value="0.180142055831478">
                <text:p>0.180142055831478</text:p>
              </table:table-cell>
              <table:table-cell office:value-type="float" office:value="0.208644702524698">
                <text:p>0.208644702524698</text:p>
              </table:table-cell>
              <table:table-cell office:value-type="float" office:value="0.226689389270875">
                <text:p>0.226689389270875</text:p>
              </table:table-cell>
              <table:table-cell office:value-type="float" office:value="0.22924948633209">
                <text:p>0.22924948633209</text:p>
              </table:table-cell>
              <table:table-cell office:value-type="float" office:value="0.257074211613787">
                <text:p>0.257074211613787</text:p>
              </table:table-cell>
            </table:table-row>
            <table:table-row>
              <table:table-cell office:value-type="string">
                <text:p>llhq</text:p>
                <draw:g>
                  <svg:desc>crowd_run_2160p50.A113:crowd_run_2160p50.A113</svg:desc>
                </draw:g>
              </table:table-cell>
              <table:table-cell office:value-type="float" office:value="0.0562432071700135">
                <text:p>0.0562432071700135</text:p>
                <draw:g>
                  <svg:desc>crowd_run_2160p50.B113:crowd_run_2160p50.U113</svg:desc>
                </draw:g>
              </table:table-cell>
              <table:table-cell office:value-type="float" office:value="0.0500733774834437">
                <text:p>0.0500733774834437</text:p>
              </table:table-cell>
              <table:table-cell office:value-type="float" office:value="0.0507450554272517">
                <text:p>0.0507450554272517</text:p>
              </table:table-cell>
              <table:table-cell office:value-type="float" office:value="0.0518655764524925">
                <text:p>0.0518655764524925</text:p>
              </table:table-cell>
              <table:table-cell office:value-type="float" office:value="0.0609047288114904">
                <text:p>0.0609047288114904</text:p>
              </table:table-cell>
              <table:table-cell office:value-type="float" office:value="0.0499848530672352">
                <text:p>0.0499848530672352</text:p>
              </table:table-cell>
              <table:table-cell office:value-type="float" office:value="0.0573653616125951">
                <text:p>0.0573653616125951</text:p>
              </table:table-cell>
              <table:table-cell office:value-type="float" office:value="0.0640488857175622">
                <text:p>0.0640488857175622</text:p>
              </table:table-cell>
              <table:table-cell office:value-type="float" office:value="0.0637508665363135">
                <text:p>0.0637508665363135</text:p>
              </table:table-cell>
              <table:table-cell office:value-type="float" office:value="0.0667356355276123">
                <text:p>0.0667356355276123</text:p>
              </table:table-cell>
              <table:table-cell office:value-type="float" office:value="0.0874449112774367">
                <text:p>0.0874449112774367</text:p>
              </table:table-cell>
              <table:table-cell office:value-type="float" office:value="0.1221127481255">
                <text:p>0.1221127481255</text:p>
              </table:table-cell>
              <table:table-cell office:value-type="float" office:value="0.140704306458102">
                <text:p>0.140704306458102</text:p>
              </table:table-cell>
              <table:table-cell office:value-type="float" office:value="0.17834409691219">
                <text:p>0.17834409691219</text:p>
              </table:table-cell>
              <table:table-cell office:value-type="float" office:value="0.179423108473009">
                <text:p>0.179423108473009</text:p>
              </table:table-cell>
              <table:table-cell office:value-type="float" office:value="0.203548752460064">
                <text:p>0.203548752460064</text:p>
              </table:table-cell>
              <table:table-cell office:value-type="float" office:value="0.184740717304519">
                <text:p>0.184740717304519</text:p>
              </table:table-cell>
              <table:table-cell office:value-type="float" office:value="0.222580138255416">
                <text:p>0.222580138255416</text:p>
              </table:table-cell>
              <table:table-cell office:value-type="float" office:value="0.237823194500018">
                <text:p>0.237823194500018</text:p>
              </table:table-cell>
              <table:table-cell office:value-type="float" office:value="0.232355834014718">
                <text:p>0.232355834014718</text:p>
              </table:table-cell>
            </table:table-row>
            <table:table-row>
              <table:table-cell office:value-type="string">
                <text:p>llhp</text:p>
                <draw:g>
                  <svg:desc>crowd_run_2160p50.A114:crowd_run_2160p50.A114</svg:desc>
                </draw:g>
              </table:table-cell>
              <table:table-cell office:value-type="float" office:value="0.0552227558826866">
                <text:p>0.0552227558826866</text:p>
                <draw:g>
                  <svg:desc>crowd_run_2160p50.B114:crowd_run_2160p50.U114</svg:desc>
                </draw:g>
              </table:table-cell>
              <table:table-cell office:value-type="float" office:value="0.0557567898275579">
                <text:p>0.0557567898275579</text:p>
              </table:table-cell>
              <table:table-cell office:value-type="float" office:value="0.0590893863678607">
                <text:p>0.0590893863678607</text:p>
              </table:table-cell>
              <table:table-cell office:value-type="float" office:value="0.0535476856319727">
                <text:p>0.0535476856319727</text:p>
              </table:table-cell>
              <table:table-cell office:value-type="float" office:value="0.0566953139152169">
                <text:p>0.0566953139152169</text:p>
              </table:table-cell>
              <table:table-cell office:value-type="float" office:value="0.058764645400424">
                <text:p>0.058764645400424</text:p>
              </table:table-cell>
              <table:table-cell office:value-type="float" office:value="0.0549662453226248">
                <text:p>0.0549662453226248</text:p>
              </table:table-cell>
              <table:table-cell office:value-type="float" office:value="0.0607889239412273">
                <text:p>0.0607889239412273</text:p>
              </table:table-cell>
              <table:table-cell office:value-type="float" office:value="0.0684373095895201">
                <text:p>0.0684373095895201</text:p>
              </table:table-cell>
              <table:table-cell office:value-type="float" office:value="0.0699137105717328">
                <text:p>0.0699137105717328</text:p>
              </table:table-cell>
              <table:table-cell office:value-type="float" office:value="0.0886614231025711">
                <text:p>0.0886614231025711</text:p>
              </table:table-cell>
              <table:table-cell office:value-type="float" office:value="0.118221019307706">
                <text:p>0.118221019307706</text:p>
              </table:table-cell>
              <table:table-cell office:value-type="float" office:value="0.153319035759725">
                <text:p>0.153319035759725</text:p>
              </table:table-cell>
              <table:table-cell office:value-type="float" office:value="0.154934398764537">
                <text:p>0.154934398764537</text:p>
              </table:table-cell>
              <table:table-cell office:value-type="float" office:value="0.195299119733448">
                <text:p>0.195299119733448</text:p>
              </table:table-cell>
              <table:table-cell office:value-type="float" office:value="0.205889230447238">
                <text:p>0.205889230447238</text:p>
              </table:table-cell>
              <table:table-cell office:value-type="float" office:value="0.195947320504862">
                <text:p>0.195947320504862</text:p>
              </table:table-cell>
              <table:table-cell office:value-type="float" office:value="0.211961459073092">
                <text:p>0.211961459073092</text:p>
              </table:table-cell>
              <table:table-cell office:value-type="float" office:value="0.250622962331421">
                <text:p>0.250622962331421</text:p>
              </table:table-cell>
              <table:table-cell office:value-type="float" office:value="0.269645614586524">
                <text:p>0.2696456145865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A3:crowd_run_2160p50.U11" chart:data-source-has-labels="column" svg:x="0.32cm" svg:y="0.18cm" svg:width="12.809cm" svg:height="8.64cm">
          <chartooo:coordinate-region svg:x="0.95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:crowd_run_2160p50.A4</svg:desc>
                </draw:g>
              </table:table-cell>
              <table:table-cell office:value-type="float" office:value="19.938576">
                <text:p>19.938576</text:p>
                <draw:g>
                  <svg:desc>crowd_run_2160p50.B4:crowd_run_2160p50.U4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fast</text:p>
                <draw:g>
                  <svg:desc>crowd_run_2160p50.A5:crowd_run_2160p50.A5</svg:desc>
                </draw:g>
              </table:table-cell>
              <table:table-cell office:value-type="float" office:value="19.806772">
                <text:p>19.806772</text:p>
                <draw:g>
                  <svg:desc>crowd_run_2160p50.B5:crowd_run_2160p50.U5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p</text:p>
                <draw:g>
                  <svg:desc>crowd_run_2160p50.A6:crowd_run_2160p50.A6</svg:desc>
                </draw:g>
              </table:table-cell>
              <table:table-cell office:value-type="float" office:value="19.806772">
                <text:p>19.806772</text:p>
                <draw:g>
                  <svg:desc>crowd_run_2160p50.B6:crowd_run_2160p50.U6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q</text:p>
                <draw:g>
                  <svg:desc>crowd_run_2160p50.A7:crowd_run_2160p50.A7</svg:desc>
                </draw:g>
              </table:table-cell>
              <table:table-cell office:value-type="float" office:value="19.938576">
                <text:p>19.938576</text:p>
                <draw:g>
                  <svg:desc>crowd_run_2160p50.B7:crowd_run_2160p50.U7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bd</text:p>
                <draw:g>
                  <svg:desc>crowd_run_2160p50.A8:crowd_run_2160p50.A8</svg:desc>
                </draw:g>
              </table:table-cell>
              <table:table-cell office:value-type="float" office:value="19.938576">
                <text:p>19.938576</text:p>
                <draw:g>
                  <svg:desc>crowd_run_2160p50.B8:crowd_run_2160p50.U8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ll</text:p>
                <draw:g>
                  <svg:desc>crowd_run_2160p50.A9:crowd_run_2160p50.A9</svg:desc>
                </draw:g>
              </table:table-cell>
              <table:table-cell office:value-type="float" office:value="19.571674">
                <text:p>19.571674</text:p>
                <draw:g>
                  <svg:desc>crowd_run_2160p50.B9:crowd_run_2160p50.U9</svg:desc>
                </draw:g>
              </table:table-cell>
              <table:table-cell office:value-type="float" office:value="19.585058">
                <text:p>19.585058</text:p>
              </table:table-cell>
              <table:table-cell office:value-type="float" office:value="19.600395">
                <text:p>19.600395</text:p>
              </table:table-cell>
              <table:table-cell office:value-type="float" office:value="19.62056">
                <text:p>19.62056</text:p>
              </table:table-cell>
              <table:table-cell office:value-type="float" office:value="19.644304">
                <text:p>19.644304</text:p>
              </table:table-cell>
              <table:table-cell office:value-type="float" office:value="19.671755">
                <text:p>19.671755</text:p>
              </table:table-cell>
              <table:table-cell office:value-type="float" office:value="19.738865">
                <text:p>19.738865</text:p>
              </table:table-cell>
              <table:table-cell office:value-type="float" office:value="19.846741">
                <text:p>19.846741</text:p>
              </table:table-cell>
              <table:table-cell office:value-type="float" office:value="20.039825">
                <text:p>20.039825</text:p>
              </table:table-cell>
              <table:table-cell office:value-type="float" office:value="20.159891">
                <text:p>20.159891</text:p>
              </table:table-cell>
              <table:table-cell office:value-type="float" office:value="20.758102">
                <text:p>20.758102</text:p>
              </table:table-cell>
              <table:table-cell office:value-type="float" office:value="21.749525">
                <text:p>21.749525</text:p>
              </table:table-cell>
              <table:table-cell office:value-type="float" office:value="22.492846">
                <text:p>22.492846</text:p>
              </table:table-cell>
              <table:table-cell office:value-type="float" office:value="23.241539">
                <text:p>23.241539</text:p>
              </table:table-cell>
              <table:table-cell office:value-type="float" office:value="23.795717">
                <text:p>23.795717</text:p>
              </table:table-cell>
              <table:table-cell office:value-type="float" office:value="24.304451">
                <text:p>24.304451</text:p>
              </table:table-cell>
              <table:table-cell office:value-type="float" office:value="24.883427">
                <text:p>24.883427</text:p>
              </table:table-cell>
              <table:table-cell office:value-type="float" office:value="25.482307">
                <text:p>25.482307</text:p>
              </table:table-cell>
              <table:table-cell office:value-type="float" office:value="25.904688">
                <text:p>25.904688</text:p>
              </table:table-cell>
              <table:table-cell office:value-type="float" office:value="26.28039">
                <text:p>26.28039</text:p>
              </table:table-cell>
            </table:table-row>
            <table:table-row>
              <table:table-cell office:value-type="string">
                <text:p>llhq</text:p>
                <draw:g>
                  <svg:desc>crowd_run_2160p50.A10:crowd_run_2160p50.A10</svg:desc>
                </draw:g>
              </table:table-cell>
              <table:table-cell office:value-type="float" office:value="19.568861">
                <text:p>19.568861</text:p>
                <draw:g>
                  <svg:desc>crowd_run_2160p50.B10:crowd_run_2160p50.U10</svg:desc>
                </draw:g>
              </table:table-cell>
              <table:table-cell office:value-type="float" office:value="19.588173">
                <text:p>19.588173</text:p>
              </table:table-cell>
              <table:table-cell office:value-type="float" office:value="19.605171">
                <text:p>19.605171</text:p>
              </table:table-cell>
              <table:table-cell office:value-type="float" office:value="19.625336">
                <text:p>19.625336</text:p>
              </table:table-cell>
              <table:table-cell office:value-type="float" office:value="19.647182">
                <text:p>19.647182</text:p>
              </table:table-cell>
              <table:table-cell office:value-type="float" office:value="19.674879">
                <text:p>19.674879</text:p>
              </table:table-cell>
              <table:table-cell office:value-type="float" office:value="19.745754">
                <text:p>19.745754</text:p>
              </table:table-cell>
              <table:table-cell office:value-type="float" office:value="19.857101">
                <text:p>19.857101</text:p>
              </table:table-cell>
              <table:table-cell office:value-type="float" office:value="20.053955">
                <text:p>20.053955</text:p>
              </table:table-cell>
              <table:table-cell office:value-type="float" office:value="20.156734">
                <text:p>20.156734</text:p>
              </table:table-cell>
              <table:table-cell office:value-type="float" office:value="20.832703">
                <text:p>20.832703</text:p>
              </table:table-cell>
              <table:table-cell office:value-type="float" office:value="21.827656">
                <text:p>21.827656</text:p>
              </table:table-cell>
              <table:table-cell office:value-type="float" office:value="22.585363">
                <text:p>22.585363</text:p>
              </table:table-cell>
              <table:table-cell office:value-type="float" office:value="23.321997">
                <text:p>23.321997</text:p>
              </table:table-cell>
              <table:table-cell office:value-type="float" office:value="23.896343">
                <text:p>23.896343</text:p>
              </table:table-cell>
              <table:table-cell office:value-type="float" office:value="24.394281">
                <text:p>24.394281</text:p>
              </table:table-cell>
              <table:table-cell office:value-type="float" office:value="25.01433">
                <text:p>25.01433</text:p>
              </table:table-cell>
              <table:table-cell office:value-type="float" office:value="25.613926">
                <text:p>25.613926</text:p>
              </table:table-cell>
              <table:table-cell office:value-type="float" office:value="26.004538">
                <text:p>26.004538</text:p>
              </table:table-cell>
              <table:table-cell office:value-type="float" office:value="26.38559">
                <text:p>26.38559</text:p>
              </table:table-cell>
            </table:table-row>
            <table:table-row>
              <table:table-cell office:value-type="string">
                <text:p>llhp</text:p>
                <draw:g>
                  <svg:desc>crowd_run_2160p50.A11:crowd_run_2160p50.A11</svg:desc>
                </draw:g>
              </table:table-cell>
              <table:table-cell office:value-type="float" office:value="19.523859">
                <text:p>19.523859</text:p>
                <draw:g>
                  <svg:desc>crowd_run_2160p50.B11:crowd_run_2160p50.U11</svg:desc>
                </draw:g>
              </table:table-cell>
              <table:table-cell office:value-type="float" office:value="19.541332">
                <text:p>19.541332</text:p>
              </table:table-cell>
              <table:table-cell office:value-type="float" office:value="19.555824">
                <text:p>19.555824</text:p>
              </table:table-cell>
              <table:table-cell office:value-type="float" office:value="19.577543">
                <text:p>19.577543</text:p>
              </table:table-cell>
              <table:table-cell office:value-type="float" office:value="19.598812">
                <text:p>19.598812</text:p>
              </table:table-cell>
              <table:table-cell office:value-type="float" office:value="19.629629">
                <text:p>19.629629</text:p>
              </table:table-cell>
              <table:table-cell office:value-type="float" office:value="19.701727">
                <text:p>19.701727</text:p>
              </table:table-cell>
              <table:table-cell office:value-type="float" office:value="19.80102">
                <text:p>19.80102</text:p>
              </table:table-cell>
              <table:table-cell office:value-type="float" office:value="20.001068">
                <text:p>20.001068</text:p>
              </table:table-cell>
              <table:table-cell office:value-type="float" office:value="20.102448">
                <text:p>20.102448</text:p>
              </table:table-cell>
              <table:table-cell office:value-type="float" office:value="20.72802">
                <text:p>20.72802</text:p>
              </table:table-cell>
              <table:table-cell office:value-type="float" office:value="21.725176">
                <text:p>21.725176</text:p>
              </table:table-cell>
              <table:table-cell office:value-type="float" office:value="22.462658">
                <text:p>22.462658</text:p>
              </table:table-cell>
              <table:table-cell office:value-type="float" office:value="23.227615">
                <text:p>23.227615</text:p>
              </table:table-cell>
              <table:table-cell office:value-type="float" office:value="23.773178">
                <text:p>23.773178</text:p>
              </table:table-cell>
              <table:table-cell office:value-type="float" office:value="24.277582">
                <text:p>24.277582</text:p>
              </table:table-cell>
              <table:table-cell office:value-type="float" office:value="24.854622">
                <text:p>24.854622</text:p>
              </table:table-cell>
              <table:table-cell office:value-type="float" office:value="25.441454">
                <text:p>25.441454</text:p>
              </table:table-cell>
              <table:table-cell office:value-type="float" office:value="25.886646">
                <text:p>25.886646</text:p>
              </table:table-cell>
              <table:table-cell office:value-type="float" office:value="26.266909">
                <text:p>26.266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A15:crowd_run_2160p50.U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6:crowd_run_2160p50.A16</svg:desc>
                </draw:g>
              </table:table-cell>
              <table:table-cell office:value-type="float" office:value="0.700179">
                <text:p>0.700179</text:p>
                <draw:g>
                  <svg:desc>crowd_run_2160p50.B16:crowd_run_2160p50.U16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fast</text:p>
                <draw:g>
                  <svg:desc>crowd_run_2160p50.A17:crowd_run_2160p50.A17</svg:desc>
                </draw:g>
              </table:table-cell>
              <table:table-cell office:value-type="float" office:value="0.692664">
                <text:p>0.692664</text:p>
                <draw:g>
                  <svg:desc>crowd_run_2160p50.B17:crowd_run_2160p50.U17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p</text:p>
                <draw:g>
                  <svg:desc>crowd_run_2160p50.A18:crowd_run_2160p50.A18</svg:desc>
                </draw:g>
              </table:table-cell>
              <table:table-cell office:value-type="float" office:value="0.692664">
                <text:p>0.692664</text:p>
                <draw:g>
                  <svg:desc>crowd_run_2160p50.B18:crowd_run_2160p50.U18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q</text:p>
                <draw:g>
                  <svg:desc>crowd_run_2160p50.A19:crowd_run_2160p50.A19</svg:desc>
                </draw:g>
              </table:table-cell>
              <table:table-cell office:value-type="float" office:value="0.700179">
                <text:p>0.700179</text:p>
                <draw:g>
                  <svg:desc>crowd_run_2160p50.B19:crowd_run_2160p50.U19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bd</text:p>
                <draw:g>
                  <svg:desc>crowd_run_2160p50.A20:crowd_run_2160p50.A20</svg:desc>
                </draw:g>
              </table:table-cell>
              <table:table-cell office:value-type="float" office:value="0.700179">
                <text:p>0.700179</text:p>
                <draw:g>
                  <svg:desc>crowd_run_2160p50.B20:crowd_run_2160p50.U20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ll</text:p>
                <draw:g>
                  <svg:desc>crowd_run_2160p50.A21:crowd_run_2160p50.A21</svg:desc>
                </draw:g>
              </table:table-cell>
              <table:table-cell office:value-type="float" office:value="0.682099">
                <text:p>0.682099</text:p>
                <draw:g>
                  <svg:desc>crowd_run_2160p50.B21:crowd_run_2160p50.U21</svg:desc>
                </draw:g>
              </table:table-cell>
              <table:table-cell office:value-type="float" office:value="0.682631">
                <text:p>0.682631</text:p>
              </table:table-cell>
              <table:table-cell office:value-type="float" office:value="0.683005">
                <text:p>0.683005</text:p>
              </table:table-cell>
              <table:table-cell office:value-type="float" office:value="0.684183">
                <text:p>0.684183</text:p>
              </table:table-cell>
              <table:table-cell office:value-type="float" office:value="0.685274">
                <text:p>0.685274</text:p>
              </table:table-cell>
              <table:table-cell office:value-type="float" office:value="0.686591">
                <text:p>0.686591</text:p>
              </table:table-cell>
              <table:table-cell office:value-type="float" office:value="0.689372">
                <text:p>0.689372</text:p>
              </table:table-cell>
              <table:table-cell office:value-type="float" office:value="0.695028">
                <text:p>0.695028</text:p>
              </table:table-cell>
              <table:table-cell office:value-type="float" office:value="0.704749">
                <text:p>0.704749</text:p>
              </table:table-cell>
              <table:table-cell office:value-type="float" office:value="0.71016">
                <text:p>0.71016</text:p>
              </table:table-cell>
              <table:table-cell office:value-type="float" office:value="0.739759">
                <text:p>0.739759</text:p>
              </table:table-cell>
              <table:table-cell office:value-type="float" office:value="0.782267">
                <text:p>0.782267</text:p>
              </table:table-cell>
              <table:table-cell office:value-type="float" office:value="0.80974">
                <text:p>0.80974</text:p>
              </table:table-cell>
              <table:table-cell office:value-type="float" office:value="0.833121">
                <text:p>0.833121</text:p>
              </table:table-cell>
              <table:table-cell office:value-type="float" office:value="0.849053">
                <text:p>0.849053</text:p>
              </table:table-cell>
              <table:table-cell office:value-type="float" office:value="0.862581">
                <text:p>0.862581</text:p>
              </table:table-cell>
              <table:table-cell office:value-type="float" office:value="0.877016">
                <text:p>0.877016</text:p>
              </table:table-cell>
              <table:table-cell office:value-type="float" office:value="0.889431">
                <text:p>0.889431</text:p>
              </table:table-cell>
              <table:table-cell office:value-type="float" office:value="0.89777">
                <text:p>0.89777</text:p>
              </table:table-cell>
              <table:table-cell office:value-type="float" office:value="0.904781">
                <text:p>0.904781</text:p>
              </table:table-cell>
            </table:table-row>
            <table:table-row>
              <table:table-cell office:value-type="string">
                <text:p>llhq</text:p>
                <draw:g>
                  <svg:desc>crowd_run_2160p50.A22:crowd_run_2160p50.A22</svg:desc>
                </draw:g>
              </table:table-cell>
              <table:table-cell office:value-type="float" office:value="0.682408">
                <text:p>0.682408</text:p>
                <draw:g>
                  <svg:desc>crowd_run_2160p50.B22:crowd_run_2160p50.U22</svg:desc>
                </draw:g>
              </table:table-cell>
              <table:table-cell office:value-type="float" office:value="0.683374">
                <text:p>0.683374</text:p>
              </table:table-cell>
              <table:table-cell office:value-type="float" office:value="0.683848">
                <text:p>0.683848</text:p>
              </table:table-cell>
              <table:table-cell office:value-type="float" office:value="0.684888">
                <text:p>0.684888</text:p>
              </table:table-cell>
              <table:table-cell office:value-type="float" office:value="0.685981">
                <text:p>0.685981</text:p>
              </table:table-cell>
              <table:table-cell office:value-type="float" office:value="0.687162">
                <text:p>0.687162</text:p>
              </table:table-cell>
              <table:table-cell office:value-type="float" office:value="0.690422">
                <text:p>0.690422</text:p>
              </table:table-cell>
              <table:table-cell office:value-type="float" office:value="0.696151">
                <text:p>0.696151</text:p>
              </table:table-cell>
              <table:table-cell office:value-type="float" office:value="0.70616">
                <text:p>0.70616</text:p>
              </table:table-cell>
              <table:table-cell office:value-type="float" office:value="0.710472">
                <text:p>0.710472</text:p>
              </table:table-cell>
              <table:table-cell office:value-type="float" office:value="0.743271">
                <text:p>0.743271</text:p>
              </table:table-cell>
              <table:table-cell office:value-type="float" office:value="0.785824">
                <text:p>0.785824</text:p>
              </table:table-cell>
              <table:table-cell office:value-type="float" office:value="0.81313">
                <text:p>0.81313</text:p>
              </table:table-cell>
              <table:table-cell office:value-type="float" office:value="0.835824">
                <text:p>0.835824</text:p>
              </table:table-cell>
              <table:table-cell office:value-type="float" office:value="0.852328">
                <text:p>0.852328</text:p>
              </table:table-cell>
              <table:table-cell office:value-type="float" office:value="0.864797">
                <text:p>0.864797</text:p>
              </table:table-cell>
              <table:table-cell office:value-type="float" office:value="0.880109">
                <text:p>0.880109</text:p>
              </table:table-cell>
              <table:table-cell office:value-type="float" office:value="0.892285">
                <text:p>0.892285</text:p>
              </table:table-cell>
              <table:table-cell office:value-type="float" office:value="0.899971">
                <text:p>0.899971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llhp</text:p>
                <draw:g>
                  <svg:desc>crowd_run_2160p50.A23:crowd_run_2160p50.A23</svg:desc>
                </draw:g>
              </table:table-cell>
              <table:table-cell office:value-type="float" office:value="0.679056">
                <text:p>0.679056</text:p>
                <draw:g>
                  <svg:desc>crowd_run_2160p50.B23:crowd_run_2160p50.U23</svg:desc>
                </draw:g>
              </table:table-cell>
              <table:table-cell office:value-type="float" office:value="0.679587">
                <text:p>0.679587</text:p>
              </table:table-cell>
              <table:table-cell office:value-type="float" office:value="0.680255">
                <text:p>0.680255</text:p>
              </table:table-cell>
              <table:table-cell office:value-type="float" office:value="0.681267">
                <text:p>0.681267</text:p>
              </table:table-cell>
              <table:table-cell office:value-type="float" office:value="0.682347">
                <text:p>0.682347</text:p>
              </table:table-cell>
              <table:table-cell office:value-type="float" office:value="0.683945">
                <text:p>0.683945</text:p>
              </table:table-cell>
              <table:table-cell office:value-type="float" office:value="0.687347">
                <text:p>0.687347</text:p>
              </table:table-cell>
              <table:table-cell office:value-type="float" office:value="0.692582">
                <text:p>0.692582</text:p>
              </table:table-cell>
              <table:table-cell office:value-type="float" office:value="0.703283">
                <text:p>0.703283</text:p>
              </table:table-cell>
              <table:table-cell office:value-type="float" office:value="0.707499">
                <text:p>0.707499</text:p>
              </table:table-cell>
              <table:table-cell office:value-type="float" office:value="0.738162">
                <text:p>0.738162</text:p>
              </table:table-cell>
              <table:table-cell office:value-type="float" office:value="0.781105">
                <text:p>0.781105</text:p>
              </table:table-cell>
              <table:table-cell office:value-type="float" office:value="0.807848">
                <text:p>0.807848</text:p>
              </table:table-cell>
              <table:table-cell office:value-type="float" office:value="0.832384">
                <text:p>0.832384</text:p>
              </table:table-cell>
              <table:table-cell office:value-type="float" office:value="0.848072">
                <text:p>0.848072</text:p>
              </table:table-cell>
              <table:table-cell office:value-type="float" office:value="0.861634">
                <text:p>0.861634</text:p>
              </table:table-cell>
              <table:table-cell office:value-type="float" office:value="0.876413">
                <text:p>0.876413</text:p>
              </table:table-cell>
              <table:table-cell office:value-type="float" office:value="0.888514">
                <text:p>0.888514</text:p>
              </table:table-cell>
              <table:table-cell office:value-type="float" office:value="0.897293">
                <text:p>0.897293</text:p>
              </table:table-cell>
              <table:table-cell office:value-type="float" office:value="0.904362">
                <text:p>0.904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crowd_run_2160p50.A39:crowd_run_2160p50.U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8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9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10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1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2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3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4" chart:values-cell-range-address="crowd_run_2160p50.B47:crowd_run_2160p50.U47" chart:label-cell-address="crowd_run_2160p50.A47:crowd_run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0:crowd_run_2160p50.A40</svg:desc>
                </draw:g>
              </table:table-cell>
              <table:table-cell office:value-type="float" office:value="54.4374">
                <text:p>54.4374</text:p>
                <draw:g>
                  <svg:desc>crowd_run_2160p50.B40:crowd_run_2160p50.U40</svg:desc>
                </draw:g>
              </table:table-cell>
              <table:table-cell office:value-type="float" office:value="58.6455">
                <text:p>58.6455</text:p>
              </table:table-cell>
              <table:table-cell office:value-type="float" office:value="62.6997">
                <text:p>62.6997</text:p>
              </table:table-cell>
              <table:table-cell office:value-type="float" office:value="61.9876">
                <text:p>61.9876</text:p>
              </table:table-cell>
              <table:table-cell office:value-type="float" office:value="61.594">
                <text:p>61.594</text:p>
              </table:table-cell>
              <table:table-cell office:value-type="float" office:value="61.4241">
                <text:p>61.4241</text:p>
              </table:table-cell>
              <table:table-cell office:value-type="float" office:value="63.7222">
                <text:p>63.7222</text:p>
              </table:table-cell>
              <table:table-cell office:value-type="float" office:value="60.4686">
                <text:p>60.4686</text:p>
              </table:table-cell>
              <table:table-cell office:value-type="float" office:value="61.6869">
                <text:p>61.6869</text:p>
              </table:table-cell>
              <table:table-cell office:value-type="float" office:value="58.9614">
                <text:p>58.9614</text:p>
              </table:table-cell>
              <table:table-cell office:value-type="float" office:value="61.5504">
                <text:p>61.5504</text:p>
              </table:table-cell>
              <table:table-cell office:value-type="float" office:value="60.507">
                <text:p>60.507</text:p>
              </table:table-cell>
              <table:table-cell office:value-type="float" office:value="63.9995">
                <text:p>63.9995</text:p>
              </table:table-cell>
              <table:table-cell office:value-type="float" office:value="60.4365">
                <text:p>60.4365</text:p>
              </table:table-cell>
              <table:table-cell office:value-type="float" office:value="59.9263">
                <text:p>59.9263</text:p>
              </table:table-cell>
              <table:table-cell office:value-type="float" office:value="62.2286">
                <text:p>62.2286</text:p>
              </table:table-cell>
              <table:table-cell office:value-type="float" office:value="61.8528">
                <text:p>61.8528</text:p>
              </table:table-cell>
              <table:table-cell office:value-type="float" office:value="61.0479">
                <text:p>61.0479</text:p>
              </table:table-cell>
              <table:table-cell office:value-type="float" office:value="61.607">
                <text:p>61.607</text:p>
              </table:table-cell>
              <table:table-cell office:value-type="float" office:value="60.0421">
                <text:p>60.0421</text:p>
              </table:table-cell>
            </table:table-row>
            <table:table-row>
              <table:table-cell office:value-type="string">
                <text:p>fast</text:p>
                <draw:g>
                  <svg:desc>crowd_run_2160p50.A41:crowd_run_2160p50.A41</svg:desc>
                </draw:g>
              </table:table-cell>
              <table:table-cell office:value-type="float" office:value="59.933">
                <text:p>59.933</text:p>
                <draw:g>
                  <svg:desc>crowd_run_2160p50.B41:crowd_run_2160p50.U41</svg:desc>
                </draw:g>
              </table:table-cell>
              <table:table-cell office:value-type="float" office:value="64.6385">
                <text:p>64.6385</text:p>
              </table:table-cell>
              <table:table-cell office:value-type="float" office:value="61.6576">
                <text:p>61.6576</text:p>
              </table:table-cell>
              <table:table-cell office:value-type="float" office:value="61.6218">
                <text:p>61.6218</text:p>
              </table:table-cell>
              <table:table-cell office:value-type="float" office:value="61.6164">
                <text:p>61.6164</text:p>
              </table:table-cell>
              <table:table-cell office:value-type="float" office:value="61.926">
                <text:p>61.926</text:p>
              </table:table-cell>
              <table:table-cell office:value-type="float" office:value="58.9812">
                <text:p>58.9812</text:p>
              </table:table-cell>
              <table:table-cell office:value-type="float" office:value="61.288">
                <text:p>61.288</text:p>
              </table:table-cell>
              <table:table-cell office:value-type="float" office:value="58.9995">
                <text:p>58.9995</text:p>
              </table:table-cell>
              <table:table-cell office:value-type="float" office:value="59.4251">
                <text:p>59.4251</text:p>
              </table:table-cell>
              <table:table-cell office:value-type="float" office:value="60.3691">
                <text:p>60.3691</text:p>
              </table:table-cell>
              <table:table-cell office:value-type="float" office:value="59.8579">
                <text:p>59.8579</text:p>
              </table:table-cell>
              <table:table-cell office:value-type="float" office:value="64.4718">
                <text:p>64.4718</text:p>
              </table:table-cell>
              <table:table-cell office:value-type="float" office:value="62.8368">
                <text:p>62.8368</text:p>
              </table:table-cell>
              <table:table-cell office:value-type="float" office:value="62.3652">
                <text:p>62.3652</text:p>
              </table:table-cell>
              <table:table-cell office:value-type="float" office:value="61.415">
                <text:p>61.415</text:p>
              </table:table-cell>
              <table:table-cell office:value-type="float" office:value="60.8856">
                <text:p>60.8856</text:p>
              </table:table-cell>
              <table:table-cell office:value-type="float" office:value="60.026">
                <text:p>60.026</text:p>
              </table:table-cell>
              <table:table-cell office:value-type="float" office:value="61.6671">
                <text:p>61.6671</text:p>
              </table:table-cell>
              <table:table-cell office:value-type="float" office:value="62.362">
                <text:p>62.362</text:p>
              </table:table-cell>
            </table:table-row>
            <table:table-row>
              <table:table-cell office:value-type="string">
                <text:p>hp</text:p>
                <draw:g>
                  <svg:desc>crowd_run_2160p50.A42:crowd_run_2160p50.A42</svg:desc>
                </draw:g>
              </table:table-cell>
              <table:table-cell office:value-type="float" office:value="60.2589">
                <text:p>60.2589</text:p>
                <draw:g>
                  <svg:desc>crowd_run_2160p50.B42:crowd_run_2160p50.U42</svg:desc>
                </draw:g>
              </table:table-cell>
              <table:table-cell office:value-type="float" office:value="63.3109">
                <text:p>63.3109</text:p>
              </table:table-cell>
              <table:table-cell office:value-type="float" office:value="60.6792">
                <text:p>60.6792</text:p>
              </table:table-cell>
              <table:table-cell office:value-type="float" office:value="59.9592">
                <text:p>59.9592</text:p>
              </table:table-cell>
              <table:table-cell office:value-type="float" office:value="63.965">
                <text:p>63.965</text:p>
              </table:table-cell>
              <table:table-cell office:value-type="float" office:value="66.962">
                <text:p>66.962</text:p>
              </table:table-cell>
              <table:table-cell office:value-type="float" office:value="66.6736">
                <text:p>66.6736</text:p>
              </table:table-cell>
              <table:table-cell office:value-type="float" office:value="61.7331">
                <text:p>61.7331</text:p>
              </table:table-cell>
              <table:table-cell office:value-type="float" office:value="61.2424">
                <text:p>61.2424</text:p>
              </table:table-cell>
              <table:table-cell office:value-type="float" office:value="61.679">
                <text:p>61.679</text:p>
              </table:table-cell>
              <table:table-cell office:value-type="float" office:value="66.3543">
                <text:p>66.3543</text:p>
              </table:table-cell>
              <table:table-cell office:value-type="float" office:value="67.735">
                <text:p>67.735</text:p>
              </table:table-cell>
              <table:table-cell office:value-type="float" office:value="60.1875">
                <text:p>60.1875</text:p>
              </table:table-cell>
              <table:table-cell office:value-type="float" office:value="61.4521">
                <text:p>61.4521</text:p>
              </table:table-cell>
              <table:table-cell office:value-type="float" office:value="61.8575">
                <text:p>61.8575</text:p>
              </table:table-cell>
              <table:table-cell office:value-type="float" office:value="60.2587">
                <text:p>60.2587</text:p>
              </table:table-cell>
              <table:table-cell office:value-type="float" office:value="64.5955">
                <text:p>64.5955</text:p>
              </table:table-cell>
              <table:table-cell office:value-type="float" office:value="64.0181">
                <text:p>64.0181</text:p>
              </table:table-cell>
              <table:table-cell office:value-type="float" office:value="62.5609">
                <text:p>62.5609</text:p>
              </table:table-cell>
              <table:table-cell office:value-type="float" office:value="61.5361">
                <text:p>61.5361</text:p>
              </table:table-cell>
            </table:table-row>
            <table:table-row>
              <table:table-cell office:value-type="string">
                <text:p>hq</text:p>
                <draw:g>
                  <svg:desc>crowd_run_2160p50.A43:crowd_run_2160p50.A43</svg:desc>
                </draw:g>
              </table:table-cell>
              <table:table-cell office:value-type="float" office:value="62.133">
                <text:p>62.133</text:p>
                <draw:g>
                  <svg:desc>crowd_run_2160p50.B43:crowd_run_2160p50.U43</svg:desc>
                </draw:g>
              </table:table-cell>
              <table:table-cell office:value-type="float" office:value="58.8848">
                <text:p>58.8848</text:p>
              </table:table-cell>
              <table:table-cell office:value-type="float" office:value="58.2546">
                <text:p>58.2546</text:p>
              </table:table-cell>
              <table:table-cell office:value-type="float" office:value="62.1977">
                <text:p>62.1977</text:p>
              </table:table-cell>
              <table:table-cell office:value-type="float" office:value="63.8537">
                <text:p>63.8537</text:p>
              </table:table-cell>
              <table:table-cell office:value-type="float" office:value="62.2975">
                <text:p>62.2975</text:p>
              </table:table-cell>
              <table:table-cell office:value-type="float" office:value="59.2163">
                <text:p>59.2163</text:p>
              </table:table-cell>
              <table:table-cell office:value-type="float" office:value="63.0724">
                <text:p>63.0724</text:p>
              </table:table-cell>
              <table:table-cell office:value-type="float" office:value="62.8424">
                <text:p>62.8424</text:p>
              </table:table-cell>
              <table:table-cell office:value-type="float" office:value="64.3125">
                <text:p>64.3125</text:p>
              </table:table-cell>
              <table:table-cell office:value-type="float" office:value="64.9166">
                <text:p>64.9166</text:p>
              </table:table-cell>
              <table:table-cell office:value-type="float" office:value="64.7874">
                <text:p>64.7874</text:p>
              </table:table-cell>
              <table:table-cell office:value-type="float" office:value="61.3268">
                <text:p>61.3268</text:p>
              </table:table-cell>
              <table:table-cell office:value-type="float" office:value="62.4777">
                <text:p>62.4777</text:p>
              </table:table-cell>
              <table:table-cell office:value-type="float" office:value="61.0766">
                <text:p>61.0766</text:p>
              </table:table-cell>
              <table:table-cell office:value-type="float" office:value="64.5427">
                <text:p>64.5427</text:p>
              </table:table-cell>
              <table:table-cell office:value-type="float" office:value="61.7587">
                <text:p>61.7587</text:p>
              </table:table-cell>
              <table:table-cell office:value-type="float" office:value="61.8725">
                <text:p>61.8725</text:p>
              </table:table-cell>
              <table:table-cell office:value-type="float" office:value="63.8937">
                <text:p>63.8937</text:p>
              </table:table-cell>
              <table:table-cell office:value-type="float" office:value="62.4259">
                <text:p>62.4259</text:p>
              </table:table-cell>
            </table:table-row>
            <table:table-row>
              <table:table-cell office:value-type="string">
                <text:p>bd</text:p>
                <draw:g>
                  <svg:desc>crowd_run_2160p50.A44:crowd_run_2160p50.A44</svg:desc>
                </draw:g>
              </table:table-cell>
              <table:table-cell office:value-type="float" office:value="66.5612">
                <text:p>66.5612</text:p>
                <draw:g>
                  <svg:desc>crowd_run_2160p50.B44:crowd_run_2160p50.U44</svg:desc>
                </draw:g>
              </table:table-cell>
              <table:table-cell office:value-type="float" office:value="60.9677">
                <text:p>60.9677</text:p>
              </table:table-cell>
              <table:table-cell office:value-type="float" office:value="61.048">
                <text:p>61.048</text:p>
              </table:table-cell>
              <table:table-cell office:value-type="float" office:value="63.7682">
                <text:p>63.7682</text:p>
              </table:table-cell>
              <table:table-cell office:value-type="float" office:value="63.8067">
                <text:p>63.8067</text:p>
              </table:table-cell>
              <table:table-cell office:value-type="float" office:value="62.304">
                <text:p>62.304</text:p>
              </table:table-cell>
              <table:table-cell office:value-type="float" office:value="62.4428">
                <text:p>62.4428</text:p>
              </table:table-cell>
              <table:table-cell office:value-type="float" office:value="63.6135">
                <text:p>63.6135</text:p>
              </table:table-cell>
              <table:table-cell office:value-type="float" office:value="64.6876">
                <text:p>64.6876</text:p>
              </table:table-cell>
              <table:table-cell office:value-type="float" office:value="62.7443">
                <text:p>62.7443</text:p>
              </table:table-cell>
              <table:table-cell office:value-type="float" office:value="63.8074">
                <text:p>63.8074</text:p>
              </table:table-cell>
              <table:table-cell office:value-type="float" office:value="63.8503">
                <text:p>63.8503</text:p>
              </table:table-cell>
              <table:table-cell office:value-type="float" office:value="62.5908">
                <text:p>62.5908</text:p>
              </table:table-cell>
              <table:table-cell office:value-type="float" office:value="61.9347">
                <text:p>61.9347</text:p>
              </table:table-cell>
              <table:table-cell office:value-type="float" office:value="61.522">
                <text:p>61.522</text:p>
              </table:table-cell>
              <table:table-cell office:value-type="float" office:value="66.3444">
                <text:p>66.3444</text:p>
              </table:table-cell>
              <table:table-cell office:value-type="float" office:value="61.7145">
                <text:p>61.7145</text:p>
              </table:table-cell>
              <table:table-cell office:value-type="float" office:value="64.5249">
                <text:p>64.5249</text:p>
              </table:table-cell>
              <table:table-cell office:value-type="float" office:value="62.5011">
                <text:p>62.5011</text:p>
              </table:table-cell>
              <table:table-cell office:value-type="float" office:value="61.7837">
                <text:p>61.7837</text:p>
              </table:table-cell>
            </table:table-row>
            <table:table-row>
              <table:table-cell office:value-type="string">
                <text:p>ll</text:p>
                <draw:g>
                  <svg:desc>crowd_run_2160p50.A45:crowd_run_2160p50.A45</svg:desc>
                </draw:g>
              </table:table-cell>
              <table:table-cell office:value-type="float" office:value="66.3469">
                <text:p>66.3469</text:p>
                <draw:g>
                  <svg:desc>crowd_run_2160p50.B45:crowd_run_2160p50.U45</svg:desc>
                </draw:g>
              </table:table-cell>
              <table:table-cell office:value-type="float" office:value="64.2814">
                <text:p>64.2814</text:p>
              </table:table-cell>
              <table:table-cell office:value-type="float" office:value="67.8533">
                <text:p>67.8533</text:p>
              </table:table-cell>
              <table:table-cell office:value-type="float" office:value="61.4463">
                <text:p>61.4463</text:p>
              </table:table-cell>
              <table:table-cell office:value-type="float" office:value="64.8829">
                <text:p>64.8829</text:p>
              </table:table-cell>
              <table:table-cell office:value-type="float" office:value="67.7349">
                <text:p>67.7349</text:p>
              </table:table-cell>
              <table:table-cell office:value-type="float" office:value="65.5043">
                <text:p>65.5043</text:p>
              </table:table-cell>
              <table:table-cell office:value-type="float" office:value="64.9212">
                <text:p>64.9212</text:p>
              </table:table-cell>
              <table:table-cell office:value-type="float" office:value="66.5923">
                <text:p>66.5923</text:p>
              </table:table-cell>
              <table:table-cell office:value-type="float" office:value="66.9211">
                <text:p>66.9211</text:p>
              </table:table-cell>
              <table:table-cell office:value-type="float" office:value="65.0602">
                <text:p>65.0602</text:p>
              </table:table-cell>
              <table:table-cell office:value-type="float" office:value="61.6486">
                <text:p>61.6486</text:p>
              </table:table-cell>
              <table:table-cell office:value-type="float" office:value="64.8704">
                <text:p>64.8704</text:p>
              </table:table-cell>
              <table:table-cell office:value-type="float" office:value="65.04">
                <text:p>65.04</text:p>
              </table:table-cell>
              <table:table-cell office:value-type="float" office:value="65.541">
                <text:p>65.541</text:p>
              </table:table-cell>
              <table:table-cell office:value-type="float" office:value="68.4551">
                <text:p>68.4551</text:p>
              </table:table-cell>
              <table:table-cell office:value-type="float" office:value="68.5755">
                <text:p>68.5755</text:p>
              </table:table-cell>
              <table:table-cell office:value-type="float" office:value="71.7445">
                <text:p>71.7445</text:p>
              </table:table-cell>
              <table:table-cell office:value-type="float" office:value="66.331">
                <text:p>66.331</text:p>
              </table:table-cell>
              <table:table-cell office:value-type="float" office:value="72.3789">
                <text:p>72.3789</text:p>
              </table:table-cell>
            </table:table-row>
            <table:table-row>
              <table:table-cell office:value-type="string">
                <text:p>llhq</text:p>
                <draw:g>
                  <svg:desc>crowd_run_2160p50.A46:crowd_run_2160p50.A46</svg:desc>
                </draw:g>
              </table:table-cell>
              <table:table-cell office:value-type="float" office:value="63.5881">
                <text:p>63.5881</text:p>
                <draw:g>
                  <svg:desc>crowd_run_2160p50.B46:crowd_run_2160p50.U46</svg:desc>
                </draw:g>
              </table:table-cell>
              <table:table-cell office:value-type="float" office:value="65.3599">
                <text:p>65.3599</text:p>
              </table:table-cell>
              <table:table-cell office:value-type="float" office:value="66.4707">
                <text:p>66.4707</text:p>
              </table:table-cell>
              <table:table-cell office:value-type="float" office:value="64.1586">
                <text:p>64.1586</text:p>
              </table:table-cell>
              <table:table-cell office:value-type="float" office:value="62.6432">
                <text:p>62.6432</text:p>
              </table:table-cell>
              <table:table-cell office:value-type="float" office:value="67.5016">
                <text:p>67.5016</text:p>
              </table:table-cell>
              <table:table-cell office:value-type="float" office:value="67.3463">
                <text:p>67.3463</text:p>
              </table:table-cell>
              <table:table-cell office:value-type="float" office:value="65.4165">
                <text:p>65.4165</text:p>
              </table:table-cell>
              <table:table-cell office:value-type="float" office:value="65.442">
                <text:p>65.442</text:p>
              </table:table-cell>
              <table:table-cell office:value-type="float" office:value="65.5546">
                <text:p>65.5546</text:p>
              </table:table-cell>
              <table:table-cell office:value-type="float" office:value="64.5439">
                <text:p>64.5439</text:p>
              </table:table-cell>
              <table:table-cell office:value-type="float" office:value="68.1259">
                <text:p>68.1259</text:p>
              </table:table-cell>
              <table:table-cell office:value-type="float" office:value="68.0661">
                <text:p>68.0661</text:p>
              </table:table-cell>
              <table:table-cell office:value-type="float" office:value="62.8172">
                <text:p>62.8172</text:p>
              </table:table-cell>
              <table:table-cell office:value-type="float" office:value="69.698">
                <text:p>69.698</text:p>
              </table:table-cell>
              <table:table-cell office:value-type="float" office:value="67.4516">
                <text:p>67.4516</text:p>
              </table:table-cell>
              <table:table-cell office:value-type="float" office:value="70.8058">
                <text:p>70.8058</text:p>
              </table:table-cell>
              <table:table-cell office:value-type="float" office:value="66.5986">
                <text:p>66.5986</text:p>
              </table:table-cell>
              <table:table-cell office:value-type="float" office:value="66.2717">
                <text:p>66.2717</text:p>
              </table:table-cell>
              <table:table-cell office:value-type="float" office:value="82.0002">
                <text:p>82.0002</text:p>
              </table:table-cell>
            </table:table-row>
            <table:table-row>
              <table:table-cell office:value-type="string">
                <text:p>llhp</text:p>
                <draw:g>
                  <svg:desc>crowd_run_2160p50.A47:crowd_run_2160p50.A47</svg:desc>
                </draw:g>
              </table:table-cell>
              <table:table-cell office:value-type="float" office:value="64.8049">
                <text:p>64.8049</text:p>
                <draw:g>
                  <svg:desc>crowd_run_2160p50.B47:crowd_run_2160p50.U47</svg:desc>
                </draw:g>
              </table:table-cell>
              <table:table-cell office:value-type="float" office:value="64.3203">
                <text:p>64.3203</text:p>
              </table:table-cell>
              <table:table-cell office:value-type="float" office:value="66.1907">
                <text:p>66.1907</text:p>
              </table:table-cell>
              <table:table-cell office:value-type="float" office:value="68.9133">
                <text:p>68.9133</text:p>
              </table:table-cell>
              <table:table-cell office:value-type="float" office:value="66.5816">
                <text:p>66.5816</text:p>
              </table:table-cell>
              <table:table-cell office:value-type="float" office:value="66.0185">
                <text:p>66.0185</text:p>
              </table:table-cell>
              <table:table-cell office:value-type="float" office:value="63.8463">
                <text:p>63.8463</text:p>
              </table:table-cell>
              <table:table-cell office:value-type="float" office:value="64.4288">
                <text:p>64.4288</text:p>
              </table:table-cell>
              <table:table-cell office:value-type="float" office:value="66.8248">
                <text:p>66.8248</text:p>
              </table:table-cell>
              <table:table-cell office:value-type="float" office:value="68.8318">
                <text:p>68.8318</text:p>
              </table:table-cell>
              <table:table-cell office:value-type="float" office:value="67.1783">
                <text:p>67.1783</text:p>
              </table:table-cell>
              <table:table-cell office:value-type="float" office:value="66.9545">
                <text:p>66.9545</text:p>
              </table:table-cell>
              <table:table-cell office:value-type="float" office:value="66.1332">
                <text:p>66.1332</text:p>
              </table:table-cell>
              <table:table-cell office:value-type="float" office:value="67.6939">
                <text:p>67.6939</text:p>
              </table:table-cell>
              <table:table-cell office:value-type="float" office:value="63.6939">
                <text:p>63.6939</text:p>
              </table:table-cell>
              <table:table-cell office:value-type="float" office:value="64.1533">
                <text:p>64.1533</text:p>
              </table:table-cell>
              <table:table-cell office:value-type="float" office:value="71.1601">
                <text:p>71.1601</text:p>
              </table:table-cell>
              <table:table-cell office:value-type="float" office:value="74.9791">
                <text:p>74.9791</text:p>
              </table:table-cell>
              <table:table-cell office:value-type="float" office:value="67.8684">
                <text:p>67.8684</text:p>
              </table:table-cell>
              <table:table-cell office:value-type="float" office:value="65.6845">
                <text:p>65.6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crowd_run_2160p50.A51:crowd_run_2160p50.U59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52:crowd_run_2160p50.U52" chart:label-cell-address="crowd_run_2160p50.A52:crowd_run_2160p50.A52" chart:class="chart:scatter">
            <chart:domain table:cell-range-address="crowd_run_2160p50.B51:crowd_run_2160p50.U51"/>
            <chart:data-point chart:repeated="20"/>
          </chart:series>
          <chart:series chart:style-name="ch8" chart:values-cell-range-address="crowd_run_2160p50.B53:crowd_run_2160p50.U53" chart:label-cell-address="crowd_run_2160p50.A53:crowd_run_2160p50.A53" chart:class="chart:scatter">
            <chart:data-point chart:repeated="20"/>
          </chart:series>
          <chart:series chart:style-name="ch9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10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11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2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3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4" chart:values-cell-range-address="crowd_run_2160p50.B59:crowd_run_2160p50.U59" chart:label-cell-address="crowd_run_2160p50.A59:crowd_run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1:crowd_run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52:crowd_run_2160p50.A52</svg:desc>
                </draw:g>
              </table:table-cell>
              <table:table-cell office:value-type="float" office:value="214.486111111111">
                <text:p>214.486111111111</text:p>
                <draw:g>
                  <svg:desc>crowd_run_2160p50.B52:crowd_run_2160p50.U52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53:crowd_run_2160p50.A53</svg:desc>
                </draw:g>
              </table:table-cell>
              <table:table-cell office:value-type="float" office:value="211.319444444444">
                <text:p>211.319444444444</text:p>
                <draw:g>
                  <svg:desc>crowd_run_2160p50.B53:crowd_run_2160p50.U53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54:crowd_run_2160p50.A54</svg:desc>
                </draw:g>
              </table:table-cell>
              <table:table-cell office:value-type="float" office:value="198.972222222222">
                <text:p>198.972222222222</text:p>
                <draw:g>
                  <svg:desc>crowd_run_2160p50.B54:crowd_run_2160p50.U54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55:crowd_run_2160p50.A55</svg:desc>
                </draw:g>
              </table:table-cell>
              <table:table-cell office:value-type="float" office:value="216.05">
                <text:p>216.05</text:p>
                <draw:g>
                  <svg:desc>crowd_run_2160p50.B55:crowd_run_2160p50.U55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56:crowd_run_2160p50.A56</svg:desc>
                </draw:g>
              </table:table-cell>
              <table:table-cell office:value-type="float" office:value="199.486111111111">
                <text:p>199.486111111111</text:p>
                <draw:g>
                  <svg:desc>crowd_run_2160p50.B56:crowd_run_2160p50.U56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57:crowd_run_2160p50.A57</svg:desc>
                </draw:g>
              </table:table-cell>
              <table:table-cell office:value-type="float" office:value="240.819444444444">
                <text:p>240.819444444444</text:p>
                <draw:g>
                  <svg:desc>crowd_run_2160p50.B57:crowd_run_2160p50.U57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58:crowd_run_2160p50.A58</svg:desc>
                </draw:g>
              </table:table-cell>
              <table:table-cell office:value-type="float" office:value="212.613888888889">
                <text:p>212.613888888889</text:p>
                <draw:g>
                  <svg:desc>crowd_run_2160p50.B58:crowd_run_2160p50.U58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llhp</text:p>
                <draw:g>
                  <svg:desc>crowd_run_2160p50.A59:crowd_run_2160p50.A59</svg:desc>
                </draw:g>
              </table:table-cell>
              <table:table-cell office:value-type="float" office:value="220.397222222222">
                <text:p>220.397222222222</text:p>
                <draw:g>
                  <svg:desc>crowd_run_2160p50.B59:crowd_run_2160p50.U59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sintel.A108:sintel.U116" chart:data-source-has-labels="column" svg:x="0.32cm" svg:y="1.301cm" svg:width="12.809cm" svg:height="7.519cm">
          <chartooo:coordinate-region svg:x="1.058cm" svg:y="1.504cm" svg:width="11.59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109:sintel.U109" chart:label-cell-address="sintel.A109:sintel.A109" chart:class="chart:scatter">
            <chart:domain table:cell-range-address="sintel.B108:sintel.U108"/>
            <chart:data-point chart:repeated="20"/>
          </chart:series>
          <chart:series chart:style-name="ch8" chart:values-cell-range-address="sintel.B110:sintel.U110" chart:label-cell-address="sintel.A110:sintel.A110" chart:class="chart:scatter">
            <chart:data-point chart:repeated="20"/>
          </chart:series>
          <chart:series chart:style-name="ch9" chart:values-cell-range-address="sintel.B111:sintel.U111" chart:label-cell-address="sintel.A111:sintel.A111" chart:class="chart:scatter">
            <chart:data-point chart:repeated="20"/>
          </chart:series>
          <chart:series chart:style-name="ch10" chart:values-cell-range-address="sintel.B112:sintel.U112" chart:label-cell-address="sintel.A112:sintel.A112" chart:class="chart:scatter">
            <chart:data-point chart:repeated="20"/>
          </chart:series>
          <chart:series chart:style-name="ch11" chart:values-cell-range-address="sintel.B113:sintel.U113" chart:label-cell-address="sintel.A113:sintel.A113" chart:class="chart:scatter">
            <chart:data-point chart:repeated="20"/>
          </chart:series>
          <chart:series chart:style-name="ch12" chart:values-cell-range-address="sintel.B114:sintel.U114" chart:label-cell-address="sintel.A114:sintel.A114" chart:class="chart:scatter">
            <chart:data-point chart:repeated="20"/>
          </chart:series>
          <chart:series chart:style-name="ch13" chart:values-cell-range-address="sintel.B115:sintel.U115" chart:label-cell-address="sintel.A115:sintel.A115" chart:class="chart:scatter">
            <chart:data-point chart:repeated="20"/>
          </chart:series>
          <chart:series chart:style-name="ch14" chart:values-cell-range-address="sintel.B116:sintel.U116" chart:label-cell-address="sintel.A116:sintel.A116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108:sintel.U10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109:sintel.A109</svg:desc>
                </draw:g>
              </table:table-cell>
              <table:table-cell office:value-type="float" office:value="0.14329067602971">
                <text:p>0.14329067602971</text:p>
                <draw:g>
                  <svg:desc>sintel.B109:sintel.U109</svg:desc>
                </draw:g>
              </table:table-cell>
              <table:table-cell office:value-type="float" office:value="0.144492414800389">
                <text:p>0.144492414800389</text:p>
              </table:table-cell>
              <table:table-cell office:value-type="float" office:value="0.165645481881501">
                <text:p>0.165645481881501</text:p>
              </table:table-cell>
              <table:table-cell office:value-type="float" office:value="0.141890705436023">
                <text:p>0.141890705436023</text:p>
              </table:table-cell>
              <table:table-cell office:value-type="float" office:value="0.139774953570352">
                <text:p>0.139774953570352</text:p>
              </table:table-cell>
              <table:table-cell office:value-type="float" office:value="0.276212749925838">
                <text:p>0.276212749925838</text:p>
              </table:table-cell>
              <table:table-cell office:value-type="float" office:value="0.318068013362593">
                <text:p>0.318068013362593</text:p>
              </table:table-cell>
              <table:table-cell office:value-type="float" office:value="0.30737285054678">
                <text:p>0.30737285054678</text:p>
              </table:table-cell>
              <table:table-cell office:value-type="float" office:value="0.358086033716347">
                <text:p>0.358086033716347</text:p>
              </table:table-cell>
              <table:table-cell office:value-type="float" office:value="0.371853646772229">
                <text:p>0.371853646772229</text:p>
              </table:table-cell>
              <table:table-cell office:value-type="float" office:value="0.378198090865215">
                <text:p>0.378198090865215</text:p>
              </table:table-cell>
              <table:table-cell office:value-type="float" office:value="0.417578445270773">
                <text:p>0.417578445270773</text:p>
              </table:table-cell>
              <table:table-cell office:value-type="float" office:value="0.416931360671754">
                <text:p>0.416931360671754</text:p>
              </table:table-cell>
              <table:table-cell office:value-type="float" office:value="0.372250386823401">
                <text:p>0.372250386823401</text:p>
              </table:table-cell>
              <table:table-cell office:value-type="float" office:value="0.346975339199546">
                <text:p>0.346975339199546</text:p>
              </table:table-cell>
              <table:table-cell office:value-type="float" office:value="0.352505400125497">
                <text:p>0.352505400125497</text:p>
              </table:table-cell>
              <table:table-cell office:value-type="float" office:value="0.354642373954188">
                <text:p>0.354642373954188</text:p>
              </table:table-cell>
              <table:table-cell office:value-type="float" office:value="0.355459445801084">
                <text:p>0.355459445801084</text:p>
              </table:table-cell>
              <table:table-cell office:value-type="float" office:value="0.345603275934481">
                <text:p>0.345603275934481</text:p>
              </table:table-cell>
              <table:table-cell office:value-type="float" office:value="0.345543865289699">
                <text:p>0.345543865289699</text:p>
              </table:table-cell>
            </table:table-row>
            <table:table-row>
              <table:table-cell office:value-type="string">
                <text:p>fast</text:p>
                <draw:g>
                  <svg:desc>sintel.A110:sintel.A110</svg:desc>
                </draw:g>
              </table:table-cell>
              <table:table-cell office:value-type="float" office:value="0.139260755728913">
                <text:p>0.139260755728913</text:p>
                <draw:g>
                  <svg:desc>sintel.B110:sintel.U110</svg:desc>
                </draw:g>
              </table:table-cell>
              <table:table-cell office:value-type="float" office:value="0.11091792557147">
                <text:p>0.11091792557147</text:p>
              </table:table-cell>
              <table:table-cell office:value-type="float" office:value="0.142112551656682">
                <text:p>0.142112551656682</text:p>
              </table:table-cell>
              <table:table-cell office:value-type="float" office:value="0.144557578900905">
                <text:p>0.144557578900905</text:p>
              </table:table-cell>
              <table:table-cell office:value-type="float" office:value="0.149475472320109">
                <text:p>0.149475472320109</text:p>
              </table:table-cell>
              <table:table-cell office:value-type="float" office:value="0.15802598683667">
                <text:p>0.15802598683667</text:p>
              </table:table-cell>
              <table:table-cell office:value-type="float" office:value="0.190542378373977">
                <text:p>0.190542378373977</text:p>
              </table:table-cell>
              <table:table-cell office:value-type="float" office:value="0.189057268974449">
                <text:p>0.189057268974449</text:p>
              </table:table-cell>
              <table:table-cell office:value-type="float" office:value="0.229293104336625">
                <text:p>0.229293104336625</text:p>
              </table:table-cell>
              <table:table-cell office:value-type="float" office:value="0.312135158708253">
                <text:p>0.312135158708253</text:p>
              </table:table-cell>
              <table:table-cell office:value-type="float" office:value="0.341598257121494">
                <text:p>0.341598257121494</text:p>
              </table:table-cell>
              <table:table-cell office:value-type="float" office:value="0.397836015964523">
                <text:p>0.397836015964523</text:p>
              </table:table-cell>
              <table:table-cell office:value-type="float" office:value="0.398299281484406">
                <text:p>0.398299281484406</text:p>
              </table:table-cell>
              <table:table-cell office:value-type="float" office:value="0.417874537195249">
                <text:p>0.417874537195249</text:p>
              </table:table-cell>
              <table:table-cell office:value-type="float" office:value="0.423451645911024">
                <text:p>0.423451645911024</text:p>
              </table:table-cell>
              <table:table-cell office:value-type="float" office:value="0.437374361153762">
                <text:p>0.437374361153762</text:p>
              </table:table-cell>
              <table:table-cell office:value-type="float" office:value="0.433916512077295">
                <text:p>0.433916512077295</text:p>
              </table:table-cell>
              <table:table-cell office:value-type="float" office:value="0.456270111416383">
                <text:p>0.456270111416383</text:p>
              </table:table-cell>
              <table:table-cell office:value-type="float" office:value="0.450525961172131">
                <text:p>0.450525961172131</text:p>
              </table:table-cell>
              <table:table-cell office:value-type="float" office:value="0.463742071689109">
                <text:p>0.463742071689109</text:p>
              </table:table-cell>
            </table:table-row>
            <table:table-row>
              <table:table-cell office:value-type="string">
                <text:p>hp</text:p>
                <draw:g>
                  <svg:desc>sintel.A111:sintel.A111</svg:desc>
                </draw:g>
              </table:table-cell>
              <table:table-cell office:value-type="float" office:value="0.142219324481328">
                <text:p>0.142219324481328</text:p>
                <draw:g>
                  <svg:desc>sintel.B111:sintel.U111</svg:desc>
                </draw:g>
              </table:table-cell>
              <table:table-cell office:value-type="float" office:value="0.149324476364586">
                <text:p>0.149324476364586</text:p>
              </table:table-cell>
              <table:table-cell office:value-type="float" office:value="0.133634560621351">
                <text:p>0.133634560621351</text:p>
              </table:table-cell>
              <table:table-cell office:value-type="float" office:value="0.142298345350116">
                <text:p>0.142298345350116</text:p>
              </table:table-cell>
              <table:table-cell office:value-type="float" office:value="0.0314290327630816">
                <text:p>0.0314290327630816</text:p>
              </table:table-cell>
              <table:table-cell office:value-type="float" office:value="0.0503608976221088">
                <text:p>0.0503608976221088</text:p>
              </table:table-cell>
              <table:table-cell office:value-type="float" office:value="0.0561356659896691">
                <text:p>0.0561356659896691</text:p>
              </table:table-cell>
              <table:table-cell office:value-type="float" office:value="0.137446637112593">
                <text:p>0.137446637112593</text:p>
              </table:table-cell>
              <table:table-cell office:value-type="float" office:value="0.169708093549829">
                <text:p>0.169708093549829</text:p>
              </table:table-cell>
              <table:table-cell office:value-type="float" office:value="0.235398127045436">
                <text:p>0.235398127045436</text:p>
              </table:table-cell>
              <table:table-cell office:value-type="float" office:value="0.325656559512495">
                <text:p>0.325656559512495</text:p>
              </table:table-cell>
              <table:table-cell office:value-type="float" office:value="0.375364107112971">
                <text:p>0.375364107112971</text:p>
              </table:table-cell>
              <table:table-cell office:value-type="float" office:value="0.342573801433405">
                <text:p>0.342573801433405</text:p>
              </table:table-cell>
              <table:table-cell office:value-type="float" office:value="0.420620828637349">
                <text:p>0.420620828637349</text:p>
              </table:table-cell>
              <table:table-cell office:value-type="float" office:value="0.472002186637217">
                <text:p>0.472002186637217</text:p>
              </table:table-cell>
              <table:table-cell office:value-type="float" office:value="0.467126934902925">
                <text:p>0.467126934902925</text:p>
              </table:table-cell>
              <table:table-cell office:value-type="float" office:value="0.473904597256419">
                <text:p>0.473904597256419</text:p>
              </table:table-cell>
              <table:table-cell office:value-type="float" office:value="0.470415504533614">
                <text:p>0.470415504533614</text:p>
              </table:table-cell>
              <table:table-cell office:value-type="float" office:value="0.470823418986841">
                <text:p>0.470823418986841</text:p>
              </table:table-cell>
              <table:table-cell office:value-type="float" office:value="0.511833010261222">
                <text:p>0.511833010261222</text:p>
              </table:table-cell>
            </table:table-row>
            <table:table-row>
              <table:table-cell office:value-type="string">
                <text:p>hq</text:p>
                <draw:g>
                  <svg:desc>sintel.A112:sintel.A112</svg:desc>
                </draw:g>
              </table:table-cell>
              <table:table-cell office:value-type="float" office:value="0.147331600827559">
                <text:p>0.147331600827559</text:p>
                <draw:g>
                  <svg:desc>sintel.B112:sintel.U112</svg:desc>
                </draw:g>
              </table:table-cell>
              <table:table-cell office:value-type="float" office:value="0.146972971277649">
                <text:p>0.146972971277649</text:p>
              </table:table-cell>
              <table:table-cell office:value-type="float" office:value="0.144768225577217">
                <text:p>0.144768225577217</text:p>
              </table:table-cell>
              <table:table-cell office:value-type="float" office:value="0.148846732254429">
                <text:p>0.148846732254429</text:p>
              </table:table-cell>
              <table:table-cell office:value-type="float" office:value="0.178944020128599">
                <text:p>0.178944020128599</text:p>
              </table:table-cell>
              <table:table-cell office:value-type="float" office:value="0.255382871405258">
                <text:p>0.255382871405258</text:p>
              </table:table-cell>
              <table:table-cell office:value-type="float" office:value="0.312958697858646">
                <text:p>0.312958697858646</text:p>
              </table:table-cell>
              <table:table-cell office:value-type="float" office:value="0.321969496549383">
                <text:p>0.321969496549383</text:p>
              </table:table-cell>
              <table:table-cell office:value-type="float" office:value="0.357271986164768">
                <text:p>0.357271986164768</text:p>
              </table:table-cell>
              <table:table-cell office:value-type="float" office:value="0.361510788379559">
                <text:p>0.361510788379559</text:p>
              </table:table-cell>
              <table:table-cell office:value-type="float" office:value="0.392455131974336">
                <text:p>0.392455131974336</text:p>
              </table:table-cell>
              <table:table-cell office:value-type="float" office:value="0.417121588416446">
                <text:p>0.417121588416446</text:p>
              </table:table-cell>
              <table:table-cell office:value-type="float" office:value="0.432538661260941">
                <text:p>0.432538661260941</text:p>
              </table:table-cell>
              <table:table-cell office:value-type="float" office:value="0.403843185705106">
                <text:p>0.403843185705106</text:p>
              </table:table-cell>
              <table:table-cell office:value-type="float" office:value="0.423494767880514">
                <text:p>0.423494767880514</text:p>
              </table:table-cell>
              <table:table-cell office:value-type="float" office:value="0.337639651006711">
                <text:p>0.337639651006711</text:p>
              </table:table-cell>
              <table:table-cell office:value-type="float" office:value="0.353807182201844">
                <text:p>0.353807182201844</text:p>
              </table:table-cell>
              <table:table-cell office:value-type="float" office:value="0.358041655080409">
                <text:p>0.358041655080409</text:p>
              </table:table-cell>
              <table:table-cell office:value-type="float" office:value="0.38483229556387">
                <text:p>0.38483229556387</text:p>
              </table:table-cell>
              <table:table-cell office:value-type="float" office:value="0.461081596508629">
                <text:p>0.461081596508629</text:p>
              </table:table-cell>
            </table:table-row>
            <table:table-row>
              <table:table-cell office:value-type="string">
                <text:p>bd</text:p>
                <draw:g>
                  <svg:desc>sintel.A113:sintel.A113</svg:desc>
                </draw:g>
              </table:table-cell>
              <table:table-cell office:value-type="float" office:value="0.139702372024437">
                <text:p>0.139702372024437</text:p>
                <draw:g>
                  <svg:desc>sintel.B113:sintel.U113</svg:desc>
                </draw:g>
              </table:table-cell>
              <table:table-cell office:value-type="float" office:value="0.148755267942917">
                <text:p>0.148755267942917</text:p>
              </table:table-cell>
              <table:table-cell office:value-type="float" office:value="0.148269095453235">
                <text:p>0.148269095453235</text:p>
              </table:table-cell>
              <table:table-cell office:value-type="float" office:value="0.142809478111107">
                <text:p>0.142809478111107</text:p>
              </table:table-cell>
              <table:table-cell office:value-type="float" office:value="0.182347391440005">
                <text:p>0.182347391440005</text:p>
              </table:table-cell>
              <table:table-cell office:value-type="float" office:value="0.247867211500067">
                <text:p>0.247867211500067</text:p>
              </table:table-cell>
              <table:table-cell office:value-type="float" office:value="0.315212975024588">
                <text:p>0.315212975024588</text:p>
              </table:table-cell>
              <table:table-cell office:value-type="float" office:value="0.312164685944634">
                <text:p>0.312164685944634</text:p>
              </table:table-cell>
              <table:table-cell office:value-type="float" office:value="0.349340079368326">
                <text:p>0.349340079368326</text:p>
              </table:table-cell>
              <table:table-cell office:value-type="float" office:value="0.377535326060073">
                <text:p>0.377535326060073</text:p>
              </table:table-cell>
              <table:table-cell office:value-type="float" office:value="0.369187870731148">
                <text:p>0.369187870731148</text:p>
              </table:table-cell>
              <table:table-cell office:value-type="float" office:value="0.416648865623314">
                <text:p>0.416648865623314</text:p>
              </table:table-cell>
              <table:table-cell office:value-type="float" office:value="0.43248534772248">
                <text:p>0.43248534772248</text:p>
              </table:table-cell>
              <table:table-cell office:value-type="float" office:value="0.439716449503512">
                <text:p>0.439716449503512</text:p>
              </table:table-cell>
              <table:table-cell office:value-type="float" office:value="0.382343333565024">
                <text:p>0.382343333565024</text:p>
              </table:table-cell>
              <table:table-cell office:value-type="float" office:value="0.400982231263383">
                <text:p>0.400982231263383</text:p>
              </table:table-cell>
              <table:table-cell office:value-type="float" office:value="0.409685629615329">
                <text:p>0.409685629615329</text:p>
              </table:table-cell>
              <table:table-cell office:value-type="float" office:value="0.418750352645757">
                <text:p>0.418750352645757</text:p>
              </table:table-cell>
              <table:table-cell office:value-type="float" office:value="0.415002807430445">
                <text:p>0.415002807430445</text:p>
              </table:table-cell>
              <table:table-cell office:value-type="float" office:value="0.360589575955651">
                <text:p>0.360589575955651</text:p>
              </table:table-cell>
            </table:table-row>
            <table:table-row>
              <table:table-cell office:value-type="string">
                <text:p>ll</text:p>
                <draw:g>
                  <svg:desc>sintel.A114:sintel.A114</svg:desc>
                </draw:g>
              </table:table-cell>
              <table:table-cell office:value-type="float" office:value="0.115324792495736">
                <text:p>0.115324792495736</text:p>
                <draw:g>
                  <svg:desc>sintel.B114:sintel.U114</svg:desc>
                </draw:g>
              </table:table-cell>
              <table:table-cell office:value-type="float" office:value="0.127389595683116">
                <text:p>0.127389595683116</text:p>
              </table:table-cell>
              <table:table-cell office:value-type="float" office:value="0.123149248570752">
                <text:p>0.123149248570752</text:p>
              </table:table-cell>
              <table:table-cell office:value-type="float" office:value="0.054731652892562">
                <text:p>0.054731652892562</text:p>
              </table:table-cell>
              <table:table-cell office:value-type="float" office:value="0.0674438091811254">
                <text:p>0.0674438091811254</text:p>
              </table:table-cell>
              <table:table-cell office:value-type="float" office:value="0.0792535761772853">
                <text:p>0.0792535761772853</text:p>
              </table:table-cell>
              <table:table-cell office:value-type="float" office:value="0.185712778951949">
                <text:p>0.185712778951949</text:p>
              </table:table-cell>
              <table:table-cell office:value-type="float" office:value="0.254345211549513">
                <text:p>0.254345211549513</text:p>
              </table:table-cell>
              <table:table-cell office:value-type="float" office:value="0.321217131873999">
                <text:p>0.321217131873999</text:p>
              </table:table-cell>
              <table:table-cell office:value-type="float" office:value="0.392410364712091">
                <text:p>0.392410364712091</text:p>
              </table:table-cell>
              <table:table-cell office:value-type="float" office:value="0.434253420666618">
                <text:p>0.434253420666618</text:p>
              </table:table-cell>
              <table:table-cell office:value-type="float" office:value="0.394417871715689">
                <text:p>0.394417871715689</text:p>
              </table:table-cell>
              <table:table-cell office:value-type="float" office:value="0.417791213915039">
                <text:p>0.417791213915039</text:p>
              </table:table-cell>
              <table:table-cell office:value-type="float" office:value="0.457969377613088">
                <text:p>0.457969377613088</text:p>
              </table:table-cell>
              <table:table-cell office:value-type="float" office:value="0.443632497600512">
                <text:p>0.443632497600512</text:p>
              </table:table-cell>
              <table:table-cell office:value-type="float" office:value="0.450630304001282">
                <text:p>0.450630304001282</text:p>
              </table:table-cell>
              <table:table-cell office:value-type="float" office:value="0.469431687538748">
                <text:p>0.469431687538748</text:p>
              </table:table-cell>
              <table:table-cell office:value-type="float" office:value="0.45625940832172">
                <text:p>0.45625940832172</text:p>
              </table:table-cell>
              <table:table-cell office:value-type="float" office:value="0.453746343536077">
                <text:p>0.453746343536077</text:p>
              </table:table-cell>
              <table:table-cell office:value-type="float" office:value="0.473303194059083">
                <text:p>0.473303194059083</text:p>
              </table:table-cell>
            </table:table-row>
            <table:table-row>
              <table:table-cell office:value-type="string">
                <text:p>llhq</text:p>
                <draw:g>
                  <svg:desc>sintel.A115:sintel.A115</svg:desc>
                </draw:g>
              </table:table-cell>
              <table:table-cell office:value-type="float" office:value="0.112784502994841">
                <text:p>0.112784502994841</text:p>
                <draw:g>
                  <svg:desc>sintel.B115:sintel.U115</svg:desc>
                </draw:g>
              </table:table-cell>
              <table:table-cell office:value-type="float" office:value="0.105247665420924">
                <text:p>0.105247665420924</text:p>
              </table:table-cell>
              <table:table-cell office:value-type="float" office:value="0.110433135270676">
                <text:p>0.110433135270676</text:p>
              </table:table-cell>
              <table:table-cell office:value-type="float" office:value="0.171736875392963">
                <text:p>0.171736875392963</text:p>
              </table:table-cell>
              <table:table-cell office:value-type="float" office:value="0.216090233862144">
                <text:p>0.216090233862144</text:p>
              </table:table-cell>
              <table:table-cell office:value-type="float" office:value="0.303617911268486">
                <text:p>0.303617911268486</text:p>
              </table:table-cell>
              <table:table-cell office:value-type="float" office:value="0.278099774911423">
                <text:p>0.278099774911423</text:p>
              </table:table-cell>
              <table:table-cell office:value-type="float" office:value="0.326136159483577">
                <text:p>0.326136159483577</text:p>
              </table:table-cell>
              <table:table-cell office:value-type="float" office:value="0.321194474109937">
                <text:p>0.321194474109937</text:p>
              </table:table-cell>
              <table:table-cell office:value-type="float" office:value="0.325650272802425">
                <text:p>0.325650272802425</text:p>
              </table:table-cell>
              <table:table-cell office:value-type="float" office:value="0.341180697560698">
                <text:p>0.341180697560698</text:p>
              </table:table-cell>
              <table:table-cell office:value-type="float" office:value="0.366153411230272">
                <text:p>0.366153411230272</text:p>
              </table:table-cell>
              <table:table-cell office:value-type="float" office:value="0.357628310945412">
                <text:p>0.357628310945412</text:p>
              </table:table-cell>
              <table:table-cell office:value-type="float" office:value="0.371622622832207">
                <text:p>0.371622622832207</text:p>
              </table:table-cell>
              <table:table-cell office:value-type="float" office:value="0.374040500201694">
                <text:p>0.374040500201694</text:p>
              </table:table-cell>
              <table:table-cell office:value-type="float" office:value="0.39273318264623">
                <text:p>0.39273318264623</text:p>
              </table:table-cell>
              <table:table-cell office:value-type="float" office:value="0.420833157259356">
                <text:p>0.420833157259356</text:p>
              </table:table-cell>
              <table:table-cell office:value-type="float" office:value="0.388451400750583">
                <text:p>0.388451400750583</text:p>
              </table:table-cell>
              <table:table-cell office:value-type="float" office:value="0.429081746296915">
                <text:p>0.429081746296915</text:p>
              </table:table-cell>
              <table:table-cell office:value-type="float" office:value="0.439755773067174">
                <text:p>0.439755773067174</text:p>
              </table:table-cell>
            </table:table-row>
            <table:table-row>
              <table:table-cell office:value-type="string">
                <text:p>llhp</text:p>
                <draw:g>
                  <svg:desc>sintel.A116:sintel.A116</svg:desc>
                </draw:g>
              </table:table-cell>
              <table:table-cell office:value-type="float" office:value="0.11321643517748">
                <text:p>0.11321643517748</text:p>
                <draw:g>
                  <svg:desc>sintel.B116:sintel.U116</svg:desc>
                </draw:g>
              </table:table-cell>
              <table:table-cell office:value-type="float" office:value="0.111003278513481">
                <text:p>0.111003278513481</text:p>
              </table:table-cell>
              <table:table-cell office:value-type="float" office:value="0.117024200158171">
                <text:p>0.117024200158171</text:p>
              </table:table-cell>
              <table:table-cell office:value-type="float" office:value="0.184991378018">
                <text:p>0.184991378018</text:p>
              </table:table-cell>
              <table:table-cell office:value-type="float" office:value="0.227545757318523">
                <text:p>0.227545757318523</text:p>
              </table:table-cell>
              <table:table-cell office:value-type="float" office:value="0.247382920963377">
                <text:p>0.247382920963377</text:p>
              </table:table-cell>
              <table:table-cell office:value-type="float" office:value="0.318336456070681">
                <text:p>0.318336456070681</text:p>
              </table:table-cell>
              <table:table-cell office:value-type="float" office:value="0.311540707563271">
                <text:p>0.311540707563271</text:p>
              </table:table-cell>
              <table:table-cell office:value-type="float" office:value="0.329531350699646">
                <text:p>0.329531350699646</text:p>
              </table:table-cell>
              <table:table-cell office:value-type="float" office:value="0.338024978621986">
                <text:p>0.338024978621986</text:p>
              </table:table-cell>
              <table:table-cell office:value-type="float" office:value="0.374327633610749">
                <text:p>0.374327633610749</text:p>
              </table:table-cell>
              <table:table-cell office:value-type="float" office:value="0.343286799479913">
                <text:p>0.343286799479913</text:p>
              </table:table-cell>
              <table:table-cell office:value-type="float" office:value="0.371170667501043">
                <text:p>0.371170667501043</text:p>
              </table:table-cell>
              <table:table-cell office:value-type="float" office:value="0.375861004132231">
                <text:p>0.375861004132231</text:p>
              </table:table-cell>
              <table:table-cell office:value-type="float" office:value="0.386073269518605">
                <text:p>0.386073269518605</text:p>
              </table:table-cell>
              <table:table-cell office:value-type="float" office:value="0.403977261363092">
                <text:p>0.403977261363092</text:p>
              </table:table-cell>
              <table:table-cell office:value-type="float" office:value="0.417247919885411">
                <text:p>0.417247919885411</text:p>
              </table:table-cell>
              <table:table-cell office:value-type="float" office:value="0.431673277500848">
                <text:p>0.431673277500848</text:p>
              </table:table-cell>
              <table:table-cell office:value-type="float" office:value="0.47404162782094">
                <text:p>0.47404162782094</text:p>
              </table:table-cell>
              <table:table-cell office:value-type="float" office:value="0.425651859389907">
                <text:p>0.4256518593899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sintel.A51:sintel.U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52:sintel.U52" chart:label-cell-address="sintel.A52:sintel.A52" chart:class="chart:scatter">
            <chart:domain table:cell-range-address="sintel.B51:sintel.U51"/>
            <chart:data-point chart:repeated="20"/>
          </chart:series>
          <chart:series chart:style-name="ch8" chart:values-cell-range-address="sintel.B53:sintel.U53" chart:label-cell-address="sintel.A53:sintel.A53" chart:class="chart:scatter">
            <chart:data-point chart:repeated="20"/>
          </chart:series>
          <chart:series chart:style-name="ch9" chart:values-cell-range-address="sintel.B54:sintel.U54" chart:label-cell-address="sintel.A54:sintel.A54" chart:class="chart:scatter">
            <chart:data-point chart:repeated="20"/>
          </chart:series>
          <chart:series chart:style-name="ch10" chart:values-cell-range-address="sintel.B55:sintel.U55" chart:label-cell-address="sintel.A55:sintel.A55" chart:class="chart:scatter">
            <chart:data-point chart:repeated="20"/>
          </chart:series>
          <chart:series chart:style-name="ch11" chart:values-cell-range-address="sintel.B56:sintel.U56" chart:label-cell-address="sintel.A56:sintel.A56" chart:class="chart:scatter">
            <chart:data-point chart:repeated="20"/>
          </chart:series>
          <chart:series chart:style-name="ch12" chart:values-cell-range-address="sintel.B57:sintel.U57" chart:label-cell-address="sintel.A57:sintel.A57" chart:class="chart:scatter">
            <chart:data-point chart:repeated="20"/>
          </chart:series>
          <chart:series chart:style-name="ch13" chart:values-cell-range-address="sintel.B58:sintel.U58" chart:label-cell-address="sintel.A58:sintel.A58" chart:class="chart:scatter">
            <chart:data-point chart:repeated="20"/>
          </chart:series>
          <chart:series chart:style-name="ch14" chart:values-cell-range-address="sintel.B59:sintel.U59" chart:label-cell-address="sintel.A59:sintel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51:sintel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52:sintel.A52</svg:desc>
                </draw:g>
              </table:table-cell>
              <table:table-cell office:value-type="float" office:value="205.694444444445">
                <text:p>205.694444444445</text:p>
                <draw:g>
                  <svg:desc>sintel.B52:sintel.U52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fast</text:p>
                <draw:g>
                  <svg:desc>sintel.A53:sintel.A53</svg:desc>
                </draw:g>
              </table:table-cell>
              <table:table-cell office:value-type="float" office:value="205.1">
                <text:p>205.1</text:p>
                <draw:g>
                  <svg:desc>sintel.B53:sintel.U53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p</text:p>
                <draw:g>
                  <svg:desc>sintel.A54:sintel.A54</svg:desc>
                </draw:g>
              </table:table-cell>
              <table:table-cell office:value-type="float" office:value="200.833333333333">
                <text:p>200.833333333333</text:p>
                <draw:g>
                  <svg:desc>sintel.B54:sintel.U54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q</text:p>
                <draw:g>
                  <svg:desc>sintel.A55:sintel.A55</svg:desc>
                </draw:g>
              </table:table-cell>
              <table:table-cell office:value-type="float" office:value="200.052777777778">
                <text:p>200.052777777778</text:p>
                <draw:g>
                  <svg:desc>sintel.B55:sintel.U55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bd</text:p>
                <draw:g>
                  <svg:desc>sintel.A56:sintel.A56</svg:desc>
                </draw:g>
              </table:table-cell>
              <table:table-cell office:value-type="float" office:value="210.977777777778">
                <text:p>210.977777777778</text:p>
                <draw:g>
                  <svg:desc>sintel.B56:sintel.U56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ll</text:p>
                <draw:g>
                  <svg:desc>sintel.A57:sintel.A57</svg:desc>
                </draw:g>
              </table:table-cell>
              <table:table-cell office:value-type="float" office:value="234.533333333333">
                <text:p>234.533333333333</text:p>
                <draw:g>
                  <svg:desc>sintel.B57:sintel.U57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llhq</text:p>
                <draw:g>
                  <svg:desc>sintel.A58:sintel.A58</svg:desc>
                </draw:g>
              </table:table-cell>
              <table:table-cell office:value-type="float" office:value="240.691666666667">
                <text:p>240.691666666667</text:p>
                <draw:g>
                  <svg:desc>sintel.B58:sintel.U58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llhp</text:p>
                <draw:g>
                  <svg:desc>sintel.A59:sintel.A59</svg:desc>
                </draw:g>
              </table:table-cell>
              <table:table-cell office:value-type="float" office:value="233.672222222222">
                <text:p>233.672222222222</text:p>
                <draw:g>
                  <svg:desc>sintel.B59:sintel.U59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sintel.A39:sintel.U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40:sintel.U40" chart:label-cell-address="sintel.A40:sintel.A40" chart:class="chart:scatter">
            <chart:domain table:cell-range-address="sintel.B39:sintel.U39"/>
            <chart:data-point chart:repeated="20"/>
          </chart:series>
          <chart:series chart:style-name="ch8" chart:values-cell-range-address="sintel.B41:sintel.U41" chart:label-cell-address="sintel.A41:sintel.A41" chart:class="chart:scatter">
            <chart:data-point chart:repeated="20"/>
          </chart:series>
          <chart:series chart:style-name="ch9" chart:values-cell-range-address="sintel.B42:sintel.U42" chart:label-cell-address="sintel.A42:sintel.A42" chart:class="chart:scatter">
            <chart:data-point chart:repeated="20"/>
          </chart:series>
          <chart:series chart:style-name="ch10" chart:values-cell-range-address="sintel.B43:sintel.U43" chart:label-cell-address="sintel.A43:sintel.A43" chart:class="chart:scatter">
            <chart:data-point chart:repeated="20"/>
          </chart:series>
          <chart:series chart:style-name="ch11" chart:values-cell-range-address="sintel.B44:sintel.U44" chart:label-cell-address="sintel.A44:sintel.A44" chart:class="chart:scatter">
            <chart:data-point chart:repeated="20"/>
          </chart:series>
          <chart:series chart:style-name="ch12" chart:values-cell-range-address="sintel.B45:sintel.U45" chart:label-cell-address="sintel.A45:sintel.A45" chart:class="chart:scatter">
            <chart:data-point chart:repeated="20"/>
          </chart:series>
          <chart:series chart:style-name="ch13" chart:values-cell-range-address="sintel.B46:sintel.U46" chart:label-cell-address="sintel.A46:sintel.A46" chart:class="chart:scatter">
            <chart:data-point chart:repeated="20"/>
          </chart:series>
          <chart:series chart:style-name="ch14" chart:values-cell-range-address="sintel.B47:sintel.U47" chart:label-cell-address="sintel.A47:sintel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9:sintel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40:sintel.A40</svg:desc>
                </draw:g>
              </table:table-cell>
              <table:table-cell office:value-type="float" office:value="51.8352">
                <text:p>51.8352</text:p>
                <draw:g>
                  <svg:desc>sintel.B40:sintel.U40</svg:desc>
                </draw:g>
              </table:table-cell>
              <table:table-cell office:value-type="float" office:value="50.0717">
                <text:p>50.0717</text:p>
              </table:table-cell>
              <table:table-cell office:value-type="float" office:value="52.6944">
                <text:p>52.6944</text:p>
              </table:table-cell>
              <table:table-cell office:value-type="float" office:value="53.6042">
                <text:p>53.6042</text:p>
              </table:table-cell>
              <table:table-cell office:value-type="float" office:value="53.011">
                <text:p>53.011</text:p>
              </table:table-cell>
              <table:table-cell office:value-type="float" office:value="52.4946">
                <text:p>52.4946</text:p>
              </table:table-cell>
              <table:table-cell office:value-type="float" office:value="55.3968">
                <text:p>55.3968</text:p>
              </table:table-cell>
              <table:table-cell office:value-type="float" office:value="51.3539">
                <text:p>51.3539</text:p>
              </table:table-cell>
              <table:table-cell office:value-type="float" office:value="51.9998">
                <text:p>51.9998</text:p>
              </table:table-cell>
              <table:table-cell office:value-type="float" office:value="51.951">
                <text:p>51.951</text:p>
              </table:table-cell>
              <table:table-cell office:value-type="float" office:value="55.4937">
                <text:p>55.4937</text:p>
              </table:table-cell>
              <table:table-cell office:value-type="float" office:value="52.5583">
                <text:p>52.5583</text:p>
              </table:table-cell>
              <table:table-cell office:value-type="float" office:value="57.3574">
                <text:p>57.3574</text:p>
              </table:table-cell>
              <table:table-cell office:value-type="float" office:value="53.7191">
                <text:p>53.7191</text:p>
              </table:table-cell>
              <table:table-cell office:value-type="float" office:value="50.8918">
                <text:p>50.8918</text:p>
              </table:table-cell>
              <table:table-cell office:value-type="float" office:value="52.4633">
                <text:p>52.4633</text:p>
              </table:table-cell>
              <table:table-cell office:value-type="float" office:value="55.1364">
                <text:p>55.1364</text:p>
              </table:table-cell>
              <table:table-cell office:value-type="float" office:value="55.3855">
                <text:p>55.3855</text:p>
              </table:table-cell>
              <table:table-cell office:value-type="float" office:value="55.7323">
                <text:p>55.7323</text:p>
              </table:table-cell>
              <table:table-cell office:value-type="float" office:value="55.5997">
                <text:p>55.5997</text:p>
              </table:table-cell>
            </table:table-row>
            <table:table-row>
              <table:table-cell office:value-type="string">
                <text:p>fast</text:p>
                <draw:g>
                  <svg:desc>sintel.A41:sintel.A41</svg:desc>
                </draw:g>
              </table:table-cell>
              <table:table-cell office:value-type="float" office:value="55.3543">
                <text:p>55.3543</text:p>
                <draw:g>
                  <svg:desc>sintel.B41:sintel.U41</svg:desc>
                </draw:g>
              </table:table-cell>
              <table:table-cell office:value-type="float" office:value="54.7703">
                <text:p>54.7703</text:p>
              </table:table-cell>
              <table:table-cell office:value-type="float" office:value="54.5548">
                <text:p>54.5548</text:p>
              </table:table-cell>
              <table:table-cell office:value-type="float" office:value="54.0572">
                <text:p>54.0572</text:p>
              </table:table-cell>
              <table:table-cell office:value-type="float" office:value="53.1494">
                <text:p>53.1494</text:p>
              </table:table-cell>
              <table:table-cell office:value-type="float" office:value="54.461">
                <text:p>54.461</text:p>
              </table:table-cell>
              <table:table-cell office:value-type="float" office:value="52.2129">
                <text:p>52.2129</text:p>
              </table:table-cell>
              <table:table-cell office:value-type="float" office:value="55.008">
                <text:p>55.008</text:p>
              </table:table-cell>
              <table:table-cell office:value-type="float" office:value="50.5207">
                <text:p>50.5207</text:p>
              </table:table-cell>
              <table:table-cell office:value-type="float" office:value="51.3233">
                <text:p>51.3233</text:p>
              </table:table-cell>
              <table:table-cell office:value-type="float" office:value="52.5695">
                <text:p>52.5695</text:p>
              </table:table-cell>
              <table:table-cell office:value-type="float" office:value="55.386">
                <text:p>55.386</text:p>
              </table:table-cell>
              <table:table-cell office:value-type="float" office:value="51.2642">
                <text:p>51.2642</text:p>
              </table:table-cell>
              <table:table-cell office:value-type="float" office:value="52.7867">
                <text:p>52.7867</text:p>
              </table:table-cell>
              <table:table-cell office:value-type="float" office:value="52.2271">
                <text:p>52.2271</text:p>
              </table:table-cell>
              <table:table-cell office:value-type="float" office:value="54.0792">
                <text:p>54.0792</text:p>
              </table:table-cell>
              <table:table-cell office:value-type="float" office:value="55.3473">
                <text:p>55.3473</text:p>
              </table:table-cell>
              <table:table-cell office:value-type="float" office:value="53.0068">
                <text:p>53.0068</text:p>
              </table:table-cell>
              <table:table-cell office:value-type="float" office:value="51.6941">
                <text:p>51.6941</text:p>
              </table:table-cell>
              <table:table-cell office:value-type="float" office:value="53.6169">
                <text:p>53.6169</text:p>
              </table:table-cell>
            </table:table-row>
            <table:table-row>
              <table:table-cell office:value-type="string">
                <text:p>hp</text:p>
                <draw:g>
                  <svg:desc>sintel.A42:sintel.A42</svg:desc>
                </draw:g>
              </table:table-cell>
              <table:table-cell office:value-type="float" office:value="55.4163">
                <text:p>55.4163</text:p>
                <draw:g>
                  <svg:desc>sintel.B42:sintel.U42</svg:desc>
                </draw:g>
              </table:table-cell>
              <table:table-cell office:value-type="float" office:value="53.1877">
                <text:p>53.1877</text:p>
              </table:table-cell>
              <table:table-cell office:value-type="float" office:value="55.3336">
                <text:p>55.3336</text:p>
              </table:table-cell>
              <table:table-cell office:value-type="float" office:value="53.927">
                <text:p>53.927</text:p>
              </table:table-cell>
              <table:table-cell office:value-type="float" office:value="61.7828">
                <text:p>61.7828</text:p>
              </table:table-cell>
              <table:table-cell office:value-type="float" office:value="57.3687">
                <text:p>57.3687</text:p>
              </table:table-cell>
              <table:table-cell office:value-type="float" office:value="55.9371">
                <text:p>55.9371</text:p>
              </table:table-cell>
              <table:table-cell office:value-type="float" office:value="51.3275">
                <text:p>51.3275</text:p>
              </table:table-cell>
              <table:table-cell office:value-type="float" office:value="55.0414">
                <text:p>55.0414</text:p>
              </table:table-cell>
              <table:table-cell office:value-type="float" office:value="53.4648">
                <text:p>53.4648</text:p>
              </table:table-cell>
              <table:table-cell office:value-type="float" office:value="55.8339">
                <text:p>55.8339</text:p>
              </table:table-cell>
              <table:table-cell office:value-type="float" office:value="51.7289">
                <text:p>51.7289</text:p>
              </table:table-cell>
              <table:table-cell office:value-type="float" office:value="55.6044">
                <text:p>55.6044</text:p>
              </table:table-cell>
              <table:table-cell office:value-type="float" office:value="54.8041">
                <text:p>54.8041</text:p>
              </table:table-cell>
              <table:table-cell office:value-type="float" office:value="52.5919">
                <text:p>52.5919</text:p>
              </table:table-cell>
              <table:table-cell office:value-type="float" office:value="52.2025">
                <text:p>52.2025</text:p>
              </table:table-cell>
              <table:table-cell office:value-type="float" office:value="51.2603">
                <text:p>51.2603</text:p>
              </table:table-cell>
              <table:table-cell office:value-type="float" office:value="51.9628">
                <text:p>51.9628</text:p>
              </table:table-cell>
              <table:table-cell office:value-type="float" office:value="52.4205">
                <text:p>52.4205</text:p>
              </table:table-cell>
              <table:table-cell office:value-type="float" office:value="51.4742">
                <text:p>51.4742</text:p>
              </table:table-cell>
            </table:table-row>
            <table:table-row>
              <table:table-cell office:value-type="string">
                <text:p>hq</text:p>
                <draw:g>
                  <svg:desc>sintel.A43:sintel.A43</svg:desc>
                </draw:g>
              </table:table-cell>
              <table:table-cell office:value-type="float" office:value="51.6642">
                <text:p>51.6642</text:p>
                <draw:g>
                  <svg:desc>sintel.B43:sintel.U43</svg:desc>
                </draw:g>
              </table:table-cell>
              <table:table-cell office:value-type="float" office:value="50.685">
                <text:p>50.685</text:p>
              </table:table-cell>
              <table:table-cell office:value-type="float" office:value="50.8498">
                <text:p>50.8498</text:p>
              </table:table-cell>
              <table:table-cell office:value-type="float" office:value="55.0311">
                <text:p>55.0311</text:p>
              </table:table-cell>
              <table:table-cell office:value-type="float" office:value="53.44">
                <text:p>53.44</text:p>
              </table:table-cell>
              <table:table-cell office:value-type="float" office:value="53.0111">
                <text:p>53.0111</text:p>
              </table:table-cell>
              <table:table-cell office:value-type="float" office:value="53.2647">
                <text:p>53.2647</text:p>
              </table:table-cell>
              <table:table-cell office:value-type="float" office:value="52.7191">
                <text:p>52.7191</text:p>
              </table:table-cell>
              <table:table-cell office:value-type="float" office:value="53.7719">
                <text:p>53.7719</text:p>
              </table:table-cell>
              <table:table-cell office:value-type="float" office:value="54.7205">
                <text:p>54.7205</text:p>
              </table:table-cell>
              <table:table-cell office:value-type="float" office:value="56.1615">
                <text:p>56.1615</text:p>
              </table:table-cell>
              <table:table-cell office:value-type="float" office:value="53.7103">
                <text:p>53.7103</text:p>
              </table:table-cell>
              <table:table-cell office:value-type="float" office:value="53.4007">
                <text:p>53.4007</text:p>
              </table:table-cell>
              <table:table-cell office:value-type="float" office:value="55.5149">
                <text:p>55.5149</text:p>
              </table:table-cell>
              <table:table-cell office:value-type="float" office:value="53.0305">
                <text:p>53.0305</text:p>
              </table:table-cell>
              <table:table-cell office:value-type="float" office:value="54.2269">
                <text:p>54.2269</text:p>
              </table:table-cell>
              <table:table-cell office:value-type="float" office:value="53.0315">
                <text:p>53.0315</text:p>
              </table:table-cell>
              <table:table-cell office:value-type="float" office:value="56.7313">
                <text:p>56.7313</text:p>
              </table:table-cell>
              <table:table-cell office:value-type="float" office:value="50.9632">
                <text:p>50.9632</text:p>
              </table:table-cell>
              <table:table-cell office:value-type="float" office:value="52.3193">
                <text:p>52.3193</text:p>
              </table:table-cell>
            </table:table-row>
            <table:table-row>
              <table:table-cell office:value-type="string">
                <text:p>bd</text:p>
                <draw:g>
                  <svg:desc>sintel.A44:sintel.A44</svg:desc>
                </draw:g>
              </table:table-cell>
              <table:table-cell office:value-type="float" office:value="55.7562">
                <text:p>55.7562</text:p>
                <draw:g>
                  <svg:desc>sintel.B44:sintel.U44</svg:desc>
                </draw:g>
              </table:table-cell>
              <table:table-cell office:value-type="float" office:value="54.4442">
                <text:p>54.4442</text:p>
              </table:table-cell>
              <table:table-cell office:value-type="float" office:value="56.0905">
                <text:p>56.0905</text:p>
              </table:table-cell>
              <table:table-cell office:value-type="float" office:value="57.0616">
                <text:p>57.0616</text:p>
              </table:table-cell>
              <table:table-cell office:value-type="float" office:value="56.7951">
                <text:p>56.7951</text:p>
              </table:table-cell>
              <table:table-cell office:value-type="float" office:value="55.5385">
                <text:p>55.5385</text:p>
              </table:table-cell>
              <table:table-cell office:value-type="float" office:value="58.2307">
                <text:p>58.2307</text:p>
              </table:table-cell>
              <table:table-cell office:value-type="float" office:value="54.601">
                <text:p>54.601</text:p>
              </table:table-cell>
              <table:table-cell office:value-type="float" office:value="55.9163">
                <text:p>55.9163</text:p>
              </table:table-cell>
              <table:table-cell office:value-type="float" office:value="58.897">
                <text:p>58.897</text:p>
              </table:table-cell>
              <table:table-cell office:value-type="float" office:value="59.32">
                <text:p>59.32</text:p>
              </table:table-cell>
              <table:table-cell office:value-type="float" office:value="54.1515">
                <text:p>54.1515</text:p>
              </table:table-cell>
              <table:table-cell office:value-type="float" office:value="55.2892">
                <text:p>55.2892</text:p>
              </table:table-cell>
              <table:table-cell office:value-type="float" office:value="57.7092">
                <text:p>57.7092</text:p>
              </table:table-cell>
              <table:table-cell office:value-type="float" office:value="54.3904">
                <text:p>54.3904</text:p>
              </table:table-cell>
              <table:table-cell office:value-type="float" office:value="57.4293">
                <text:p>57.4293</text:p>
              </table:table-cell>
              <table:table-cell office:value-type="float" office:value="58.3315">
                <text:p>58.3315</text:p>
              </table:table-cell>
              <table:table-cell office:value-type="float" office:value="56.4155">
                <text:p>56.4155</text:p>
              </table:table-cell>
              <table:table-cell office:value-type="float" office:value="52.1966">
                <text:p>52.1966</text:p>
              </table:table-cell>
              <table:table-cell office:value-type="float" office:value="58.3503">
                <text:p>58.3503</text:p>
              </table:table-cell>
            </table:table-row>
            <table:table-row>
              <table:table-cell office:value-type="string">
                <text:p>ll</text:p>
                <draw:g>
                  <svg:desc>sintel.A45:sintel.A45</svg:desc>
                </draw:g>
              </table:table-cell>
              <table:table-cell office:value-type="float" office:value="57.5816">
                <text:p>57.5816</text:p>
                <draw:g>
                  <svg:desc>sintel.B45:sintel.U45</svg:desc>
                </draw:g>
              </table:table-cell>
              <table:table-cell office:value-type="float" office:value="52.85">
                <text:p>52.85</text:p>
              </table:table-cell>
              <table:table-cell office:value-type="float" office:value="54.9575">
                <text:p>54.9575</text:p>
              </table:table-cell>
              <table:table-cell office:value-type="float" office:value="57.5945">
                <text:p>57.5945</text:p>
              </table:table-cell>
              <table:table-cell office:value-type="float" office:value="54.9999">
                <text:p>54.9999</text:p>
              </table:table-cell>
              <table:table-cell office:value-type="float" office:value="57.3608">
                <text:p>57.3608</text:p>
              </table:table-cell>
              <table:table-cell office:value-type="float" office:value="52.0502">
                <text:p>52.0502</text:p>
              </table:table-cell>
              <table:table-cell office:value-type="float" office:value="55.8061">
                <text:p>55.8061</text:p>
              </table:table-cell>
              <table:table-cell office:value-type="float" office:value="54.448">
                <text:p>54.448</text:p>
              </table:table-cell>
              <table:table-cell office:value-type="float" office:value="55.1591">
                <text:p>55.1591</text:p>
              </table:table-cell>
              <table:table-cell office:value-type="float" office:value="51.6812">
                <text:p>51.6812</text:p>
              </table:table-cell>
              <table:table-cell office:value-type="float" office:value="58.1907">
                <text:p>58.1907</text:p>
              </table:table-cell>
              <table:table-cell office:value-type="float" office:value="55.3856">
                <text:p>55.3856</text:p>
              </table:table-cell>
              <table:table-cell office:value-type="float" office:value="56.3055">
                <text:p>56.3055</text:p>
              </table:table-cell>
              <table:table-cell office:value-type="float" office:value="54.5829">
                <text:p>54.5829</text:p>
              </table:table-cell>
              <table:table-cell office:value-type="float" office:value="54.7008">
                <text:p>54.7008</text:p>
              </table:table-cell>
              <table:table-cell office:value-type="float" office:value="55.3304">
                <text:p>55.3304</text:p>
              </table:table-cell>
              <table:table-cell office:value-type="float" office:value="57.3412">
                <text:p>57.3412</text:p>
              </table:table-cell>
              <table:table-cell office:value-type="float" office:value="55.4948">
                <text:p>55.4948</text:p>
              </table:table-cell>
              <table:table-cell office:value-type="float" office:value="55.6031">
                <text:p>55.6031</text:p>
              </table:table-cell>
            </table:table-row>
            <table:table-row>
              <table:table-cell office:value-type="string">
                <text:p>llhq</text:p>
                <draw:g>
                  <svg:desc>sintel.A46:sintel.A46</svg:desc>
                </draw:g>
              </table:table-cell>
              <table:table-cell office:value-type="float" office:value="52.8441">
                <text:p>52.8441</text:p>
                <draw:g>
                  <svg:desc>sintel.B46:sintel.U46</svg:desc>
                </draw:g>
              </table:table-cell>
              <table:table-cell office:value-type="float" office:value="52.8773">
                <text:p>52.8773</text:p>
              </table:table-cell>
              <table:table-cell office:value-type="float" office:value="56.5018">
                <text:p>56.5018</text:p>
              </table:table-cell>
              <table:table-cell office:value-type="float" office:value="54.2484">
                <text:p>54.2484</text:p>
              </table:table-cell>
              <table:table-cell office:value-type="float" office:value="53.0007">
                <text:p>53.0007</text:p>
              </table:table-cell>
              <table:table-cell office:value-type="float" office:value="54.0385">
                <text:p>54.0385</text:p>
              </table:table-cell>
              <table:table-cell office:value-type="float" office:value="56.0538">
                <text:p>56.0538</text:p>
              </table:table-cell>
              <table:table-cell office:value-type="float" office:value="54.6378">
                <text:p>54.6378</text:p>
              </table:table-cell>
              <table:table-cell office:value-type="float" office:value="53.8087">
                <text:p>53.8087</text:p>
              </table:table-cell>
              <table:table-cell office:value-type="float" office:value="54.5695">
                <text:p>54.5695</text:p>
              </table:table-cell>
              <table:table-cell office:value-type="float" office:value="53.5306">
                <text:p>53.5306</text:p>
              </table:table-cell>
              <table:table-cell office:value-type="float" office:value="52.3999">
                <text:p>52.3999</text:p>
              </table:table-cell>
              <table:table-cell office:value-type="float" office:value="57.1186">
                <text:p>57.1186</text:p>
              </table:table-cell>
              <table:table-cell office:value-type="float" office:value="52.9291">
                <text:p>52.9291</text:p>
              </table:table-cell>
              <table:table-cell office:value-type="float" office:value="55.0054">
                <text:p>55.0054</text:p>
              </table:table-cell>
              <table:table-cell office:value-type="float" office:value="54.2902">
                <text:p>54.2902</text:p>
              </table:table-cell>
              <table:table-cell office:value-type="float" office:value="57.2234">
                <text:p>57.2234</text:p>
              </table:table-cell>
              <table:table-cell office:value-type="float" office:value="55.7328">
                <text:p>55.7328</text:p>
              </table:table-cell>
              <table:table-cell office:value-type="float" office:value="54.044">
                <text:p>54.044</text:p>
              </table:table-cell>
              <table:table-cell office:value-type="float" office:value="56.1423">
                <text:p>56.1423</text:p>
              </table:table-cell>
            </table:table-row>
            <table:table-row>
              <table:table-cell office:value-type="string">
                <text:p>llhp</text:p>
                <draw:g>
                  <svg:desc>sintel.A47:sintel.A47</svg:desc>
                </draw:g>
              </table:table-cell>
              <table:table-cell office:value-type="float" office:value="58.6436">
                <text:p>58.6436</text:p>
                <draw:g>
                  <svg:desc>sintel.B47:sintel.U47</svg:desc>
                </draw:g>
              </table:table-cell>
              <table:table-cell office:value-type="float" office:value="56.0774">
                <text:p>56.0774</text:p>
              </table:table-cell>
              <table:table-cell office:value-type="float" office:value="55.7429">
                <text:p>55.7429</text:p>
              </table:table-cell>
              <table:table-cell office:value-type="float" office:value="56.6633">
                <text:p>56.6633</text:p>
              </table:table-cell>
              <table:table-cell office:value-type="float" office:value="57.5798">
                <text:p>57.5798</text:p>
              </table:table-cell>
              <table:table-cell office:value-type="float" office:value="58.0889">
                <text:p>58.0889</text:p>
              </table:table-cell>
              <table:table-cell office:value-type="float" office:value="56.5867">
                <text:p>56.5867</text:p>
              </table:table-cell>
              <table:table-cell office:value-type="float" office:value="52.4583">
                <text:p>52.4583</text:p>
              </table:table-cell>
              <table:table-cell office:value-type="float" office:value="52.5959">
                <text:p>52.5959</text:p>
              </table:table-cell>
              <table:table-cell office:value-type="float" office:value="55.3495">
                <text:p>55.3495</text:p>
              </table:table-cell>
              <table:table-cell office:value-type="float" office:value="56.5562">
                <text:p>56.5562</text:p>
              </table:table-cell>
              <table:table-cell office:value-type="float" office:value="56.4421">
                <text:p>56.4421</text:p>
              </table:table-cell>
              <table:table-cell office:value-type="float" office:value="54.4816">
                <text:p>54.4816</text:p>
              </table:table-cell>
              <table:table-cell office:value-type="float" office:value="55.8713">
                <text:p>55.8713</text:p>
              </table:table-cell>
              <table:table-cell office:value-type="float" office:value="56.7593">
                <text:p>56.7593</text:p>
              </table:table-cell>
              <table:table-cell office:value-type="float" office:value="54.729">
                <text:p>54.729</text:p>
              </table:table-cell>
              <table:table-cell office:value-type="float" office:value="54.8106">
                <text:p>54.8106</text:p>
              </table:table-cell>
              <table:table-cell office:value-type="float" office:value="55.7538">
                <text:p>55.7538</text:p>
              </table:table-cell>
              <table:table-cell office:value-type="float" office:value="55.4756">
                <text:p>55.4756</text:p>
              </table:table-cell>
              <table:table-cell office:value-type="float" office:value="56.5621">
                <text:p>56.56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